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783in"/>
    </style:style>
    <style:style style:name="co3" style:family="table-column">
      <style:table-column-properties fo:break-before="auto" style:column-width="0.8571in"/>
    </style:style>
    <style:style style:name="co4" style:family="table-column">
      <style:table-column-properties fo:break-before="auto" style:column-width="0.3898in"/>
    </style:style>
    <style:style style:name="co5" style:family="table-column">
      <style:table-column-properties fo:break-before="auto" style:column-width="0.1382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1728in"/>
    </style:style>
    <style:style style:name="co8" style:family="table-column">
      <style:table-column-properties fo:break-before="auto" style:column-width="0.1811in"/>
    </style:style>
    <style:style style:name="co9" style:family="table-column">
      <style:table-column-properties fo:break-before="auto" style:column-width="0.1291in"/>
    </style:style>
    <style:style style:name="co10" style:family="table-column">
      <style:table-column-properties fo:break-before="auto" style:column-width="0.155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0066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iti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table:formula="of:=[.B24]" office:value-type="float" office:value="0">
            <text:p>0</text:p>
          </table:table-cell>
          <table:table-cell table:formula="of:=[.C24]" office:value-type="float" office:value="0">
            <text:p>0</text:p>
          </table:table-cell>
          <table:table-cell table:formula="of:=[.D24]" office:value-type="float" office:value="0">
            <text:p>0</text:p>
          </table:table-cell>
          <table:table-cell/>
          <table:table-cell table:formula="of:=[.B44]" office:value-type="float" office:value="0">
            <text:p>0</text:p>
          </table:table-cell>
          <table:table-cell table:formula="of:=[.C44]" office:value-type="float" office:value="0">
            <text:p>0</text:p>
          </table:table-cell>
          <table:table-cell table:formula="of:=[.D44]" office:value-type="float" office:value="7.99">
            <text:p>7.99</text:p>
          </table:table-cell>
          <table:table-cell/>
          <table:table-cell table:formula="of:=[.B64]" office:value-type="float" office:value="0.00000154">
            <text:p>0.00000154</text:p>
          </table:table-cell>
          <table:table-cell table:formula="of:=[.C64]" office:value-type="float" office:value="-0.00011516">
            <text:p>-0.00011516</text:p>
          </table:table-cell>
          <table:table-cell table:formula="of:=[.D64]" office:value-type="float" office:value="7.19">
            <text:p>7.19</text:p>
          </table:table-cell>
          <table:table-cell/>
          <table:table-cell table:formula="of:=[.B84]" office:value-type="float" office:value="0.0000023">
            <text:p>0.0000023</text:p>
          </table:table-cell>
          <table:table-cell table:formula="of:=[.C84]" office:value-type="float" office:value="0">
            <text:p>0</text:p>
          </table:table-cell>
          <table:table-cell table:formula="of:=[.D84]" office:value-type="float" office:value="6.39">
            <text:p>6.39</text:p>
          </table:table-cell>
          <table:table-cell/>
          <table:table-cell table:formula="of:=[.B104]" office:value-type="float" office:value="0.0000023">
            <text:p>0.0000023</text:p>
          </table:table-cell>
          <table:table-cell table:formula="of:=[.C104]" office:value-type="float" office:value="0">
            <text:p>0</text:p>
          </table:table-cell>
          <table:table-cell table:formula="of:=[.D104]" office:value-type="float" office:value="5.59">
            <text:p>5.59</text:p>
          </table:table-cell>
          <table:table-cell/>
          <table:table-cell table:formula="of:=[.B124]" office:value-type="float" office:value="0.00000307">
            <text:p>0.00000307</text:p>
          </table:table-cell>
          <table:table-cell table:formula="of:=[.C124]" office:value-type="float" office:value="0">
            <text:p>0</text:p>
          </table:table-cell>
          <table:table-cell table:formula="of:=[.D124]" office:value-type="float" office:value="4.79">
            <text:p>4.79</text:p>
          </table:table-cell>
          <table:table-cell/>
          <table:table-cell table:formula="of:=[.B144]" office:value-type="float" office:value="0.00000384">
            <text:p>0.00000384</text:p>
          </table:table-cell>
          <table:table-cell table:formula="of:=[.C144]" office:value-type="float" office:value="0">
            <text:p>0</text:p>
          </table:table-cell>
          <table:table-cell table:formula="of:=[.D144]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0">
            <text:p>0</text:p>
          </table:table-cell>
          <table:table-cell table:formula="of:=[.C25]" office:value-type="float" office:value="0">
            <text:p>0</text:p>
          </table:table-cell>
          <table:table-cell table:formula="of:=[.D25]" office:value-type="float" office:value="0.39">
            <text:p>0.39</text:p>
          </table:table-cell>
          <table:table-cell/>
          <table:table-cell table:formula="of:=[.B45]" office:value-type="float" office:value="0">
            <text:p>0</text:p>
          </table:table-cell>
          <table:table-cell table:formula="of:=[.C45]" office:value-type="float" office:value="0.00011516">
            <text:p>0.00011516</text:p>
          </table:table-cell>
          <table:table-cell table:formula="of:=[.D45]" office:value-type="float" office:value="8.37">
            <text:p>8.37</text:p>
          </table:table-cell>
          <table:table-cell/>
          <table:table-cell table:formula="of:=[.B65]" office:value-type="float" office:value="0.00000154">
            <text:p>0.00000154</text:p>
          </table:table-cell>
          <table:table-cell table:formula="of:=[.C65]" office:value-type="float" office:value="0">
            <text:p>0</text:p>
          </table:table-cell>
          <table:table-cell table:formula="of:=[.D65]" office:value-type="float" office:value="7.57">
            <text:p>7.57</text:p>
          </table:table-cell>
          <table:table-cell/>
          <table:table-cell table:formula="of:=[.B85]" office:value-type="float" office:value="0.00000154">
            <text:p>0.00000154</text:p>
          </table:table-cell>
          <table:table-cell table:formula="of:=[.C85]" office:value-type="float" office:value="0">
            <text:p>0</text:p>
          </table:table-cell>
          <table:table-cell table:formula="of:=[.D85]" office:value-type="float" office:value="6.77">
            <text:p>6.77</text:p>
          </table:table-cell>
          <table:table-cell/>
          <table:table-cell table:formula="of:=[.B105]" office:value-type="float" office:value="0.0000023">
            <text:p>0.0000023</text:p>
          </table:table-cell>
          <table:table-cell table:formula="of:=[.C105]" office:value-type="float" office:value="0">
            <text:p>0</text:p>
          </table:table-cell>
          <table:table-cell table:formula="of:=[.D105]" office:value-type="float" office:value="5.97">
            <text:p>5.97</text:p>
          </table:table-cell>
          <table:table-cell/>
          <table:table-cell table:formula="of:=[.B125]" office:value-type="float" office:value="0.00000307">
            <text:p>0.00000307</text:p>
          </table:table-cell>
          <table:table-cell table:formula="of:=[.C125]" office:value-type="float" office:value="0">
            <text:p>0</text:p>
          </table:table-cell>
          <table:table-cell table:formula="of:=[.D125]" office:value-type="float" office:value="5.17">
            <text:p>5.17</text:p>
          </table:table-cell>
          <table:table-cell/>
          <table:table-cell table:formula="of:=[.B145]" office:value-type="float" office:value="0.00000384">
            <text:p>0.00000384</text:p>
          </table:table-cell>
          <table:table-cell table:formula="of:=[.C145]" office:value-type="float" office:value="0">
            <text:p>0</text:p>
          </table:table-cell>
          <table:table-cell table:formula="of:=[.D145]" office:value-type="float" office:value="4.36">
            <text:p>4.36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0.00000077">
            <text:p>0.00000077</text:p>
          </table:table-cell>
          <table:table-cell table:formula="of:=[.C26]" office:value-type="float" office:value="0">
            <text:p>0</text:p>
          </table:table-cell>
          <table:table-cell table:formula="of:=[.D26]" office:value-type="float" office:value="0.82">
            <text:p>0.82</text:p>
          </table:table-cell>
          <table:table-cell/>
          <table:table-cell table:formula="of:=[.B46]" office:value-type="float" office:value="0.00000154">
            <text:p>0.00000154</text:p>
          </table:table-cell>
          <table:table-cell table:formula="of:=[.C46]" office:value-type="float" office:value="0">
            <text:p>0</text:p>
          </table:table-cell>
          <table:table-cell table:formula="of:=[.D46]" office:value-type="float" office:value="0">
            <text:p>0</text:p>
          </table:table-cell>
          <table:table-cell/>
          <table:table-cell table:formula="of:=[.B66]" office:value-type="float" office:value="0.00000154">
            <text:p>0.00000154</text:p>
          </table:table-cell>
          <table:table-cell table:formula="of:=[.C66]" office:value-type="float" office:value="0">
            <text:p>0</text:p>
          </table:table-cell>
          <table:table-cell table:formula="of:=[.D66]" office:value-type="float" office:value="7.99">
            <text:p>7.99</text:p>
          </table:table-cell>
          <table:table-cell/>
          <table:table-cell table:formula="of:=[.B86]" office:value-type="float" office:value="0.00000154">
            <text:p>0.00000154</text:p>
          </table:table-cell>
          <table:table-cell table:formula="of:=[.C86]" office:value-type="float" office:value="0">
            <text:p>0</text:p>
          </table:table-cell>
          <table:table-cell table:formula="of:=[.D86]" office:value-type="float" office:value="7.2">
            <text:p>7.2</text:p>
          </table:table-cell>
          <table:table-cell/>
          <table:table-cell table:formula="of:=[.B106]" office:value-type="float" office:value="0.0000023">
            <text:p>0.0000023</text:p>
          </table:table-cell>
          <table:table-cell table:formula="of:=[.C106]" office:value-type="float" office:value="0">
            <text:p>0</text:p>
          </table:table-cell>
          <table:table-cell table:formula="of:=[.D106]" office:value-type="float" office:value="6.39">
            <text:p>6.39</text:p>
          </table:table-cell>
          <table:table-cell/>
          <table:table-cell table:formula="of:=[.B126]" office:value-type="float" office:value="0.00000307">
            <text:p>0.00000307</text:p>
          </table:table-cell>
          <table:table-cell table:formula="of:=[.C126]" office:value-type="float" office:value="0">
            <text:p>0</text:p>
          </table:table-cell>
          <table:table-cell table:formula="of:=[.D126]" office:value-type="float" office:value="5.59">
            <text:p>5.59</text:p>
          </table:table-cell>
          <table:table-cell/>
          <table:table-cell table:formula="of:=[.B146]" office:value-type="float" office:value="0.00000384">
            <text:p>0.00000384</text:p>
          </table:table-cell>
          <table:table-cell table:formula="of:=[.C146]" office:value-type="float" office:value="0">
            <text:p>0</text:p>
          </table:table-cell>
          <table:table-cell table:formula="of:=[.D146]" office:value-type="float" office:value="4.79">
            <text:p>4.79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0">
            <text:p>0</text:p>
          </table:table-cell>
          <table:table-cell table:formula="of:=[.C27]" office:value-type="float" office:value="0">
            <text:p>0</text:p>
          </table:table-cell>
          <table:table-cell table:formula="of:=[.D27]" office:value-type="float" office:value="1.19">
            <text:p>1.19</text:p>
          </table:table-cell>
          <table:table-cell/>
          <table:table-cell table:formula="of:=[.B47]" office:value-type="float" office:value="0.00000154">
            <text:p>0.00000154</text:p>
          </table:table-cell>
          <table:table-cell table:formula="of:=[.C47]" office:value-type="float" office:value="0">
            <text:p>0</text:p>
          </table:table-cell>
          <table:table-cell table:formula="of:=[.D47]" office:value-type="float" office:value="0.39">
            <text:p>0.39</text:p>
          </table:table-cell>
          <table:table-cell/>
          <table:table-cell table:formula="of:=[.B67]" office:value-type="float" office:value="0.00000154">
            <text:p>0.00000154</text:p>
          </table:table-cell>
          <table:table-cell table:formula="of:=[.C67]" office:value-type="float" office:value="0.00011516">
            <text:p>0.00011516</text:p>
          </table:table-cell>
          <table:table-cell table:formula="of:=[.D67]" office:value-type="float" office:value="8.37">
            <text:p>8.37</text:p>
          </table:table-cell>
          <table:table-cell/>
          <table:table-cell table:formula="of:=[.B87]" office:value-type="float" office:value="0.00000154">
            <text:p>0.00000154</text:p>
          </table:table-cell>
          <table:table-cell table:formula="of:=[.C87]" office:value-type="float" office:value="0">
            <text:p>0</text:p>
          </table:table-cell>
          <table:table-cell table:formula="of:=[.D87]" office:value-type="float" office:value="7.57">
            <text:p>7.57</text:p>
          </table:table-cell>
          <table:table-cell/>
          <table:table-cell table:formula="of:=[.B107]" office:value-type="float" office:value="0.0000023">
            <text:p>0.0000023</text:p>
          </table:table-cell>
          <table:table-cell table:formula="of:=[.C107]" office:value-type="float" office:value="0">
            <text:p>0</text:p>
          </table:table-cell>
          <table:table-cell table:formula="of:=[.D107]" office:value-type="float" office:value="6.77">
            <text:p>6.77</text:p>
          </table:table-cell>
          <table:table-cell/>
          <table:table-cell table:formula="of:=[.B127]" office:value-type="float" office:value="0.00000307">
            <text:p>0.00000307</text:p>
          </table:table-cell>
          <table:table-cell table:formula="of:=[.C127]" office:value-type="float" office:value="0">
            <text:p>0</text:p>
          </table:table-cell>
          <table:table-cell table:formula="of:=[.D127]" office:value-type="float" office:value="5.97">
            <text:p>5.97</text:p>
          </table:table-cell>
          <table:table-cell/>
          <table:table-cell table:formula="of:=[.B147]" office:value-type="float" office:value="0.00000384">
            <text:p>0.00000384</text:p>
          </table:table-cell>
          <table:table-cell table:formula="of:=[.C147]" office:value-type="float" office:value="0">
            <text:p>0</text:p>
          </table:table-cell>
          <table:table-cell table:formula="of:=[.D147]" office:value-type="float" office:value="5.16">
            <text:p>5.16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0">
            <text:p>0</text:p>
          </table:table-cell>
          <table:table-cell table:formula="of:=[.C28]" office:value-type="float" office:value="0">
            <text:p>0</text:p>
          </table:table-cell>
          <table:table-cell table:formula="of:=[.D28]" office:value-type="float" office:value="1.61">
            <text:p>1.61</text:p>
          </table:table-cell>
          <table:table-cell/>
          <table:table-cell table:formula="of:=[.B48]" office:value-type="float" office:value="0.00000154">
            <text:p>0.00000154</text:p>
          </table:table-cell>
          <table:table-cell table:formula="of:=[.C48]" office:value-type="float" office:value="0">
            <text:p>0</text:p>
          </table:table-cell>
          <table:table-cell table:formula="of:=[.D48]" office:value-type="float" office:value="0.82">
            <text:p>0.82</text:p>
          </table:table-cell>
          <table:table-cell/>
          <table:table-cell table:formula="of:=[.B68]" office:value-type="float" office:value="0.00000154">
            <text:p>0.00000154</text:p>
          </table:table-cell>
          <table:table-cell table:formula="of:=[.C68]" office:value-type="float" office:value="0">
            <text:p>0</text:p>
          </table:table-cell>
          <table:table-cell table:formula="of:=[.D68]" office:value-type="float" office:value="0">
            <text:p>0</text:p>
          </table:table-cell>
          <table:table-cell/>
          <table:table-cell table:formula="of:=[.B88]" office:value-type="float" office:value="0.00000154">
            <text:p>0.00000154</text:p>
          </table:table-cell>
          <table:table-cell table:formula="of:=[.C88]" office:value-type="float" office:value="0.00011516">
            <text:p>0.00011516</text:p>
          </table:table-cell>
          <table:table-cell table:formula="of:=[.D88]" office:value-type="float" office:value="7.99">
            <text:p>7.99</text:p>
          </table:table-cell>
          <table:table-cell/>
          <table:table-cell table:formula="of:=[.B108]" office:value-type="float" office:value="0.0000023">
            <text:p>0.0000023</text:p>
          </table:table-cell>
          <table:table-cell table:formula="of:=[.C108]" office:value-type="float" office:value="0">
            <text:p>0</text:p>
          </table:table-cell>
          <table:table-cell table:formula="of:=[.D108]" office:value-type="float" office:value="7.2">
            <text:p>7.2</text:p>
          </table:table-cell>
          <table:table-cell/>
          <table:table-cell table:formula="of:=[.B128]" office:value-type="float" office:value="0.00000307">
            <text:p>0.00000307</text:p>
          </table:table-cell>
          <table:table-cell table:formula="of:=[.C128]" office:value-type="float" office:value="0">
            <text:p>0</text:p>
          </table:table-cell>
          <table:table-cell table:formula="of:=[.D128]" office:value-type="float" office:value="6.39">
            <text:p>6.39</text:p>
          </table:table-cell>
          <table:table-cell/>
          <table:table-cell table:formula="of:=[.B148]" office:value-type="float" office:value="0.00000384">
            <text:p>0.00000384</text:p>
          </table:table-cell>
          <table:table-cell table:formula="of:=[.C148]" office:value-type="float" office:value="0">
            <text:p>0</text:p>
          </table:table-cell>
          <table:table-cell table:formula="of:=[.D148]" office:value-type="float" office:value="5.59">
            <text:p>5.59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0">
            <text:p>0</text:p>
          </table:table-cell>
          <table:table-cell table:formula="of:=[.C29]" office:value-type="float" office:value="0">
            <text:p>0</text:p>
          </table:table-cell>
          <table:table-cell table:formula="of:=[.D29]" office:value-type="float" office:value="1.98">
            <text:p>1.98</text:p>
          </table:table-cell>
          <table:table-cell/>
          <table:table-cell table:formula="of:=[.B49]" office:value-type="float" office:value="0.00000154">
            <text:p>0.00000154</text:p>
          </table:table-cell>
          <table:table-cell table:formula="of:=[.C49]" office:value-type="float" office:value="-0.00011516">
            <text:p>-0.00011516</text:p>
          </table:table-cell>
          <table:table-cell table:formula="of:=[.D49]" office:value-type="float" office:value="1.2">
            <text:p>1.2</text:p>
          </table:table-cell>
          <table:table-cell/>
          <table:table-cell table:formula="of:=[.B69]" office:value-type="float" office:value="0.00000154">
            <text:p>0.00000154</text:p>
          </table:table-cell>
          <table:table-cell table:formula="of:=[.C69]" office:value-type="float" office:value="0">
            <text:p>0</text:p>
          </table:table-cell>
          <table:table-cell table:formula="of:=[.D69]" office:value-type="float" office:value="0.4">
            <text:p>0.4</text:p>
          </table:table-cell>
          <table:table-cell/>
          <table:table-cell table:formula="of:=[.B89]" office:value-type="float" office:value="0.00000154">
            <text:p>0.00000154</text:p>
          </table:table-cell>
          <table:table-cell table:formula="of:=[.C89]" office:value-type="float" office:value="0">
            <text:p>0</text:p>
          </table:table-cell>
          <table:table-cell table:formula="of:=[.D89]" office:value-type="float" office:value="8.37">
            <text:p>8.37</text:p>
          </table:table-cell>
          <table:table-cell/>
          <table:table-cell table:formula="of:=[.B109]" office:value-type="float" office:value="0.0000023">
            <text:p>0.0000023</text:p>
          </table:table-cell>
          <table:table-cell table:formula="of:=[.C109]" office:value-type="float" office:value="0">
            <text:p>0</text:p>
          </table:table-cell>
          <table:table-cell table:formula="of:=[.D109]" office:value-type="float" office:value="7.57">
            <text:p>7.57</text:p>
          </table:table-cell>
          <table:table-cell/>
          <table:table-cell table:formula="of:=[.B129]" office:value-type="float" office:value="0.00000307">
            <text:p>0.00000307</text:p>
          </table:table-cell>
          <table:table-cell table:formula="of:=[.C129]" office:value-type="float" office:value="0">
            <text:p>0</text:p>
          </table:table-cell>
          <table:table-cell table:formula="of:=[.D129]" office:value-type="float" office:value="6.77">
            <text:p>6.77</text:p>
          </table:table-cell>
          <table:table-cell/>
          <table:table-cell table:formula="of:=[.B149]" office:value-type="float" office:value="0.00000384">
            <text:p>0.00000384</text:p>
          </table:table-cell>
          <table:table-cell table:formula="of:=[.C149]" office:value-type="float" office:value="0">
            <text:p>0</text:p>
          </table:table-cell>
          <table:table-cell table:formula="of:=[.D149]" office:value-type="float" office:value="5.97">
            <text:p>5.97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0">
            <text:p>0</text:p>
          </table:table-cell>
          <table:table-cell table:formula="of:=[.C30]" office:value-type="float" office:value="0">
            <text:p>0</text:p>
          </table:table-cell>
          <table:table-cell table:formula="of:=[.D30]" office:value-type="float" office:value="2.41">
            <text:p>2.41</text:p>
          </table:table-cell>
          <table:table-cell/>
          <table:table-cell table:formula="of:=[.B50]" office:value-type="float" office:value="0.00000154">
            <text:p>0.00000154</text:p>
          </table:table-cell>
          <table:table-cell table:formula="of:=[.C50]" office:value-type="float" office:value="0">
            <text:p>0</text:p>
          </table:table-cell>
          <table:table-cell table:formula="of:=[.D50]" office:value-type="float" office:value="1.61">
            <text:p>1.61</text:p>
          </table:table-cell>
          <table:table-cell/>
          <table:table-cell table:formula="of:=[.B70]" office:value-type="float" office:value="0.00000154">
            <text:p>0.00000154</text:p>
          </table:table-cell>
          <table:table-cell table:formula="of:=[.C70]" office:value-type="float" office:value="0">
            <text:p>0</text:p>
          </table:table-cell>
          <table:table-cell table:formula="of:=[.D70]" office:value-type="float" office:value="0.82">
            <text:p>0.82</text:p>
          </table:table-cell>
          <table:table-cell/>
          <table:table-cell table:formula="of:=[.B90]" office:value-type="float" office:value="0.0000023">
            <text:p>0.0000023</text:p>
          </table:table-cell>
          <table:table-cell table:formula="of:=[.C90]" office:value-type="float" office:value="0">
            <text:p>0</text:p>
          </table:table-cell>
          <table:table-cell table:formula="of:=[.D90]" office:value-type="float" office:value="0">
            <text:p>0</text:p>
          </table:table-cell>
          <table:table-cell/>
          <table:table-cell table:formula="of:=[.B110]" office:value-type="float" office:value="0.0000023">
            <text:p>0.0000023</text:p>
          </table:table-cell>
          <table:table-cell table:formula="of:=[.C110]" office:value-type="float" office:value="0">
            <text:p>0</text:p>
          </table:table-cell>
          <table:table-cell table:formula="of:=[.D110]" office:value-type="float" office:value="7.99">
            <text:p>7.99</text:p>
          </table:table-cell>
          <table:table-cell/>
          <table:table-cell table:formula="of:=[.B130]" office:value-type="float" office:value="0.00000307">
            <text:p>0.00000307</text:p>
          </table:table-cell>
          <table:table-cell table:formula="of:=[.C130]" office:value-type="float" office:value="0">
            <text:p>0</text:p>
          </table:table-cell>
          <table:table-cell table:formula="of:=[.D130]" office:value-type="float" office:value="7.2">
            <text:p>7.2</text:p>
          </table:table-cell>
          <table:table-cell/>
          <table:table-cell table:formula="of:=[.B150]" office:value-type="float" office:value="0.00000384">
            <text:p>0.00000384</text:p>
          </table:table-cell>
          <table:table-cell table:formula="of:=[.C150]" office:value-type="float" office:value="0">
            <text:p>0</text:p>
          </table:table-cell>
          <table:table-cell table:formula="of:=[.D150]" office:value-type="float" office:value="6.39">
            <text:p>6.39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0">
            <text:p>0</text:p>
          </table:table-cell>
          <table:table-cell table:formula="of:=[.C31]" office:value-type="float" office:value="0">
            <text:p>0</text:p>
          </table:table-cell>
          <table:table-cell table:formula="of:=[.D31]" office:value-type="float" office:value="2.78">
            <text:p>2.78</text:p>
          </table:table-cell>
          <table:table-cell/>
          <table:table-cell table:formula="of:=[.B51]" office:value-type="float" office:value="0.00000154">
            <text:p>0.00000154</text:p>
          </table:table-cell>
          <table:table-cell table:formula="of:=[.C51]" office:value-type="float" office:value="0">
            <text:p>0</text:p>
          </table:table-cell>
          <table:table-cell table:formula="of:=[.D51]" office:value-type="float" office:value="1.98">
            <text:p>1.98</text:p>
          </table:table-cell>
          <table:table-cell/>
          <table:table-cell table:formula="of:=[.B71]" office:value-type="float" office:value="0.00000154">
            <text:p>0.00000154</text:p>
          </table:table-cell>
          <table:table-cell table:formula="of:=[.C71]" office:value-type="float" office:value="0">
            <text:p>0</text:p>
          </table:table-cell>
          <table:table-cell table:formula="of:=[.D71]" office:value-type="float" office:value="1.19">
            <text:p>1.19</text:p>
          </table:table-cell>
          <table:table-cell/>
          <table:table-cell table:formula="of:=[.B91]" office:value-type="float" office:value="0.0000023">
            <text:p>0.0000023</text:p>
          </table:table-cell>
          <table:table-cell table:formula="of:=[.C91]" office:value-type="float" office:value="0">
            <text:p>0</text:p>
          </table:table-cell>
          <table:table-cell table:formula="of:=[.D91]" office:value-type="float" office:value="0.39">
            <text:p>0.39</text:p>
          </table:table-cell>
          <table:table-cell/>
          <table:table-cell table:formula="of:=[.B111]" office:value-type="float" office:value="0.0000023">
            <text:p>0.0000023</text:p>
          </table:table-cell>
          <table:table-cell table:formula="of:=[.C111]" office:value-type="float" office:value="0">
            <text:p>0</text:p>
          </table:table-cell>
          <table:table-cell table:formula="of:=[.D111]" office:value-type="float" office:value="8.37">
            <text:p>8.37</text:p>
          </table:table-cell>
          <table:table-cell/>
          <table:table-cell table:formula="of:=[.B131]" office:value-type="float" office:value="0.00000307">
            <text:p>0.00000307</text:p>
          </table:table-cell>
          <table:table-cell table:formula="of:=[.C131]" office:value-type="float" office:value="0">
            <text:p>0</text:p>
          </table:table-cell>
          <table:table-cell table:formula="of:=[.D131]" office:value-type="float" office:value="7.57">
            <text:p>7.57</text:p>
          </table:table-cell>
          <table:table-cell/>
          <table:table-cell table:formula="of:=[.B151]" office:value-type="float" office:value="0.00000384">
            <text:p>0.00000384</text:p>
          </table:table-cell>
          <table:table-cell table:formula="of:=[.C151]" office:value-type="float" office:value="0">
            <text:p>0</text:p>
          </table:table-cell>
          <table:table-cell table:formula="of:=[.D151]" office:value-type="float" office:value="6.77">
            <text:p>6.77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0">
            <text:p>0</text:p>
          </table:table-cell>
          <table:table-cell table:formula="of:=[.C32]" office:value-type="float" office:value="0">
            <text:p>0</text:p>
          </table:table-cell>
          <table:table-cell table:formula="of:=[.D32]" office:value-type="float" office:value="3.19">
            <text:p>3.19</text:p>
          </table:table-cell>
          <table:table-cell/>
          <table:table-cell table:formula="of:=[.B52]" office:value-type="float" office:value="0.00000154">
            <text:p>0.00000154</text:p>
          </table:table-cell>
          <table:table-cell table:formula="of:=[.C52]" office:value-type="float" office:value="0.00011516">
            <text:p>0.00011516</text:p>
          </table:table-cell>
          <table:table-cell table:formula="of:=[.D52]" office:value-type="float" office:value="2.41">
            <text:p>2.41</text:p>
          </table:table-cell>
          <table:table-cell/>
          <table:table-cell table:formula="of:=[.B72]" office:value-type="float" office:value="0.00000154">
            <text:p>0.00000154</text:p>
          </table:table-cell>
          <table:table-cell table:formula="of:=[.C72]" office:value-type="float" office:value="0">
            <text:p>0</text:p>
          </table:table-cell>
          <table:table-cell table:formula="of:=[.D72]" office:value-type="float" office:value="1.61">
            <text:p>1.61</text:p>
          </table:table-cell>
          <table:table-cell/>
          <table:table-cell table:formula="of:=[.B92]" office:value-type="float" office:value="0.0000023">
            <text:p>0.0000023</text:p>
          </table:table-cell>
          <table:table-cell table:formula="of:=[.C92]" office:value-type="float" office:value="0">
            <text:p>0</text:p>
          </table:table-cell>
          <table:table-cell table:formula="of:=[.D92]" office:value-type="float" office:value="0.82">
            <text:p>0.82</text:p>
          </table:table-cell>
          <table:table-cell/>
          <table:table-cell table:formula="of:=[.B112]" office:value-type="float" office:value="0.00000307">
            <text:p>0.00000307</text:p>
          </table:table-cell>
          <table:table-cell table:formula="of:=[.C112]" office:value-type="float" office:value="0">
            <text:p>0</text:p>
          </table:table-cell>
          <table:table-cell table:formula="of:=[.D112]" office:value-type="float" office:value="0">
            <text:p>0</text:p>
          </table:table-cell>
          <table:table-cell/>
          <table:table-cell table:formula="of:=[.B132]" office:value-type="float" office:value="0.00000307">
            <text:p>0.00000307</text:p>
          </table:table-cell>
          <table:table-cell table:formula="of:=[.C132]" office:value-type="float" office:value="0">
            <text:p>0</text:p>
          </table:table-cell>
          <table:table-cell table:formula="of:=[.D132]" office:value-type="float" office:value="7.99">
            <text:p>7.99</text:p>
          </table:table-cell>
          <table:table-cell/>
          <table:table-cell table:formula="of:=[.B152]" office:value-type="float" office:value="0.00000384">
            <text:p>0.00000384</text:p>
          </table:table-cell>
          <table:table-cell table:formula="of:=[.C152]" office:value-type="float" office:value="0">
            <text:p>0</text:p>
          </table:table-cell>
          <table:table-cell table:formula="of:=[.D152]" office:value-type="float" office:value="7.2">
            <text:p>7.2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0">
            <text:p>0</text:p>
          </table:table-cell>
          <table:table-cell table:formula="of:=[.C33]" office:value-type="float" office:value="0">
            <text:p>0</text:p>
          </table:table-cell>
          <table:table-cell table:formula="of:=[.D33]" office:value-type="float" office:value="3.57">
            <text:p>3.57</text:p>
          </table:table-cell>
          <table:table-cell/>
          <table:table-cell table:formula="of:=[.B53]" office:value-type="float" office:value="0.00000154">
            <text:p>0.00000154</text:p>
          </table:table-cell>
          <table:table-cell table:formula="of:=[.C53]" office:value-type="float" office:value="0">
            <text:p>0</text:p>
          </table:table-cell>
          <table:table-cell table:formula="of:=[.D53]" office:value-type="float" office:value="2.78">
            <text:p>2.78</text:p>
          </table:table-cell>
          <table:table-cell/>
          <table:table-cell table:formula="of:=[.B73]" office:value-type="float" office:value="0.00000154">
            <text:p>0.00000154</text:p>
          </table:table-cell>
          <table:table-cell table:formula="of:=[.C73]" office:value-type="float" office:value="0">
            <text:p>0</text:p>
          </table:table-cell>
          <table:table-cell table:formula="of:=[.D73]" office:value-type="float" office:value="1.98">
            <text:p>1.98</text:p>
          </table:table-cell>
          <table:table-cell/>
          <table:table-cell table:formula="of:=[.B93]" office:value-type="float" office:value="0.0000023">
            <text:p>0.0000023</text:p>
          </table:table-cell>
          <table:table-cell table:formula="of:=[.C93]" office:value-type="float" office:value="0">
            <text:p>0</text:p>
          </table:table-cell>
          <table:table-cell table:formula="of:=[.D93]" office:value-type="float" office:value="1.19">
            <text:p>1.19</text:p>
          </table:table-cell>
          <table:table-cell/>
          <table:table-cell table:formula="of:=[.B113]" office:value-type="float" office:value="0.00000307">
            <text:p>0.00000307</text:p>
          </table:table-cell>
          <table:table-cell table:formula="of:=[.C113]" office:value-type="float" office:value="0">
            <text:p>0</text:p>
          </table:table-cell>
          <table:table-cell table:formula="of:=[.D113]" office:value-type="float" office:value="0.39">
            <text:p>0.39</text:p>
          </table:table-cell>
          <table:table-cell/>
          <table:table-cell table:formula="of:=[.B133]" office:value-type="float" office:value="0.00000307">
            <text:p>0.00000307</text:p>
          </table:table-cell>
          <table:table-cell table:formula="of:=[.C133]" office:value-type="float" office:value="-0.00011516">
            <text:p>-0.00011516</text:p>
          </table:table-cell>
          <table:table-cell table:formula="of:=[.D133]" office:value-type="float" office:value="8.37">
            <text:p>8.37</text:p>
          </table:table-cell>
          <table:table-cell/>
          <table:table-cell table:formula="of:=[.B153]" office:value-type="float" office:value="0.00000384">
            <text:p>0.00000384</text:p>
          </table:table-cell>
          <table:table-cell table:formula="of:=[.C153]" office:value-type="float" office:value="-0.00011517">
            <text:p>-0.00011517</text:p>
          </table:table-cell>
          <table:table-cell table:formula="of:=[.D153]" office:value-type="float" office:value="7.58">
            <text:p>7.58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0">
            <text:p>0</text:p>
          </table:table-cell>
          <table:table-cell table:formula="of:=[.C34]" office:value-type="float" office:value="0">
            <text:p>0</text:p>
          </table:table-cell>
          <table:table-cell table:formula="of:=[.D34]" office:value-type="float" office:value="4">
            <text:p>4</text:p>
          </table:table-cell>
          <table:table-cell/>
          <table:table-cell table:formula="of:=[.B54]" office:value-type="float" office:value="0.00000154">
            <text:p>0.00000154</text:p>
          </table:table-cell>
          <table:table-cell table:formula="of:=[.C54]" office:value-type="float" office:value="0">
            <text:p>0</text:p>
          </table:table-cell>
          <table:table-cell table:formula="of:=[.D54]" office:value-type="float" office:value="3.2">
            <text:p>3.2</text:p>
          </table:table-cell>
          <table:table-cell/>
          <table:table-cell table:formula="of:=[.B74]" office:value-type="float" office:value="0.00000154">
            <text:p>0.00000154</text:p>
          </table:table-cell>
          <table:table-cell table:formula="of:=[.C74]" office:value-type="float" office:value="0">
            <text:p>0</text:p>
          </table:table-cell>
          <table:table-cell table:formula="of:=[.D74]" office:value-type="float" office:value="2.41">
            <text:p>2.41</text:p>
          </table:table-cell>
          <table:table-cell/>
          <table:table-cell table:formula="of:=[.B94]" office:value-type="float" office:value="0.0000023">
            <text:p>0.0000023</text:p>
          </table:table-cell>
          <table:table-cell table:formula="of:=[.C94]" office:value-type="float" office:value="0">
            <text:p>0</text:p>
          </table:table-cell>
          <table:table-cell table:formula="of:=[.D94]" office:value-type="float" office:value="1.61">
            <text:p>1.61</text:p>
          </table:table-cell>
          <table:table-cell/>
          <table:table-cell table:formula="of:=[.B114]" office:value-type="float" office:value="0.00000307">
            <text:p>0.00000307</text:p>
          </table:table-cell>
          <table:table-cell table:formula="of:=[.C114]" office:value-type="float" office:value="0">
            <text:p>0</text:p>
          </table:table-cell>
          <table:table-cell table:formula="of:=[.D114]" office:value-type="float" office:value="0.82">
            <text:p>0.82</text:p>
          </table:table-cell>
          <table:table-cell/>
          <table:table-cell table:formula="of:=[.B134]" office:value-type="float" office:value="0.00000384">
            <text:p>0.00000384</text:p>
          </table:table-cell>
          <table:table-cell table:formula="of:=[.C134]" office:value-type="float" office:value="0">
            <text:p>0</text:p>
          </table:table-cell>
          <table:table-cell table:formula="of:=[.D134]" office:value-type="float" office:value="0">
            <text:p>0</text:p>
          </table:table-cell>
          <table:table-cell/>
          <table:table-cell table:formula="of:=[.B154]" office:value-type="float" office:value="0.00000384">
            <text:p>0.00000384</text:p>
          </table:table-cell>
          <table:table-cell table:formula="of:=[.C154]" office:value-type="float" office:value="0">
            <text:p>0</text:p>
          </table:table-cell>
          <table:table-cell table:formula="of:=[.D154]" office:value-type="float" office:value="7.99">
            <text:p>7.99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0">
            <text:p>0</text:p>
          </table:table-cell>
          <table:table-cell table:formula="of:=[.C35]" office:value-type="float" office:value="0">
            <text:p>0</text:p>
          </table:table-cell>
          <table:table-cell table:formula="of:=[.D35]" office:value-type="float" office:value="4.36">
            <text:p>4.36</text:p>
          </table:table-cell>
          <table:table-cell/>
          <table:table-cell table:formula="of:=[.B55]" office:value-type="float" office:value="0.00000154">
            <text:p>0.00000154</text:p>
          </table:table-cell>
          <table:table-cell table:formula="of:=[.C55]" office:value-type="float" office:value="0">
            <text:p>0</text:p>
          </table:table-cell>
          <table:table-cell table:formula="of:=[.D55]" office:value-type="float" office:value="3.57">
            <text:p>3.57</text:p>
          </table:table-cell>
          <table:table-cell/>
          <table:table-cell table:formula="of:=[.B75]" office:value-type="float" office:value="0.00000154">
            <text:p>0.00000154</text:p>
          </table:table-cell>
          <table:table-cell table:formula="of:=[.C75]" office:value-type="float" office:value="0">
            <text:p>0</text:p>
          </table:table-cell>
          <table:table-cell table:formula="of:=[.D75]" office:value-type="float" office:value="2.78">
            <text:p>2.78</text:p>
          </table:table-cell>
          <table:table-cell/>
          <table:table-cell table:formula="of:=[.B95]" office:value-type="float" office:value="0.0000023">
            <text:p>0.0000023</text:p>
          </table:table-cell>
          <table:table-cell table:formula="of:=[.C95]" office:value-type="float" office:value="0">
            <text:p>0</text:p>
          </table:table-cell>
          <table:table-cell table:formula="of:=[.D95]" office:value-type="float" office:value="1.98">
            <text:p>1.98</text:p>
          </table:table-cell>
          <table:table-cell/>
          <table:table-cell table:formula="of:=[.B115]" office:value-type="float" office:value="0.00000307">
            <text:p>0.00000307</text:p>
          </table:table-cell>
          <table:table-cell table:formula="of:=[.C115]" office:value-type="float" office:value="0">
            <text:p>0</text:p>
          </table:table-cell>
          <table:table-cell table:formula="of:=[.D115]" office:value-type="float" office:value="1.2">
            <text:p>1.2</text:p>
          </table:table-cell>
          <table:table-cell/>
          <table:table-cell table:formula="of:=[.B135]" office:value-type="float" office:value="0.00000384">
            <text:p>0.00000384</text:p>
          </table:table-cell>
          <table:table-cell table:formula="of:=[.C135]" office:value-type="float" office:value="0">
            <text:p>0</text:p>
          </table:table-cell>
          <table:table-cell table:formula="of:=[.D135]" office:value-type="float" office:value="0.39">
            <text:p>0.39</text:p>
          </table:table-cell>
          <table:table-cell/>
          <table:table-cell table:formula="of:=[.B155]" office:value-type="float" office:value="0.00000384">
            <text:p>0.00000384</text:p>
          </table:table-cell>
          <table:table-cell table:formula="of:=[.C155]" office:value-type="float" office:value="0">
            <text:p>0</text:p>
          </table:table-cell>
          <table:table-cell table:formula="of:=[.D155]" office:value-type="float" office:value="8.37">
            <text:p>8.37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0">
            <text:p>0</text:p>
          </table:table-cell>
          <table:table-cell table:formula="of:=[.C36]" office:value-type="float" office:value="0">
            <text:p>0</text:p>
          </table:table-cell>
          <table:table-cell table:formula="of:=[.D36]" office:value-type="float" office:value="4.79">
            <text:p>4.79</text:p>
          </table:table-cell>
          <table:table-cell/>
          <table:table-cell table:formula="of:=[.B56]" office:value-type="float" office:value="0.00000154">
            <text:p>0.00000154</text:p>
          </table:table-cell>
          <table:table-cell table:formula="of:=[.C56]" office:value-type="float" office:value="0">
            <text:p>0</text:p>
          </table:table-cell>
          <table:table-cell table:formula="of:=[.D56]" office:value-type="float" office:value="4">
            <text:p>4</text:p>
          </table:table-cell>
          <table:table-cell/>
          <table:table-cell table:formula="of:=[.B76]" office:value-type="float" office:value="0.00000154">
            <text:p>0.00000154</text:p>
          </table:table-cell>
          <table:table-cell table:formula="of:=[.C76]" office:value-type="float" office:value="0">
            <text:p>0</text:p>
          </table:table-cell>
          <table:table-cell table:formula="of:=[.D76]" office:value-type="float" office:value="3.2">
            <text:p>3.2</text:p>
          </table:table-cell>
          <table:table-cell/>
          <table:table-cell table:formula="of:=[.B96]" office:value-type="float" office:value="0.0000023">
            <text:p>0.0000023</text:p>
          </table:table-cell>
          <table:table-cell table:formula="of:=[.C96]" office:value-type="float" office:value="0">
            <text:p>0</text:p>
          </table:table-cell>
          <table:table-cell table:formula="of:=[.D96]" office:value-type="float" office:value="2.41">
            <text:p>2.41</text:p>
          </table:table-cell>
          <table:table-cell/>
          <table:table-cell table:formula="of:=[.B116]" office:value-type="float" office:value="0.00000307">
            <text:p>0.00000307</text:p>
          </table:table-cell>
          <table:table-cell table:formula="of:=[.C116]" office:value-type="float" office:value="0">
            <text:p>0</text:p>
          </table:table-cell>
          <table:table-cell table:formula="of:=[.D116]" office:value-type="float" office:value="1.61">
            <text:p>1.61</text:p>
          </table:table-cell>
          <table:table-cell/>
          <table:table-cell table:formula="of:=[.B136]" office:value-type="float" office:value="0.00000384">
            <text:p>0.00000384</text:p>
          </table:table-cell>
          <table:table-cell table:formula="of:=[.C136]" office:value-type="float" office:value="0">
            <text:p>0</text:p>
          </table:table-cell>
          <table:table-cell table:formula="of:=[.D136]" office:value-type="float" office:value="0.82">
            <text:p>0.82</text:p>
          </table:table-cell>
          <table:table-cell/>
          <table:table-cell table:formula="of:=[.B156]" office:value-type="float" office:value="0.00000537">
            <text:p>0.00000537</text:p>
          </table:table-cell>
          <table:table-cell table:formula="of:=[.C156]" office:value-type="float" office:value="0">
            <text:p>0</text:p>
          </table:table-cell>
          <table:table-cell table:formula="of:=[.D15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0">
            <text:p>0</text:p>
          </table:table-cell>
          <table:table-cell table:formula="of:=[.C37]" office:value-type="float" office:value="0.00011516">
            <text:p>0.00011516</text:p>
          </table:table-cell>
          <table:table-cell table:formula="of:=[.D37]" office:value-type="float" office:value="5.16">
            <text:p>5.16</text:p>
          </table:table-cell>
          <table:table-cell/>
          <table:table-cell table:formula="of:=[.B57]" office:value-type="float" office:value="0.00000154">
            <text:p>0.00000154</text:p>
          </table:table-cell>
          <table:table-cell table:formula="of:=[.C57]" office:value-type="float" office:value="0">
            <text:p>0</text:p>
          </table:table-cell>
          <table:table-cell table:formula="of:=[.D57]" office:value-type="float" office:value="4.36">
            <text:p>4.36</text:p>
          </table:table-cell>
          <table:table-cell/>
          <table:table-cell table:formula="of:=[.B77]" office:value-type="float" office:value="0.00000154">
            <text:p>0.00000154</text:p>
          </table:table-cell>
          <table:table-cell table:formula="of:=[.C77]" office:value-type="float" office:value="0">
            <text:p>0</text:p>
          </table:table-cell>
          <table:table-cell table:formula="of:=[.D77]" office:value-type="float" office:value="3.57">
            <text:p>3.57</text:p>
          </table:table-cell>
          <table:table-cell/>
          <table:table-cell table:formula="of:=[.B97]" office:value-type="float" office:value="0.00000307">
            <text:p>0.00000307</text:p>
          </table:table-cell>
          <table:table-cell table:formula="of:=[.C97]" office:value-type="float" office:value="0">
            <text:p>0</text:p>
          </table:table-cell>
          <table:table-cell table:formula="of:=[.D97]" office:value-type="float" office:value="2.78">
            <text:p>2.78</text:p>
          </table:table-cell>
          <table:table-cell/>
          <table:table-cell table:formula="of:=[.B117]" office:value-type="float" office:value="0.00000307">
            <text:p>0.00000307</text:p>
          </table:table-cell>
          <table:table-cell table:formula="of:=[.C117]" office:value-type="float" office:value="0">
            <text:p>0</text:p>
          </table:table-cell>
          <table:table-cell table:formula="of:=[.D117]" office:value-type="float" office:value="1.98">
            <text:p>1.98</text:p>
          </table:table-cell>
          <table:table-cell/>
          <table:table-cell table:formula="of:=[.B137]" office:value-type="float" office:value="0.00000384">
            <text:p>0.00000384</text:p>
          </table:table-cell>
          <table:table-cell table:formula="of:=[.C137]" office:value-type="float" office:value="0.00011516">
            <text:p>0.00011516</text:p>
          </table:table-cell>
          <table:table-cell table:formula="of:=[.D137]" office:value-type="float" office:value="1.19">
            <text:p>1.19</text:p>
          </table:table-cell>
          <table:table-cell/>
          <table:table-cell table:formula="of:=[.B157]" office:value-type="float" office:value="0.00000614">
            <text:p>0.00000614</text:p>
          </table:table-cell>
          <table:table-cell table:formula="of:=[.C157]" office:value-type="float" office:value="0">
            <text:p>0</text:p>
          </table:table-cell>
          <table:table-cell table:formula="of:=[.D157]" office:value-type="float" office:value="0.39">
            <text:p>0.39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0">
            <text:p>0</text:p>
          </table:table-cell>
          <table:table-cell table:formula="of:=[.C38]" office:value-type="float" office:value="0">
            <text:p>0</text:p>
          </table:table-cell>
          <table:table-cell table:formula="of:=[.D38]" office:value-type="float" office:value="5.59">
            <text:p>5.59</text:p>
          </table:table-cell>
          <table:table-cell/>
          <table:table-cell table:formula="of:=[.B58]" office:value-type="float" office:value="0.00000154">
            <text:p>0.00000154</text:p>
          </table:table-cell>
          <table:table-cell table:formula="of:=[.C58]" office:value-type="float" office:value="0">
            <text:p>0</text:p>
          </table:table-cell>
          <table:table-cell table:formula="of:=[.D58]" office:value-type="float" office:value="4.79">
            <text:p>4.79</text:p>
          </table:table-cell>
          <table:table-cell/>
          <table:table-cell table:formula="of:=[.B78]" office:value-type="float" office:value="0.00000154">
            <text:p>0.00000154</text:p>
          </table:table-cell>
          <table:table-cell table:formula="of:=[.C78]" office:value-type="float" office:value="0">
            <text:p>0</text:p>
          </table:table-cell>
          <table:table-cell table:formula="of:=[.D78]" office:value-type="float" office:value="4">
            <text:p>4</text:p>
          </table:table-cell>
          <table:table-cell/>
          <table:table-cell table:formula="of:=[.B98]" office:value-type="float" office:value="0.0000023">
            <text:p>0.0000023</text:p>
          </table:table-cell>
          <table:table-cell table:formula="of:=[.C98]" office:value-type="float" office:value="0">
            <text:p>0</text:p>
          </table:table-cell>
          <table:table-cell table:formula="of:=[.D98]" office:value-type="float" office:value="3.2">
            <text:p>3.2</text:p>
          </table:table-cell>
          <table:table-cell/>
          <table:table-cell table:formula="of:=[.B118]" office:value-type="float" office:value="0.00000307">
            <text:p>0.00000307</text:p>
          </table:table-cell>
          <table:table-cell table:formula="of:=[.C118]" office:value-type="float" office:value="0">
            <text:p>0</text:p>
          </table:table-cell>
          <table:table-cell table:formula="of:=[.D118]" office:value-type="float" office:value="2.41">
            <text:p>2.41</text:p>
          </table:table-cell>
          <table:table-cell/>
          <table:table-cell table:formula="of:=[.B138]" office:value-type="float" office:value="0.00000384">
            <text:p>0.00000384</text:p>
          </table:table-cell>
          <table:table-cell table:formula="of:=[.C138]" office:value-type="float" office:value="0">
            <text:p>0</text:p>
          </table:table-cell>
          <table:table-cell table:formula="of:=[.D138]" office:value-type="float" office:value="1.61">
            <text:p>1.61</text:p>
          </table:table-cell>
          <table:table-cell/>
          <table:table-cell table:formula="of:=[.B158]" office:value-type="float" office:value="0.00000537">
            <text:p>0.00000537</text:p>
          </table:table-cell>
          <table:table-cell table:formula="of:=[.C158]" office:value-type="float" office:value="0">
            <text:p>0</text:p>
          </table:table-cell>
          <table:table-cell table:formula="of:=[.D158]" office:value-type="float" office:value="0.82">
            <text:p>0.82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0">
            <text:p>0</text:p>
          </table:table-cell>
          <table:table-cell table:formula="of:=[.C39]" office:value-type="float" office:value="0">
            <text:p>0</text:p>
          </table:table-cell>
          <table:table-cell table:formula="of:=[.D39]" office:value-type="float" office:value="5.97">
            <text:p>5.97</text:p>
          </table:table-cell>
          <table:table-cell/>
          <table:table-cell table:formula="of:=[.B59]" office:value-type="float" office:value="0.00000154">
            <text:p>0.00000154</text:p>
          </table:table-cell>
          <table:table-cell table:formula="of:=[.C59]" office:value-type="float" office:value="0">
            <text:p>0</text:p>
          </table:table-cell>
          <table:table-cell table:formula="of:=[.D59]" office:value-type="float" office:value="5.17">
            <text:p>5.17</text:p>
          </table:table-cell>
          <table:table-cell/>
          <table:table-cell table:formula="of:=[.B79]" office:value-type="float" office:value="0.00000154">
            <text:p>0.00000154</text:p>
          </table:table-cell>
          <table:table-cell table:formula="of:=[.C79]" office:value-type="float" office:value="0">
            <text:p>0</text:p>
          </table:table-cell>
          <table:table-cell table:formula="of:=[.D79]" office:value-type="float" office:value="4.36">
            <text:p>4.36</text:p>
          </table:table-cell>
          <table:table-cell/>
          <table:table-cell table:formula="of:=[.B99]" office:value-type="float" office:value="0.0000023">
            <text:p>0.0000023</text:p>
          </table:table-cell>
          <table:table-cell table:formula="of:=[.C99]" office:value-type="float" office:value="0">
            <text:p>0</text:p>
          </table:table-cell>
          <table:table-cell table:formula="of:=[.D99]" office:value-type="float" office:value="3.57">
            <text:p>3.57</text:p>
          </table:table-cell>
          <table:table-cell/>
          <table:table-cell table:formula="of:=[.B119]" office:value-type="float" office:value="0.00000307">
            <text:p>0.00000307</text:p>
          </table:table-cell>
          <table:table-cell table:formula="of:=[.C119]" office:value-type="float" office:value="0">
            <text:p>0</text:p>
          </table:table-cell>
          <table:table-cell table:formula="of:=[.D119]" office:value-type="float" office:value="2.78">
            <text:p>2.78</text:p>
          </table:table-cell>
          <table:table-cell/>
          <table:table-cell table:formula="of:=[.B139]" office:value-type="float" office:value="0.00000384">
            <text:p>0.00000384</text:p>
          </table:table-cell>
          <table:table-cell table:formula="of:=[.C139]" office:value-type="float" office:value="0">
            <text:p>0</text:p>
          </table:table-cell>
          <table:table-cell table:formula="of:=[.D139]" office:value-type="float" office:value="1.98">
            <text:p>1.98</text:p>
          </table:table-cell>
          <table:table-cell/>
          <table:table-cell table:formula="of:=[.B159]" office:value-type="float" office:value="0.00000537">
            <text:p>0.00000537</text:p>
          </table:table-cell>
          <table:table-cell table:formula="of:=[.C159]" office:value-type="float" office:value="0">
            <text:p>0</text:p>
          </table:table-cell>
          <table:table-cell table:formula="of:=[.D159]" office:value-type="float" office:value="1.19">
            <text:p>1.19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0">
            <text:p>0</text:p>
          </table:table-cell>
          <table:table-cell table:formula="of:=[.C40]" office:value-type="float" office:value="0">
            <text:p>0</text:p>
          </table:table-cell>
          <table:table-cell table:formula="of:=[.D40]" office:value-type="float" office:value="6.39">
            <text:p>6.39</text:p>
          </table:table-cell>
          <table:table-cell/>
          <table:table-cell table:formula="of:=[.B60]" office:value-type="float" office:value="0.00000154">
            <text:p>0.00000154</text:p>
          </table:table-cell>
          <table:table-cell table:formula="of:=[.C60]" office:value-type="float" office:value="0">
            <text:p>0</text:p>
          </table:table-cell>
          <table:table-cell table:formula="of:=[.D60]" office:value-type="float" office:value="5.59">
            <text:p>5.59</text:p>
          </table:table-cell>
          <table:table-cell/>
          <table:table-cell table:formula="of:=[.B80]" office:value-type="float" office:value="0.00000154">
            <text:p>0.00000154</text:p>
          </table:table-cell>
          <table:table-cell table:formula="of:=[.C80]" office:value-type="float" office:value="0">
            <text:p>0</text:p>
          </table:table-cell>
          <table:table-cell table:formula="of:=[.D80]" office:value-type="float" office:value="4.79">
            <text:p>4.79</text:p>
          </table:table-cell>
          <table:table-cell/>
          <table:table-cell table:formula="of:=[.B100]" office:value-type="float" office:value="0.0000023">
            <text:p>0.0000023</text:p>
          </table:table-cell>
          <table:table-cell table:formula="of:=[.C100]" office:value-type="float" office:value="0">
            <text:p>0</text:p>
          </table:table-cell>
          <table:table-cell table:formula="of:=[.D100]" office:value-type="float" office:value="4">
            <text:p>4</text:p>
          </table:table-cell>
          <table:table-cell/>
          <table:table-cell table:formula="of:=[.B120]" office:value-type="float" office:value="0.00000307">
            <text:p>0.00000307</text:p>
          </table:table-cell>
          <table:table-cell table:formula="of:=[.C120]" office:value-type="float" office:value="0">
            <text:p>0</text:p>
          </table:table-cell>
          <table:table-cell table:formula="of:=[.D120]" office:value-type="float" office:value="3.2">
            <text:p>3.2</text:p>
          </table:table-cell>
          <table:table-cell/>
          <table:table-cell table:formula="of:=[.B140]" office:value-type="float" office:value="0.00000384">
            <text:p>0.00000384</text:p>
          </table:table-cell>
          <table:table-cell table:formula="of:=[.C140]" office:value-type="float" office:value="0">
            <text:p>0</text:p>
          </table:table-cell>
          <table:table-cell table:formula="of:=[.D140]" office:value-type="float" office:value="2.41">
            <text:p>2.41</text:p>
          </table:table-cell>
          <table:table-cell/>
          <table:table-cell table:formula="of:=[.B160]" office:value-type="float" office:value="0.00000537">
            <text:p>0.00000537</text:p>
          </table:table-cell>
          <table:table-cell table:formula="of:=[.C160]" office:value-type="float" office:value="0">
            <text:p>0</text:p>
          </table:table-cell>
          <table:table-cell table:formula="of:=[.D160]" office:value-type="float" office:value="1.61">
            <text:p>1.61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0">
            <text:p>0</text:p>
          </table:table-cell>
          <table:table-cell table:formula="of:=[.C41]" office:value-type="float" office:value="0">
            <text:p>0</text:p>
          </table:table-cell>
          <table:table-cell table:formula="of:=[.D41]" office:value-type="float" office:value="6.77">
            <text:p>6.77</text:p>
          </table:table-cell>
          <table:table-cell/>
          <table:table-cell table:formula="of:=[.B61]" office:value-type="float" office:value="0.00000154">
            <text:p>0.00000154</text:p>
          </table:table-cell>
          <table:table-cell table:formula="of:=[.C61]" office:value-type="float" office:value="0">
            <text:p>0</text:p>
          </table:table-cell>
          <table:table-cell table:formula="of:=[.D61]" office:value-type="float" office:value="5.97">
            <text:p>5.97</text:p>
          </table:table-cell>
          <table:table-cell/>
          <table:table-cell table:formula="of:=[.B81]" office:value-type="float" office:value="0.00000154">
            <text:p>0.00000154</text:p>
          </table:table-cell>
          <table:table-cell table:formula="of:=[.C81]" office:value-type="float" office:value="0">
            <text:p>0</text:p>
          </table:table-cell>
          <table:table-cell table:formula="of:=[.D81]" office:value-type="float" office:value="5.17">
            <text:p>5.17</text:p>
          </table:table-cell>
          <table:table-cell/>
          <table:table-cell table:formula="of:=[.B101]" office:value-type="float" office:value="0.0000023">
            <text:p>0.0000023</text:p>
          </table:table-cell>
          <table:table-cell table:formula="of:=[.C101]" office:value-type="float" office:value="0">
            <text:p>0</text:p>
          </table:table-cell>
          <table:table-cell table:formula="of:=[.D101]" office:value-type="float" office:value="4.36">
            <text:p>4.36</text:p>
          </table:table-cell>
          <table:table-cell/>
          <table:table-cell table:formula="of:=[.B121]" office:value-type="float" office:value="0.00000307">
            <text:p>0.00000307</text:p>
          </table:table-cell>
          <table:table-cell table:formula="of:=[.C121]" office:value-type="float" office:value="0">
            <text:p>0</text:p>
          </table:table-cell>
          <table:table-cell table:formula="of:=[.D121]" office:value-type="float" office:value="3.57">
            <text:p>3.57</text:p>
          </table:table-cell>
          <table:table-cell/>
          <table:table-cell table:formula="of:=[.B141]" office:value-type="float" office:value="0.00000384">
            <text:p>0.00000384</text:p>
          </table:table-cell>
          <table:table-cell table:formula="of:=[.C141]" office:value-type="float" office:value="0">
            <text:p>0</text:p>
          </table:table-cell>
          <table:table-cell table:formula="of:=[.D141]" office:value-type="float" office:value="2.78">
            <text:p>2.78</text:p>
          </table:table-cell>
          <table:table-cell/>
          <table:table-cell table:formula="of:=[.B161]" office:value-type="float" office:value="0.00000537">
            <text:p>0.00000537</text:p>
          </table:table-cell>
          <table:table-cell table:formula="of:=[.C161]" office:value-type="float" office:value="0">
            <text:p>0</text:p>
          </table:table-cell>
          <table:table-cell table:formula="of:=[.D161]" office:value-type="float" office:value="1.98">
            <text:p>1.98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0">
            <text:p>0</text:p>
          </table:table-cell>
          <table:table-cell table:formula="of:=[.C42]" office:value-type="float" office:value="0">
            <text:p>0</text:p>
          </table:table-cell>
          <table:table-cell table:formula="of:=[.D42]" office:value-type="float" office:value="7.19">
            <text:p>7.19</text:p>
          </table:table-cell>
          <table:table-cell/>
          <table:table-cell table:formula="of:=[.B62]" office:value-type="float" office:value="0.00000154">
            <text:p>0.00000154</text:p>
          </table:table-cell>
          <table:table-cell table:formula="of:=[.C62]" office:value-type="float" office:value="0">
            <text:p>0</text:p>
          </table:table-cell>
          <table:table-cell table:formula="of:=[.D62]" office:value-type="float" office:value="6.39">
            <text:p>6.39</text:p>
          </table:table-cell>
          <table:table-cell/>
          <table:table-cell table:formula="of:=[.B82]" office:value-type="float" office:value="0.00000154">
            <text:p>0.00000154</text:p>
          </table:table-cell>
          <table:table-cell table:formula="of:=[.C82]" office:value-type="float" office:value="0">
            <text:p>0</text:p>
          </table:table-cell>
          <table:table-cell table:formula="of:=[.D82]" office:value-type="float" office:value="5.59">
            <text:p>5.59</text:p>
          </table:table-cell>
          <table:table-cell/>
          <table:table-cell table:formula="of:=[.B102]" office:value-type="float" office:value="0.0000023">
            <text:p>0.0000023</text:p>
          </table:table-cell>
          <table:table-cell table:formula="of:=[.C102]" office:value-type="float" office:value="0">
            <text:p>0</text:p>
          </table:table-cell>
          <table:table-cell table:formula="of:=[.D102]" office:value-type="float" office:value="4.79">
            <text:p>4.79</text:p>
          </table:table-cell>
          <table:table-cell/>
          <table:table-cell table:formula="of:=[.B122]" office:value-type="float" office:value="0.00000307">
            <text:p>0.00000307</text:p>
          </table:table-cell>
          <table:table-cell table:formula="of:=[.C122]" office:value-type="float" office:value="0">
            <text:p>0</text:p>
          </table:table-cell>
          <table:table-cell table:formula="of:=[.D122]" office:value-type="float" office:value="4">
            <text:p>4</text:p>
          </table:table-cell>
          <table:table-cell/>
          <table:table-cell table:formula="of:=[.B142]" office:value-type="float" office:value="0.00000384">
            <text:p>0.00000384</text:p>
          </table:table-cell>
          <table:table-cell table:formula="of:=[.C142]" office:value-type="float" office:value="0">
            <text:p>0</text:p>
          </table:table-cell>
          <table:table-cell table:formula="of:=[.D142]" office:value-type="float" office:value="3.2">
            <text:p>3.2</text:p>
          </table:table-cell>
          <table:table-cell/>
          <table:table-cell table:formula="of:=[.B162]" office:value-type="float" office:value="0.00000537">
            <text:p>0.00000537</text:p>
          </table:table-cell>
          <table:table-cell table:formula="of:=[.C162]" office:value-type="float" office:value="0">
            <text:p>0</text:p>
          </table:table-cell>
          <table:table-cell table:formula="of:=[.D162]" office:value-type="float" office:value="2.41">
            <text:p>2.41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0">
            <text:p>0</text:p>
          </table:table-cell>
          <table:table-cell table:formula="of:=[.C43]" office:value-type="float" office:value="0">
            <text:p>0</text:p>
          </table:table-cell>
          <table:table-cell table:formula="of:=[.D43]" office:value-type="float" office:value="7.57">
            <text:p>7.57</text:p>
          </table:table-cell>
          <table:table-cell/>
          <table:table-cell table:formula="of:=[.B63]" office:value-type="float" office:value="0.00000154">
            <text:p>0.00000154</text:p>
          </table:table-cell>
          <table:table-cell table:formula="of:=[.C63]" office:value-type="float" office:value="0">
            <text:p>0</text:p>
          </table:table-cell>
          <table:table-cell table:formula="of:=[.D63]" office:value-type="float" office:value="6.77">
            <text:p>6.77</text:p>
          </table:table-cell>
          <table:table-cell/>
          <table:table-cell table:formula="of:=[.B83]" office:value-type="float" office:value="0.0000023">
            <text:p>0.0000023</text:p>
          </table:table-cell>
          <table:table-cell table:formula="of:=[.C83]" office:value-type="float" office:value="0">
            <text:p>0</text:p>
          </table:table-cell>
          <table:table-cell table:formula="of:=[.D83]" office:value-type="float" office:value="5.97">
            <text:p>5.97</text:p>
          </table:table-cell>
          <table:table-cell/>
          <table:table-cell table:formula="of:=[.B103]" office:value-type="float" office:value="0.0000023">
            <text:p>0.0000023</text:p>
          </table:table-cell>
          <table:table-cell table:formula="of:=[.C103]" office:value-type="float" office:value="0">
            <text:p>0</text:p>
          </table:table-cell>
          <table:table-cell table:formula="of:=[.D103]" office:value-type="float" office:value="5.17">
            <text:p>5.17</text:p>
          </table:table-cell>
          <table:table-cell/>
          <table:table-cell table:formula="of:=[.B123]" office:value-type="float" office:value="0.00000307">
            <text:p>0.00000307</text:p>
          </table:table-cell>
          <table:table-cell table:formula="of:=[.C123]" office:value-type="float" office:value="0">
            <text:p>0</text:p>
          </table:table-cell>
          <table:table-cell table:formula="of:=[.D123]" office:value-type="float" office:value="4.36">
            <text:p>4.36</text:p>
          </table:table-cell>
          <table:table-cell/>
          <table:table-cell table:formula="of:=[.B143]" office:value-type="float" office:value="0.00000384">
            <text:p>0.00000384</text:p>
          </table:table-cell>
          <table:table-cell table:formula="of:=[.C143]" office:value-type="float" office:value="0">
            <text:p>0</text:p>
          </table:table-cell>
          <table:table-cell table:formula="of:=[.D143]" office:value-type="float" office:value="3.57">
            <text:p>3.57</text:p>
          </table:table-cell>
          <table:table-cell/>
          <table:table-cell table:formula="of:=[.B163]" office:value-type="float" office:value="0.00000537">
            <text:p>0.00000537</text:p>
          </table:table-cell>
          <table:table-cell table:formula="of:=[.C163]" office:value-type="float" office:value="0">
            <text:p>0</text:p>
          </table:table-cell>
          <table:table-cell table:formula="of:=[.D163]" office:value-type="float" office:value="2.78">
            <text:p>2.78</text:p>
          </table:table-cell>
          <table:table-cell table:number-columns-repeated="4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table:number-columns-repeated="5"/>
          <table:table-cell table:formula="of:=[.B24]*1000000" office:value-type="float" office:value="0">
            <text:p>0</text:p>
          </table:table-cell>
          <table:table-cell table:formula="of:=[.C2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0.39">
            <text:p>0.39</text:p>
          </table:table-cell>
          <table:table-cell table:number-columns-repeated="5"/>
          <table:table-cell table:formula="of:=[.B25]*1000000" office:value-type="float" office:value="0">
            <text:p>0</text:p>
          </table:table-cell>
          <table:table-cell table:formula="of:=[.C2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077">
            <text:p>0.00000077</text:p>
          </table:table-cell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table:number-columns-repeated="5"/>
          <table:table-cell table:formula="of:=[.B26]*1000000" office:value-type="float" office:value="0.77">
            <text:p>0.77</text:p>
            <draw:frame table:end-cell-address="Initial.AJ46" table:end-x="0.226in" table:end-y="0.1697in" draw:z-index="0" draw:style-name="gr1" draw:text-style-name="P1" svg:width="15.9701in" svg:height="3.5287in" svg:x="0.2965in" svg:y="0.0311in">
              <draw:object draw:notify-on-update-of-ranges="Initial.C3:Initial.C22 Initial.D3:Initial.D22 Initial.G3:Initial.G22 Initial.H3:Initial.H22 Initial.K3:Initial.K21 Initial.L3:Initial.L22 Initial.O3:Initial.O22 Initial.P3:Initial.P22 Initial.S3:Initial.S22 Initial.T3:Initial.T22 Initial.X3:Initial.X22 Initial.W3:Initial.W22 Initial.AA3:Initial.AA22 Initial.AB3:Initial.AB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formula="of:=[.C26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.19">
            <text:p>1.19</text:p>
          </table:table-cell>
          <table:table-cell table:number-columns-repeated="5"/>
          <table:table-cell table:formula="of:=[.B27]*1000000" office:value-type="float" office:value="0">
            <text:p>0</text:p>
          </table:table-cell>
          <table:table-cell table:formula="of:=[.C2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.61">
            <text:p>1.61</text:p>
          </table:table-cell>
          <table:table-cell table:number-columns-repeated="5"/>
          <table:table-cell table:formula="of:=[.B28]*1000000" office:value-type="float" office:value="0">
            <text:p>0</text:p>
          </table:table-cell>
          <table:table-cell table:formula="of:=[.C2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.98">
            <text:p>1.98</text:p>
          </table:table-cell>
          <table:table-cell table:number-columns-repeated="5"/>
          <table:table-cell table:formula="of:=[.B29]*1000000" office:value-type="float" office:value="0">
            <text:p>0</text:p>
          </table:table-cell>
          <table:table-cell table:formula="of:=[.C2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2.41">
            <text:p>2.41</text:p>
          </table:table-cell>
          <table:table-cell table:number-columns-repeated="5"/>
          <table:table-cell table:formula="of:=[.B30]*1000000" office:value-type="float" office:value="0">
            <text:p>0</text:p>
          </table:table-cell>
          <table:table-cell table:formula="of:=[.C3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2.78">
            <text:p>2.78</text:p>
          </table:table-cell>
          <table:table-cell table:number-columns-repeated="5"/>
          <table:table-cell table:formula="of:=[.B31]*1000000" office:value-type="float" office:value="0">
            <text:p>0</text:p>
          </table:table-cell>
          <table:table-cell table:formula="of:=[.C3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3.19">
            <text:p>3.19</text:p>
          </table:table-cell>
          <table:table-cell table:number-columns-repeated="5"/>
          <table:table-cell table:formula="of:=[.B32]*1000000" office:value-type="float" office:value="0">
            <text:p>0</text:p>
          </table:table-cell>
          <table:table-cell table:formula="of:=[.C32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3.57">
            <text:p>3.57</text:p>
          </table:table-cell>
          <table:table-cell table:number-columns-repeated="5"/>
          <table:table-cell table:formula="of:=[.B33]*1000000" office:value-type="float" office:value="0">
            <text:p>0</text:p>
          </table:table-cell>
          <table:table-cell table:formula="of:=[.C33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/>
          <table:table-cell table:formula="of:=[.B34]*1000000" office:value-type="float" office:value="0">
            <text:p>0</text:p>
          </table:table-cell>
          <table:table-cell table:formula="of:=[.C3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4.36">
            <text:p>4.36</text:p>
          </table:table-cell>
          <table:table-cell table:number-columns-repeated="5"/>
          <table:table-cell table:formula="of:=[.B35]*1000000" office:value-type="float" office:value="0">
            <text:p>0</text:p>
          </table:table-cell>
          <table:table-cell table:formula="of:=[.C3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4.79">
            <text:p>4.79</text:p>
          </table:table-cell>
          <table:table-cell table:number-columns-repeated="5"/>
          <table:table-cell table:formula="of:=[.B36]*1000000" office:value-type="float" office:value="0">
            <text:p>0</text:p>
          </table:table-cell>
          <table:table-cell table:formula="of:=[.C36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0011516">
            <text:p>0.00011516</text:p>
          </table:table-cell>
          <table:table-cell office:value-type="float" office:value="5.16">
            <text:p>5.16</text:p>
          </table:table-cell>
          <table:table-cell table:number-columns-repeated="5"/>
          <table:table-cell table:formula="of:=[.B37]*1000000" office:value-type="float" office:value="0">
            <text:p>0</text:p>
          </table:table-cell>
          <table:table-cell table:formula="of:=[.C37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5.59">
            <text:p>5.59</text:p>
          </table:table-cell>
          <table:table-cell table:number-columns-repeated="5"/>
          <table:table-cell table:formula="of:=[.B38]*1000000" office:value-type="float" office:value="0">
            <text:p>0</text:p>
          </table:table-cell>
          <table:table-cell table:formula="of:=[.C3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5.97">
            <text:p>5.97</text:p>
          </table:table-cell>
          <table:table-cell table:number-columns-repeated="5"/>
          <table:table-cell table:formula="of:=[.B39]*1000000" office:value-type="float" office:value="0">
            <text:p>0</text:p>
          </table:table-cell>
          <table:table-cell table:formula="of:=[.C3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6.39">
            <text:p>6.39</text:p>
          </table:table-cell>
          <table:table-cell table:number-columns-repeated="5"/>
          <table:table-cell table:formula="of:=[.B40]*1000000" office:value-type="float" office:value="0">
            <text:p>0</text:p>
          </table:table-cell>
          <table:table-cell table:formula="of:=[.C4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6.77">
            <text:p>6.77</text:p>
          </table:table-cell>
          <table:table-cell table:number-columns-repeated="5"/>
          <table:table-cell table:formula="of:=[.B41]*1000000" office:value-type="float" office:value="0">
            <text:p>0</text:p>
          </table:table-cell>
          <table:table-cell table:formula="of:=[.C4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7.19">
            <text:p>7.19</text:p>
          </table:table-cell>
          <table:table-cell table:number-columns-repeated="5"/>
          <table:table-cell table:formula="of:=[.B42]*1000000" office:value-type="float" office:value="0">
            <text:p>0</text:p>
          </table:table-cell>
          <table:table-cell table:formula="of:=[.C42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7.57">
            <text:p>7.57</text:p>
          </table:table-cell>
          <table:table-cell table:number-columns-repeated="5"/>
          <table:table-cell table:formula="of:=[.B43]*1000000" office:value-type="float" office:value="0">
            <text:p>0</text:p>
          </table:table-cell>
          <table:table-cell table:formula="of:=[.C43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7.99">
            <text:p>7.99</text:p>
          </table:table-cell>
          <table:table-cell table:number-columns-repeated="5"/>
          <table:table-cell table:formula="of:=[.B44]*1000000" office:value-type="float" office:value="0">
            <text:p>0</text:p>
          </table:table-cell>
          <table:table-cell table:formula="of:=[.C4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0011516">
            <text:p>0.00011516</text:p>
          </table:table-cell>
          <table:table-cell office:value-type="float" office:value="8.37">
            <text:p>8.37</text:p>
          </table:table-cell>
          <table:table-cell table:number-columns-repeated="5"/>
          <table:table-cell table:formula="of:=[.B45]*1000000" office:value-type="float" office:value="0">
            <text:p>0</text:p>
          </table:table-cell>
          <table:table-cell table:formula="of:=[.C45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formula="of:=[.B46]*1000000" office:value-type="float" office:value="1.54">
            <text:p>1.54</text:p>
          </table:table-cell>
          <table:table-cell table:formula="of:=[.C46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table:number-columns-repeated="5"/>
          <table:table-cell table:formula="of:=[.B47]*1000000" office:value-type="float" office:value="1.54">
            <text:p>1.54</text:p>
          </table:table-cell>
          <table:table-cell table:formula="of:=[.C4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table:number-columns-repeated="5"/>
          <table:table-cell table:formula="of:=[.B48]*1000000" office:value-type="float" office:value="1.54">
            <text:p>1.54</text:p>
          </table:table-cell>
          <table:table-cell table:formula="of:=[.C4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-0.00011516">
            <text:p>-0.00011516</text:p>
          </table:table-cell>
          <table:table-cell office:value-type="float" office:value="1.2">
            <text:p>1.2</text:p>
          </table:table-cell>
          <table:table-cell table:number-columns-repeated="5"/>
          <table:table-cell table:formula="of:=[.B49]*1000000" office:value-type="float" office:value="1.54">
            <text:p>1.54</text:p>
          </table:table-cell>
          <table:table-cell table:formula="of:=[.C49]*1000000" office:value-type="float" office:value="-115.16">
            <text:p>-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  <table:table-cell table:number-columns-repeated="5"/>
          <table:table-cell table:formula="of:=[.B50]*1000000" office:value-type="float" office:value="1.54">
            <text:p>1.54</text:p>
          </table:table-cell>
          <table:table-cell table:formula="of:=[.C5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table:number-columns-repeated="5"/>
          <table:table-cell table:formula="of:=[.B51]*1000000" office:value-type="float" office:value="1.54">
            <text:p>1.54</text:p>
          </table:table-cell>
          <table:table-cell table:formula="of:=[.C5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.00011516">
            <text:p>0.00011516</text:p>
          </table:table-cell>
          <table:table-cell office:value-type="float" office:value="2.41">
            <text:p>2.41</text:p>
          </table:table-cell>
          <table:table-cell table:number-columns-repeated="5"/>
          <table:table-cell table:formula="of:=[.B52]*1000000" office:value-type="float" office:value="1.54">
            <text:p>1.54</text:p>
          </table:table-cell>
          <table:table-cell table:formula="of:=[.C52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2.78">
            <text:p>2.78</text:p>
          </table:table-cell>
          <table:table-cell table:number-columns-repeated="5"/>
          <table:table-cell table:formula="of:=[.B53]*1000000" office:value-type="float" office:value="1.54">
            <text:p>1.54</text:p>
          </table:table-cell>
          <table:table-cell table:formula="of:=[.C53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3.2">
            <text:p>3.2</text:p>
          </table:table-cell>
          <table:table-cell table:number-columns-repeated="5"/>
          <table:table-cell table:formula="of:=[.B54]*1000000" office:value-type="float" office:value="1.54">
            <text:p>1.54</text:p>
          </table:table-cell>
          <table:table-cell table:formula="of:=[.C5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3.57">
            <text:p>3.57</text:p>
          </table:table-cell>
          <table:table-cell table:number-columns-repeated="5"/>
          <table:table-cell table:formula="of:=[.B55]*1000000" office:value-type="float" office:value="1.54">
            <text:p>1.54</text:p>
          </table:table-cell>
          <table:table-cell table:formula="of:=[.C5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/>
          <table:table-cell table:formula="of:=[.B56]*1000000" office:value-type="float" office:value="1.54">
            <text:p>1.54</text:p>
          </table:table-cell>
          <table:table-cell table:formula="of:=[.C56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4.36">
            <text:p>4.36</text:p>
          </table:table-cell>
          <table:table-cell table:number-columns-repeated="5"/>
          <table:table-cell table:formula="of:=[.B57]*1000000" office:value-type="float" office:value="1.54">
            <text:p>1.54</text:p>
          </table:table-cell>
          <table:table-cell table:formula="of:=[.C5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4.79">
            <text:p>4.79</text:p>
          </table:table-cell>
          <table:table-cell table:number-columns-repeated="5"/>
          <table:table-cell table:formula="of:=[.B58]*1000000" office:value-type="float" office:value="1.54">
            <text:p>1.54</text:p>
          </table:table-cell>
          <table:table-cell table:formula="of:=[.C5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5.17">
            <text:p>5.17</text:p>
          </table:table-cell>
          <table:table-cell table:number-columns-repeated="5"/>
          <table:table-cell table:formula="of:=[.B59]*1000000" office:value-type="float" office:value="1.54">
            <text:p>1.54</text:p>
          </table:table-cell>
          <table:table-cell table:formula="of:=[.C5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5.59">
            <text:p>5.59</text:p>
          </table:table-cell>
          <table:table-cell table:number-columns-repeated="5"/>
          <table:table-cell table:formula="of:=[.B60]*1000000" office:value-type="float" office:value="1.54">
            <text:p>1.54</text:p>
          </table:table-cell>
          <table:table-cell table:formula="of:=[.C6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5.97">
            <text:p>5.97</text:p>
          </table:table-cell>
          <table:table-cell table:number-columns-repeated="5"/>
          <table:table-cell table:formula="of:=[.B61]*1000000" office:value-type="float" office:value="1.54">
            <text:p>1.54</text:p>
          </table:table-cell>
          <table:table-cell table:formula="of:=[.C6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6.39">
            <text:p>6.39</text:p>
          </table:table-cell>
          <table:table-cell table:number-columns-repeated="5"/>
          <table:table-cell table:formula="of:=[.B62]*1000000" office:value-type="float" office:value="1.54">
            <text:p>1.54</text:p>
          </table:table-cell>
          <table:table-cell table:formula="of:=[.C62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6.77">
            <text:p>6.77</text:p>
          </table:table-cell>
          <table:table-cell table:number-columns-repeated="5"/>
          <table:table-cell table:formula="of:=[.B63]*1000000" office:value-type="float" office:value="1.54">
            <text:p>1.54</text:p>
          </table:table-cell>
          <table:table-cell table:formula="of:=[.C63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-0.00011516">
            <text:p>-0.00011516</text:p>
          </table:table-cell>
          <table:table-cell office:value-type="float" office:value="7.19">
            <text:p>7.19</text:p>
          </table:table-cell>
          <table:table-cell table:number-columns-repeated="5"/>
          <table:table-cell table:formula="of:=[.B64]*1000000" office:value-type="float" office:value="1.54">
            <text:p>1.54</text:p>
          </table:table-cell>
          <table:table-cell table:formula="of:=[.C64]*1000000" office:value-type="float" office:value="-115.16">
            <text:p>-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7.57">
            <text:p>7.57</text:p>
          </table:table-cell>
          <table:table-cell table:number-columns-repeated="5"/>
          <table:table-cell table:formula="of:=[.B65]*1000000" office:value-type="float" office:value="1.54">
            <text:p>1.54</text:p>
          </table:table-cell>
          <table:table-cell table:formula="of:=[.C6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7.99">
            <text:p>7.99</text:p>
          </table:table-cell>
          <table:table-cell table:number-columns-repeated="5"/>
          <table:table-cell table:formula="of:=[.B66]*1000000" office:value-type="float" office:value="1.54">
            <text:p>1.54</text:p>
          </table:table-cell>
          <table:table-cell table:formula="of:=[.C66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.00011516">
            <text:p>0.00011516</text:p>
          </table:table-cell>
          <table:table-cell office:value-type="float" office:value="8.37">
            <text:p>8.37</text:p>
          </table:table-cell>
          <table:table-cell table:number-columns-repeated="5"/>
          <table:table-cell table:formula="of:=[.B67]*1000000" office:value-type="float" office:value="1.54">
            <text:p>1.54</text:p>
          </table:table-cell>
          <table:table-cell table:formula="of:=[.C67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formula="of:=[.B68]*1000000" office:value-type="float" office:value="1.54">
            <text:p>1.54</text:p>
          </table:table-cell>
          <table:table-cell table:formula="of:=[.C6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5"/>
          <table:table-cell table:formula="of:=[.B69]*1000000" office:value-type="float" office:value="1.54">
            <text:p>1.54</text:p>
          </table:table-cell>
          <table:table-cell table:formula="of:=[.C6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table:number-columns-repeated="5"/>
          <table:table-cell table:formula="of:=[.B70]*1000000" office:value-type="float" office:value="1.54">
            <text:p>1.54</text:p>
          </table:table-cell>
          <table:table-cell table:formula="of:=[.C7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  <table:table-cell table:number-columns-repeated="5"/>
          <table:table-cell table:formula="of:=[.B71]*1000000" office:value-type="float" office:value="1.54">
            <text:p>1.54</text:p>
          </table:table-cell>
          <table:table-cell table:formula="of:=[.C7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  <table:table-cell table:number-columns-repeated="5"/>
          <table:table-cell table:formula="of:=[.B72]*1000000" office:value-type="float" office:value="1.54">
            <text:p>1.54</text:p>
          </table:table-cell>
          <table:table-cell table:formula="of:=[.C72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table:number-columns-repeated="5"/>
          <table:table-cell table:formula="of:=[.B73]*1000000" office:value-type="float" office:value="1.54">
            <text:p>1.54</text:p>
          </table:table-cell>
          <table:table-cell table:formula="of:=[.C73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2.41">
            <text:p>2.41</text:p>
          </table:table-cell>
          <table:table-cell table:number-columns-repeated="5"/>
          <table:table-cell table:formula="of:=[.B74]*1000000" office:value-type="float" office:value="1.54">
            <text:p>1.54</text:p>
          </table:table-cell>
          <table:table-cell table:formula="of:=[.C7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2.78">
            <text:p>2.78</text:p>
          </table:table-cell>
          <table:table-cell table:number-columns-repeated="5"/>
          <table:table-cell table:formula="of:=[.B75]*1000000" office:value-type="float" office:value="1.54">
            <text:p>1.54</text:p>
          </table:table-cell>
          <table:table-cell table:formula="of:=[.C7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3.2">
            <text:p>3.2</text:p>
          </table:table-cell>
          <table:table-cell table:number-columns-repeated="5"/>
          <table:table-cell table:formula="of:=[.B76]*1000000" office:value-type="float" office:value="1.54">
            <text:p>1.54</text:p>
          </table:table-cell>
          <table:table-cell table:formula="of:=[.C76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3.57">
            <text:p>3.57</text:p>
          </table:table-cell>
          <table:table-cell table:number-columns-repeated="5"/>
          <table:table-cell table:formula="of:=[.B77]*1000000" office:value-type="float" office:value="1.54">
            <text:p>1.54</text:p>
          </table:table-cell>
          <table:table-cell table:formula="of:=[.C7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/>
          <table:table-cell table:formula="of:=[.B78]*1000000" office:value-type="float" office:value="1.54">
            <text:p>1.54</text:p>
          </table:table-cell>
          <table:table-cell table:formula="of:=[.C7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4.36">
            <text:p>4.36</text:p>
          </table:table-cell>
          <table:table-cell table:number-columns-repeated="5"/>
          <table:table-cell table:formula="of:=[.B79]*1000000" office:value-type="float" office:value="1.54">
            <text:p>1.54</text:p>
          </table:table-cell>
          <table:table-cell table:formula="of:=[.C7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4.79">
            <text:p>4.79</text:p>
          </table:table-cell>
          <table:table-cell table:number-columns-repeated="5"/>
          <table:table-cell table:formula="of:=[.B80]*1000000" office:value-type="float" office:value="1.54">
            <text:p>1.54</text:p>
          </table:table-cell>
          <table:table-cell table:formula="of:=[.C8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5.17">
            <text:p>5.17</text:p>
          </table:table-cell>
          <table:table-cell table:number-columns-repeated="5"/>
          <table:table-cell table:formula="of:=[.B81]*1000000" office:value-type="float" office:value="1.54">
            <text:p>1.54</text:p>
          </table:table-cell>
          <table:table-cell table:formula="of:=[.C8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5.59">
            <text:p>5.59</text:p>
          </table:table-cell>
          <table:table-cell table:number-columns-repeated="5"/>
          <table:table-cell table:formula="of:=[.B82]*1000000" office:value-type="float" office:value="1.54">
            <text:p>1.54</text:p>
          </table:table-cell>
          <table:table-cell table:formula="of:=[.C82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23">
            <text:p>0.0000023</text:p>
          </table:table-cell>
          <table:table-cell office:value-type="float" office:value="0">
            <text:p>0</text:p>
          </table:table-cell>
          <table:table-cell office:value-type="float" office:value="5.97">
            <text:p>5.97</text:p>
          </table:table-cell>
          <table:table-cell table:number-columns-repeated="5"/>
          <table:table-cell table:formula="of:=[.B83]*1000000" office:value-type="float" office:value="2.3">
            <text:p>2.3</text:p>
          </table:table-cell>
          <table:table-cell table:formula="of:=[.C83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23">
            <text:p>0.0000023</text:p>
          </table:table-cell>
          <table:table-cell office:value-type="float" office:value="0">
            <text:p>0</text:p>
          </table:table-cell>
          <table:table-cell office:value-type="float" office:value="6.39">
            <text:p>6.39</text:p>
          </table:table-cell>
          <table:table-cell table:number-columns-repeated="5"/>
          <table:table-cell table:formula="of:=[.B84]*1000000" office:value-type="float" office:value="2.3">
            <text:p>2.3</text:p>
          </table:table-cell>
          <table:table-cell table:formula="of:=[.C8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6.77">
            <text:p>6.77</text:p>
          </table:table-cell>
          <table:table-cell table:number-columns-repeated="5"/>
          <table:table-cell table:formula="of:=[.B85]*1000000" office:value-type="float" office:value="1.54">
            <text:p>1.54</text:p>
          </table:table-cell>
          <table:table-cell table:formula="of:=[.C8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7.2">
            <text:p>7.2</text:p>
          </table:table-cell>
          <table:table-cell table:number-columns-repeated="5"/>
          <table:table-cell table:formula="of:=[.B86]*1000000" office:value-type="float" office:value="1.54">
            <text:p>1.54</text:p>
          </table:table-cell>
          <table:table-cell table:formula="of:=[.C86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7.57">
            <text:p>7.57</text:p>
          </table:table-cell>
          <table:table-cell table:number-columns-repeated="5"/>
          <table:table-cell table:formula="of:=[.B87]*1000000" office:value-type="float" office:value="1.54">
            <text:p>1.54</text:p>
          </table:table-cell>
          <table:table-cell table:formula="of:=[.C8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.00011516">
            <text:p>0.00011516</text:p>
          </table:table-cell>
          <table:table-cell office:value-type="float" office:value="7.99">
            <text:p>7.99</text:p>
          </table:table-cell>
          <table:table-cell table:number-columns-repeated="5"/>
          <table:table-cell table:formula="of:=[.B88]*1000000" office:value-type="float" office:value="1.54">
            <text:p>1.54</text:p>
          </table:table-cell>
          <table:table-cell table:formula="of:=[.C88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154">
            <text:p>0.00000154</text:p>
          </table:table-cell>
          <table:table-cell office:value-type="float" office:value="0">
            <text:p>0</text:p>
          </table:table-cell>
          <table:table-cell office:value-type="float" office:value="8.37">
            <text:p>8.37</text:p>
          </table:table-cell>
          <table:table-cell table:number-columns-repeated="5"/>
          <table:table-cell table:formula="of:=[.B89]*1000000" office:value-type="float" office:value="1.54">
            <text:p>1.54</text:p>
          </table:table-cell>
          <table:table-cell table:formula="of:=[.C8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23">
            <text:p>0.000002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formula="of:=[.B90]*1000000" office:value-type="float" office:value="2.3">
            <text:p>2.3</text:p>
          </table:table-cell>
          <table:table-cell table:formula="of:=[.C9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23">
            <text:p>0.0000023</text:p>
          </table:table-cell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table:number-columns-repeated="5"/>
          <table:table-cell table:formula="of:=[.B91]*1000000" office:value-type="float" office:value="2.3">
            <text:p>2.3</text:p>
          </table:table-cell>
          <table:table-cell table:formula="of:=[.C9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23">
            <text:p>0.0000023</text:p>
          </table:table-cell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table:number-columns-repeated="5"/>
          <table:table-cell table:formula="of:=[.B92]*1000000" office:value-type="float" office:value="2.3">
            <text:p>2.3</text:p>
          </table:table-cell>
          <table:table-cell table:formula="of:=[.C92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23">
            <text:p>0.0000023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  <table:table-cell table:number-columns-repeated="5"/>
          <table:table-cell table:formula="of:=[.B93]*1000000" office:value-type="float" office:value="2.3">
            <text:p>2.3</text:p>
          </table:table-cell>
          <table:table-cell table:formula="of:=[.C93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23">
            <text:p>0.0000023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  <table:table-cell table:number-columns-repeated="5"/>
          <table:table-cell table:formula="of:=[.B94]*1000000" office:value-type="float" office:value="2.3">
            <text:p>2.3</text:p>
          </table:table-cell>
          <table:table-cell table:formula="of:=[.C9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23">
            <text:p>0.0000023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table:number-columns-repeated="5"/>
          <table:table-cell table:formula="of:=[.B95]*1000000" office:value-type="float" office:value="2.3">
            <text:p>2.3</text:p>
          </table:table-cell>
          <table:table-cell table:formula="of:=[.C9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23">
            <text:p>0.0000023</text:p>
          </table:table-cell>
          <table:table-cell office:value-type="float" office:value="0">
            <text:p>0</text:p>
          </table:table-cell>
          <table:table-cell office:value-type="float" office:value="2.41">
            <text:p>2.41</text:p>
          </table:table-cell>
          <table:table-cell table:number-columns-repeated="5"/>
          <table:table-cell table:formula="of:=[.B96]*1000000" office:value-type="float" office:value="2.3">
            <text:p>2.3</text:p>
          </table:table-cell>
          <table:table-cell table:formula="of:=[.C96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07">
            <text:p>0.00000307</text:p>
          </table:table-cell>
          <table:table-cell office:value-type="float" office:value="0">
            <text:p>0</text:p>
          </table:table-cell>
          <table:table-cell office:value-type="float" office:value="2.78">
            <text:p>2.78</text:p>
          </table:table-cell>
          <table:table-cell table:number-columns-repeated="5"/>
          <table:table-cell table:formula="of:=[.B97]*1000000" office:value-type="float" office:value="3.07">
            <text:p>3.07</text:p>
          </table:table-cell>
          <table:table-cell table:formula="of:=[.C9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23">
            <text:p>0.0000023</text:p>
          </table:table-cell>
          <table:table-cell office:value-type="float" office:value="0">
            <text:p>0</text:p>
          </table:table-cell>
          <table:table-cell office:value-type="float" office:value="3.2">
            <text:p>3.2</text:p>
          </table:table-cell>
          <table:table-cell table:number-columns-repeated="5"/>
          <table:table-cell table:formula="of:=[.B98]*1000000" office:value-type="float" office:value="2.3">
            <text:p>2.3</text:p>
          </table:table-cell>
          <table:table-cell table:formula="of:=[.C9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23">
            <text:p>0.0000023</text:p>
          </table:table-cell>
          <table:table-cell office:value-type="float" office:value="0">
            <text:p>0</text:p>
          </table:table-cell>
          <table:table-cell office:value-type="float" office:value="3.57">
            <text:p>3.57</text:p>
          </table:table-cell>
          <table:table-cell table:number-columns-repeated="5"/>
          <table:table-cell table:formula="of:=[.B99]*1000000" office:value-type="float" office:value="2.3">
            <text:p>2.3</text:p>
          </table:table-cell>
          <table:table-cell table:formula="of:=[.C9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23">
            <text:p>0.000002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/>
          <table:table-cell table:formula="of:=[.B100]*1000000" office:value-type="float" office:value="2.3">
            <text:p>2.3</text:p>
          </table:table-cell>
          <table:table-cell table:formula="of:=[.C10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23">
            <text:p>0.0000023</text:p>
          </table:table-cell>
          <table:table-cell office:value-type="float" office:value="0">
            <text:p>0</text:p>
          </table:table-cell>
          <table:table-cell office:value-type="float" office:value="4.36">
            <text:p>4.36</text:p>
          </table:table-cell>
          <table:table-cell table:number-columns-repeated="5"/>
          <table:table-cell table:formula="of:=[.B101]*1000000" office:value-type="float" office:value="2.3">
            <text:p>2.3</text:p>
          </table:table-cell>
          <table:table-cell table:formula="of:=[.C10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23">
            <text:p>0.0000023</text:p>
          </table:table-cell>
          <table:table-cell office:value-type="float" office:value="0">
            <text:p>0</text:p>
          </table:table-cell>
          <table:table-cell office:value-type="float" office:value="4.79">
            <text:p>4.79</text:p>
          </table:table-cell>
          <table:table-cell table:number-columns-repeated="5"/>
          <table:table-cell table:formula="of:=[.B102]*1000000" office:value-type="float" office:value="2.3">
            <text:p>2.3</text:p>
          </table:table-cell>
          <table:table-cell table:formula="of:=[.C102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23">
            <text:p>0.0000023</text:p>
          </table:table-cell>
          <table:table-cell office:value-type="float" office:value="0">
            <text:p>0</text:p>
          </table:table-cell>
          <table:table-cell office:value-type="float" office:value="5.17">
            <text:p>5.17</text:p>
          </table:table-cell>
          <table:table-cell table:number-columns-repeated="5"/>
          <table:table-cell table:formula="of:=[.B103]*1000000" office:value-type="float" office:value="2.3">
            <text:p>2.3</text:p>
          </table:table-cell>
          <table:table-cell table:formula="of:=[.C103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23">
            <text:p>0.0000023</text:p>
          </table:table-cell>
          <table:table-cell office:value-type="float" office:value="0">
            <text:p>0</text:p>
          </table:table-cell>
          <table:table-cell office:value-type="float" office:value="5.59">
            <text:p>5.59</text:p>
          </table:table-cell>
          <table:table-cell table:number-columns-repeated="5"/>
          <table:table-cell table:formula="of:=[.B104]*1000000" office:value-type="float" office:value="2.3">
            <text:p>2.3</text:p>
          </table:table-cell>
          <table:table-cell table:formula="of:=[.C10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23">
            <text:p>0.0000023</text:p>
          </table:table-cell>
          <table:table-cell office:value-type="float" office:value="0">
            <text:p>0</text:p>
          </table:table-cell>
          <table:table-cell office:value-type="float" office:value="5.97">
            <text:p>5.97</text:p>
          </table:table-cell>
          <table:table-cell table:number-columns-repeated="5"/>
          <table:table-cell table:formula="of:=[.B105]*1000000" office:value-type="float" office:value="2.3">
            <text:p>2.3</text:p>
          </table:table-cell>
          <table:table-cell table:formula="of:=[.C10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23">
            <text:p>0.0000023</text:p>
          </table:table-cell>
          <table:table-cell office:value-type="float" office:value="0">
            <text:p>0</text:p>
          </table:table-cell>
          <table:table-cell office:value-type="float" office:value="6.39">
            <text:p>6.39</text:p>
          </table:table-cell>
          <table:table-cell table:number-columns-repeated="5"/>
          <table:table-cell table:formula="of:=[.B106]*1000000" office:value-type="float" office:value="2.3">
            <text:p>2.3</text:p>
          </table:table-cell>
          <table:table-cell table:formula="of:=[.C106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23">
            <text:p>0.0000023</text:p>
          </table:table-cell>
          <table:table-cell office:value-type="float" office:value="0">
            <text:p>0</text:p>
          </table:table-cell>
          <table:table-cell office:value-type="float" office:value="6.77">
            <text:p>6.77</text:p>
          </table:table-cell>
          <table:table-cell table:number-columns-repeated="5"/>
          <table:table-cell table:formula="of:=[.B107]*1000000" office:value-type="float" office:value="2.3">
            <text:p>2.3</text:p>
          </table:table-cell>
          <table:table-cell table:formula="of:=[.C10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23">
            <text:p>0.0000023</text:p>
          </table:table-cell>
          <table:table-cell office:value-type="float" office:value="0">
            <text:p>0</text:p>
          </table:table-cell>
          <table:table-cell office:value-type="float" office:value="7.2">
            <text:p>7.2</text:p>
          </table:table-cell>
          <table:table-cell table:number-columns-repeated="5"/>
          <table:table-cell table:formula="of:=[.B108]*1000000" office:value-type="float" office:value="2.3">
            <text:p>2.3</text:p>
          </table:table-cell>
          <table:table-cell table:formula="of:=[.C10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23">
            <text:p>0.0000023</text:p>
          </table:table-cell>
          <table:table-cell office:value-type="float" office:value="0">
            <text:p>0</text:p>
          </table:table-cell>
          <table:table-cell office:value-type="float" office:value="7.57">
            <text:p>7.57</text:p>
          </table:table-cell>
          <table:table-cell table:number-columns-repeated="5"/>
          <table:table-cell table:formula="of:=[.B109]*1000000" office:value-type="float" office:value="2.3">
            <text:p>2.3</text:p>
          </table:table-cell>
          <table:table-cell table:formula="of:=[.C10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23">
            <text:p>0.0000023</text:p>
          </table:table-cell>
          <table:table-cell office:value-type="float" office:value="0">
            <text:p>0</text:p>
          </table:table-cell>
          <table:table-cell office:value-type="float" office:value="7.99">
            <text:p>7.99</text:p>
          </table:table-cell>
          <table:table-cell table:number-columns-repeated="5"/>
          <table:table-cell table:formula="of:=[.B110]*1000000" office:value-type="float" office:value="2.3">
            <text:p>2.3</text:p>
          </table:table-cell>
          <table:table-cell table:formula="of:=[.C11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23">
            <text:p>0.0000023</text:p>
          </table:table-cell>
          <table:table-cell office:value-type="float" office:value="0">
            <text:p>0</text:p>
          </table:table-cell>
          <table:table-cell office:value-type="float" office:value="8.37">
            <text:p>8.37</text:p>
          </table:table-cell>
          <table:table-cell table:number-columns-repeated="5"/>
          <table:table-cell table:formula="of:=[.B111]*1000000" office:value-type="float" office:value="2.3">
            <text:p>2.3</text:p>
          </table:table-cell>
          <table:table-cell table:formula="of:=[.C11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07">
            <text:p>0.0000030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formula="of:=[.B112]*1000000" office:value-type="float" office:value="3.07">
            <text:p>3.07</text:p>
          </table:table-cell>
          <table:table-cell table:formula="of:=[.C112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07">
            <text:p>0.00000307</text:p>
          </table:table-cell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table:number-columns-repeated="5"/>
          <table:table-cell table:formula="of:=[.B113]*1000000" office:value-type="float" office:value="3.07">
            <text:p>3.07</text:p>
          </table:table-cell>
          <table:table-cell table:formula="of:=[.C113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07">
            <text:p>0.00000307</text:p>
          </table:table-cell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table:number-columns-repeated="5"/>
          <table:table-cell table:formula="of:=[.B114]*1000000" office:value-type="float" office:value="3.07">
            <text:p>3.07</text:p>
          </table:table-cell>
          <table:table-cell table:formula="of:=[.C11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07">
            <text:p>0.00000307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table:number-columns-repeated="5"/>
          <table:table-cell table:formula="of:=[.B115]*1000000" office:value-type="float" office:value="3.07">
            <text:p>3.07</text:p>
          </table:table-cell>
          <table:table-cell table:formula="of:=[.C11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07">
            <text:p>0.00000307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  <table:table-cell table:number-columns-repeated="5"/>
          <table:table-cell table:formula="of:=[.B116]*1000000" office:value-type="float" office:value="3.07">
            <text:p>3.07</text:p>
          </table:table-cell>
          <table:table-cell table:formula="of:=[.C116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07">
            <text:p>0.00000307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table:number-columns-repeated="5"/>
          <table:table-cell table:formula="of:=[.B117]*1000000" office:value-type="float" office:value="3.07">
            <text:p>3.07</text:p>
          </table:table-cell>
          <table:table-cell table:formula="of:=[.C11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07">
            <text:p>0.00000307</text:p>
          </table:table-cell>
          <table:table-cell office:value-type="float" office:value="0">
            <text:p>0</text:p>
          </table:table-cell>
          <table:table-cell office:value-type="float" office:value="2.41">
            <text:p>2.41</text:p>
          </table:table-cell>
          <table:table-cell table:number-columns-repeated="5"/>
          <table:table-cell table:formula="of:=[.B118]*1000000" office:value-type="float" office:value="3.07">
            <text:p>3.07</text:p>
          </table:table-cell>
          <table:table-cell table:formula="of:=[.C11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07">
            <text:p>0.00000307</text:p>
          </table:table-cell>
          <table:table-cell office:value-type="float" office:value="0">
            <text:p>0</text:p>
          </table:table-cell>
          <table:table-cell office:value-type="float" office:value="2.78">
            <text:p>2.78</text:p>
          </table:table-cell>
          <table:table-cell table:number-columns-repeated="5"/>
          <table:table-cell table:formula="of:=[.B119]*1000000" office:value-type="float" office:value="3.07">
            <text:p>3.07</text:p>
          </table:table-cell>
          <table:table-cell table:formula="of:=[.C11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07">
            <text:p>0.00000307</text:p>
          </table:table-cell>
          <table:table-cell office:value-type="float" office:value="0">
            <text:p>0</text:p>
          </table:table-cell>
          <table:table-cell office:value-type="float" office:value="3.2">
            <text:p>3.2</text:p>
          </table:table-cell>
          <table:table-cell table:number-columns-repeated="5"/>
          <table:table-cell table:formula="of:=[.B120]*1000000" office:value-type="float" office:value="3.07">
            <text:p>3.07</text:p>
          </table:table-cell>
          <table:table-cell table:formula="of:=[.C12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07">
            <text:p>0.00000307</text:p>
          </table:table-cell>
          <table:table-cell office:value-type="float" office:value="0">
            <text:p>0</text:p>
          </table:table-cell>
          <table:table-cell office:value-type="float" office:value="3.57">
            <text:p>3.57</text:p>
          </table:table-cell>
          <table:table-cell table:number-columns-repeated="5"/>
          <table:table-cell table:formula="of:=[.B121]*1000000" office:value-type="float" office:value="3.07">
            <text:p>3.07</text:p>
          </table:table-cell>
          <table:table-cell table:formula="of:=[.C12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07">
            <text:p>0.0000030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/>
          <table:table-cell table:formula="of:=[.B122]*1000000" office:value-type="float" office:value="3.07">
            <text:p>3.07</text:p>
          </table:table-cell>
          <table:table-cell table:formula="of:=[.C122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07">
            <text:p>0.00000307</text:p>
          </table:table-cell>
          <table:table-cell office:value-type="float" office:value="0">
            <text:p>0</text:p>
          </table:table-cell>
          <table:table-cell office:value-type="float" office:value="4.36">
            <text:p>4.36</text:p>
          </table:table-cell>
          <table:table-cell table:number-columns-repeated="5"/>
          <table:table-cell table:formula="of:=[.B123]*1000000" office:value-type="float" office:value="3.07">
            <text:p>3.07</text:p>
          </table:table-cell>
          <table:table-cell table:formula="of:=[.C123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07">
            <text:p>0.00000307</text:p>
          </table:table-cell>
          <table:table-cell office:value-type="float" office:value="0">
            <text:p>0</text:p>
          </table:table-cell>
          <table:table-cell office:value-type="float" office:value="4.79">
            <text:p>4.79</text:p>
          </table:table-cell>
          <table:table-cell table:number-columns-repeated="5"/>
          <table:table-cell table:formula="of:=[.B124]*1000000" office:value-type="float" office:value="3.07">
            <text:p>3.07</text:p>
          </table:table-cell>
          <table:table-cell table:formula="of:=[.C12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07">
            <text:p>0.00000307</text:p>
          </table:table-cell>
          <table:table-cell office:value-type="float" office:value="0">
            <text:p>0</text:p>
          </table:table-cell>
          <table:table-cell office:value-type="float" office:value="5.17">
            <text:p>5.17</text:p>
          </table:table-cell>
          <table:table-cell table:number-columns-repeated="5"/>
          <table:table-cell table:formula="of:=[.B125]*1000000" office:value-type="float" office:value="3.07">
            <text:p>3.07</text:p>
          </table:table-cell>
          <table:table-cell table:formula="of:=[.C12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07">
            <text:p>0.00000307</text:p>
          </table:table-cell>
          <table:table-cell office:value-type="float" office:value="0">
            <text:p>0</text:p>
          </table:table-cell>
          <table:table-cell office:value-type="float" office:value="5.59">
            <text:p>5.59</text:p>
          </table:table-cell>
          <table:table-cell table:number-columns-repeated="5"/>
          <table:table-cell table:formula="of:=[.B126]*1000000" office:value-type="float" office:value="3.07">
            <text:p>3.07</text:p>
          </table:table-cell>
          <table:table-cell table:formula="of:=[.C126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07">
            <text:p>0.00000307</text:p>
          </table:table-cell>
          <table:table-cell office:value-type="float" office:value="0">
            <text:p>0</text:p>
          </table:table-cell>
          <table:table-cell office:value-type="float" office:value="5.97">
            <text:p>5.97</text:p>
          </table:table-cell>
          <table:table-cell table:number-columns-repeated="5"/>
          <table:table-cell table:formula="of:=[.B127]*1000000" office:value-type="float" office:value="3.07">
            <text:p>3.07</text:p>
          </table:table-cell>
          <table:table-cell table:formula="of:=[.C12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07">
            <text:p>0.00000307</text:p>
          </table:table-cell>
          <table:table-cell office:value-type="float" office:value="0">
            <text:p>0</text:p>
          </table:table-cell>
          <table:table-cell office:value-type="float" office:value="6.39">
            <text:p>6.39</text:p>
          </table:table-cell>
          <table:table-cell table:number-columns-repeated="5"/>
          <table:table-cell table:formula="of:=[.B128]*1000000" office:value-type="float" office:value="3.07">
            <text:p>3.07</text:p>
          </table:table-cell>
          <table:table-cell table:formula="of:=[.C12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07">
            <text:p>0.00000307</text:p>
          </table:table-cell>
          <table:table-cell office:value-type="float" office:value="0">
            <text:p>0</text:p>
          </table:table-cell>
          <table:table-cell office:value-type="float" office:value="6.77">
            <text:p>6.77</text:p>
          </table:table-cell>
          <table:table-cell table:number-columns-repeated="5"/>
          <table:table-cell table:formula="of:=[.B129]*1000000" office:value-type="float" office:value="3.07">
            <text:p>3.07</text:p>
          </table:table-cell>
          <table:table-cell table:formula="of:=[.C12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07">
            <text:p>0.00000307</text:p>
          </table:table-cell>
          <table:table-cell office:value-type="float" office:value="0">
            <text:p>0</text:p>
          </table:table-cell>
          <table:table-cell office:value-type="float" office:value="7.2">
            <text:p>7.2</text:p>
          </table:table-cell>
          <table:table-cell table:number-columns-repeated="5"/>
          <table:table-cell table:formula="of:=[.B130]*1000000" office:value-type="float" office:value="3.07">
            <text:p>3.07</text:p>
          </table:table-cell>
          <table:table-cell table:formula="of:=[.C13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07">
            <text:p>0.00000307</text:p>
          </table:table-cell>
          <table:table-cell office:value-type="float" office:value="0">
            <text:p>0</text:p>
          </table:table-cell>
          <table:table-cell office:value-type="float" office:value="7.57">
            <text:p>7.57</text:p>
          </table:table-cell>
          <table:table-cell table:number-columns-repeated="5"/>
          <table:table-cell table:formula="of:=[.B131]*1000000" office:value-type="float" office:value="3.07">
            <text:p>3.07</text:p>
          </table:table-cell>
          <table:table-cell table:formula="of:=[.C13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07">
            <text:p>0.00000307</text:p>
          </table:table-cell>
          <table:table-cell office:value-type="float" office:value="0">
            <text:p>0</text:p>
          </table:table-cell>
          <table:table-cell office:value-type="float" office:value="7.99">
            <text:p>7.99</text:p>
          </table:table-cell>
          <table:table-cell table:number-columns-repeated="5"/>
          <table:table-cell table:formula="of:=[.B132]*1000000" office:value-type="float" office:value="3.07">
            <text:p>3.07</text:p>
          </table:table-cell>
          <table:table-cell table:formula="of:=[.C132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07">
            <text:p>0.00000307</text:p>
          </table:table-cell>
          <table:table-cell office:value-type="float" office:value="-0.00011516">
            <text:p>-0.00011516</text:p>
          </table:table-cell>
          <table:table-cell office:value-type="float" office:value="8.37">
            <text:p>8.37</text:p>
          </table:table-cell>
          <table:table-cell table:number-columns-repeated="5"/>
          <table:table-cell table:formula="of:=[.B133]*1000000" office:value-type="float" office:value="3.07">
            <text:p>3.07</text:p>
          </table:table-cell>
          <table:table-cell table:formula="of:=[.C133]*1000000" office:value-type="float" office:value="-115.16">
            <text:p>-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84">
            <text:p>0.0000038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formula="of:=[.B134]*1000000" office:value-type="float" office:value="3.84">
            <text:p>3.84</text:p>
          </table:table-cell>
          <table:table-cell table:formula="of:=[.C13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84">
            <text:p>0.00000384</text:p>
          </table:table-cell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table:number-columns-repeated="5"/>
          <table:table-cell table:formula="of:=[.B135]*1000000" office:value-type="float" office:value="3.84">
            <text:p>3.84</text:p>
          </table:table-cell>
          <table:table-cell table:formula="of:=[.C13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84">
            <text:p>0.00000384</text:p>
          </table:table-cell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table:number-columns-repeated="5"/>
          <table:table-cell table:formula="of:=[.B136]*1000000" office:value-type="float" office:value="3.84">
            <text:p>3.84</text:p>
          </table:table-cell>
          <table:table-cell table:formula="of:=[.C136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84">
            <text:p>0.00000384</text:p>
          </table:table-cell>
          <table:table-cell office:value-type="float" office:value="0.00011516">
            <text:p>0.00011516</text:p>
          </table:table-cell>
          <table:table-cell office:value-type="float" office:value="1.19">
            <text:p>1.19</text:p>
          </table:table-cell>
          <table:table-cell table:number-columns-repeated="5"/>
          <table:table-cell table:formula="of:=[.B137]*1000000" office:value-type="float" office:value="3.84">
            <text:p>3.84</text:p>
          </table:table-cell>
          <table:table-cell table:formula="of:=[.C137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84">
            <text:p>0.00000384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  <table:table-cell table:number-columns-repeated="5"/>
          <table:table-cell table:formula="of:=[.B138]*1000000" office:value-type="float" office:value="3.84">
            <text:p>3.84</text:p>
          </table:table-cell>
          <table:table-cell table:formula="of:=[.C13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84">
            <text:p>0.00000384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table:number-columns-repeated="5"/>
          <table:table-cell table:formula="of:=[.B139]*1000000" office:value-type="float" office:value="3.84">
            <text:p>3.84</text:p>
          </table:table-cell>
          <table:table-cell table:formula="of:=[.C13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84">
            <text:p>0.00000384</text:p>
          </table:table-cell>
          <table:table-cell office:value-type="float" office:value="0">
            <text:p>0</text:p>
          </table:table-cell>
          <table:table-cell office:value-type="float" office:value="2.41">
            <text:p>2.41</text:p>
          </table:table-cell>
          <table:table-cell table:number-columns-repeated="5"/>
          <table:table-cell table:formula="of:=[.B140]*1000000" office:value-type="float" office:value="3.84">
            <text:p>3.84</text:p>
          </table:table-cell>
          <table:table-cell table:formula="of:=[.C14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84">
            <text:p>0.00000384</text:p>
          </table:table-cell>
          <table:table-cell office:value-type="float" office:value="0">
            <text:p>0</text:p>
          </table:table-cell>
          <table:table-cell office:value-type="float" office:value="2.78">
            <text:p>2.78</text:p>
          </table:table-cell>
          <table:table-cell table:number-columns-repeated="5"/>
          <table:table-cell table:formula="of:=[.B141]*1000000" office:value-type="float" office:value="3.84">
            <text:p>3.84</text:p>
          </table:table-cell>
          <table:table-cell table:formula="of:=[.C14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84">
            <text:p>0.00000384</text:p>
          </table:table-cell>
          <table:table-cell office:value-type="float" office:value="0">
            <text:p>0</text:p>
          </table:table-cell>
          <table:table-cell office:value-type="float" office:value="3.2">
            <text:p>3.2</text:p>
          </table:table-cell>
          <table:table-cell table:number-columns-repeated="5"/>
          <table:table-cell table:formula="of:=[.B142]*1000000" office:value-type="float" office:value="3.84">
            <text:p>3.84</text:p>
          </table:table-cell>
          <table:table-cell table:formula="of:=[.C142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84">
            <text:p>0.00000384</text:p>
          </table:table-cell>
          <table:table-cell office:value-type="float" office:value="0">
            <text:p>0</text:p>
          </table:table-cell>
          <table:table-cell office:value-type="float" office:value="3.57">
            <text:p>3.57</text:p>
          </table:table-cell>
          <table:table-cell table:number-columns-repeated="5"/>
          <table:table-cell table:formula="of:=[.B143]*1000000" office:value-type="float" office:value="3.84">
            <text:p>3.84</text:p>
          </table:table-cell>
          <table:table-cell table:formula="of:=[.C143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84">
            <text:p>0.0000038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/>
          <table:table-cell table:formula="of:=[.B144]*1000000" office:value-type="float" office:value="3.84">
            <text:p>3.84</text:p>
          </table:table-cell>
          <table:table-cell table:formula="of:=[.C14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84">
            <text:p>0.00000384</text:p>
          </table:table-cell>
          <table:table-cell office:value-type="float" office:value="0">
            <text:p>0</text:p>
          </table:table-cell>
          <table:table-cell office:value-type="float" office:value="4.36">
            <text:p>4.36</text:p>
          </table:table-cell>
          <table:table-cell table:number-columns-repeated="5"/>
          <table:table-cell table:formula="of:=[.B145]*1000000" office:value-type="float" office:value="3.84">
            <text:p>3.84</text:p>
          </table:table-cell>
          <table:table-cell table:formula="of:=[.C14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84">
            <text:p>0.00000384</text:p>
          </table:table-cell>
          <table:table-cell office:value-type="float" office:value="0">
            <text:p>0</text:p>
          </table:table-cell>
          <table:table-cell office:value-type="float" office:value="4.79">
            <text:p>4.79</text:p>
          </table:table-cell>
          <table:table-cell table:number-columns-repeated="5"/>
          <table:table-cell table:formula="of:=[.B146]*1000000" office:value-type="float" office:value="3.84">
            <text:p>3.84</text:p>
          </table:table-cell>
          <table:table-cell table:formula="of:=[.C146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84">
            <text:p>0.00000384</text:p>
          </table:table-cell>
          <table:table-cell office:value-type="float" office:value="0">
            <text:p>0</text:p>
          </table:table-cell>
          <table:table-cell office:value-type="float" office:value="5.16">
            <text:p>5.16</text:p>
          </table:table-cell>
          <table:table-cell table:number-columns-repeated="5"/>
          <table:table-cell table:formula="of:=[.B147]*1000000" office:value-type="float" office:value="3.84">
            <text:p>3.84</text:p>
          </table:table-cell>
          <table:table-cell table:formula="of:=[.C14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84">
            <text:p>0.00000384</text:p>
          </table:table-cell>
          <table:table-cell office:value-type="float" office:value="0">
            <text:p>0</text:p>
          </table:table-cell>
          <table:table-cell office:value-type="float" office:value="5.59">
            <text:p>5.59</text:p>
          </table:table-cell>
          <table:table-cell table:number-columns-repeated="5"/>
          <table:table-cell table:formula="of:=[.B148]*1000000" office:value-type="float" office:value="3.84">
            <text:p>3.84</text:p>
          </table:table-cell>
          <table:table-cell table:formula="of:=[.C14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84">
            <text:p>0.00000384</text:p>
          </table:table-cell>
          <table:table-cell office:value-type="float" office:value="0">
            <text:p>0</text:p>
          </table:table-cell>
          <table:table-cell office:value-type="float" office:value="5.97">
            <text:p>5.97</text:p>
          </table:table-cell>
          <table:table-cell table:number-columns-repeated="5"/>
          <table:table-cell table:formula="of:=[.B149]*1000000" office:value-type="float" office:value="3.84">
            <text:p>3.84</text:p>
          </table:table-cell>
          <table:table-cell table:formula="of:=[.C14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84">
            <text:p>0.00000384</text:p>
          </table:table-cell>
          <table:table-cell office:value-type="float" office:value="0">
            <text:p>0</text:p>
          </table:table-cell>
          <table:table-cell office:value-type="float" office:value="6.39">
            <text:p>6.39</text:p>
          </table:table-cell>
          <table:table-cell table:number-columns-repeated="5"/>
          <table:table-cell table:formula="of:=[.B150]*1000000" office:value-type="float" office:value="3.84">
            <text:p>3.84</text:p>
          </table:table-cell>
          <table:table-cell table:formula="of:=[.C15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84">
            <text:p>0.00000384</text:p>
          </table:table-cell>
          <table:table-cell office:value-type="float" office:value="0">
            <text:p>0</text:p>
          </table:table-cell>
          <table:table-cell office:value-type="float" office:value="6.77">
            <text:p>6.77</text:p>
          </table:table-cell>
          <table:table-cell table:number-columns-repeated="5"/>
          <table:table-cell table:formula="of:=[.B151]*1000000" office:value-type="float" office:value="3.84">
            <text:p>3.84</text:p>
          </table:table-cell>
          <table:table-cell table:formula="of:=[.C15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84">
            <text:p>0.00000384</text:p>
          </table:table-cell>
          <table:table-cell office:value-type="float" office:value="0">
            <text:p>0</text:p>
          </table:table-cell>
          <table:table-cell office:value-type="float" office:value="7.2">
            <text:p>7.2</text:p>
          </table:table-cell>
          <table:table-cell table:number-columns-repeated="5"/>
          <table:table-cell table:formula="of:=[.B152]*1000000" office:value-type="float" office:value="3.84">
            <text:p>3.84</text:p>
          </table:table-cell>
          <table:table-cell table:formula="of:=[.C152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84">
            <text:p>0.00000384</text:p>
          </table:table-cell>
          <table:table-cell office:value-type="float" office:value="-0.00011517">
            <text:p>-0.00011517</text:p>
          </table:table-cell>
          <table:table-cell office:value-type="float" office:value="7.58">
            <text:p>7.58</text:p>
          </table:table-cell>
          <table:table-cell table:number-columns-repeated="5"/>
          <table:table-cell table:formula="of:=[.B153]*1000000" office:value-type="float" office:value="3.84">
            <text:p>3.84</text:p>
          </table:table-cell>
          <table:table-cell table:formula="of:=[.C153]*1000000" office:value-type="float" office:value="-115.17">
            <text:p>-115.1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84">
            <text:p>0.00000384</text:p>
          </table:table-cell>
          <table:table-cell office:value-type="float" office:value="0">
            <text:p>0</text:p>
          </table:table-cell>
          <table:table-cell office:value-type="float" office:value="7.99">
            <text:p>7.99</text:p>
          </table:table-cell>
          <table:table-cell table:number-columns-repeated="5"/>
          <table:table-cell table:formula="of:=[.B154]*1000000" office:value-type="float" office:value="3.84">
            <text:p>3.84</text:p>
          </table:table-cell>
          <table:table-cell table:formula="of:=[.C15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384">
            <text:p>0.00000384</text:p>
          </table:table-cell>
          <table:table-cell office:value-type="float" office:value="0">
            <text:p>0</text:p>
          </table:table-cell>
          <table:table-cell office:value-type="float" office:value="8.37">
            <text:p>8.37</text:p>
          </table:table-cell>
          <table:table-cell table:number-columns-repeated="5"/>
          <table:table-cell table:formula="of:=[.B155]*1000000" office:value-type="float" office:value="3.84">
            <text:p>3.84</text:p>
          </table:table-cell>
          <table:table-cell table:formula="of:=[.C15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537">
            <text:p>0.0000053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formula="of:=[.B156]*1000000" office:value-type="float" office:value="5.37">
            <text:p>5.37</text:p>
          </table:table-cell>
          <table:table-cell table:formula="of:=[.C156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614">
            <text:p>0.00000614</text:p>
          </table:table-cell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table:number-columns-repeated="5"/>
          <table:table-cell table:formula="of:=[.B157]*1000000" office:value-type="float" office:value="6.14">
            <text:p>6.14</text:p>
          </table:table-cell>
          <table:table-cell table:formula="of:=[.C15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537">
            <text:p>0.00000537</text:p>
          </table:table-cell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table:number-columns-repeated="5"/>
          <table:table-cell table:formula="of:=[.B158]*1000000" office:value-type="float" office:value="5.37">
            <text:p>5.37</text:p>
          </table:table-cell>
          <table:table-cell table:formula="of:=[.C15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537">
            <text:p>0.00000537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  <table:table-cell table:number-columns-repeated="5"/>
          <table:table-cell table:formula="of:=[.B159]*1000000" office:value-type="float" office:value="5.37">
            <text:p>5.37</text:p>
          </table:table-cell>
          <table:table-cell table:formula="of:=[.C15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537">
            <text:p>0.00000537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  <table:table-cell table:number-columns-repeated="5"/>
          <table:table-cell table:formula="of:=[.B160]*1000000" office:value-type="float" office:value="5.37">
            <text:p>5.37</text:p>
          </table:table-cell>
          <table:table-cell table:formula="of:=[.C16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537">
            <text:p>0.00000537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table:number-columns-repeated="5"/>
          <table:table-cell table:formula="of:=[.B161]*1000000" office:value-type="float" office:value="5.37">
            <text:p>5.37</text:p>
          </table:table-cell>
          <table:table-cell table:formula="of:=[.C16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537">
            <text:p>0.00000537</text:p>
          </table:table-cell>
          <table:table-cell office:value-type="float" office:value="0">
            <text:p>0</text:p>
          </table:table-cell>
          <table:table-cell office:value-type="float" office:value="2.41">
            <text:p>2.41</text:p>
          </table:table-cell>
          <table:table-cell table:number-columns-repeated="5"/>
          <table:table-cell table:formula="of:=[.B162]*1000000" office:value-type="float" office:value="5.37">
            <text:p>5.37</text:p>
          </table:table-cell>
          <table:table-cell table:formula="of:=[.C162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537">
            <text:p>0.00000537</text:p>
          </table:table-cell>
          <table:table-cell office:value-type="float" office:value="0">
            <text:p>0</text:p>
          </table:table-cell>
          <table:table-cell office:value-type="float" office:value="2.78">
            <text:p>2.78</text:p>
          </table:table-cell>
          <table:table-cell table:number-columns-repeated="5"/>
          <table:table-cell table:formula="of:=[.B163]*1000000" office:value-type="float" office:value="5.37">
            <text:p>5.37</text:p>
          </table:table-cell>
          <table:table-cell table:formula="of:=[.C163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537">
            <text:p>0.00000537</text:p>
          </table:table-cell>
          <table:table-cell office:value-type="float" office:value="0">
            <text:p>0</text:p>
          </table:table-cell>
          <table:table-cell office:value-type="float" office:value="3.2">
            <text:p>3.2</text:p>
          </table:table-cell>
          <table:table-cell table:number-columns-repeated="5"/>
          <table:table-cell table:formula="of:=[.B164]*1000000" office:value-type="float" office:value="5.37">
            <text:p>5.37</text:p>
          </table:table-cell>
          <table:table-cell table:formula="of:=[.C16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537">
            <text:p>0.00000537</text:p>
          </table:table-cell>
          <table:table-cell office:value-type="float" office:value="0">
            <text:p>0</text:p>
          </table:table-cell>
          <table:table-cell office:value-type="float" office:value="3.57">
            <text:p>3.57</text:p>
          </table:table-cell>
          <table:table-cell table:number-columns-repeated="5"/>
          <table:table-cell table:formula="of:=[.B165]*1000000" office:value-type="float" office:value="5.37">
            <text:p>5.37</text:p>
          </table:table-cell>
          <table:table-cell table:formula="of:=[.C16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537">
            <text:p>0.0000053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/>
          <table:table-cell table:formula="of:=[.B166]*1000000" office:value-type="float" office:value="5.37">
            <text:p>5.37</text:p>
          </table:table-cell>
          <table:table-cell table:formula="of:=[.C166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537">
            <text:p>0.00000537</text:p>
          </table:table-cell>
          <table:table-cell office:value-type="float" office:value="0">
            <text:p>0</text:p>
          </table:table-cell>
          <table:table-cell office:value-type="float" office:value="4.36">
            <text:p>4.36</text:p>
          </table:table-cell>
          <table:table-cell table:number-columns-repeated="5"/>
          <table:table-cell table:formula="of:=[.B167]*1000000" office:value-type="float" office:value="5.37">
            <text:p>5.37</text:p>
          </table:table-cell>
          <table:table-cell table:formula="of:=[.C16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537">
            <text:p>0.00000537</text:p>
          </table:table-cell>
          <table:table-cell office:value-type="float" office:value="0">
            <text:p>0</text:p>
          </table:table-cell>
          <table:table-cell office:value-type="float" office:value="4.79">
            <text:p>4.79</text:p>
          </table:table-cell>
          <table:table-cell table:number-columns-repeated="5"/>
          <table:table-cell table:formula="of:=[.B168]*1000000" office:value-type="float" office:value="5.37">
            <text:p>5.37</text:p>
          </table:table-cell>
          <table:table-cell table:formula="of:=[.C16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537">
            <text:p>0.00000537</text:p>
          </table:table-cell>
          <table:table-cell office:value-type="float" office:value="0">
            <text:p>0</text:p>
          </table:table-cell>
          <table:table-cell office:value-type="float" office:value="5.17">
            <text:p>5.17</text:p>
          </table:table-cell>
          <table:table-cell table:number-columns-repeated="5"/>
          <table:table-cell table:formula="of:=[.B169]*1000000" office:value-type="float" office:value="5.37">
            <text:p>5.37</text:p>
          </table:table-cell>
          <table:table-cell table:formula="of:=[.C16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537">
            <text:p>0.00000537</text:p>
          </table:table-cell>
          <table:table-cell office:value-type="float" office:value="0">
            <text:p>0</text:p>
          </table:table-cell>
          <table:table-cell office:value-type="float" office:value="5.59">
            <text:p>5.59</text:p>
          </table:table-cell>
          <table:table-cell table:number-columns-repeated="5"/>
          <table:table-cell table:formula="of:=[.B170]*1000000" office:value-type="float" office:value="5.37">
            <text:p>5.37</text:p>
          </table:table-cell>
          <table:table-cell table:formula="of:=[.C17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537">
            <text:p>0.00000537</text:p>
          </table:table-cell>
          <table:table-cell office:value-type="float" office:value="0">
            <text:p>0</text:p>
          </table:table-cell>
          <table:table-cell office:value-type="float" office:value="5.97">
            <text:p>5.97</text:p>
          </table:table-cell>
          <table:table-cell table:number-columns-repeated="5"/>
          <table:table-cell table:formula="of:=[.B171]*1000000" office:value-type="float" office:value="5.37">
            <text:p>5.37</text:p>
          </table:table-cell>
          <table:table-cell table:formula="of:=[.C17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537">
            <text:p>0.00000537</text:p>
          </table:table-cell>
          <table:table-cell office:value-type="float" office:value="0">
            <text:p>0</text:p>
          </table:table-cell>
          <table:table-cell office:value-type="float" office:value="6.39">
            <text:p>6.39</text:p>
          </table:table-cell>
          <table:table-cell table:number-columns-repeated="5"/>
          <table:table-cell table:formula="of:=[.B172]*1000000" office:value-type="float" office:value="5.37">
            <text:p>5.37</text:p>
          </table:table-cell>
          <table:table-cell table:formula="of:=[.C172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537">
            <text:p>0.00000537</text:p>
          </table:table-cell>
          <table:table-cell office:value-type="float" office:value="0">
            <text:p>0</text:p>
          </table:table-cell>
          <table:table-cell office:value-type="float" office:value="6.77">
            <text:p>6.77</text:p>
          </table:table-cell>
          <table:table-cell table:number-columns-repeated="5"/>
          <table:table-cell table:formula="of:=[.B173]*1000000" office:value-type="float" office:value="5.37">
            <text:p>5.37</text:p>
          </table:table-cell>
          <table:table-cell table:formula="of:=[.C173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461">
            <text:p>0.00000461</text:p>
          </table:table-cell>
          <table:table-cell office:value-type="float" office:value="0">
            <text:p>0</text:p>
          </table:table-cell>
          <table:table-cell office:value-type="float" office:value="7.19">
            <text:p>7.19</text:p>
          </table:table-cell>
          <table:table-cell table:number-columns-repeated="5"/>
          <table:table-cell table:formula="of:=[.B174]*1000000" office:value-type="float" office:value="4.61">
            <text:p>4.61</text:p>
          </table:table-cell>
          <table:table-cell table:formula="of:=[.C17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461">
            <text:p>0.00000461</text:p>
          </table:table-cell>
          <table:table-cell office:value-type="float" office:value="0">
            <text:p>0</text:p>
          </table:table-cell>
          <table:table-cell office:value-type="float" office:value="7.57">
            <text:p>7.57</text:p>
          </table:table-cell>
          <table:table-cell table:number-columns-repeated="5"/>
          <table:table-cell table:formula="of:=[.B175]*1000000" office:value-type="float" office:value="4.61">
            <text:p>4.61</text:p>
          </table:table-cell>
          <table:table-cell table:formula="of:=[.C17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461">
            <text:p>0.00000461</text:p>
          </table:table-cell>
          <table:table-cell office:value-type="float" office:value="0">
            <text:p>0</text:p>
          </table:table-cell>
          <table:table-cell office:value-type="float" office:value="7.99">
            <text:p>7.99</text:p>
          </table:table-cell>
          <table:table-cell table:number-columns-repeated="5"/>
          <table:table-cell table:formula="of:=[.B176]*1000000" office:value-type="float" office:value="4.61">
            <text:p>4.61</text:p>
          </table:table-cell>
          <table:table-cell table:formula="of:=[.C176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461">
            <text:p>0.00000461</text:p>
          </table:table-cell>
          <table:table-cell office:value-type="float" office:value="0">
            <text:p>0</text:p>
          </table:table-cell>
          <table:table-cell office:value-type="float" office:value="8.37">
            <text:p>8.37</text:p>
          </table:table-cell>
          <table:table-cell table:number-columns-repeated="5"/>
          <table:table-cell table:formula="of:=[.B177]*1000000" office:value-type="float" office:value="4.61">
            <text:p>4.61</text:p>
          </table:table-cell>
          <table:table-cell table:formula="of:=[.C17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691">
            <text:p>0.0000069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formula="of:=[.B178]*1000000" office:value-type="float" office:value="6.91">
            <text:p>6.91</text:p>
          </table:table-cell>
          <table:table-cell table:formula="of:=[.C17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691">
            <text:p>0.00000691</text:p>
          </table:table-cell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table:number-columns-repeated="5"/>
          <table:table-cell table:formula="of:=[.B179]*1000000" office:value-type="float" office:value="6.91">
            <text:p>6.91</text:p>
          </table:table-cell>
          <table:table-cell table:formula="of:=[.C17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691">
            <text:p>0.00000691</text:p>
          </table:table-cell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table:number-columns-repeated="5"/>
          <table:table-cell table:formula="of:=[.B180]*1000000" office:value-type="float" office:value="6.91">
            <text:p>6.91</text:p>
          </table:table-cell>
          <table:table-cell table:formula="of:=[.C18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691">
            <text:p>0.00000691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  <table:table-cell table:number-columns-repeated="5"/>
          <table:table-cell table:formula="of:=[.B181]*1000000" office:value-type="float" office:value="6.91">
            <text:p>6.91</text:p>
          </table:table-cell>
          <table:table-cell table:formula="of:=[.C18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691">
            <text:p>0.00000691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  <table:table-cell table:number-columns-repeated="5"/>
          <table:table-cell table:formula="of:=[.B182]*1000000" office:value-type="float" office:value="6.91">
            <text:p>6.91</text:p>
          </table:table-cell>
          <table:table-cell table:formula="of:=[.C182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768">
            <text:p>0.00000768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table:number-columns-repeated="5"/>
          <table:table-cell table:formula="of:=[.B183]*1000000" office:value-type="float" office:value="7.68">
            <text:p>7.68</text:p>
          </table:table-cell>
          <table:table-cell table:formula="of:=[.C183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691">
            <text:p>0.00000691</text:p>
          </table:table-cell>
          <table:table-cell office:value-type="float" office:value="0">
            <text:p>0</text:p>
          </table:table-cell>
          <table:table-cell office:value-type="float" office:value="2.41">
            <text:p>2.41</text:p>
          </table:table-cell>
          <table:table-cell table:number-columns-repeated="5"/>
          <table:table-cell table:formula="of:=[.B184]*1000000" office:value-type="float" office:value="6.91">
            <text:p>6.91</text:p>
          </table:table-cell>
          <table:table-cell table:formula="of:=[.C18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691">
            <text:p>0.00000691</text:p>
          </table:table-cell>
          <table:table-cell office:value-type="float" office:value="0">
            <text:p>0</text:p>
          </table:table-cell>
          <table:table-cell office:value-type="float" office:value="2.78">
            <text:p>2.78</text:p>
          </table:table-cell>
          <table:table-cell table:number-columns-repeated="5"/>
          <table:table-cell table:formula="of:=[.B185]*1000000" office:value-type="float" office:value="6.91">
            <text:p>6.91</text:p>
          </table:table-cell>
          <table:table-cell table:formula="of:=[.C18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691">
            <text:p>0.00000691</text:p>
          </table:table-cell>
          <table:table-cell office:value-type="float" office:value="0.00011516">
            <text:p>0.00011516</text:p>
          </table:table-cell>
          <table:table-cell office:value-type="float" office:value="3.2">
            <text:p>3.2</text:p>
          </table:table-cell>
          <table:table-cell table:number-columns-repeated="5"/>
          <table:table-cell table:formula="of:=[.B186]*1000000" office:value-type="float" office:value="6.91">
            <text:p>6.91</text:p>
          </table:table-cell>
          <table:table-cell table:formula="of:=[.C186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768">
            <text:p>0.00000768</text:p>
          </table:table-cell>
          <table:table-cell office:value-type="float" office:value="0">
            <text:p>0</text:p>
          </table:table-cell>
          <table:table-cell office:value-type="float" office:value="3.57">
            <text:p>3.57</text:p>
          </table:table-cell>
          <table:table-cell table:number-columns-repeated="5"/>
          <table:table-cell table:formula="of:=[.B187]*1000000" office:value-type="float" office:value="7.68">
            <text:p>7.68</text:p>
          </table:table-cell>
          <table:table-cell table:formula="of:=[.C18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691">
            <text:p>0.0000069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/>
          <table:table-cell table:formula="of:=[.B188]*1000000" office:value-type="float" office:value="6.91">
            <text:p>6.91</text:p>
          </table:table-cell>
          <table:table-cell table:formula="of:=[.C18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691">
            <text:p>0.00000691</text:p>
          </table:table-cell>
          <table:table-cell office:value-type="float" office:value="0">
            <text:p>0</text:p>
          </table:table-cell>
          <table:table-cell office:value-type="float" office:value="4.36">
            <text:p>4.36</text:p>
          </table:table-cell>
          <table:table-cell table:number-columns-repeated="5"/>
          <table:table-cell table:formula="of:=[.B189]*1000000" office:value-type="float" office:value="6.91">
            <text:p>6.91</text:p>
          </table:table-cell>
          <table:table-cell table:formula="of:=[.C18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691">
            <text:p>0.00000691</text:p>
          </table:table-cell>
          <table:table-cell office:value-type="float" office:value="0">
            <text:p>0</text:p>
          </table:table-cell>
          <table:table-cell office:value-type="float" office:value="4.79">
            <text:p>4.79</text:p>
          </table:table-cell>
          <table:table-cell table:number-columns-repeated="5"/>
          <table:table-cell table:formula="of:=[.B190]*1000000" office:value-type="float" office:value="6.91">
            <text:p>6.91</text:p>
          </table:table-cell>
          <table:table-cell table:formula="of:=[.C19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691">
            <text:p>0.00000691</text:p>
          </table:table-cell>
          <table:table-cell office:value-type="float" office:value="0">
            <text:p>0</text:p>
          </table:table-cell>
          <table:table-cell office:value-type="float" office:value="5.17">
            <text:p>5.17</text:p>
          </table:table-cell>
          <table:table-cell table:number-columns-repeated="5"/>
          <table:table-cell table:formula="of:=[.B191]*1000000" office:value-type="float" office:value="6.91">
            <text:p>6.91</text:p>
          </table:table-cell>
          <table:table-cell table:formula="of:=[.C19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691">
            <text:p>0.00000691</text:p>
          </table:table-cell>
          <table:table-cell office:value-type="float" office:value="0.00011516">
            <text:p>0.00011516</text:p>
          </table:table-cell>
          <table:table-cell office:value-type="float" office:value="5.59">
            <text:p>5.59</text:p>
          </table:table-cell>
          <table:table-cell table:number-columns-repeated="5"/>
          <table:table-cell table:formula="of:=[.B192]*1000000" office:value-type="float" office:value="6.91">
            <text:p>6.91</text:p>
          </table:table-cell>
          <table:table-cell table:formula="of:=[.C192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691">
            <text:p>0.00000691</text:p>
          </table:table-cell>
          <table:table-cell office:value-type="float" office:value="-0.00011516">
            <text:p>-0.00011516</text:p>
          </table:table-cell>
          <table:table-cell office:value-type="float" office:value="5.98">
            <text:p>5.98</text:p>
          </table:table-cell>
          <table:table-cell table:number-columns-repeated="5"/>
          <table:table-cell table:formula="of:=[.B193]*1000000" office:value-type="float" office:value="6.91">
            <text:p>6.91</text:p>
          </table:table-cell>
          <table:table-cell table:formula="of:=[.C193]*1000000" office:value-type="float" office:value="-115.16">
            <text:p>-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614">
            <text:p>0.00000614</text:p>
          </table:table-cell>
          <table:table-cell office:value-type="float" office:value="0">
            <text:p>0</text:p>
          </table:table-cell>
          <table:table-cell office:value-type="float" office:value="6.39">
            <text:p>6.39</text:p>
          </table:table-cell>
          <table:table-cell table:number-columns-repeated="5"/>
          <table:table-cell table:formula="of:=[.B194]*1000000" office:value-type="float" office:value="6.14">
            <text:p>6.14</text:p>
          </table:table-cell>
          <table:table-cell table:formula="of:=[.C19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614">
            <text:p>0.00000614</text:p>
          </table:table-cell>
          <table:table-cell office:value-type="float" office:value="0">
            <text:p>0</text:p>
          </table:table-cell>
          <table:table-cell office:value-type="float" office:value="6.77">
            <text:p>6.77</text:p>
          </table:table-cell>
          <table:table-cell table:number-columns-repeated="5"/>
          <table:table-cell table:formula="of:=[.B195]*1000000" office:value-type="float" office:value="6.14">
            <text:p>6.14</text:p>
          </table:table-cell>
          <table:table-cell table:formula="of:=[.C19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614">
            <text:p>0.00000614</text:p>
          </table:table-cell>
          <table:table-cell office:value-type="float" office:value="0.00011516">
            <text:p>0.00011516</text:p>
          </table:table-cell>
          <table:table-cell office:value-type="float" office:value="7.19">
            <text:p>7.19</text:p>
          </table:table-cell>
          <table:table-cell table:number-columns-repeated="5"/>
          <table:table-cell table:formula="of:=[.B196]*1000000" office:value-type="float" office:value="6.14">
            <text:p>6.14</text:p>
          </table:table-cell>
          <table:table-cell table:formula="of:=[.C196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614">
            <text:p>0.00000614</text:p>
          </table:table-cell>
          <table:table-cell office:value-type="float" office:value="0">
            <text:p>0</text:p>
          </table:table-cell>
          <table:table-cell office:value-type="float" office:value="7.57">
            <text:p>7.57</text:p>
          </table:table-cell>
          <table:table-cell table:number-columns-repeated="5"/>
          <table:table-cell table:formula="of:=[.B197]*1000000" office:value-type="float" office:value="6.14">
            <text:p>6.14</text:p>
          </table:table-cell>
          <table:table-cell table:formula="of:=[.C19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614">
            <text:p>0.00000614</text:p>
          </table:table-cell>
          <table:table-cell office:value-type="float" office:value="0">
            <text:p>0</text:p>
          </table:table-cell>
          <table:table-cell office:value-type="float" office:value="7.99">
            <text:p>7.99</text:p>
          </table:table-cell>
          <table:table-cell table:number-columns-repeated="5"/>
          <table:table-cell table:formula="of:=[.B198]*1000000" office:value-type="float" office:value="6.14">
            <text:p>6.14</text:p>
          </table:table-cell>
          <table:table-cell table:formula="of:=[.C19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0614">
            <text:p>0.00000614</text:p>
          </table:table-cell>
          <table:table-cell office:value-type="float" office:value="0">
            <text:p>0</text:p>
          </table:table-cell>
          <table:table-cell office:value-type="float" office:value="8.37">
            <text:p>8.37</text:p>
          </table:table-cell>
          <table:table-cell table:number-columns-repeated="5"/>
          <table:table-cell table:formula="of:=[.B199]*1000000" office:value-type="float" office:value="6.14">
            <text:p>6.14</text:p>
          </table:table-cell>
          <table:table-cell table:formula="of:=[.C19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152">
            <text:p>0.0000115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formula="of:=[.B200]*1000000" office:value-type="float" office:value="11.52">
            <text:p>11.52</text:p>
          </table:table-cell>
          <table:table-cell table:formula="of:=[.C20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152">
            <text:p>0.00001152</text:p>
          </table:table-cell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table:number-columns-repeated="5"/>
          <table:table-cell table:formula="of:=[.B201]*1000000" office:value-type="float" office:value="11.52">
            <text:p>11.52</text:p>
          </table:table-cell>
          <table:table-cell table:formula="of:=[.C20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152">
            <text:p>0.00001152</text:p>
          </table:table-cell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table:number-columns-repeated="5"/>
          <table:table-cell table:formula="of:=[.B202]*1000000" office:value-type="float" office:value="11.52">
            <text:p>11.52</text:p>
          </table:table-cell>
          <table:table-cell table:formula="of:=[.C202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152">
            <text:p>0.00001152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  <table:table-cell table:number-columns-repeated="5"/>
          <table:table-cell table:formula="of:=[.B203]*1000000" office:value-type="float" office:value="11.52">
            <text:p>11.52</text:p>
          </table:table-cell>
          <table:table-cell table:formula="of:=[.C203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152">
            <text:p>0.00001152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  <table:table-cell table:number-columns-repeated="5"/>
          <table:table-cell table:formula="of:=[.B204]*1000000" office:value-type="float" office:value="11.52">
            <text:p>11.52</text:p>
          </table:table-cell>
          <table:table-cell table:formula="of:=[.C20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152">
            <text:p>0.00001152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table:number-columns-repeated="5"/>
          <table:table-cell table:formula="of:=[.B205]*1000000" office:value-type="float" office:value="11.52">
            <text:p>11.52</text:p>
          </table:table-cell>
          <table:table-cell table:formula="of:=[.C20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152">
            <text:p>0.00001152</text:p>
          </table:table-cell>
          <table:table-cell office:value-type="float" office:value="0">
            <text:p>0</text:p>
          </table:table-cell>
          <table:table-cell office:value-type="float" office:value="2.41">
            <text:p>2.41</text:p>
          </table:table-cell>
          <table:table-cell table:number-columns-repeated="5"/>
          <table:table-cell table:formula="of:=[.B206]*1000000" office:value-type="float" office:value="11.52">
            <text:p>11.52</text:p>
          </table:table-cell>
          <table:table-cell table:formula="of:=[.C206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075">
            <text:p>0.00001075</text:p>
          </table:table-cell>
          <table:table-cell office:value-type="float" office:value="0">
            <text:p>0</text:p>
          </table:table-cell>
          <table:table-cell office:value-type="float" office:value="2.78">
            <text:p>2.78</text:p>
          </table:table-cell>
          <table:table-cell table:number-columns-repeated="5"/>
          <table:table-cell table:formula="of:=[.B207]*1000000" office:value-type="float" office:value="10.75">
            <text:p>10.75</text:p>
          </table:table-cell>
          <table:table-cell table:formula="of:=[.C20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152">
            <text:p>0.00001152</text:p>
          </table:table-cell>
          <table:table-cell office:value-type="float" office:value="0">
            <text:p>0</text:p>
          </table:table-cell>
          <table:table-cell office:value-type="float" office:value="3.19">
            <text:p>3.19</text:p>
          </table:table-cell>
          <table:table-cell table:number-columns-repeated="5"/>
          <table:table-cell table:formula="of:=[.B208]*1000000" office:value-type="float" office:value="11.52">
            <text:p>11.52</text:p>
          </table:table-cell>
          <table:table-cell table:formula="of:=[.C20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152">
            <text:p>0.00001152</text:p>
          </table:table-cell>
          <table:table-cell office:value-type="float" office:value="0">
            <text:p>0</text:p>
          </table:table-cell>
          <table:table-cell office:value-type="float" office:value="3.57">
            <text:p>3.57</text:p>
          </table:table-cell>
          <table:table-cell table:number-columns-repeated="5"/>
          <table:table-cell table:formula="of:=[.B209]*1000000" office:value-type="float" office:value="11.52">
            <text:p>11.52</text:p>
          </table:table-cell>
          <table:table-cell table:formula="of:=[.C20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152">
            <text:p>0.000011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/>
          <table:table-cell table:formula="of:=[.B210]*1000000" office:value-type="float" office:value="11.52">
            <text:p>11.52</text:p>
          </table:table-cell>
          <table:table-cell table:formula="of:=[.C21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152">
            <text:p>0.00001152</text:p>
          </table:table-cell>
          <table:table-cell office:value-type="float" office:value="0">
            <text:p>0</text:p>
          </table:table-cell>
          <table:table-cell office:value-type="float" office:value="4.36">
            <text:p>4.36</text:p>
          </table:table-cell>
          <table:table-cell table:number-columns-repeated="5"/>
          <table:table-cell table:formula="of:=[.B211]*1000000" office:value-type="float" office:value="11.52">
            <text:p>11.52</text:p>
          </table:table-cell>
          <table:table-cell table:formula="of:=[.C21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152">
            <text:p>0.00001152</text:p>
          </table:table-cell>
          <table:table-cell office:value-type="float" office:value="0">
            <text:p>0</text:p>
          </table:table-cell>
          <table:table-cell office:value-type="float" office:value="4.79">
            <text:p>4.79</text:p>
          </table:table-cell>
          <table:table-cell table:number-columns-repeated="5"/>
          <table:table-cell table:formula="of:=[.B212]*1000000" office:value-type="float" office:value="11.52">
            <text:p>11.52</text:p>
          </table:table-cell>
          <table:table-cell table:formula="of:=[.C212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152">
            <text:p>0.00001152</text:p>
          </table:table-cell>
          <table:table-cell office:value-type="float" office:value="0">
            <text:p>0</text:p>
          </table:table-cell>
          <table:table-cell office:value-type="float" office:value="5.17">
            <text:p>5.17</text:p>
          </table:table-cell>
          <table:table-cell table:number-columns-repeated="5"/>
          <table:table-cell table:formula="of:=[.B213]*1000000" office:value-type="float" office:value="11.52">
            <text:p>11.52</text:p>
          </table:table-cell>
          <table:table-cell table:formula="of:=[.C213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152">
            <text:p>0.00001152</text:p>
          </table:table-cell>
          <table:table-cell office:value-type="float" office:value="0">
            <text:p>0</text:p>
          </table:table-cell>
          <table:table-cell office:value-type="float" office:value="5.6">
            <text:p>5.6</text:p>
          </table:table-cell>
          <table:table-cell table:number-columns-repeated="5"/>
          <table:table-cell table:formula="of:=[.B214]*1000000" office:value-type="float" office:value="11.52">
            <text:p>11.52</text:p>
          </table:table-cell>
          <table:table-cell table:formula="of:=[.C21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152">
            <text:p>0.00001152</text:p>
          </table:table-cell>
          <table:table-cell office:value-type="float" office:value="0">
            <text:p>0</text:p>
          </table:table-cell>
          <table:table-cell office:value-type="float" office:value="5.97">
            <text:p>5.97</text:p>
          </table:table-cell>
          <table:table-cell table:number-columns-repeated="5"/>
          <table:table-cell table:formula="of:=[.B215]*1000000" office:value-type="float" office:value="11.52">
            <text:p>11.52</text:p>
          </table:table-cell>
          <table:table-cell table:formula="of:=[.C21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152">
            <text:p>0.00001152</text:p>
          </table:table-cell>
          <table:table-cell office:value-type="float" office:value="0">
            <text:p>0</text:p>
          </table:table-cell>
          <table:table-cell office:value-type="float" office:value="6.39">
            <text:p>6.39</text:p>
          </table:table-cell>
          <table:table-cell table:number-columns-repeated="5"/>
          <table:table-cell table:formula="of:=[.B216]*1000000" office:value-type="float" office:value="11.52">
            <text:p>11.52</text:p>
          </table:table-cell>
          <table:table-cell table:formula="of:=[.C216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152">
            <text:p>0.00001152</text:p>
          </table:table-cell>
          <table:table-cell office:value-type="float" office:value="0">
            <text:p>0</text:p>
          </table:table-cell>
          <table:table-cell office:value-type="float" office:value="6.77">
            <text:p>6.77</text:p>
          </table:table-cell>
          <table:table-cell table:number-columns-repeated="5"/>
          <table:table-cell table:formula="of:=[.B217]*1000000" office:value-type="float" office:value="11.52">
            <text:p>11.52</text:p>
          </table:table-cell>
          <table:table-cell table:formula="of:=[.C21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075">
            <text:p>0.00001075</text:p>
          </table:table-cell>
          <table:table-cell office:value-type="float" office:value="0.00011516">
            <text:p>0.00011516</text:p>
          </table:table-cell>
          <table:table-cell office:value-type="float" office:value="7.2">
            <text:p>7.2</text:p>
          </table:table-cell>
          <table:table-cell table:number-columns-repeated="5"/>
          <table:table-cell table:formula="of:=[.B218]*1000000" office:value-type="float" office:value="10.75">
            <text:p>10.75</text:p>
          </table:table-cell>
          <table:table-cell table:formula="of:=[.C218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075">
            <text:p>0.00001075</text:p>
          </table:table-cell>
          <table:table-cell office:value-type="float" office:value="0">
            <text:p>0</text:p>
          </table:table-cell>
          <table:table-cell office:value-type="float" office:value="7.57">
            <text:p>7.57</text:p>
          </table:table-cell>
          <table:table-cell table:number-columns-repeated="5"/>
          <table:table-cell table:formula="of:=[.B219]*1000000" office:value-type="float" office:value="10.75">
            <text:p>10.75</text:p>
          </table:table-cell>
          <table:table-cell table:formula="of:=[.C21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075">
            <text:p>0.00001075</text:p>
          </table:table-cell>
          <table:table-cell office:value-type="float" office:value="0">
            <text:p>0</text:p>
          </table:table-cell>
          <table:table-cell office:value-type="float" office:value="7.99">
            <text:p>7.99</text:p>
          </table:table-cell>
          <table:table-cell table:number-columns-repeated="5"/>
          <table:table-cell table:formula="of:=[.B220]*1000000" office:value-type="float" office:value="10.75">
            <text:p>10.75</text:p>
          </table:table-cell>
          <table:table-cell table:formula="of:=[.C22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075">
            <text:p>0.00001075</text:p>
          </table:table-cell>
          <table:table-cell office:value-type="float" office:value="0">
            <text:p>0</text:p>
          </table:table-cell>
          <table:table-cell office:value-type="float" office:value="8.37">
            <text:p>8.37</text:p>
          </table:table-cell>
          <table:table-cell table:number-columns-repeated="5"/>
          <table:table-cell table:formula="of:=[.B221]*1000000" office:value-type="float" office:value="10.75">
            <text:p>10.75</text:p>
          </table:table-cell>
          <table:table-cell table:formula="of:=[.C22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382">
            <text:p>0.0000138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formula="of:=[.B222]*1000000" office:value-type="float" office:value="13.82">
            <text:p>13.82</text:p>
          </table:table-cell>
          <table:table-cell table:formula="of:=[.C222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382">
            <text:p>0.00001382</text:p>
          </table:table-cell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table:number-columns-repeated="5"/>
          <table:table-cell table:formula="of:=[.B223]*1000000" office:value-type="float" office:value="13.82">
            <text:p>13.82</text:p>
          </table:table-cell>
          <table:table-cell table:formula="of:=[.C223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382">
            <text:p>0.00001382</text:p>
          </table:table-cell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table:number-columns-repeated="5"/>
          <table:table-cell table:formula="of:=[.B224]*1000000" office:value-type="float" office:value="13.82">
            <text:p>13.82</text:p>
          </table:table-cell>
          <table:table-cell table:formula="of:=[.C22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382">
            <text:p>0.00001382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  <table:table-cell table:number-columns-repeated="5"/>
          <table:table-cell table:formula="of:=[.B225]*1000000" office:value-type="float" office:value="13.82">
            <text:p>13.82</text:p>
          </table:table-cell>
          <table:table-cell table:formula="of:=[.C22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382">
            <text:p>0.00001382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  <table:table-cell table:number-columns-repeated="5"/>
          <table:table-cell table:formula="of:=[.B226]*1000000" office:value-type="float" office:value="13.82">
            <text:p>13.82</text:p>
          </table:table-cell>
          <table:table-cell table:formula="of:=[.C226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382">
            <text:p>0.00001382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table:number-columns-repeated="5"/>
          <table:table-cell table:formula="of:=[.B227]*1000000" office:value-type="float" office:value="13.82">
            <text:p>13.82</text:p>
          </table:table-cell>
          <table:table-cell table:formula="of:=[.C22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382">
            <text:p>0.00001382</text:p>
          </table:table-cell>
          <table:table-cell office:value-type="float" office:value="0">
            <text:p>0</text:p>
          </table:table-cell>
          <table:table-cell office:value-type="float" office:value="2.41">
            <text:p>2.41</text:p>
          </table:table-cell>
          <table:table-cell table:number-columns-repeated="5"/>
          <table:table-cell table:formula="of:=[.B228]*1000000" office:value-type="float" office:value="13.82">
            <text:p>13.82</text:p>
          </table:table-cell>
          <table:table-cell table:formula="of:=[.C22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382">
            <text:p>0.00001382</text:p>
          </table:table-cell>
          <table:table-cell office:value-type="float" office:value="0">
            <text:p>0</text:p>
          </table:table-cell>
          <table:table-cell office:value-type="float" office:value="2.78">
            <text:p>2.78</text:p>
          </table:table-cell>
          <table:table-cell table:number-columns-repeated="5"/>
          <table:table-cell table:formula="of:=[.B229]*1000000" office:value-type="float" office:value="13.82">
            <text:p>13.82</text:p>
          </table:table-cell>
          <table:table-cell table:formula="of:=[.C22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382">
            <text:p>0.00001382</text:p>
          </table:table-cell>
          <table:table-cell office:value-type="float" office:value="0.00011516">
            <text:p>0.00011516</text:p>
          </table:table-cell>
          <table:table-cell office:value-type="float" office:value="3.2">
            <text:p>3.2</text:p>
          </table:table-cell>
          <table:table-cell table:number-columns-repeated="5"/>
          <table:table-cell table:formula="of:=[.B230]*1000000" office:value-type="float" office:value="13.82">
            <text:p>13.82</text:p>
          </table:table-cell>
          <table:table-cell table:formula="of:=[.C230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382">
            <text:p>0.00001382</text:p>
          </table:table-cell>
          <table:table-cell office:value-type="float" office:value="0">
            <text:p>0</text:p>
          </table:table-cell>
          <table:table-cell office:value-type="float" office:value="3.57">
            <text:p>3.57</text:p>
          </table:table-cell>
          <table:table-cell table:number-columns-repeated="5"/>
          <table:table-cell table:formula="of:=[.B231]*1000000" office:value-type="float" office:value="13.82">
            <text:p>13.82</text:p>
          </table:table-cell>
          <table:table-cell table:formula="of:=[.C23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382">
            <text:p>0.0000138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/>
          <table:table-cell table:formula="of:=[.B232]*1000000" office:value-type="float" office:value="13.82">
            <text:p>13.82</text:p>
          </table:table-cell>
          <table:table-cell table:formula="of:=[.C232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382">
            <text:p>0.00001382</text:p>
          </table:table-cell>
          <table:table-cell office:value-type="float" office:value="0">
            <text:p>0</text:p>
          </table:table-cell>
          <table:table-cell office:value-type="float" office:value="4.36">
            <text:p>4.36</text:p>
          </table:table-cell>
          <table:table-cell table:number-columns-repeated="5"/>
          <table:table-cell table:formula="of:=[.B233]*1000000" office:value-type="float" office:value="13.82">
            <text:p>13.82</text:p>
          </table:table-cell>
          <table:table-cell table:formula="of:=[.C233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382">
            <text:p>0.00001382</text:p>
          </table:table-cell>
          <table:table-cell office:value-type="float" office:value="0">
            <text:p>0</text:p>
          </table:table-cell>
          <table:table-cell office:value-type="float" office:value="4.79">
            <text:p>4.79</text:p>
          </table:table-cell>
          <table:table-cell table:number-columns-repeated="5"/>
          <table:table-cell table:formula="of:=[.B234]*1000000" office:value-type="float" office:value="13.82">
            <text:p>13.82</text:p>
          </table:table-cell>
          <table:table-cell table:formula="of:=[.C23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382">
            <text:p>0.00001382</text:p>
          </table:table-cell>
          <table:table-cell office:value-type="float" office:value="0">
            <text:p>0</text:p>
          </table:table-cell>
          <table:table-cell office:value-type="float" office:value="5.17">
            <text:p>5.17</text:p>
          </table:table-cell>
          <table:table-cell table:number-columns-repeated="5"/>
          <table:table-cell table:formula="of:=[.B235]*1000000" office:value-type="float" office:value="13.82">
            <text:p>13.82</text:p>
          </table:table-cell>
          <table:table-cell table:formula="of:=[.C23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382">
            <text:p>0.00001382</text:p>
          </table:table-cell>
          <table:table-cell office:value-type="float" office:value="0">
            <text:p>0</text:p>
          </table:table-cell>
          <table:table-cell office:value-type="float" office:value="5.59">
            <text:p>5.59</text:p>
          </table:table-cell>
          <table:table-cell table:number-columns-repeated="5"/>
          <table:table-cell table:formula="of:=[.B236]*1000000" office:value-type="float" office:value="13.82">
            <text:p>13.82</text:p>
          </table:table-cell>
          <table:table-cell table:formula="of:=[.C236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382">
            <text:p>0.00001382</text:p>
          </table:table-cell>
          <table:table-cell office:value-type="float" office:value="0">
            <text:p>0</text:p>
          </table:table-cell>
          <table:table-cell office:value-type="float" office:value="5.97">
            <text:p>5.97</text:p>
          </table:table-cell>
          <table:table-cell table:number-columns-repeated="5"/>
          <table:table-cell table:formula="of:=[.B237]*1000000" office:value-type="float" office:value="13.82">
            <text:p>13.82</text:p>
          </table:table-cell>
          <table:table-cell table:formula="of:=[.C23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382">
            <text:p>0.00001382</text:p>
          </table:table-cell>
          <table:table-cell office:value-type="float" office:value="0.00011516">
            <text:p>0.00011516</text:p>
          </table:table-cell>
          <table:table-cell office:value-type="float" office:value="6.39">
            <text:p>6.39</text:p>
          </table:table-cell>
          <table:table-cell table:number-columns-repeated="5"/>
          <table:table-cell table:formula="of:=[.B238]*1000000" office:value-type="float" office:value="13.82">
            <text:p>13.82</text:p>
          </table:table-cell>
          <table:table-cell table:formula="of:=[.C238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382">
            <text:p>0.00001382</text:p>
          </table:table-cell>
          <table:table-cell office:value-type="float" office:value="0">
            <text:p>0</text:p>
          </table:table-cell>
          <table:table-cell office:value-type="float" office:value="6.77">
            <text:p>6.77</text:p>
          </table:table-cell>
          <table:table-cell table:number-columns-repeated="5"/>
          <table:table-cell table:formula="of:=[.B239]*1000000" office:value-type="float" office:value="13.82">
            <text:p>13.82</text:p>
          </table:table-cell>
          <table:table-cell table:formula="of:=[.C23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305">
            <text:p>0.00001305</text:p>
          </table:table-cell>
          <table:table-cell office:value-type="float" office:value="0">
            <text:p>0</text:p>
          </table:table-cell>
          <table:table-cell office:value-type="float" office:value="7.19">
            <text:p>7.19</text:p>
          </table:table-cell>
          <table:table-cell table:number-columns-repeated="5"/>
          <table:table-cell table:formula="of:=[.B240]*1000000" office:value-type="float" office:value="13.05">
            <text:p>13.05</text:p>
          </table:table-cell>
          <table:table-cell table:formula="of:=[.C24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305">
            <text:p>0.00001305</text:p>
          </table:table-cell>
          <table:table-cell office:value-type="float" office:value="0">
            <text:p>0</text:p>
          </table:table-cell>
          <table:table-cell office:value-type="float" office:value="7.55">
            <text:p>7.55</text:p>
          </table:table-cell>
          <table:table-cell table:number-columns-repeated="5"/>
          <table:table-cell table:formula="of:=[.B241]*1000000" office:value-type="float" office:value="13.05">
            <text:p>13.05</text:p>
          </table:table-cell>
          <table:table-cell table:formula="of:=[.C24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305">
            <text:p>0.00001305</text:p>
          </table:table-cell>
          <table:table-cell office:value-type="float" office:value="0">
            <text:p>0</text:p>
          </table:table-cell>
          <table:table-cell office:value-type="float" office:value="7.99">
            <text:p>7.99</text:p>
          </table:table-cell>
          <table:table-cell table:number-columns-repeated="5"/>
          <table:table-cell table:formula="of:=[.B242]*1000000" office:value-type="float" office:value="13.05">
            <text:p>13.05</text:p>
          </table:table-cell>
          <table:table-cell table:formula="of:=[.C242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305">
            <text:p>0.00001305</text:p>
          </table:table-cell>
          <table:table-cell office:value-type="float" office:value="0.00011516">
            <text:p>0.00011516</text:p>
          </table:table-cell>
          <table:table-cell office:value-type="float" office:value="8.36">
            <text:p>8.36</text:p>
          </table:table-cell>
          <table:table-cell table:number-columns-repeated="5"/>
          <table:table-cell table:formula="of:=[.B243]*1000000" office:value-type="float" office:value="13.05">
            <text:p>13.05</text:p>
          </table:table-cell>
          <table:table-cell table:formula="of:=[.C243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919">
            <text:p>0.00001919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formula="of:=[.B244]*1000000" office:value-type="float" office:value="19.19">
            <text:p>19.19</text:p>
          </table:table-cell>
          <table:table-cell table:formula="of:=[.C24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919">
            <text:p>0.00001919</text:p>
          </table:table-cell>
          <table:table-cell office:value-type="float" office:value="0.00011516">
            <text:p>0.00011516</text:p>
          </table:table-cell>
          <table:table-cell office:value-type="float" office:value="0.39">
            <text:p>0.39</text:p>
          </table:table-cell>
          <table:table-cell table:number-columns-repeated="5"/>
          <table:table-cell table:formula="of:=[.B245]*1000000" office:value-type="float" office:value="19.19">
            <text:p>19.19</text:p>
          </table:table-cell>
          <table:table-cell table:formula="of:=[.C245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919">
            <text:p>0.00001919</text:p>
          </table:table-cell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table:number-columns-repeated="5"/>
          <table:table-cell table:formula="of:=[.B246]*1000000" office:value-type="float" office:value="19.19">
            <text:p>19.19</text:p>
          </table:table-cell>
          <table:table-cell table:formula="of:=[.C246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919">
            <text:p>0.00001919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  <table:table-cell table:number-columns-repeated="5"/>
          <table:table-cell table:formula="of:=[.B247]*1000000" office:value-type="float" office:value="19.19">
            <text:p>19.19</text:p>
          </table:table-cell>
          <table:table-cell table:formula="of:=[.C24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919">
            <text:p>0.00001919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  <table:table-cell table:number-columns-repeated="5"/>
          <table:table-cell table:formula="of:=[.B248]*1000000" office:value-type="float" office:value="19.19">
            <text:p>19.19</text:p>
          </table:table-cell>
          <table:table-cell table:formula="of:=[.C24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919">
            <text:p>0.00001919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table:number-columns-repeated="5"/>
          <table:table-cell table:formula="of:=[.B249]*1000000" office:value-type="float" office:value="19.19">
            <text:p>19.19</text:p>
          </table:table-cell>
          <table:table-cell table:formula="of:=[.C24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919">
            <text:p>0.00001919</text:p>
          </table:table-cell>
          <table:table-cell office:value-type="float" office:value="0.00011516">
            <text:p>0.00011516</text:p>
          </table:table-cell>
          <table:table-cell office:value-type="float" office:value="2.4">
            <text:p>2.4</text:p>
          </table:table-cell>
          <table:table-cell table:number-columns-repeated="5"/>
          <table:table-cell table:formula="of:=[.B250]*1000000" office:value-type="float" office:value="19.19">
            <text:p>19.19</text:p>
          </table:table-cell>
          <table:table-cell table:formula="of:=[.C250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919">
            <text:p>0.00001919</text:p>
          </table:table-cell>
          <table:table-cell office:value-type="float" office:value="0">
            <text:p>0</text:p>
          </table:table-cell>
          <table:table-cell office:value-type="float" office:value="2.78">
            <text:p>2.78</text:p>
          </table:table-cell>
          <table:table-cell table:number-columns-repeated="5"/>
          <table:table-cell table:formula="of:=[.B251]*1000000" office:value-type="float" office:value="19.19">
            <text:p>19.19</text:p>
          </table:table-cell>
          <table:table-cell table:formula="of:=[.C25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919">
            <text:p>0.00001919</text:p>
          </table:table-cell>
          <table:table-cell office:value-type="float" office:value="0.00011516">
            <text:p>0.00011516</text:p>
          </table:table-cell>
          <table:table-cell office:value-type="float" office:value="3.19">
            <text:p>3.19</text:p>
          </table:table-cell>
          <table:table-cell table:number-columns-repeated="5"/>
          <table:table-cell table:formula="of:=[.B252]*1000000" office:value-type="float" office:value="19.19">
            <text:p>19.19</text:p>
          </table:table-cell>
          <table:table-cell table:formula="of:=[.C252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919">
            <text:p>0.00001919</text:p>
          </table:table-cell>
          <table:table-cell office:value-type="float" office:value="0">
            <text:p>0</text:p>
          </table:table-cell>
          <table:table-cell office:value-type="float" office:value="3.57">
            <text:p>3.57</text:p>
          </table:table-cell>
          <table:table-cell table:number-columns-repeated="5"/>
          <table:table-cell table:formula="of:=[.B253]*1000000" office:value-type="float" office:value="19.19">
            <text:p>19.19</text:p>
          </table:table-cell>
          <table:table-cell table:formula="of:=[.C253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919">
            <text:p>0.00001919</text:p>
          </table:table-cell>
          <table:table-cell office:value-type="float" office:value="0.00011516">
            <text:p>0.00011516</text:p>
          </table:table-cell>
          <table:table-cell office:value-type="float" office:value="3.98">
            <text:p>3.98</text:p>
          </table:table-cell>
          <table:table-cell table:number-columns-repeated="5"/>
          <table:table-cell table:formula="of:=[.B254]*1000000" office:value-type="float" office:value="19.19">
            <text:p>19.19</text:p>
          </table:table-cell>
          <table:table-cell table:formula="of:=[.C254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919">
            <text:p>0.00001919</text:p>
          </table:table-cell>
          <table:table-cell office:value-type="float" office:value="0">
            <text:p>0</text:p>
          </table:table-cell>
          <table:table-cell office:value-type="float" office:value="4.36">
            <text:p>4.36</text:p>
          </table:table-cell>
          <table:table-cell table:number-columns-repeated="5"/>
          <table:table-cell table:formula="of:=[.B255]*1000000" office:value-type="float" office:value="19.19">
            <text:p>19.19</text:p>
          </table:table-cell>
          <table:table-cell table:formula="of:=[.C25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919">
            <text:p>0.00001919</text:p>
          </table:table-cell>
          <table:table-cell office:value-type="float" office:value="0.00011516">
            <text:p>0.00011516</text:p>
          </table:table-cell>
          <table:table-cell office:value-type="float" office:value="4.79">
            <text:p>4.79</text:p>
          </table:table-cell>
          <table:table-cell table:number-columns-repeated="5"/>
          <table:table-cell table:formula="of:=[.B256]*1000000" office:value-type="float" office:value="19.19">
            <text:p>19.19</text:p>
          </table:table-cell>
          <table:table-cell table:formula="of:=[.C256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919">
            <text:p>0.00001919</text:p>
          </table:table-cell>
          <table:table-cell office:value-type="float" office:value="0.00011516">
            <text:p>0.00011516</text:p>
          </table:table-cell>
          <table:table-cell office:value-type="float" office:value="5.16">
            <text:p>5.16</text:p>
          </table:table-cell>
          <table:table-cell table:number-columns-repeated="5"/>
          <table:table-cell table:formula="of:=[.B257]*1000000" office:value-type="float" office:value="19.19">
            <text:p>19.19</text:p>
          </table:table-cell>
          <table:table-cell table:formula="of:=[.C257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919">
            <text:p>0.00001919</text:p>
          </table:table-cell>
          <table:table-cell office:value-type="float" office:value="0">
            <text:p>0</text:p>
          </table:table-cell>
          <table:table-cell office:value-type="float" office:value="5.59">
            <text:p>5.59</text:p>
          </table:table-cell>
          <table:table-cell table:number-columns-repeated="5"/>
          <table:table-cell table:formula="of:=[.B258]*1000000" office:value-type="float" office:value="19.19">
            <text:p>19.19</text:p>
          </table:table-cell>
          <table:table-cell table:formula="of:=[.C25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919">
            <text:p>0.00001919</text:p>
          </table:table-cell>
          <table:table-cell office:value-type="float" office:value="0">
            <text:p>0</text:p>
          </table:table-cell>
          <table:table-cell office:value-type="float" office:value="5.97">
            <text:p>5.97</text:p>
          </table:table-cell>
          <table:table-cell table:number-columns-repeated="5"/>
          <table:table-cell table:formula="of:=[.B259]*1000000" office:value-type="float" office:value="19.19">
            <text:p>19.19</text:p>
          </table:table-cell>
          <table:table-cell table:formula="of:=[.C25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919">
            <text:p>0.00001919</text:p>
          </table:table-cell>
          <table:table-cell office:value-type="float" office:value="0">
            <text:p>0</text:p>
          </table:table-cell>
          <table:table-cell office:value-type="float" office:value="6.39">
            <text:p>6.39</text:p>
          </table:table-cell>
          <table:table-cell table:number-columns-repeated="5"/>
          <table:table-cell table:formula="of:=[.B260]*1000000" office:value-type="float" office:value="19.19">
            <text:p>19.19</text:p>
          </table:table-cell>
          <table:table-cell table:formula="of:=[.C26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843">
            <text:p>0.00001843</text:p>
          </table:table-cell>
          <table:table-cell office:value-type="float" office:value="0.00011516">
            <text:p>0.00011516</text:p>
          </table:table-cell>
          <table:table-cell office:value-type="float" office:value="6.77">
            <text:p>6.77</text:p>
          </table:table-cell>
          <table:table-cell table:number-columns-repeated="5"/>
          <table:table-cell table:formula="of:=[.B261]*1000000" office:value-type="float" office:value="18.43">
            <text:p>18.43</text:p>
          </table:table-cell>
          <table:table-cell table:formula="of:=[.C261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843">
            <text:p>0.00001843</text:p>
          </table:table-cell>
          <table:table-cell office:value-type="float" office:value="0">
            <text:p>0</text:p>
          </table:table-cell>
          <table:table-cell office:value-type="float" office:value="7.19">
            <text:p>7.19</text:p>
          </table:table-cell>
          <table:table-cell table:number-columns-repeated="5"/>
          <table:table-cell table:formula="of:=[.B262]*1000000" office:value-type="float" office:value="18.43">
            <text:p>18.43</text:p>
          </table:table-cell>
          <table:table-cell table:formula="of:=[.C262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843">
            <text:p>0.00001843</text:p>
          </table:table-cell>
          <table:table-cell office:value-type="float" office:value="0.00011516">
            <text:p>0.00011516</text:p>
          </table:table-cell>
          <table:table-cell office:value-type="float" office:value="7.57">
            <text:p>7.57</text:p>
          </table:table-cell>
          <table:table-cell table:number-columns-repeated="5"/>
          <table:table-cell table:formula="of:=[.B263]*1000000" office:value-type="float" office:value="18.43">
            <text:p>18.43</text:p>
          </table:table-cell>
          <table:table-cell table:formula="of:=[.C263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766">
            <text:p>0.00001766</text:p>
          </table:table-cell>
          <table:table-cell office:value-type="float" office:value="0">
            <text:p>0</text:p>
          </table:table-cell>
          <table:table-cell office:value-type="float" office:value="7.99">
            <text:p>7.99</text:p>
          </table:table-cell>
          <table:table-cell table:number-columns-repeated="5"/>
          <table:table-cell table:formula="of:=[.B264]*1000000" office:value-type="float" office:value="17.66">
            <text:p>17.66</text:p>
          </table:table-cell>
          <table:table-cell table:formula="of:=[.C26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1766">
            <text:p>0.00001766</text:p>
          </table:table-cell>
          <table:table-cell office:value-type="float" office:value="0.00011516">
            <text:p>0.00011516</text:p>
          </table:table-cell>
          <table:table-cell office:value-type="float" office:value="8.36">
            <text:p>8.36</text:p>
          </table:table-cell>
          <table:table-cell table:number-columns-repeated="5"/>
          <table:table-cell table:formula="of:=[.B265]*1000000" office:value-type="float" office:value="17.66">
            <text:p>17.66</text:p>
          </table:table-cell>
          <table:table-cell table:formula="of:=[.C265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457">
            <text:p>0.0000245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formula="of:=[.B266]*1000000" office:value-type="float" office:value="24.57">
            <text:p>24.57</text:p>
          </table:table-cell>
          <table:table-cell table:formula="of:=[.C266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457">
            <text:p>0.00002457</text:p>
          </table:table-cell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table:number-columns-repeated="5"/>
          <table:table-cell table:formula="of:=[.B267]*1000000" office:value-type="float" office:value="24.57">
            <text:p>24.57</text:p>
          </table:table-cell>
          <table:table-cell table:formula="of:=[.C26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457">
            <text:p>0.00002457</text:p>
          </table:table-cell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table:number-columns-repeated="5"/>
          <table:table-cell table:formula="of:=[.B268]*1000000" office:value-type="float" office:value="24.57">
            <text:p>24.57</text:p>
          </table:table-cell>
          <table:table-cell table:formula="of:=[.C26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457">
            <text:p>0.00002457</text:p>
          </table:table-cell>
          <table:table-cell office:value-type="float" office:value="0.00011516">
            <text:p>0.00011516</text:p>
          </table:table-cell>
          <table:table-cell office:value-type="float" office:value="1.19">
            <text:p>1.19</text:p>
          </table:table-cell>
          <table:table-cell table:number-columns-repeated="5"/>
          <table:table-cell table:formula="of:=[.B269]*1000000" office:value-type="float" office:value="24.57">
            <text:p>24.57</text:p>
          </table:table-cell>
          <table:table-cell table:formula="of:=[.C269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457">
            <text:p>0.00002457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  <table:table-cell table:number-columns-repeated="5"/>
          <table:table-cell table:formula="of:=[.B270]*1000000" office:value-type="float" office:value="24.57">
            <text:p>24.57</text:p>
          </table:table-cell>
          <table:table-cell table:formula="of:=[.C27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457">
            <text:p>0.00002457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table:number-columns-repeated="5"/>
          <table:table-cell table:formula="of:=[.B271]*1000000" office:value-type="float" office:value="24.57">
            <text:p>24.57</text:p>
          </table:table-cell>
          <table:table-cell table:formula="of:=[.C27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457">
            <text:p>0.00002457</text:p>
          </table:table-cell>
          <table:table-cell office:value-type="float" office:value="0.00011516">
            <text:p>0.00011516</text:p>
          </table:table-cell>
          <table:table-cell office:value-type="float" office:value="2.4">
            <text:p>2.4</text:p>
          </table:table-cell>
          <table:table-cell table:number-columns-repeated="5"/>
          <table:table-cell table:formula="of:=[.B272]*1000000" office:value-type="float" office:value="24.57">
            <text:p>24.57</text:p>
          </table:table-cell>
          <table:table-cell table:formula="of:=[.C272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457">
            <text:p>0.00002457</text:p>
          </table:table-cell>
          <table:table-cell office:value-type="float" office:value="0">
            <text:p>0</text:p>
          </table:table-cell>
          <table:table-cell office:value-type="float" office:value="2.78">
            <text:p>2.78</text:p>
          </table:table-cell>
          <table:table-cell table:number-columns-repeated="5"/>
          <table:table-cell table:formula="of:=[.B273]*1000000" office:value-type="float" office:value="24.57">
            <text:p>24.57</text:p>
          </table:table-cell>
          <table:table-cell table:formula="of:=[.C273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457">
            <text:p>0.00002457</text:p>
          </table:table-cell>
          <table:table-cell office:value-type="float" office:value="0.00011516">
            <text:p>0.00011516</text:p>
          </table:table-cell>
          <table:table-cell office:value-type="float" office:value="3.19">
            <text:p>3.19</text:p>
          </table:table-cell>
          <table:table-cell table:number-columns-repeated="5"/>
          <table:table-cell table:formula="of:=[.B274]*1000000" office:value-type="float" office:value="24.57">
            <text:p>24.57</text:p>
          </table:table-cell>
          <table:table-cell table:formula="of:=[.C274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457">
            <text:p>0.00002457</text:p>
          </table:table-cell>
          <table:table-cell office:value-type="float" office:value="0">
            <text:p>0</text:p>
          </table:table-cell>
          <table:table-cell office:value-type="float" office:value="3.57">
            <text:p>3.57</text:p>
          </table:table-cell>
          <table:table-cell table:number-columns-repeated="5"/>
          <table:table-cell table:formula="of:=[.B275]*1000000" office:value-type="float" office:value="24.57">
            <text:p>24.57</text:p>
          </table:table-cell>
          <table:table-cell table:formula="of:=[.C27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457">
            <text:p>0.00002457</text:p>
          </table:table-cell>
          <table:table-cell office:value-type="float" office:value="0.00011516">
            <text:p>0.00011516</text:p>
          </table:table-cell>
          <table:table-cell office:value-type="float" office:value="3.98">
            <text:p>3.98</text:p>
          </table:table-cell>
          <table:table-cell table:number-columns-repeated="5"/>
          <table:table-cell table:formula="of:=[.B276]*1000000" office:value-type="float" office:value="24.57">
            <text:p>24.57</text:p>
          </table:table-cell>
          <table:table-cell table:formula="of:=[.C276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457">
            <text:p>0.00002457</text:p>
          </table:table-cell>
          <table:table-cell office:value-type="float" office:value="0">
            <text:p>0</text:p>
          </table:table-cell>
          <table:table-cell office:value-type="float" office:value="4.36">
            <text:p>4.36</text:p>
          </table:table-cell>
          <table:table-cell table:number-columns-repeated="5"/>
          <table:table-cell table:formula="of:=[.B277]*1000000" office:value-type="float" office:value="24.57">
            <text:p>24.57</text:p>
          </table:table-cell>
          <table:table-cell table:formula="of:=[.C27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457">
            <text:p>0.00002457</text:p>
          </table:table-cell>
          <table:table-cell office:value-type="float" office:value="0.00011516">
            <text:p>0.00011516</text:p>
          </table:table-cell>
          <table:table-cell office:value-type="float" office:value="4.79">
            <text:p>4.79</text:p>
          </table:table-cell>
          <table:table-cell table:number-columns-repeated="5"/>
          <table:table-cell table:formula="of:=[.B278]*1000000" office:value-type="float" office:value="24.57">
            <text:p>24.57</text:p>
          </table:table-cell>
          <table:table-cell table:formula="of:=[.C278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457">
            <text:p>0.00002457</text:p>
          </table:table-cell>
          <table:table-cell office:value-type="float" office:value="0.00011516">
            <text:p>0.00011516</text:p>
          </table:table-cell>
          <table:table-cell office:value-type="float" office:value="5.16">
            <text:p>5.16</text:p>
          </table:table-cell>
          <table:table-cell table:number-columns-repeated="5"/>
          <table:table-cell table:formula="of:=[.B279]*1000000" office:value-type="float" office:value="24.57">
            <text:p>24.57</text:p>
          </table:table-cell>
          <table:table-cell table:formula="of:=[.C279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457">
            <text:p>0.00002457</text:p>
          </table:table-cell>
          <table:table-cell office:value-type="float" office:value="0">
            <text:p>0</text:p>
          </table:table-cell>
          <table:table-cell office:value-type="float" office:value="5.59">
            <text:p>5.59</text:p>
          </table:table-cell>
          <table:table-cell table:number-columns-repeated="5"/>
          <table:table-cell table:formula="of:=[.B280]*1000000" office:value-type="float" office:value="24.57">
            <text:p>24.57</text:p>
          </table:table-cell>
          <table:table-cell table:formula="of:=[.C28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457">
            <text:p>0.00002457</text:p>
          </table:table-cell>
          <table:table-cell office:value-type="float" office:value="0">
            <text:p>0</text:p>
          </table:table-cell>
          <table:table-cell office:value-type="float" office:value="5.97">
            <text:p>5.97</text:p>
          </table:table-cell>
          <table:table-cell table:number-columns-repeated="5"/>
          <table:table-cell table:formula="of:=[.B281]*1000000" office:value-type="float" office:value="24.57">
            <text:p>24.57</text:p>
          </table:table-cell>
          <table:table-cell table:formula="of:=[.C28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457">
            <text:p>0.00002457</text:p>
          </table:table-cell>
          <table:table-cell office:value-type="float" office:value="0">
            <text:p>0</text:p>
          </table:table-cell>
          <table:table-cell office:value-type="float" office:value="6.39">
            <text:p>6.39</text:p>
          </table:table-cell>
          <table:table-cell table:number-columns-repeated="5"/>
          <table:table-cell table:formula="of:=[.B282]*1000000" office:value-type="float" office:value="24.57">
            <text:p>24.57</text:p>
          </table:table-cell>
          <table:table-cell table:formula="of:=[.C282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38">
            <text:p>0.0000238</text:p>
          </table:table-cell>
          <table:table-cell office:value-type="float" office:value="0">
            <text:p>0</text:p>
          </table:table-cell>
          <table:table-cell office:value-type="float" office:value="6.76">
            <text:p>6.76</text:p>
          </table:table-cell>
          <table:table-cell table:number-columns-repeated="5"/>
          <table:table-cell table:formula="of:=[.B283]*1000000" office:value-type="float" office:value="23.8">
            <text:p>23.8</text:p>
          </table:table-cell>
          <table:table-cell table:formula="of:=[.C283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38">
            <text:p>0.0000238</text:p>
          </table:table-cell>
          <table:table-cell office:value-type="float" office:value="0">
            <text:p>0</text:p>
          </table:table-cell>
          <table:table-cell office:value-type="float" office:value="7.19">
            <text:p>7.19</text:p>
          </table:table-cell>
          <table:table-cell table:number-columns-repeated="5"/>
          <table:table-cell table:formula="of:=[.B284]*1000000" office:value-type="float" office:value="23.8">
            <text:p>23.8</text:p>
          </table:table-cell>
          <table:table-cell table:formula="of:=[.C28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38">
            <text:p>0.0000238</text:p>
          </table:table-cell>
          <table:table-cell office:value-type="float" office:value="0">
            <text:p>0</text:p>
          </table:table-cell>
          <table:table-cell office:value-type="float" office:value="7.55">
            <text:p>7.55</text:p>
          </table:table-cell>
          <table:table-cell table:number-columns-repeated="5"/>
          <table:table-cell table:formula="of:=[.B285]*1000000" office:value-type="float" office:value="23.8">
            <text:p>23.8</text:p>
          </table:table-cell>
          <table:table-cell table:formula="of:=[.C28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38">
            <text:p>0.0000238</text:p>
          </table:table-cell>
          <table:table-cell office:value-type="float" office:value="0.00011517">
            <text:p>0.00011517</text:p>
          </table:table-cell>
          <table:table-cell office:value-type="float" office:value="7.98">
            <text:p>7.98</text:p>
          </table:table-cell>
          <table:table-cell table:number-columns-repeated="5"/>
          <table:table-cell table:formula="of:=[.B286]*1000000" office:value-type="float" office:value="23.8">
            <text:p>23.8</text:p>
          </table:table-cell>
          <table:table-cell table:formula="of:=[.C286]*1000000" office:value-type="float" office:value="115.17">
            <text:p>115.1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303">
            <text:p>0.00002303</text:p>
          </table:table-cell>
          <table:table-cell office:value-type="float" office:value="0.00011516">
            <text:p>0.00011516</text:p>
          </table:table-cell>
          <table:table-cell office:value-type="float" office:value="8.36">
            <text:p>8.36</text:p>
          </table:table-cell>
          <table:table-cell table:number-columns-repeated="5"/>
          <table:table-cell table:formula="of:=[.B287]*1000000" office:value-type="float" office:value="23.03">
            <text:p>23.03</text:p>
          </table:table-cell>
          <table:table-cell table:formula="of:=[.C287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764">
            <text:p>0.0000276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formula="of:=[.B288]*1000000" office:value-type="float" office:value="27.64">
            <text:p>27.64</text:p>
          </table:table-cell>
          <table:table-cell table:formula="of:=[.C28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764">
            <text:p>0.00002764</text:p>
          </table:table-cell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table:number-columns-repeated="5"/>
          <table:table-cell table:formula="of:=[.B289]*1000000" office:value-type="float" office:value="27.64">
            <text:p>27.64</text:p>
          </table:table-cell>
          <table:table-cell table:formula="of:=[.C28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764">
            <text:p>0.00002764</text:p>
          </table:table-cell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table:number-columns-repeated="5"/>
          <table:table-cell table:formula="of:=[.B290]*1000000" office:value-type="float" office:value="27.64">
            <text:p>27.64</text:p>
          </table:table-cell>
          <table:table-cell table:formula="of:=[.C29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764">
            <text:p>0.00002764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  <table:table-cell table:number-columns-repeated="5"/>
          <table:table-cell table:formula="of:=[.B291]*1000000" office:value-type="float" office:value="27.64">
            <text:p>27.64</text:p>
          </table:table-cell>
          <table:table-cell table:formula="of:=[.C29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764">
            <text:p>0.00002764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  <table:table-cell table:number-columns-repeated="5"/>
          <table:table-cell table:formula="of:=[.B292]*1000000" office:value-type="float" office:value="27.64">
            <text:p>27.64</text:p>
          </table:table-cell>
          <table:table-cell table:formula="of:=[.C292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764">
            <text:p>0.00002764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table:number-columns-repeated="5"/>
          <table:table-cell table:formula="of:=[.B293]*1000000" office:value-type="float" office:value="27.64">
            <text:p>27.64</text:p>
          </table:table-cell>
          <table:table-cell table:formula="of:=[.C293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687">
            <text:p>0.00002687</text:p>
          </table:table-cell>
          <table:table-cell office:value-type="float" office:value="0.00011516">
            <text:p>0.00011516</text:p>
          </table:table-cell>
          <table:table-cell office:value-type="float" office:value="2.4">
            <text:p>2.4</text:p>
          </table:table-cell>
          <table:table-cell table:number-columns-repeated="5"/>
          <table:table-cell table:formula="of:=[.B294]*1000000" office:value-type="float" office:value="26.87">
            <text:p>26.87</text:p>
          </table:table-cell>
          <table:table-cell table:formula="of:=[.C294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687">
            <text:p>0.00002687</text:p>
          </table:table-cell>
          <table:table-cell office:value-type="float" office:value="0">
            <text:p>0</text:p>
          </table:table-cell>
          <table:table-cell office:value-type="float" office:value="2.78">
            <text:p>2.78</text:p>
          </table:table-cell>
          <table:table-cell table:number-columns-repeated="5"/>
          <table:table-cell table:formula="of:=[.B295]*1000000" office:value-type="float" office:value="26.87">
            <text:p>26.87</text:p>
          </table:table-cell>
          <table:table-cell table:formula="of:=[.C29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764">
            <text:p>0.00002764</text:p>
          </table:table-cell>
          <table:table-cell office:value-type="float" office:value="0.00011516">
            <text:p>0.00011516</text:p>
          </table:table-cell>
          <table:table-cell office:value-type="float" office:value="3.19">
            <text:p>3.19</text:p>
          </table:table-cell>
          <table:table-cell table:number-columns-repeated="5"/>
          <table:table-cell table:formula="of:=[.B296]*1000000" office:value-type="float" office:value="27.64">
            <text:p>27.64</text:p>
          </table:table-cell>
          <table:table-cell table:formula="of:=[.C296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687">
            <text:p>0.00002687</text:p>
          </table:table-cell>
          <table:table-cell office:value-type="float" office:value="0">
            <text:p>0</text:p>
          </table:table-cell>
          <table:table-cell office:value-type="float" office:value="3.57">
            <text:p>3.57</text:p>
          </table:table-cell>
          <table:table-cell table:number-columns-repeated="5"/>
          <table:table-cell table:formula="of:=[.B297]*1000000" office:value-type="float" office:value="26.87">
            <text:p>26.87</text:p>
          </table:table-cell>
          <table:table-cell table:formula="of:=[.C29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764">
            <text:p>0.00002764</text:p>
          </table:table-cell>
          <table:table-cell office:value-type="float" office:value="0.00011516">
            <text:p>0.00011516</text:p>
          </table:table-cell>
          <table:table-cell office:value-type="float" office:value="4">
            <text:p>4</text:p>
          </table:table-cell>
          <table:table-cell table:number-columns-repeated="5"/>
          <table:table-cell table:formula="of:=[.B298]*1000000" office:value-type="float" office:value="27.64">
            <text:p>27.64</text:p>
          </table:table-cell>
          <table:table-cell table:formula="of:=[.C298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764">
            <text:p>0.00002764</text:p>
          </table:table-cell>
          <table:table-cell office:value-type="float" office:value="0">
            <text:p>0</text:p>
          </table:table-cell>
          <table:table-cell office:value-type="float" office:value="4.36">
            <text:p>4.36</text:p>
          </table:table-cell>
          <table:table-cell table:number-columns-repeated="5"/>
          <table:table-cell table:formula="of:=[.B299]*1000000" office:value-type="float" office:value="27.64">
            <text:p>27.64</text:p>
          </table:table-cell>
          <table:table-cell table:formula="of:=[.C29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687">
            <text:p>0.00002687</text:p>
          </table:table-cell>
          <table:table-cell office:value-type="float" office:value="0">
            <text:p>0</text:p>
          </table:table-cell>
          <table:table-cell office:value-type="float" office:value="4.79">
            <text:p>4.79</text:p>
          </table:table-cell>
          <table:table-cell table:number-columns-repeated="5"/>
          <table:table-cell table:formula="of:=[.B300]*1000000" office:value-type="float" office:value="26.87">
            <text:p>26.87</text:p>
          </table:table-cell>
          <table:table-cell table:formula="of:=[.C30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687">
            <text:p>0.00002687</text:p>
          </table:table-cell>
          <table:table-cell office:value-type="float" office:value="0">
            <text:p>0</text:p>
          </table:table-cell>
          <table:table-cell office:value-type="float" office:value="5.16">
            <text:p>5.16</text:p>
          </table:table-cell>
          <table:table-cell table:number-columns-repeated="5"/>
          <table:table-cell table:formula="of:=[.B301]*1000000" office:value-type="float" office:value="26.87">
            <text:p>26.87</text:p>
          </table:table-cell>
          <table:table-cell table:formula="of:=[.C30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687">
            <text:p>0.00002687</text:p>
          </table:table-cell>
          <table:table-cell office:value-type="float" office:value="0">
            <text:p>0</text:p>
          </table:table-cell>
          <table:table-cell office:value-type="float" office:value="5.59">
            <text:p>5.59</text:p>
          </table:table-cell>
          <table:table-cell table:number-columns-repeated="5"/>
          <table:table-cell table:formula="of:=[.B302]*1000000" office:value-type="float" office:value="26.87">
            <text:p>26.87</text:p>
          </table:table-cell>
          <table:table-cell table:formula="of:=[.C302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687">
            <text:p>0.00002687</text:p>
          </table:table-cell>
          <table:table-cell office:value-type="float" office:value="0">
            <text:p>0</text:p>
          </table:table-cell>
          <table:table-cell office:value-type="float" office:value="5.97">
            <text:p>5.97</text:p>
          </table:table-cell>
          <table:table-cell table:number-columns-repeated="5"/>
          <table:table-cell table:formula="of:=[.B303]*1000000" office:value-type="float" office:value="26.87">
            <text:p>26.87</text:p>
          </table:table-cell>
          <table:table-cell table:formula="of:=[.C303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687">
            <text:p>0.00002687</text:p>
          </table:table-cell>
          <table:table-cell office:value-type="float" office:value="0.00011516">
            <text:p>0.00011516</text:p>
          </table:table-cell>
          <table:table-cell office:value-type="float" office:value="6.38">
            <text:p>6.38</text:p>
          </table:table-cell>
          <table:table-cell table:number-columns-repeated="5"/>
          <table:table-cell table:formula="of:=[.B304]*1000000" office:value-type="float" office:value="26.87">
            <text:p>26.87</text:p>
          </table:table-cell>
          <table:table-cell table:formula="of:=[.C304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687">
            <text:p>0.00002687</text:p>
          </table:table-cell>
          <table:table-cell office:value-type="float" office:value="0.00011516">
            <text:p>0.00011516</text:p>
          </table:table-cell>
          <table:table-cell office:value-type="float" office:value="6.76">
            <text:p>6.76</text:p>
          </table:table-cell>
          <table:table-cell table:number-columns-repeated="5"/>
          <table:table-cell table:formula="of:=[.B305]*1000000" office:value-type="float" office:value="26.87">
            <text:p>26.87</text:p>
          </table:table-cell>
          <table:table-cell table:formula="of:=[.C305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687">
            <text:p>0.00002687</text:p>
          </table:table-cell>
          <table:table-cell office:value-type="float" office:value="0.00011516">
            <text:p>0.00011516</text:p>
          </table:table-cell>
          <table:table-cell office:value-type="float" office:value="7.19">
            <text:p>7.19</text:p>
          </table:table-cell>
          <table:table-cell table:number-columns-repeated="5"/>
          <table:table-cell table:formula="of:=[.B306]*1000000" office:value-type="float" office:value="26.87">
            <text:p>26.87</text:p>
          </table:table-cell>
          <table:table-cell table:formula="of:=[.C306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687">
            <text:p>0.00002687</text:p>
          </table:table-cell>
          <table:table-cell office:value-type="float" office:value="0.00011516">
            <text:p>0.00011516</text:p>
          </table:table-cell>
          <table:table-cell office:value-type="float" office:value="7.57">
            <text:p>7.57</text:p>
          </table:table-cell>
          <table:table-cell table:number-columns-repeated="5"/>
          <table:table-cell table:formula="of:=[.B307]*1000000" office:value-type="float" office:value="26.87">
            <text:p>26.87</text:p>
          </table:table-cell>
          <table:table-cell table:formula="of:=[.C307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61">
            <text:p>0.0000261</text:p>
          </table:table-cell>
          <table:table-cell office:value-type="float" office:value="0.00011516">
            <text:p>0.00011516</text:p>
          </table:table-cell>
          <table:table-cell office:value-type="float" office:value="7.98">
            <text:p>7.98</text:p>
          </table:table-cell>
          <table:table-cell table:number-columns-repeated="5"/>
          <table:table-cell table:formula="of:=[.B308]*1000000" office:value-type="float" office:value="26.1">
            <text:p>26.1</text:p>
          </table:table-cell>
          <table:table-cell table:formula="of:=[.C308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261">
            <text:p>0.0000261</text:p>
          </table:table-cell>
          <table:table-cell office:value-type="float" office:value="0.00023031">
            <text:p>0.00023031</text:p>
          </table:table-cell>
          <table:table-cell office:value-type="float" office:value="8.35">
            <text:p>8.35</text:p>
          </table:table-cell>
          <table:table-cell table:number-columns-repeated="5"/>
          <table:table-cell table:formula="of:=[.B309]*1000000" office:value-type="float" office:value="26.1">
            <text:p>26.1</text:p>
          </table:table-cell>
          <table:table-cell table:formula="of:=[.C309]*1000000" office:value-type="float" office:value="230.31">
            <text:p>230.3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301">
            <text:p>0.0000330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formula="of:=[.B310]*1000000" office:value-type="float" office:value="33.01">
            <text:p>33.01</text:p>
          </table:table-cell>
          <table:table-cell table:formula="of:=[.C31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301">
            <text:p>0.00003301</text:p>
          </table:table-cell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table:number-columns-repeated="5"/>
          <table:table-cell table:formula="of:=[.B311]*1000000" office:value-type="float" office:value="33.01">
            <text:p>33.01</text:p>
          </table:table-cell>
          <table:table-cell table:formula="of:=[.C31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301">
            <text:p>0.00003301</text:p>
          </table:table-cell>
          <table:table-cell office:value-type="float" office:value="0.00011516">
            <text:p>0.00011516</text:p>
          </table:table-cell>
          <table:table-cell office:value-type="float" office:value="0.82">
            <text:p>0.82</text:p>
          </table:table-cell>
          <table:table-cell table:number-columns-repeated="5"/>
          <table:table-cell table:formula="of:=[.B312]*1000000" office:value-type="float" office:value="33.01">
            <text:p>33.01</text:p>
          </table:table-cell>
          <table:table-cell table:formula="of:=[.C312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301">
            <text:p>0.00003301</text:p>
          </table:table-cell>
          <table:table-cell office:value-type="float" office:value="0.00011516">
            <text:p>0.00011516</text:p>
          </table:table-cell>
          <table:table-cell office:value-type="float" office:value="1.19">
            <text:p>1.19</text:p>
          </table:table-cell>
          <table:table-cell table:number-columns-repeated="5"/>
          <table:table-cell table:formula="of:=[.B313]*1000000" office:value-type="float" office:value="33.01">
            <text:p>33.01</text:p>
          </table:table-cell>
          <table:table-cell table:formula="of:=[.C313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378">
            <text:p>0.00003378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  <table:table-cell table:number-columns-repeated="5"/>
          <table:table-cell table:formula="of:=[.B314]*1000000" office:value-type="float" office:value="33.78">
            <text:p>33.78</text:p>
          </table:table-cell>
          <table:table-cell table:formula="of:=[.C31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301">
            <text:p>0.00003301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table:number-columns-repeated="5"/>
          <table:table-cell table:formula="of:=[.B315]*1000000" office:value-type="float" office:value="33.01">
            <text:p>33.01</text:p>
          </table:table-cell>
          <table:table-cell table:formula="of:=[.C31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301">
            <text:p>0.00003301</text:p>
          </table:table-cell>
          <table:table-cell office:value-type="float" office:value="0.00011516">
            <text:p>0.00011516</text:p>
          </table:table-cell>
          <table:table-cell office:value-type="float" office:value="2.4">
            <text:p>2.4</text:p>
          </table:table-cell>
          <table:table-cell table:number-columns-repeated="5"/>
          <table:table-cell table:formula="of:=[.B316]*1000000" office:value-type="float" office:value="33.01">
            <text:p>33.01</text:p>
          </table:table-cell>
          <table:table-cell table:formula="of:=[.C316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301">
            <text:p>0.00003301</text:p>
          </table:table-cell>
          <table:table-cell office:value-type="float" office:value="0">
            <text:p>0</text:p>
          </table:table-cell>
          <table:table-cell office:value-type="float" office:value="2.78">
            <text:p>2.78</text:p>
          </table:table-cell>
          <table:table-cell table:number-columns-repeated="5"/>
          <table:table-cell table:formula="of:=[.B317]*1000000" office:value-type="float" office:value="33.01">
            <text:p>33.01</text:p>
          </table:table-cell>
          <table:table-cell table:formula="of:=[.C31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301">
            <text:p>0.00003301</text:p>
          </table:table-cell>
          <table:table-cell office:value-type="float" office:value="0">
            <text:p>0</text:p>
          </table:table-cell>
          <table:table-cell office:value-type="float" office:value="3.19">
            <text:p>3.19</text:p>
          </table:table-cell>
          <table:table-cell table:number-columns-repeated="5"/>
          <table:table-cell table:formula="of:=[.B318]*1000000" office:value-type="float" office:value="33.01">
            <text:p>33.01</text:p>
          </table:table-cell>
          <table:table-cell table:formula="of:=[.C31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301">
            <text:p>0.00003301</text:p>
          </table:table-cell>
          <table:table-cell office:value-type="float" office:value="0">
            <text:p>0</text:p>
          </table:table-cell>
          <table:table-cell office:value-type="float" office:value="3.57">
            <text:p>3.57</text:p>
          </table:table-cell>
          <table:table-cell table:number-columns-repeated="5"/>
          <table:table-cell table:formula="of:=[.B319]*1000000" office:value-type="float" office:value="33.01">
            <text:p>33.01</text:p>
          </table:table-cell>
          <table:table-cell table:formula="of:=[.C31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301">
            <text:p>0.00003301</text:p>
          </table:table-cell>
          <table:table-cell office:value-type="float" office:value="0.00011516">
            <text:p>0.00011516</text:p>
          </table:table-cell>
          <table:table-cell office:value-type="float" office:value="3.98">
            <text:p>3.98</text:p>
          </table:table-cell>
          <table:table-cell table:number-columns-repeated="5"/>
          <table:table-cell table:formula="of:=[.B320]*1000000" office:value-type="float" office:value="33.01">
            <text:p>33.01</text:p>
          </table:table-cell>
          <table:table-cell table:formula="of:=[.C320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301">
            <text:p>0.00003301</text:p>
          </table:table-cell>
          <table:table-cell office:value-type="float" office:value="0">
            <text:p>0</text:p>
          </table:table-cell>
          <table:table-cell office:value-type="float" office:value="4.36">
            <text:p>4.36</text:p>
          </table:table-cell>
          <table:table-cell table:number-columns-repeated="5"/>
          <table:table-cell table:formula="of:=[.B321]*1000000" office:value-type="float" office:value="33.01">
            <text:p>33.01</text:p>
          </table:table-cell>
          <table:table-cell table:formula="of:=[.C32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301">
            <text:p>0.00003301</text:p>
          </table:table-cell>
          <table:table-cell office:value-type="float" office:value="0.00011516">
            <text:p>0.00011516</text:p>
          </table:table-cell>
          <table:table-cell office:value-type="float" office:value="4.78">
            <text:p>4.78</text:p>
          </table:table-cell>
          <table:table-cell table:number-columns-repeated="5"/>
          <table:table-cell table:formula="of:=[.B322]*1000000" office:value-type="float" office:value="33.01">
            <text:p>33.01</text:p>
          </table:table-cell>
          <table:table-cell table:formula="of:=[.C322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301">
            <text:p>0.00003301</text:p>
          </table:table-cell>
          <table:table-cell office:value-type="float" office:value="0">
            <text:p>0</text:p>
          </table:table-cell>
          <table:table-cell office:value-type="float" office:value="5.16">
            <text:p>5.16</text:p>
          </table:table-cell>
          <table:table-cell table:number-columns-repeated="5"/>
          <table:table-cell table:formula="of:=[.B323]*1000000" office:value-type="float" office:value="33.01">
            <text:p>33.01</text:p>
          </table:table-cell>
          <table:table-cell table:formula="of:=[.C323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301">
            <text:p>0.00003301</text:p>
          </table:table-cell>
          <table:table-cell office:value-type="float" office:value="0">
            <text:p>0</text:p>
          </table:table-cell>
          <table:table-cell office:value-type="float" office:value="5.59">
            <text:p>5.59</text:p>
          </table:table-cell>
          <table:table-cell table:number-columns-repeated="5"/>
          <table:table-cell table:formula="of:=[.B324]*1000000" office:value-type="float" office:value="33.01">
            <text:p>33.01</text:p>
          </table:table-cell>
          <table:table-cell table:formula="of:=[.C32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301">
            <text:p>0.00003301</text:p>
          </table:table-cell>
          <table:table-cell office:value-type="float" office:value="0.00011516">
            <text:p>0.00011516</text:p>
          </table:table-cell>
          <table:table-cell office:value-type="float" office:value="5.97">
            <text:p>5.97</text:p>
          </table:table-cell>
          <table:table-cell table:number-columns-repeated="5"/>
          <table:table-cell table:formula="of:=[.B325]*1000000" office:value-type="float" office:value="33.01">
            <text:p>33.01</text:p>
          </table:table-cell>
          <table:table-cell table:formula="of:=[.C325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301">
            <text:p>0.00003301</text:p>
          </table:table-cell>
          <table:table-cell office:value-type="float" office:value="0.00011516">
            <text:p>0.00011516</text:p>
          </table:table-cell>
          <table:table-cell office:value-type="float" office:value="6.38">
            <text:p>6.38</text:p>
          </table:table-cell>
          <table:table-cell table:number-columns-repeated="5"/>
          <table:table-cell table:formula="of:=[.B326]*1000000" office:value-type="float" office:value="33.01">
            <text:p>33.01</text:p>
          </table:table-cell>
          <table:table-cell table:formula="of:=[.C326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224">
            <text:p>0.00003224</text:p>
          </table:table-cell>
          <table:table-cell office:value-type="float" office:value="0.00011516">
            <text:p>0.00011516</text:p>
          </table:table-cell>
          <table:table-cell office:value-type="float" office:value="6.76">
            <text:p>6.76</text:p>
          </table:table-cell>
          <table:table-cell table:number-columns-repeated="5"/>
          <table:table-cell table:formula="of:=[.B327]*1000000" office:value-type="float" office:value="32.24">
            <text:p>32.24</text:p>
          </table:table-cell>
          <table:table-cell table:formula="of:=[.C327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224">
            <text:p>0.00003224</text:p>
          </table:table-cell>
          <table:table-cell office:value-type="float" office:value="0.00011516">
            <text:p>0.00011516</text:p>
          </table:table-cell>
          <table:table-cell office:value-type="float" office:value="7.17">
            <text:p>7.17</text:p>
          </table:table-cell>
          <table:table-cell table:number-columns-repeated="5"/>
          <table:table-cell table:formula="of:=[.B328]*1000000" office:value-type="float" office:value="32.24">
            <text:p>32.24</text:p>
          </table:table-cell>
          <table:table-cell table:formula="of:=[.C328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224">
            <text:p>0.00003224</text:p>
          </table:table-cell>
          <table:table-cell office:value-type="float" office:value="0.00011516">
            <text:p>0.00011516</text:p>
          </table:table-cell>
          <table:table-cell office:value-type="float" office:value="7.55">
            <text:p>7.55</text:p>
          </table:table-cell>
          <table:table-cell table:number-columns-repeated="5"/>
          <table:table-cell table:formula="of:=[.B329]*1000000" office:value-type="float" office:value="32.24">
            <text:p>32.24</text:p>
          </table:table-cell>
          <table:table-cell table:formula="of:=[.C329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148">
            <text:p>0.00003148</text:p>
          </table:table-cell>
          <table:table-cell office:value-type="float" office:value="0.00011517">
            <text:p>0.00011517</text:p>
          </table:table-cell>
          <table:table-cell office:value-type="float" office:value="7.98">
            <text:p>7.98</text:p>
          </table:table-cell>
          <table:table-cell table:number-columns-repeated="5"/>
          <table:table-cell table:formula="of:=[.B330]*1000000" office:value-type="float" office:value="31.48">
            <text:p>31.48</text:p>
          </table:table-cell>
          <table:table-cell table:formula="of:=[.C330]*1000000" office:value-type="float" office:value="115.17">
            <text:p>115.1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148">
            <text:p>0.00003148</text:p>
          </table:table-cell>
          <table:table-cell office:value-type="float" office:value="0.00023031">
            <text:p>0.00023031</text:p>
          </table:table-cell>
          <table:table-cell office:value-type="float" office:value="8.35">
            <text:p>8.35</text:p>
          </table:table-cell>
          <table:table-cell table:number-columns-repeated="5"/>
          <table:table-cell table:formula="of:=[.B331]*1000000" office:value-type="float" office:value="31.48">
            <text:p>31.48</text:p>
          </table:table-cell>
          <table:table-cell table:formula="of:=[.C331]*1000000" office:value-type="float" office:value="230.31">
            <text:p>230.3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608">
            <text:p>0.0000360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formula="of:=[.B332]*1000000" office:value-type="float" office:value="36.08">
            <text:p>36.08</text:p>
          </table:table-cell>
          <table:table-cell table:formula="of:=[.C332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685">
            <text:p>0.00003685</text:p>
          </table:table-cell>
          <table:table-cell office:value-type="float" office:value="0.00011516">
            <text:p>0.00011516</text:p>
          </table:table-cell>
          <table:table-cell office:value-type="float" office:value="0.39">
            <text:p>0.39</text:p>
          </table:table-cell>
          <table:table-cell table:number-columns-repeated="5"/>
          <table:table-cell table:formula="of:=[.B333]*1000000" office:value-type="float" office:value="36.85">
            <text:p>36.85</text:p>
          </table:table-cell>
          <table:table-cell table:formula="of:=[.C333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685">
            <text:p>0.00003685</text:p>
          </table:table-cell>
          <table:table-cell office:value-type="float" office:value="0.00011516">
            <text:p>0.00011516</text:p>
          </table:table-cell>
          <table:table-cell office:value-type="float" office:value="0.81">
            <text:p>0.81</text:p>
          </table:table-cell>
          <table:table-cell table:number-columns-repeated="5"/>
          <table:table-cell table:formula="of:=[.B334]*1000000" office:value-type="float" office:value="36.85">
            <text:p>36.85</text:p>
          </table:table-cell>
          <table:table-cell table:formula="of:=[.C334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685">
            <text:p>0.00003685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  <table:table-cell table:number-columns-repeated="5"/>
          <table:table-cell table:formula="of:=[.B335]*1000000" office:value-type="float" office:value="36.85">
            <text:p>36.85</text:p>
          </table:table-cell>
          <table:table-cell table:formula="of:=[.C33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685">
            <text:p>0.00003685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  <table:table-cell table:number-columns-repeated="5"/>
          <table:table-cell table:formula="of:=[.B336]*1000000" office:value-type="float" office:value="36.85">
            <text:p>36.85</text:p>
          </table:table-cell>
          <table:table-cell table:formula="of:=[.C336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608">
            <text:p>0.00003608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table:number-columns-repeated="5"/>
          <table:table-cell table:formula="of:=[.B337]*1000000" office:value-type="float" office:value="36.08">
            <text:p>36.08</text:p>
          </table:table-cell>
          <table:table-cell table:formula="of:=[.C33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608">
            <text:p>0.00003608</text:p>
          </table:table-cell>
          <table:table-cell office:value-type="float" office:value="0.00011516">
            <text:p>0.00011516</text:p>
          </table:table-cell>
          <table:table-cell office:value-type="float" office:value="2.4">
            <text:p>2.4</text:p>
          </table:table-cell>
          <table:table-cell table:number-columns-repeated="5"/>
          <table:table-cell table:formula="of:=[.B338]*1000000" office:value-type="float" office:value="36.08">
            <text:p>36.08</text:p>
          </table:table-cell>
          <table:table-cell table:formula="of:=[.C338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608">
            <text:p>0.00003608</text:p>
          </table:table-cell>
          <table:table-cell office:value-type="float" office:value="0.00011516">
            <text:p>0.00011516</text:p>
          </table:table-cell>
          <table:table-cell office:value-type="float" office:value="2.76">
            <text:p>2.76</text:p>
          </table:table-cell>
          <table:table-cell table:number-columns-repeated="5"/>
          <table:table-cell table:formula="of:=[.B339]*1000000" office:value-type="float" office:value="36.08">
            <text:p>36.08</text:p>
          </table:table-cell>
          <table:table-cell table:formula="of:=[.C339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685">
            <text:p>0.00003685</text:p>
          </table:table-cell>
          <table:table-cell office:value-type="float" office:value="0.00011516">
            <text:p>0.00011516</text:p>
          </table:table-cell>
          <table:table-cell office:value-type="float" office:value="3.19">
            <text:p>3.19</text:p>
          </table:table-cell>
          <table:table-cell table:number-columns-repeated="5"/>
          <table:table-cell table:formula="of:=[.B340]*1000000" office:value-type="float" office:value="36.85">
            <text:p>36.85</text:p>
          </table:table-cell>
          <table:table-cell table:formula="of:=[.C340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685">
            <text:p>0.00003685</text:p>
          </table:table-cell>
          <table:table-cell office:value-type="float" office:value="0">
            <text:p>0</text:p>
          </table:table-cell>
          <table:table-cell office:value-type="float" office:value="3.57">
            <text:p>3.57</text:p>
          </table:table-cell>
          <table:table-cell table:number-columns-repeated="5"/>
          <table:table-cell table:formula="of:=[.B341]*1000000" office:value-type="float" office:value="36.85">
            <text:p>36.85</text:p>
          </table:table-cell>
          <table:table-cell table:formula="of:=[.C34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608">
            <text:p>0.00003608</text:p>
          </table:table-cell>
          <table:table-cell office:value-type="float" office:value="0.00011516">
            <text:p>0.00011516</text:p>
          </table:table-cell>
          <table:table-cell office:value-type="float" office:value="3.98">
            <text:p>3.98</text:p>
          </table:table-cell>
          <table:table-cell table:number-columns-repeated="5"/>
          <table:table-cell table:formula="of:=[.B342]*1000000" office:value-type="float" office:value="36.08">
            <text:p>36.08</text:p>
          </table:table-cell>
          <table:table-cell table:formula="of:=[.C342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608">
            <text:p>0.00003608</text:p>
          </table:table-cell>
          <table:table-cell office:value-type="float" office:value="0">
            <text:p>0</text:p>
          </table:table-cell>
          <table:table-cell office:value-type="float" office:value="4.36">
            <text:p>4.36</text:p>
          </table:table-cell>
          <table:table-cell table:number-columns-repeated="5"/>
          <table:table-cell table:formula="of:=[.B343]*1000000" office:value-type="float" office:value="36.08">
            <text:p>36.08</text:p>
          </table:table-cell>
          <table:table-cell table:formula="of:=[.C343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685">
            <text:p>0.00003685</text:p>
          </table:table-cell>
          <table:table-cell office:value-type="float" office:value="0.00011516">
            <text:p>0.00011516</text:p>
          </table:table-cell>
          <table:table-cell office:value-type="float" office:value="4.78">
            <text:p>4.78</text:p>
          </table:table-cell>
          <table:table-cell table:number-columns-repeated="5"/>
          <table:table-cell table:formula="of:=[.B344]*1000000" office:value-type="float" office:value="36.85">
            <text:p>36.85</text:p>
          </table:table-cell>
          <table:table-cell table:formula="of:=[.C344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685">
            <text:p>0.00003685</text:p>
          </table:table-cell>
          <table:table-cell office:value-type="float" office:value="0.00011516">
            <text:p>0.00011516</text:p>
          </table:table-cell>
          <table:table-cell office:value-type="float" office:value="5.16">
            <text:p>5.16</text:p>
          </table:table-cell>
          <table:table-cell table:number-columns-repeated="5"/>
          <table:table-cell table:formula="of:=[.B345]*1000000" office:value-type="float" office:value="36.85">
            <text:p>36.85</text:p>
          </table:table-cell>
          <table:table-cell table:formula="of:=[.C345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531">
            <text:p>0.00003531</text:p>
          </table:table-cell>
          <table:table-cell office:value-type="float" office:value="0.00011516">
            <text:p>0.00011516</text:p>
          </table:table-cell>
          <table:table-cell office:value-type="float" office:value="5.59">
            <text:p>5.59</text:p>
          </table:table-cell>
          <table:table-cell table:number-columns-repeated="5"/>
          <table:table-cell table:formula="of:=[.B346]*1000000" office:value-type="float" office:value="35.31">
            <text:p>35.31</text:p>
          </table:table-cell>
          <table:table-cell table:formula="of:=[.C346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531">
            <text:p>0.00003531</text:p>
          </table:table-cell>
          <table:table-cell office:value-type="float" office:value="0.00011516">
            <text:p>0.00011516</text:p>
          </table:table-cell>
          <table:table-cell office:value-type="float" office:value="5.95">
            <text:p>5.95</text:p>
          </table:table-cell>
          <table:table-cell table:number-columns-repeated="5"/>
          <table:table-cell table:formula="of:=[.B347]*1000000" office:value-type="float" office:value="35.31">
            <text:p>35.31</text:p>
          </table:table-cell>
          <table:table-cell table:formula="of:=[.C347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531">
            <text:p>0.00003531</text:p>
          </table:table-cell>
          <table:table-cell office:value-type="float" office:value="0.00011516">
            <text:p>0.00011516</text:p>
          </table:table-cell>
          <table:table-cell office:value-type="float" office:value="6.38">
            <text:p>6.38</text:p>
          </table:table-cell>
          <table:table-cell table:number-columns-repeated="5"/>
          <table:table-cell table:formula="of:=[.B348]*1000000" office:value-type="float" office:value="35.31">
            <text:p>35.31</text:p>
          </table:table-cell>
          <table:table-cell table:formula="of:=[.C348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608">
            <text:p>0.00003608</text:p>
          </table:table-cell>
          <table:table-cell office:value-type="float" office:value="0.00011516">
            <text:p>0.00011516</text:p>
          </table:table-cell>
          <table:table-cell office:value-type="float" office:value="6.76">
            <text:p>6.76</text:p>
          </table:table-cell>
          <table:table-cell table:number-columns-repeated="5"/>
          <table:table-cell table:formula="of:=[.B349]*1000000" office:value-type="float" office:value="36.08">
            <text:p>36.08</text:p>
          </table:table-cell>
          <table:table-cell table:formula="of:=[.C349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608">
            <text:p>0.00003608</text:p>
          </table:table-cell>
          <table:table-cell office:value-type="float" office:value="0.00011516">
            <text:p>0.00011516</text:p>
          </table:table-cell>
          <table:table-cell office:value-type="float" office:value="7.19">
            <text:p>7.19</text:p>
          </table:table-cell>
          <table:table-cell table:number-columns-repeated="5"/>
          <table:table-cell table:formula="of:=[.B350]*1000000" office:value-type="float" office:value="36.08">
            <text:p>36.08</text:p>
          </table:table-cell>
          <table:table-cell table:formula="of:=[.C350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531">
            <text:p>0.00003531</text:p>
          </table:table-cell>
          <table:table-cell office:value-type="float" office:value="0.00011516">
            <text:p>0.00011516</text:p>
          </table:table-cell>
          <table:table-cell office:value-type="float" office:value="7.55">
            <text:p>7.55</text:p>
          </table:table-cell>
          <table:table-cell table:number-columns-repeated="5"/>
          <table:table-cell table:formula="of:=[.B351]*1000000" office:value-type="float" office:value="35.31">
            <text:p>35.31</text:p>
          </table:table-cell>
          <table:table-cell table:formula="of:=[.C351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455">
            <text:p>0.00003455</text:p>
          </table:table-cell>
          <table:table-cell office:value-type="float" office:value="0.00023032">
            <text:p>0.00023032</text:p>
          </table:table-cell>
          <table:table-cell office:value-type="float" office:value="7.98">
            <text:p>7.98</text:p>
          </table:table-cell>
          <table:table-cell table:number-columns-repeated="5"/>
          <table:table-cell table:formula="of:=[.B352]*1000000" office:value-type="float" office:value="34.55">
            <text:p>34.55</text:p>
          </table:table-cell>
          <table:table-cell table:formula="of:=[.C352]*1000000" office:value-type="float" office:value="230.32">
            <text:p>230.3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3531">
            <text:p>0.00003531</text:p>
          </table:table-cell>
          <table:table-cell office:value-type="float" office:value="0.00023031">
            <text:p>0.00023031</text:p>
          </table:table-cell>
          <table:table-cell office:value-type="float" office:value="8.34">
            <text:p>8.34</text:p>
          </table:table-cell>
          <table:table-cell table:number-columns-repeated="5"/>
          <table:table-cell table:formula="of:=[.B353]*1000000" office:value-type="float" office:value="35.31">
            <text:p>35.31</text:p>
          </table:table-cell>
          <table:table-cell table:formula="of:=[.C353]*1000000" office:value-type="float" office:value="230.31">
            <text:p>230.3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222">
            <text:p>0.0000422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formula="of:=[.B354]*1000000" office:value-type="float" office:value="42.22">
            <text:p>42.22</text:p>
          </table:table-cell>
          <table:table-cell table:formula="of:=[.C354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222">
            <text:p>0.00004222</text:p>
          </table:table-cell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table:number-columns-repeated="5"/>
          <table:table-cell table:formula="of:=[.B355]*1000000" office:value-type="float" office:value="42.22">
            <text:p>42.22</text:p>
          </table:table-cell>
          <table:table-cell table:formula="of:=[.C35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222">
            <text:p>0.00004222</text:p>
          </table:table-cell>
          <table:table-cell office:value-type="float" office:value="0.00011516">
            <text:p>0.00011516</text:p>
          </table:table-cell>
          <table:table-cell office:value-type="float" office:value="0.81">
            <text:p>0.81</text:p>
          </table:table-cell>
          <table:table-cell table:number-columns-repeated="5"/>
          <table:table-cell table:formula="of:=[.B356]*1000000" office:value-type="float" office:value="42.22">
            <text:p>42.22</text:p>
          </table:table-cell>
          <table:table-cell table:formula="of:=[.C356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222">
            <text:p>0.00004222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  <table:table-cell table:number-columns-repeated="5"/>
          <table:table-cell table:formula="of:=[.B357]*1000000" office:value-type="float" office:value="42.22">
            <text:p>42.22</text:p>
          </table:table-cell>
          <table:table-cell table:formula="of:=[.C35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222">
            <text:p>0.00004222</text:p>
          </table:table-cell>
          <table:table-cell office:value-type="float" office:value="0.00011516">
            <text:p>0.00011516</text:p>
          </table:table-cell>
          <table:table-cell office:value-type="float" office:value="1.61">
            <text:p>1.61</text:p>
          </table:table-cell>
          <table:table-cell table:number-columns-repeated="5"/>
          <table:table-cell table:formula="of:=[.B358]*1000000" office:value-type="float" office:value="42.22">
            <text:p>42.22</text:p>
          </table:table-cell>
          <table:table-cell table:formula="of:=[.C358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222">
            <text:p>0.00004222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table:number-columns-repeated="5"/>
          <table:table-cell table:formula="of:=[.B359]*1000000" office:value-type="float" office:value="42.22">
            <text:p>42.22</text:p>
          </table:table-cell>
          <table:table-cell table:formula="of:=[.C35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222">
            <text:p>0.00004222</text:p>
          </table:table-cell>
          <table:table-cell office:value-type="float" office:value="0.00011516">
            <text:p>0.00011516</text:p>
          </table:table-cell>
          <table:table-cell office:value-type="float" office:value="2.4">
            <text:p>2.4</text:p>
          </table:table-cell>
          <table:table-cell table:number-columns-repeated="5"/>
          <table:table-cell table:formula="of:=[.B360]*1000000" office:value-type="float" office:value="42.22">
            <text:p>42.22</text:p>
          </table:table-cell>
          <table:table-cell table:formula="of:=[.C360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222">
            <text:p>0.00004222</text:p>
          </table:table-cell>
          <table:table-cell office:value-type="float" office:value="0.00011516">
            <text:p>0.00011516</text:p>
          </table:table-cell>
          <table:table-cell office:value-type="float" office:value="2.76">
            <text:p>2.76</text:p>
          </table:table-cell>
          <table:table-cell table:number-columns-repeated="5"/>
          <table:table-cell table:formula="of:=[.B361]*1000000" office:value-type="float" office:value="42.22">
            <text:p>42.22</text:p>
          </table:table-cell>
          <table:table-cell table:formula="of:=[.C361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222">
            <text:p>0.00004222</text:p>
          </table:table-cell>
          <table:table-cell office:value-type="float" office:value="0.00011516">
            <text:p>0.00011516</text:p>
          </table:table-cell>
          <table:table-cell office:value-type="float" office:value="3.19">
            <text:p>3.19</text:p>
          </table:table-cell>
          <table:table-cell table:number-columns-repeated="5"/>
          <table:table-cell table:formula="of:=[.B362]*1000000" office:value-type="float" office:value="42.22">
            <text:p>42.22</text:p>
          </table:table-cell>
          <table:table-cell table:formula="of:=[.C362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222">
            <text:p>0.00004222</text:p>
          </table:table-cell>
          <table:table-cell office:value-type="float" office:value="0.00011516">
            <text:p>0.00011516</text:p>
          </table:table-cell>
          <table:table-cell office:value-type="float" office:value="3.56">
            <text:p>3.56</text:p>
          </table:table-cell>
          <table:table-cell table:number-columns-repeated="5"/>
          <table:table-cell table:formula="of:=[.B363]*1000000" office:value-type="float" office:value="42.22">
            <text:p>42.22</text:p>
          </table:table-cell>
          <table:table-cell table:formula="of:=[.C363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222">
            <text:p>0.00004222</text:p>
          </table:table-cell>
          <table:table-cell office:value-type="float" office:value="0.00011516">
            <text:p>0.00011516</text:p>
          </table:table-cell>
          <table:table-cell office:value-type="float" office:value="3.98">
            <text:p>3.98</text:p>
          </table:table-cell>
          <table:table-cell table:number-columns-repeated="5"/>
          <table:table-cell table:formula="of:=[.B364]*1000000" office:value-type="float" office:value="42.22">
            <text:p>42.22</text:p>
          </table:table-cell>
          <table:table-cell table:formula="of:=[.C364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222">
            <text:p>0.00004222</text:p>
          </table:table-cell>
          <table:table-cell office:value-type="float" office:value="0">
            <text:p>0</text:p>
          </table:table-cell>
          <table:table-cell office:value-type="float" office:value="4.36">
            <text:p>4.36</text:p>
          </table:table-cell>
          <table:table-cell table:number-columns-repeated="5"/>
          <table:table-cell table:formula="of:=[.B365]*1000000" office:value-type="float" office:value="42.22">
            <text:p>42.22</text:p>
          </table:table-cell>
          <table:table-cell table:formula="of:=[.C36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222">
            <text:p>0.00004222</text:p>
          </table:table-cell>
          <table:table-cell office:value-type="float" office:value="0.00011516">
            <text:p>0.00011516</text:p>
          </table:table-cell>
          <table:table-cell office:value-type="float" office:value="4.78">
            <text:p>4.78</text:p>
          </table:table-cell>
          <table:table-cell table:number-columns-repeated="5"/>
          <table:table-cell table:formula="of:=[.B366]*1000000" office:value-type="float" office:value="42.22">
            <text:p>42.22</text:p>
          </table:table-cell>
          <table:table-cell table:formula="of:=[.C366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222">
            <text:p>0.00004222</text:p>
          </table:table-cell>
          <table:table-cell office:value-type="float" office:value="0.00011516">
            <text:p>0.00011516</text:p>
          </table:table-cell>
          <table:table-cell office:value-type="float" office:value="5.16">
            <text:p>5.16</text:p>
          </table:table-cell>
          <table:table-cell table:number-columns-repeated="5"/>
          <table:table-cell table:formula="of:=[.B367]*1000000" office:value-type="float" office:value="42.22">
            <text:p>42.22</text:p>
          </table:table-cell>
          <table:table-cell table:formula="of:=[.C367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222">
            <text:p>0.00004222</text:p>
          </table:table-cell>
          <table:table-cell office:value-type="float" office:value="0.00011516">
            <text:p>0.00011516</text:p>
          </table:table-cell>
          <table:table-cell office:value-type="float" office:value="5.57">
            <text:p>5.57</text:p>
          </table:table-cell>
          <table:table-cell table:number-columns-repeated="5"/>
          <table:table-cell table:formula="of:=[.B368]*1000000" office:value-type="float" office:value="42.22">
            <text:p>42.22</text:p>
          </table:table-cell>
          <table:table-cell table:formula="of:=[.C368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222">
            <text:p>0.00004222</text:p>
          </table:table-cell>
          <table:table-cell office:value-type="float" office:value="0.00011516">
            <text:p>0.00011516</text:p>
          </table:table-cell>
          <table:table-cell office:value-type="float" office:value="5.95">
            <text:p>5.95</text:p>
          </table:table-cell>
          <table:table-cell table:number-columns-repeated="5"/>
          <table:table-cell table:formula="of:=[.B369]*1000000" office:value-type="float" office:value="42.22">
            <text:p>42.22</text:p>
          </table:table-cell>
          <table:table-cell table:formula="of:=[.C369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222">
            <text:p>0.00004222</text:p>
          </table:table-cell>
          <table:table-cell office:value-type="float" office:value="0.00011516">
            <text:p>0.00011516</text:p>
          </table:table-cell>
          <table:table-cell office:value-type="float" office:value="6.38">
            <text:p>6.38</text:p>
          </table:table-cell>
          <table:table-cell table:number-columns-repeated="5"/>
          <table:table-cell table:formula="of:=[.B370]*1000000" office:value-type="float" office:value="42.22">
            <text:p>42.22</text:p>
          </table:table-cell>
          <table:table-cell table:formula="of:=[.C370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222">
            <text:p>0.00004222</text:p>
          </table:table-cell>
          <table:table-cell office:value-type="float" office:value="0.00011516">
            <text:p>0.00011516</text:p>
          </table:table-cell>
          <table:table-cell office:value-type="float" office:value="6.76">
            <text:p>6.76</text:p>
          </table:table-cell>
          <table:table-cell table:number-columns-repeated="5"/>
          <table:table-cell table:formula="of:=[.B371]*1000000" office:value-type="float" office:value="42.22">
            <text:p>42.22</text:p>
          </table:table-cell>
          <table:table-cell table:formula="of:=[.C371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146">
            <text:p>0.00004146</text:p>
          </table:table-cell>
          <table:table-cell office:value-type="float" office:value="0.00011516">
            <text:p>0.00011516</text:p>
          </table:table-cell>
          <table:table-cell office:value-type="float" office:value="7.17">
            <text:p>7.17</text:p>
          </table:table-cell>
          <table:table-cell table:number-columns-repeated="5"/>
          <table:table-cell table:formula="of:=[.B372]*1000000" office:value-type="float" office:value="41.46">
            <text:p>41.46</text:p>
          </table:table-cell>
          <table:table-cell table:formula="of:=[.C372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146">
            <text:p>0.00004146</text:p>
          </table:table-cell>
          <table:table-cell office:value-type="float" office:value="0.00023031">
            <text:p>0.00023031</text:p>
          </table:table-cell>
          <table:table-cell office:value-type="float" office:value="7.54">
            <text:p>7.54</text:p>
          </table:table-cell>
          <table:table-cell table:number-columns-repeated="5"/>
          <table:table-cell table:formula="of:=[.B373]*1000000" office:value-type="float" office:value="41.46">
            <text:p>41.46</text:p>
          </table:table-cell>
          <table:table-cell table:formula="of:=[.C373]*1000000" office:value-type="float" office:value="230.31">
            <text:p>230.3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146">
            <text:p>0.00004146</text:p>
          </table:table-cell>
          <table:table-cell office:value-type="float" office:value="0.00023032">
            <text:p>0.00023032</text:p>
          </table:table-cell>
          <table:table-cell office:value-type="float" office:value="7.97">
            <text:p>7.97</text:p>
          </table:table-cell>
          <table:table-cell table:number-columns-repeated="5"/>
          <table:table-cell table:formula="of:=[.B374]*1000000" office:value-type="float" office:value="41.46">
            <text:p>41.46</text:p>
          </table:table-cell>
          <table:table-cell table:formula="of:=[.C374]*1000000" office:value-type="float" office:value="230.32">
            <text:p>230.3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069">
            <text:p>0.00004069</text:p>
          </table:table-cell>
          <table:table-cell office:value-type="float" office:value="0.00034547">
            <text:p>0.00034547</text:p>
          </table:table-cell>
          <table:table-cell office:value-type="float" office:value="8.34">
            <text:p>8.34</text:p>
          </table:table-cell>
          <table:table-cell table:number-columns-repeated="5"/>
          <table:table-cell table:formula="of:=[.B375]*1000000" office:value-type="float" office:value="40.69">
            <text:p>40.69</text:p>
          </table:table-cell>
          <table:table-cell table:formula="of:=[.C375]*1000000" office:value-type="float" office:value="345.47">
            <text:p>345.4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837">
            <text:p>0.0000483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formula="of:=[.B376]*1000000" office:value-type="float" office:value="48.37">
            <text:p>48.37</text:p>
          </table:table-cell>
          <table:table-cell table:formula="of:=[.C376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837">
            <text:p>0.00004837</text:p>
          </table:table-cell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table:number-columns-repeated="5"/>
          <table:table-cell table:formula="of:=[.B377]*1000000" office:value-type="float" office:value="48.37">
            <text:p>48.37</text:p>
          </table:table-cell>
          <table:table-cell table:formula="of:=[.C37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837">
            <text:p>0.00004837</text:p>
          </table:table-cell>
          <table:table-cell office:value-type="float" office:value="0.00011516">
            <text:p>0.00011516</text:p>
          </table:table-cell>
          <table:table-cell office:value-type="float" office:value="0.81">
            <text:p>0.81</text:p>
          </table:table-cell>
          <table:table-cell table:number-columns-repeated="5"/>
          <table:table-cell table:formula="of:=[.B378]*1000000" office:value-type="float" office:value="48.37">
            <text:p>48.37</text:p>
          </table:table-cell>
          <table:table-cell table:formula="of:=[.C378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837">
            <text:p>0.00004837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  <table:table-cell table:number-columns-repeated="5"/>
          <table:table-cell table:formula="of:=[.B379]*1000000" office:value-type="float" office:value="48.37">
            <text:p>48.37</text:p>
          </table:table-cell>
          <table:table-cell table:formula="of:=[.C37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837">
            <text:p>0.00004837</text:p>
          </table:table-cell>
          <table:table-cell office:value-type="float" office:value="0.00011516">
            <text:p>0.00011516</text:p>
          </table:table-cell>
          <table:table-cell office:value-type="float" office:value="1.6">
            <text:p>1.6</text:p>
          </table:table-cell>
          <table:table-cell table:number-columns-repeated="5"/>
          <table:table-cell table:formula="of:=[.B380]*1000000" office:value-type="float" office:value="48.37">
            <text:p>48.37</text:p>
          </table:table-cell>
          <table:table-cell table:formula="of:=[.C380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837">
            <text:p>0.00004837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table:number-columns-repeated="5"/>
          <table:table-cell table:formula="of:=[.B381]*1000000" office:value-type="float" office:value="48.37">
            <text:p>48.37</text:p>
          </table:table-cell>
          <table:table-cell table:formula="of:=[.C38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837">
            <text:p>0.00004837</text:p>
          </table:table-cell>
          <table:table-cell office:value-type="float" office:value="0.00011516">
            <text:p>0.00011516</text:p>
          </table:table-cell>
          <table:table-cell office:value-type="float" office:value="2.4">
            <text:p>2.4</text:p>
          </table:table-cell>
          <table:table-cell table:number-columns-repeated="5"/>
          <table:table-cell table:formula="of:=[.B382]*1000000" office:value-type="float" office:value="48.37">
            <text:p>48.37</text:p>
          </table:table-cell>
          <table:table-cell table:formula="of:=[.C382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837">
            <text:p>0.00004837</text:p>
          </table:table-cell>
          <table:table-cell office:value-type="float" office:value="0.00011516">
            <text:p>0.00011516</text:p>
          </table:table-cell>
          <table:table-cell office:value-type="float" office:value="2.76">
            <text:p>2.76</text:p>
          </table:table-cell>
          <table:table-cell table:number-columns-repeated="5"/>
          <table:table-cell table:formula="of:=[.B383]*1000000" office:value-type="float" office:value="48.37">
            <text:p>48.37</text:p>
          </table:table-cell>
          <table:table-cell table:formula="of:=[.C383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837">
            <text:p>0.00004837</text:p>
          </table:table-cell>
          <table:table-cell office:value-type="float" office:value="0.00011516">
            <text:p>0.00011516</text:p>
          </table:table-cell>
          <table:table-cell office:value-type="float" office:value="3.19">
            <text:p>3.19</text:p>
          </table:table-cell>
          <table:table-cell table:number-columns-repeated="5"/>
          <table:table-cell table:formula="of:=[.B384]*1000000" office:value-type="float" office:value="48.37">
            <text:p>48.37</text:p>
          </table:table-cell>
          <table:table-cell table:formula="of:=[.C384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837">
            <text:p>0.00004837</text:p>
          </table:table-cell>
          <table:table-cell office:value-type="float" office:value="0.00011516">
            <text:p>0.00011516</text:p>
          </table:table-cell>
          <table:table-cell office:value-type="float" office:value="3.56">
            <text:p>3.56</text:p>
          </table:table-cell>
          <table:table-cell table:number-columns-repeated="5"/>
          <table:table-cell table:formula="of:=[.B385]*1000000" office:value-type="float" office:value="48.37">
            <text:p>48.37</text:p>
          </table:table-cell>
          <table:table-cell table:formula="of:=[.C385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837">
            <text:p>0.00004837</text:p>
          </table:table-cell>
          <table:table-cell office:value-type="float" office:value="0.00011516">
            <text:p>0.00011516</text:p>
          </table:table-cell>
          <table:table-cell office:value-type="float" office:value="3.98">
            <text:p>3.98</text:p>
          </table:table-cell>
          <table:table-cell table:number-columns-repeated="5"/>
          <table:table-cell table:formula="of:=[.B386]*1000000" office:value-type="float" office:value="48.37">
            <text:p>48.37</text:p>
          </table:table-cell>
          <table:table-cell table:formula="of:=[.C386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837">
            <text:p>0.00004837</text:p>
          </table:table-cell>
          <table:table-cell office:value-type="float" office:value="0">
            <text:p>0</text:p>
          </table:table-cell>
          <table:table-cell office:value-type="float" office:value="4.36">
            <text:p>4.36</text:p>
          </table:table-cell>
          <table:table-cell table:number-columns-repeated="5"/>
          <table:table-cell table:formula="of:=[.B387]*1000000" office:value-type="float" office:value="48.37">
            <text:p>48.37</text:p>
          </table:table-cell>
          <table:table-cell table:formula="of:=[.C387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837">
            <text:p>0.00004837</text:p>
          </table:table-cell>
          <table:table-cell office:value-type="float" office:value="0.00011516">
            <text:p>0.00011516</text:p>
          </table:table-cell>
          <table:table-cell office:value-type="float" office:value="4.78">
            <text:p>4.78</text:p>
          </table:table-cell>
          <table:table-cell table:number-columns-repeated="5"/>
          <table:table-cell table:formula="of:=[.B388]*1000000" office:value-type="float" office:value="48.37">
            <text:p>48.37</text:p>
          </table:table-cell>
          <table:table-cell table:formula="of:=[.C388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837">
            <text:p>0.00004837</text:p>
          </table:table-cell>
          <table:table-cell office:value-type="float" office:value="0.00011516">
            <text:p>0.00011516</text:p>
          </table:table-cell>
          <table:table-cell office:value-type="float" office:value="5.16">
            <text:p>5.16</text:p>
          </table:table-cell>
          <table:table-cell table:number-columns-repeated="5"/>
          <table:table-cell table:formula="of:=[.B389]*1000000" office:value-type="float" office:value="48.37">
            <text:p>48.37</text:p>
          </table:table-cell>
          <table:table-cell table:formula="of:=[.C389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837">
            <text:p>0.00004837</text:p>
          </table:table-cell>
          <table:table-cell office:value-type="float" office:value="0.00011516">
            <text:p>0.00011516</text:p>
          </table:table-cell>
          <table:table-cell office:value-type="float" office:value="5.57">
            <text:p>5.57</text:p>
          </table:table-cell>
          <table:table-cell table:number-columns-repeated="5"/>
          <table:table-cell table:formula="of:=[.B390]*1000000" office:value-type="float" office:value="48.37">
            <text:p>48.37</text:p>
          </table:table-cell>
          <table:table-cell table:formula="of:=[.C390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76">
            <text:p>0.0000476</text:p>
          </table:table-cell>
          <table:table-cell office:value-type="float" office:value="0.00011516">
            <text:p>0.00011516</text:p>
          </table:table-cell>
          <table:table-cell office:value-type="float" office:value="5.95">
            <text:p>5.95</text:p>
          </table:table-cell>
          <table:table-cell table:number-columns-repeated="5"/>
          <table:table-cell table:formula="of:=[.B391]*1000000" office:value-type="float" office:value="47.6">
            <text:p>47.6</text:p>
          </table:table-cell>
          <table:table-cell table:formula="of:=[.C391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76">
            <text:p>0.0000476</text:p>
          </table:table-cell>
          <table:table-cell office:value-type="float" office:value="0.00011516">
            <text:p>0.00011516</text:p>
          </table:table-cell>
          <table:table-cell office:value-type="float" office:value="6.37">
            <text:p>6.37</text:p>
          </table:table-cell>
          <table:table-cell table:number-columns-repeated="5"/>
          <table:table-cell table:formula="of:=[.B392]*1000000" office:value-type="float" office:value="47.6">
            <text:p>47.6</text:p>
          </table:table-cell>
          <table:table-cell table:formula="of:=[.C392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76">
            <text:p>0.0000476</text:p>
          </table:table-cell>
          <table:table-cell office:value-type="float" office:value="0.00023032">
            <text:p>0.00023032</text:p>
          </table:table-cell>
          <table:table-cell office:value-type="float" office:value="6.75">
            <text:p>6.75</text:p>
          </table:table-cell>
          <table:table-cell table:number-columns-repeated="5"/>
          <table:table-cell table:formula="of:=[.B393]*1000000" office:value-type="float" office:value="47.6">
            <text:p>47.6</text:p>
          </table:table-cell>
          <table:table-cell table:formula="of:=[.C393]*1000000" office:value-type="float" office:value="230.32">
            <text:p>230.3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76">
            <text:p>0.0000476</text:p>
          </table:table-cell>
          <table:table-cell office:value-type="float" office:value="0.00023031">
            <text:p>0.00023031</text:p>
          </table:table-cell>
          <table:table-cell office:value-type="float" office:value="7.17">
            <text:p>7.17</text:p>
          </table:table-cell>
          <table:table-cell table:number-columns-repeated="5"/>
          <table:table-cell table:formula="of:=[.B394]*1000000" office:value-type="float" office:value="47.6">
            <text:p>47.6</text:p>
          </table:table-cell>
          <table:table-cell table:formula="of:=[.C394]*1000000" office:value-type="float" office:value="230.31">
            <text:p>230.3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76">
            <text:p>0.0000476</text:p>
          </table:table-cell>
          <table:table-cell office:value-type="float" office:value="0.00023031">
            <text:p>0.00023031</text:p>
          </table:table-cell>
          <table:table-cell office:value-type="float" office:value="7.55">
            <text:p>7.55</text:p>
          </table:table-cell>
          <table:table-cell table:number-columns-repeated="5"/>
          <table:table-cell table:formula="of:=[.B395]*1000000" office:value-type="float" office:value="47.6">
            <text:p>47.6</text:p>
          </table:table-cell>
          <table:table-cell table:formula="of:=[.C395]*1000000" office:value-type="float" office:value="230.31">
            <text:p>230.3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683">
            <text:p>0.00004683</text:p>
          </table:table-cell>
          <table:table-cell office:value-type="float" office:value="0.00023032">
            <text:p>0.00023032</text:p>
          </table:table-cell>
          <table:table-cell office:value-type="float" office:value="7.97">
            <text:p>7.97</text:p>
          </table:table-cell>
          <table:table-cell table:number-columns-repeated="5"/>
          <table:table-cell table:formula="of:=[.B396]*1000000" office:value-type="float" office:value="46.83">
            <text:p>46.83</text:p>
          </table:table-cell>
          <table:table-cell table:formula="of:=[.C396]*1000000" office:value-type="float" office:value="230.32">
            <text:p>230.3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606">
            <text:p>0.00004606</text:p>
          </table:table-cell>
          <table:table-cell office:value-type="float" office:value="0.00034547">
            <text:p>0.00034547</text:p>
          </table:table-cell>
          <table:table-cell office:value-type="float" office:value="8.34">
            <text:p>8.34</text:p>
          </table:table-cell>
          <table:table-cell table:number-columns-repeated="5"/>
          <table:table-cell table:formula="of:=[.B397]*1000000" office:value-type="float" office:value="46.06">
            <text:p>46.06</text:p>
          </table:table-cell>
          <table:table-cell table:formula="of:=[.C397]*1000000" office:value-type="float" office:value="345.47">
            <text:p>345.4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144">
            <text:p>0.0000514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formula="of:=[.B398]*1000000" office:value-type="float" office:value="51.44">
            <text:p>51.44</text:p>
          </table:table-cell>
          <table:table-cell table:formula="of:=[.C39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144">
            <text:p>0.00005144</text:p>
          </table:table-cell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table:number-columns-repeated="5"/>
          <table:table-cell table:formula="of:=[.B399]*1000000" office:value-type="float" office:value="51.44">
            <text:p>51.44</text:p>
          </table:table-cell>
          <table:table-cell table:formula="of:=[.C39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144">
            <text:p>0.00005144</text:p>
          </table:table-cell>
          <table:table-cell office:value-type="float" office:value="0.00011516">
            <text:p>0.00011516</text:p>
          </table:table-cell>
          <table:table-cell office:value-type="float" office:value="0.81">
            <text:p>0.81</text:p>
          </table:table-cell>
          <table:table-cell table:number-columns-repeated="5"/>
          <table:table-cell table:formula="of:=[.B400]*1000000" office:value-type="float" office:value="51.44">
            <text:p>51.44</text:p>
          </table:table-cell>
          <table:table-cell table:formula="of:=[.C400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144">
            <text:p>0.00005144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  <table:table-cell table:number-columns-repeated="5"/>
          <table:table-cell table:formula="of:=[.B401]*1000000" office:value-type="float" office:value="51.44">
            <text:p>51.44</text:p>
          </table:table-cell>
          <table:table-cell table:formula="of:=[.C40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144">
            <text:p>0.00005144</text:p>
          </table:table-cell>
          <table:table-cell office:value-type="float" office:value="0.00011516">
            <text:p>0.00011516</text:p>
          </table:table-cell>
          <table:table-cell office:value-type="float" office:value="1.6">
            <text:p>1.6</text:p>
          </table:table-cell>
          <table:table-cell table:number-columns-repeated="5"/>
          <table:table-cell table:formula="of:=[.B402]*1000000" office:value-type="float" office:value="51.44">
            <text:p>51.44</text:p>
          </table:table-cell>
          <table:table-cell table:formula="of:=[.C402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144">
            <text:p>0.00005144</text:p>
          </table:table-cell>
          <table:table-cell office:value-type="float" office:value="0.00011516">
            <text:p>0.00011516</text:p>
          </table:table-cell>
          <table:table-cell office:value-type="float" office:value="1.97">
            <text:p>1.97</text:p>
          </table:table-cell>
          <table:table-cell table:number-columns-repeated="5"/>
          <table:table-cell table:formula="of:=[.B403]*1000000" office:value-type="float" office:value="51.44">
            <text:p>51.44</text:p>
          </table:table-cell>
          <table:table-cell table:formula="of:=[.C403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144">
            <text:p>0.00005144</text:p>
          </table:table-cell>
          <table:table-cell office:value-type="float" office:value="0.00011516">
            <text:p>0.00011516</text:p>
          </table:table-cell>
          <table:table-cell office:value-type="float" office:value="2.4">
            <text:p>2.4</text:p>
          </table:table-cell>
          <table:table-cell table:number-columns-repeated="5"/>
          <table:table-cell table:formula="of:=[.B404]*1000000" office:value-type="float" office:value="51.44">
            <text:p>51.44</text:p>
          </table:table-cell>
          <table:table-cell table:formula="of:=[.C404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144">
            <text:p>0.00005144</text:p>
          </table:table-cell>
          <table:table-cell office:value-type="float" office:value="0.00011516">
            <text:p>0.00011516</text:p>
          </table:table-cell>
          <table:table-cell office:value-type="float" office:value="2.76">
            <text:p>2.76</text:p>
          </table:table-cell>
          <table:table-cell table:number-columns-repeated="5"/>
          <table:table-cell table:formula="of:=[.B405]*1000000" office:value-type="float" office:value="51.44">
            <text:p>51.44</text:p>
          </table:table-cell>
          <table:table-cell table:formula="of:=[.C405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144">
            <text:p>0.00005144</text:p>
          </table:table-cell>
          <table:table-cell office:value-type="float" office:value="0.00011516">
            <text:p>0.00011516</text:p>
          </table:table-cell>
          <table:table-cell office:value-type="float" office:value="3.19">
            <text:p>3.19</text:p>
          </table:table-cell>
          <table:table-cell table:number-columns-repeated="5"/>
          <table:table-cell table:formula="of:=[.B406]*1000000" office:value-type="float" office:value="51.44">
            <text:p>51.44</text:p>
          </table:table-cell>
          <table:table-cell table:formula="of:=[.C406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144">
            <text:p>0.00005144</text:p>
          </table:table-cell>
          <table:table-cell office:value-type="float" office:value="0.00011516">
            <text:p>0.00011516</text:p>
          </table:table-cell>
          <table:table-cell office:value-type="float" office:value="3.56">
            <text:p>3.56</text:p>
          </table:table-cell>
          <table:table-cell table:number-columns-repeated="5"/>
          <table:table-cell table:formula="of:=[.B407]*1000000" office:value-type="float" office:value="51.44">
            <text:p>51.44</text:p>
          </table:table-cell>
          <table:table-cell table:formula="of:=[.C407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144">
            <text:p>0.00005144</text:p>
          </table:table-cell>
          <table:table-cell office:value-type="float" office:value="0">
            <text:p>0</text:p>
          </table:table-cell>
          <table:table-cell office:value-type="float" office:value="3.98">
            <text:p>3.98</text:p>
          </table:table-cell>
          <table:table-cell table:number-columns-repeated="5"/>
          <table:table-cell table:formula="of:=[.B408]*1000000" office:value-type="float" office:value="51.44">
            <text:p>51.44</text:p>
          </table:table-cell>
          <table:table-cell table:formula="of:=[.C40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144">
            <text:p>0.00005144</text:p>
          </table:table-cell>
          <table:table-cell office:value-type="float" office:value="0">
            <text:p>0</text:p>
          </table:table-cell>
          <table:table-cell office:value-type="float" office:value="4.36">
            <text:p>4.36</text:p>
          </table:table-cell>
          <table:table-cell table:number-columns-repeated="5"/>
          <table:table-cell table:formula="of:=[.B409]*1000000" office:value-type="float" office:value="51.44">
            <text:p>51.44</text:p>
          </table:table-cell>
          <table:table-cell table:formula="of:=[.C409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067">
            <text:p>0.00005067</text:p>
          </table:table-cell>
          <table:table-cell office:value-type="float" office:value="0.00011516">
            <text:p>0.00011516</text:p>
          </table:table-cell>
          <table:table-cell office:value-type="float" office:value="4.78">
            <text:p>4.78</text:p>
          </table:table-cell>
          <table:table-cell table:number-columns-repeated="5"/>
          <table:table-cell table:formula="of:=[.B410]*1000000" office:value-type="float" office:value="50.67">
            <text:p>50.67</text:p>
          </table:table-cell>
          <table:table-cell table:formula="of:=[.C410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144">
            <text:p>0.00005144</text:p>
          </table:table-cell>
          <table:table-cell office:value-type="float" office:value="0">
            <text:p>0</text:p>
          </table:table-cell>
          <table:table-cell office:value-type="float" office:value="5.16">
            <text:p>5.16</text:p>
          </table:table-cell>
          <table:table-cell table:number-columns-repeated="5"/>
          <table:table-cell table:formula="of:=[.B411]*1000000" office:value-type="float" office:value="51.44">
            <text:p>51.44</text:p>
          </table:table-cell>
          <table:table-cell table:formula="of:=[.C41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067">
            <text:p>0.00005067</text:p>
          </table:table-cell>
          <table:table-cell office:value-type="float" office:value="0.00011516">
            <text:p>0.00011516</text:p>
          </table:table-cell>
          <table:table-cell office:value-type="float" office:value="5.57">
            <text:p>5.57</text:p>
          </table:table-cell>
          <table:table-cell table:number-columns-repeated="5"/>
          <table:table-cell table:formula="of:=[.B412]*1000000" office:value-type="float" office:value="50.67">
            <text:p>50.67</text:p>
          </table:table-cell>
          <table:table-cell table:formula="of:=[.C412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067">
            <text:p>0.00005067</text:p>
          </table:table-cell>
          <table:table-cell office:value-type="float" office:value="0.00011516">
            <text:p>0.00011516</text:p>
          </table:table-cell>
          <table:table-cell office:value-type="float" office:value="5.95">
            <text:p>5.95</text:p>
          </table:table-cell>
          <table:table-cell table:number-columns-repeated="5"/>
          <table:table-cell table:formula="of:=[.B413]*1000000" office:value-type="float" office:value="50.67">
            <text:p>50.67</text:p>
          </table:table-cell>
          <table:table-cell table:formula="of:=[.C413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067">
            <text:p>0.00005067</text:p>
          </table:table-cell>
          <table:table-cell office:value-type="float" office:value="0.00011516">
            <text:p>0.00011516</text:p>
          </table:table-cell>
          <table:table-cell office:value-type="float" office:value="6.38">
            <text:p>6.38</text:p>
          </table:table-cell>
          <table:table-cell table:number-columns-repeated="5"/>
          <table:table-cell table:formula="of:=[.B414]*1000000" office:value-type="float" office:value="50.67">
            <text:p>50.67</text:p>
          </table:table-cell>
          <table:table-cell table:formula="of:=[.C414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067">
            <text:p>0.00005067</text:p>
          </table:table-cell>
          <table:table-cell office:value-type="float" office:value="0.00023032">
            <text:p>0.00023032</text:p>
          </table:table-cell>
          <table:table-cell office:value-type="float" office:value="6.75">
            <text:p>6.75</text:p>
          </table:table-cell>
          <table:table-cell table:number-columns-repeated="5"/>
          <table:table-cell table:formula="of:=[.B415]*1000000" office:value-type="float" office:value="50.67">
            <text:p>50.67</text:p>
          </table:table-cell>
          <table:table-cell table:formula="of:=[.C415]*1000000" office:value-type="float" office:value="230.32">
            <text:p>230.3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067">
            <text:p>0.00005067</text:p>
          </table:table-cell>
          <table:table-cell office:value-type="float" office:value="0.00011516">
            <text:p>0.00011516</text:p>
          </table:table-cell>
          <table:table-cell office:value-type="float" office:value="7.17">
            <text:p>7.17</text:p>
          </table:table-cell>
          <table:table-cell table:number-columns-repeated="5"/>
          <table:table-cell table:formula="of:=[.B416]*1000000" office:value-type="float" office:value="50.67">
            <text:p>50.67</text:p>
          </table:table-cell>
          <table:table-cell table:formula="of:=[.C416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99">
            <text:p>0.0000499</text:p>
          </table:table-cell>
          <table:table-cell office:value-type="float" office:value="0.00011516">
            <text:p>0.00011516</text:p>
          </table:table-cell>
          <table:table-cell office:value-type="float" office:value="7.54">
            <text:p>7.54</text:p>
          </table:table-cell>
          <table:table-cell table:number-columns-repeated="5"/>
          <table:table-cell table:formula="of:=[.B417]*1000000" office:value-type="float" office:value="49.9">
            <text:p>49.9</text:p>
          </table:table-cell>
          <table:table-cell table:formula="of:=[.C417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99">
            <text:p>0.0000499</text:p>
          </table:table-cell>
          <table:table-cell office:value-type="float" office:value="0.00023032">
            <text:p>0.00023032</text:p>
          </table:table-cell>
          <table:table-cell office:value-type="float" office:value="7.97">
            <text:p>7.97</text:p>
          </table:table-cell>
          <table:table-cell table:number-columns-repeated="5"/>
          <table:table-cell table:formula="of:=[.B418]*1000000" office:value-type="float" office:value="49.9">
            <text:p>49.9</text:p>
          </table:table-cell>
          <table:table-cell table:formula="of:=[.C418]*1000000" office:value-type="float" office:value="230.32">
            <text:p>230.3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4913">
            <text:p>0.00004913</text:p>
          </table:table-cell>
          <table:table-cell office:value-type="float" office:value="0.00046062">
            <text:p>0.00046062</text:p>
          </table:table-cell>
          <table:table-cell office:value-type="float" office:value="8.33">
            <text:p>8.33</text:p>
          </table:table-cell>
          <table:table-cell table:number-columns-repeated="5"/>
          <table:table-cell table:formula="of:=[.B419]*1000000" office:value-type="float" office:value="49.13">
            <text:p>49.13</text:p>
          </table:table-cell>
          <table:table-cell table:formula="of:=[.C419]*1000000" office:value-type="float" office:value="460.62">
            <text:p>460.6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681">
            <text:p>0.0000568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formula="of:=[.B420]*1000000" office:value-type="float" office:value="56.81">
            <text:p>56.81</text:p>
          </table:table-cell>
          <table:table-cell table:formula="of:=[.C420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681">
            <text:p>0.00005681</text:p>
          </table:table-cell>
          <table:table-cell office:value-type="float" office:value="0.00011516">
            <text:p>0.00011516</text:p>
          </table:table-cell>
          <table:table-cell office:value-type="float" office:value="0.39">
            <text:p>0.39</text:p>
          </table:table-cell>
          <table:table-cell table:number-columns-repeated="5"/>
          <table:table-cell table:formula="of:=[.B421]*1000000" office:value-type="float" office:value="56.81">
            <text:p>56.81</text:p>
          </table:table-cell>
          <table:table-cell table:formula="of:=[.C421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681">
            <text:p>0.00005681</text:p>
          </table:table-cell>
          <table:table-cell office:value-type="float" office:value="0.00011516">
            <text:p>0.00011516</text:p>
          </table:table-cell>
          <table:table-cell office:value-type="float" office:value="0.81">
            <text:p>0.81</text:p>
          </table:table-cell>
          <table:table-cell table:number-columns-repeated="5"/>
          <table:table-cell table:formula="of:=[.B422]*1000000" office:value-type="float" office:value="56.81">
            <text:p>56.81</text:p>
          </table:table-cell>
          <table:table-cell table:formula="of:=[.C422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681">
            <text:p>0.00005681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  <table:table-cell table:number-columns-repeated="5"/>
          <table:table-cell table:formula="of:=[.B423]*1000000" office:value-type="float" office:value="56.81">
            <text:p>56.81</text:p>
          </table:table-cell>
          <table:table-cell table:formula="of:=[.C423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681">
            <text:p>0.00005681</text:p>
          </table:table-cell>
          <table:table-cell office:value-type="float" office:value="0.00011516">
            <text:p>0.00011516</text:p>
          </table:table-cell>
          <table:table-cell office:value-type="float" office:value="1.6">
            <text:p>1.6</text:p>
          </table:table-cell>
          <table:table-cell table:number-columns-repeated="5"/>
          <table:table-cell table:formula="of:=[.B424]*1000000" office:value-type="float" office:value="56.81">
            <text:p>56.81</text:p>
          </table:table-cell>
          <table:table-cell table:formula="of:=[.C424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681">
            <text:p>0.00005681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table:number-columns-repeated="5"/>
          <table:table-cell table:formula="of:=[.B425]*1000000" office:value-type="float" office:value="56.81">
            <text:p>56.81</text:p>
          </table:table-cell>
          <table:table-cell table:formula="of:=[.C425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681">
            <text:p>0.00005681</text:p>
          </table:table-cell>
          <table:table-cell office:value-type="float" office:value="0.00011516">
            <text:p>0.00011516</text:p>
          </table:table-cell>
          <table:table-cell office:value-type="float" office:value="2.4">
            <text:p>2.4</text:p>
          </table:table-cell>
          <table:table-cell table:number-columns-repeated="5"/>
          <table:table-cell table:formula="of:=[.B426]*1000000" office:value-type="float" office:value="56.81">
            <text:p>56.81</text:p>
          </table:table-cell>
          <table:table-cell table:formula="of:=[.C426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681">
            <text:p>0.00005681</text:p>
          </table:table-cell>
          <table:table-cell office:value-type="float" office:value="0.00011516">
            <text:p>0.00011516</text:p>
          </table:table-cell>
          <table:table-cell office:value-type="float" office:value="2.76">
            <text:p>2.76</text:p>
          </table:table-cell>
          <table:table-cell table:number-columns-repeated="5"/>
          <table:table-cell table:formula="of:=[.B427]*1000000" office:value-type="float" office:value="56.81">
            <text:p>56.81</text:p>
          </table:table-cell>
          <table:table-cell table:formula="of:=[.C427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681">
            <text:p>0.00005681</text:p>
          </table:table-cell>
          <table:table-cell office:value-type="float" office:value="0">
            <text:p>0</text:p>
          </table:table-cell>
          <table:table-cell office:value-type="float" office:value="3.19">
            <text:p>3.19</text:p>
          </table:table-cell>
          <table:table-cell table:number-columns-repeated="5"/>
          <table:table-cell table:formula="of:=[.B428]*1000000" office:value-type="float" office:value="56.81">
            <text:p>56.81</text:p>
          </table:table-cell>
          <table:table-cell table:formula="of:=[.C428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681">
            <text:p>0.00005681</text:p>
          </table:table-cell>
          <table:table-cell office:value-type="float" office:value="0.00011516">
            <text:p>0.00011516</text:p>
          </table:table-cell>
          <table:table-cell office:value-type="float" office:value="3.56">
            <text:p>3.56</text:p>
          </table:table-cell>
          <table:table-cell table:number-columns-repeated="5"/>
          <table:table-cell table:formula="of:=[.B429]*1000000" office:value-type="float" office:value="56.81">
            <text:p>56.81</text:p>
          </table:table-cell>
          <table:table-cell table:formula="of:=[.C429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681">
            <text:p>0.00005681</text:p>
          </table:table-cell>
          <table:table-cell office:value-type="float" office:value="0.00011516">
            <text:p>0.00011516</text:p>
          </table:table-cell>
          <table:table-cell office:value-type="float" office:value="3.98">
            <text:p>3.98</text:p>
          </table:table-cell>
          <table:table-cell table:number-columns-repeated="5"/>
          <table:table-cell table:formula="of:=[.B430]*1000000" office:value-type="float" office:value="56.81">
            <text:p>56.81</text:p>
          </table:table-cell>
          <table:table-cell table:formula="of:=[.C430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681">
            <text:p>0.00005681</text:p>
          </table:table-cell>
          <table:table-cell office:value-type="float" office:value="0">
            <text:p>0</text:p>
          </table:table-cell>
          <table:table-cell office:value-type="float" office:value="4.35">
            <text:p>4.35</text:p>
          </table:table-cell>
          <table:table-cell table:number-columns-repeated="5"/>
          <table:table-cell table:formula="of:=[.B431]*1000000" office:value-type="float" office:value="56.81">
            <text:p>56.81</text:p>
          </table:table-cell>
          <table:table-cell table:formula="of:=[.C431]*1000000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681">
            <text:p>0.00005681</text:p>
          </table:table-cell>
          <table:table-cell office:value-type="float" office:value="0.00011516">
            <text:p>0.00011516</text:p>
          </table:table-cell>
          <table:table-cell office:value-type="float" office:value="4.78">
            <text:p>4.78</text:p>
          </table:table-cell>
          <table:table-cell table:number-columns-repeated="5"/>
          <table:table-cell table:formula="of:=[.B432]*1000000" office:value-type="float" office:value="56.81">
            <text:p>56.81</text:p>
          </table:table-cell>
          <table:table-cell table:formula="of:=[.C432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681">
            <text:p>0.00005681</text:p>
          </table:table-cell>
          <table:table-cell office:value-type="float" office:value="0.00023031">
            <text:p>0.00023031</text:p>
          </table:table-cell>
          <table:table-cell office:value-type="float" office:value="5.15">
            <text:p>5.15</text:p>
          </table:table-cell>
          <table:table-cell table:number-columns-repeated="5"/>
          <table:table-cell table:formula="of:=[.B433]*1000000" office:value-type="float" office:value="56.81">
            <text:p>56.81</text:p>
          </table:table-cell>
          <table:table-cell table:formula="of:=[.C433]*1000000" office:value-type="float" office:value="230.31">
            <text:p>230.3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681">
            <text:p>0.00005681</text:p>
          </table:table-cell>
          <table:table-cell office:value-type="float" office:value="0.00023031">
            <text:p>0.00023031</text:p>
          </table:table-cell>
          <table:table-cell office:value-type="float" office:value="5.57">
            <text:p>5.57</text:p>
          </table:table-cell>
          <table:table-cell table:number-columns-repeated="5"/>
          <table:table-cell table:formula="of:=[.B434]*1000000" office:value-type="float" office:value="56.81">
            <text:p>56.81</text:p>
          </table:table-cell>
          <table:table-cell table:formula="of:=[.C434]*1000000" office:value-type="float" office:value="230.31">
            <text:p>230.3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681">
            <text:p>0.00005681</text:p>
          </table:table-cell>
          <table:table-cell office:value-type="float" office:value="0.00011516">
            <text:p>0.00011516</text:p>
          </table:table-cell>
          <table:table-cell office:value-type="float" office:value="5.95">
            <text:p>5.95</text:p>
          </table:table-cell>
          <table:table-cell table:number-columns-repeated="5"/>
          <table:table-cell table:formula="of:=[.B435]*1000000" office:value-type="float" office:value="56.81">
            <text:p>56.81</text:p>
          </table:table-cell>
          <table:table-cell table:formula="of:=[.C435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681">
            <text:p>0.00005681</text:p>
          </table:table-cell>
          <table:table-cell office:value-type="float" office:value="0.00011516">
            <text:p>0.00011516</text:p>
          </table:table-cell>
          <table:table-cell office:value-type="float" office:value="6.38">
            <text:p>6.38</text:p>
          </table:table-cell>
          <table:table-cell table:number-columns-repeated="5"/>
          <table:table-cell table:formula="of:=[.B436]*1000000" office:value-type="float" office:value="56.81">
            <text:p>56.81</text:p>
          </table:table-cell>
          <table:table-cell table:formula="of:=[.C436]*1000000" office:value-type="float" office:value="115.16">
            <text:p>115.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681">
            <text:p>0.00005681</text:p>
          </table:table-cell>
          <table:table-cell office:value-type="float" office:value="0.00023032">
            <text:p>0.00023032</text:p>
          </table:table-cell>
          <table:table-cell office:value-type="float" office:value="6.75">
            <text:p>6.75</text:p>
          </table:table-cell>
          <table:table-cell table:number-columns-repeated="5"/>
          <table:table-cell table:formula="of:=[.B437]*1000000" office:value-type="float" office:value="56.81">
            <text:p>56.81</text:p>
          </table:table-cell>
          <table:table-cell table:formula="of:=[.C437]*1000000" office:value-type="float" office:value="230.32">
            <text:p>230.3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604">
            <text:p>0.00005604</text:p>
          </table:table-cell>
          <table:table-cell office:value-type="float" office:value="0.00023031">
            <text:p>0.00023031</text:p>
          </table:table-cell>
          <table:table-cell office:value-type="float" office:value="7.17">
            <text:p>7.17</text:p>
          </table:table-cell>
          <table:table-cell table:number-columns-repeated="5"/>
          <table:table-cell table:formula="of:=[.B438]*1000000" office:value-type="float" office:value="56.04">
            <text:p>56.04</text:p>
          </table:table-cell>
          <table:table-cell table:formula="of:=[.C438]*1000000" office:value-type="float" office:value="230.31">
            <text:p>230.3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604">
            <text:p>0.00005604</text:p>
          </table:table-cell>
          <table:table-cell office:value-type="float" office:value="0.00034548">
            <text:p>0.00034548</text:p>
          </table:table-cell>
          <table:table-cell office:value-type="float" office:value="7.55">
            <text:p>7.55</text:p>
          </table:table-cell>
          <table:table-cell table:number-columns-repeated="5"/>
          <table:table-cell table:formula="of:=[.B439]*1000000" office:value-type="float" office:value="56.04">
            <text:p>56.04</text:p>
          </table:table-cell>
          <table:table-cell table:formula="of:=[.C439]*1000000" office:value-type="float" office:value="345.48">
            <text:p>345.4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604">
            <text:p>0.00005604</text:p>
          </table:table-cell>
          <table:table-cell office:value-type="float" office:value="0.00034548">
            <text:p>0.00034548</text:p>
          </table:table-cell>
          <table:table-cell office:value-type="float" office:value="7.96">
            <text:p>7.96</text:p>
          </table:table-cell>
          <table:table-cell table:number-columns-repeated="5"/>
          <table:table-cell table:formula="of:=[.B440]*1000000" office:value-type="float" office:value="56.04">
            <text:p>56.04</text:p>
          </table:table-cell>
          <table:table-cell table:formula="of:=[.C440]*1000000" office:value-type="float" office:value="345.48">
            <text:p>345.4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005144">
            <text:p>0.00005144</text:p>
          </table:table-cell>
          <table:table-cell office:value-type="float" office:value="0.02153445">
            <text:p>0.02153445</text:p>
          </table:table-cell>
          <table:table-cell office:value-type="float" office:value="6.18">
            <text:p>6.18</text:p>
          </table:table-cell>
          <table:table-cell table:number-columns-repeated="5"/>
          <table:table-cell table:formula="of:=[.B441]*1000000" office:value-type="float" office:value="51.44">
            <text:p>51.44</text:p>
          </table:table-cell>
          <table:table-cell table:formula="of:=[.C441]*1000000" office:value-type="float" office:value="21534.45">
            <text:p>21534.45</text:p>
          </table:table-cell>
          <table:table-cell table:number-columns-repeated="21"/>
        </table:table-row>
      </table:table>
      <table:table table:name="Sheet2" table:style-name="ta1" table:print="false">
        <table:table-column table:style-name="co1" table:number-columns-repeated="25" table:default-cell-style-name="Default"/>
        <table:table-row table:style-name="ro1" table:number-rows-repeated="5">
          <table:table-cell table:number-columns-repeated="25"/>
        </table:table-row>
        <table:table-row table:style-name="ro2">
          <table:table-cell/>
          <table:table-cell table:style-name="ce1" office:value-type="string">
            <text:p>Vib</text:p>
          </table:table-cell>
          <table:table-cell table:style-name="ce1" office:value-type="string">
            <text:p>Vb</text:p>
          </table:table-cell>
          <table:table-cell table:style-name="ce1" office:value-type="string">
            <text:p>Vic</text:p>
          </table:table-cell>
          <table:table-cell table:style-name="ce1" office:value-type="string">
            <text:p>Vc</text:p>
          </table:table-cell>
          <table:table-cell table:style-name="ce1" office:value-type="string">
            <text:p>Ib</text:p>
          </table:table-cell>
          <table:table-cell table:style-name="ce1" office:value-type="string">
            <text:p>I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.427953">
            <text:p>1.427953</text:p>
          </table:table-cell>
          <table:table-cell office:value-type="float" office:value="0.49517722">
            <text:p>0.49517722</text:p>
          </table:table-cell>
          <table:table-cell office:value-type="float" office:value="0.48366155">
            <text:p>0.48366155</text:p>
          </table:table-cell>
          <table:table-cell office:value-type="float" office:value="0.47214574">
            <text:p>0.47214574</text:p>
          </table:table-cell>
          <table:table-cell office:value-type="float" office:value="0.00006219">
            <text:p>0.00006219</text:p>
          </table:table-cell>
          <table:table-cell office:value-type="float" office:value="0.00011516">
            <text:p>0.00011516</text:p>
          </table:table-cell>
          <table:table-cell table:number-columns-repeated="2"/>
          <table:table-cell table:formula="of:=[.E7]" office:value-type="float" office:value="0.47214574">
            <text:p>0.47214574</text:p>
          </table:table-cell>
          <table:table-cell table:formula="of:=[.G7]" office:value-type="float" office:value="0.00011516">
            <text:p>0.00011516</text:p>
          </table:table-cell>
          <table:table-cell table:formula="of:=[.E24]" office:value-type="float" office:value="0.49517722">
            <text:p>0.49517722</text:p>
          </table:table-cell>
          <table:table-cell table:formula="of:=[.G24]" office:value-type="float" office:value="0.00023032">
            <text:p>0.00023032</text:p>
          </table:table-cell>
          <table:table-cell table:formula="of:=[.E41]" office:value-type="float" office:value="0.48366155">
            <text:p>0.48366155</text:p>
          </table:table-cell>
          <table:table-cell table:formula="of:=[.G41]" office:value-type="float" office:value="0.00034547">
            <text:p>0.00034547</text:p>
          </table:table-cell>
          <table:table-cell table:formula="of:=[.E58]" office:value-type="float" office:value="0.47214574">
            <text:p>0.47214574</text:p>
          </table:table-cell>
          <table:table-cell table:formula="of:=[.G58]" office:value-type="float" office:value="0.00046063">
            <text:p>0.00046063</text:p>
          </table:table-cell>
          <table:table-cell table:formula="of:=[.E75]" office:value-type="float" office:value="0.46062998">
            <text:p>0.46062998</text:p>
          </table:table-cell>
          <table:table-cell table:formula="of:=[.G75]" office:value-type="float" office:value="0.00057579">
            <text:p>0.00057579</text:p>
          </table:table-cell>
          <table:table-cell table:formula="of:=[.E92]" office:value-type="float" office:value="0.44911427">
            <text:p>0.44911427</text:p>
          </table:table-cell>
          <table:table-cell table:formula="of:=[.G92]" office:value-type="float" office:value="0.00069094">
            <text:p>0.00069094</text:p>
          </table:table-cell>
          <table:table-cell table:formula="of:=[.E109]" office:value-type="float" office:value="0.43759851">
            <text:p>0.43759851</text:p>
          </table:table-cell>
          <table:table-cell table:formula="of:=[.G109]" office:value-type="float" office:value="0.0008061">
            <text:p>0.0008061</text:p>
          </table:table-cell>
          <table:table-cell table:formula="of:=[.E126]" office:value-type="float" office:value="0.43759851">
            <text:p>0.43759851</text:p>
          </table:table-cell>
          <table:table-cell table:formula="of:=[.G126]" office:value-type="float" office:value="0.0008061">
            <text:p>0.0008061</text:p>
          </table:table-cell>
        </table:table-row>
        <table:table-row table:style-name="ro1">
          <table:table-cell/>
          <table:table-cell office:value-type="float" office:value="1.427953">
            <text:p>1.427953</text:p>
          </table:table-cell>
          <table:table-cell office:value-type="float" office:value="0.49517722">
            <text:p>0.49517722</text:p>
          </table:table-cell>
          <table:table-cell office:value-type="float" office:value="1.00187027">
            <text:p>1.00187027</text:p>
          </table:table-cell>
          <table:table-cell office:value-type="float" office:value="0.99035444">
            <text:p>0.99035444</text:p>
          </table:table-cell>
          <table:table-cell office:value-type="float" office:value="0.00006219">
            <text:p>0.00006219</text:p>
          </table:table-cell>
          <table:table-cell office:value-type="float" office:value="0.00011516">
            <text:p>0.00011516</text:p>
          </table:table-cell>
          <table:table-cell table:number-columns-repeated="2"/>
          <table:table-cell table:formula="of:=[.E8]" office:value-type="float" office:value="0.99035444">
            <text:p>0.99035444</text:p>
          </table:table-cell>
          <table:table-cell table:formula="of:=[.G8]" office:value-type="float" office:value="0.00011516">
            <text:p>0.00011516</text:p>
          </table:table-cell>
          <table:table-cell table:formula="of:=[.E25]" office:value-type="float" office:value="0.99035444">
            <text:p>0.99035444</text:p>
          </table:table-cell>
          <table:table-cell table:formula="of:=[.G25]" office:value-type="float" office:value="0.00011516">
            <text:p>0.00011516</text:p>
          </table:table-cell>
          <table:table-cell table:formula="of:=[.E42]" office:value-type="float" office:value="0.97883872">
            <text:p>0.97883872</text:p>
          </table:table-cell>
          <table:table-cell table:formula="of:=[.G42]" office:value-type="float" office:value="0.00034547">
            <text:p>0.00034547</text:p>
          </table:table-cell>
          <table:table-cell table:formula="of:=[.E59]" office:value-type="float" office:value="0.96732311">
            <text:p>0.96732311</text:p>
          </table:table-cell>
          <table:table-cell table:formula="of:=[.G59]" office:value-type="float" office:value="0.00034547">
            <text:p>0.00034547</text:p>
          </table:table-cell>
          <table:table-cell table:formula="of:=[.E76]" office:value-type="float" office:value="0.9558073">
            <text:p>0.9558073</text:p>
          </table:table-cell>
          <table:table-cell table:formula="of:=[.G76]" office:value-type="float" office:value="0.00046063">
            <text:p>0.00046063</text:p>
          </table:table-cell>
          <table:table-cell table:formula="of:=[.E93]" office:value-type="float" office:value="0.94429149">
            <text:p>0.94429149</text:p>
          </table:table-cell>
          <table:table-cell table:formula="of:=[.G93]" office:value-type="float" office:value="0.00057579">
            <text:p>0.00057579</text:p>
          </table:table-cell>
          <table:table-cell table:formula="of:=[.E110]" office:value-type="float" office:value="0.93277568">
            <text:p>0.93277568</text:p>
          </table:table-cell>
          <table:table-cell table:formula="of:=[.G110]" office:value-type="float" office:value="0.00069095">
            <text:p>0.00069095</text:p>
          </table:table-cell>
          <table:table-cell table:formula="of:=[.E127]" office:value-type="float" office:value="0.93277568">
            <text:p>0.93277568</text:p>
          </table:table-cell>
          <table:table-cell table:formula="of:=[.G127]" office:value-type="float" office:value="0.00069095">
            <text:p>0.00069095</text:p>
          </table:table-cell>
        </table:table-row>
        <table:table-row table:style-name="ro1">
          <table:table-cell/>
          <table:table-cell office:value-type="float" office:value="1.427953">
            <text:p>1.427953</text:p>
          </table:table-cell>
          <table:table-cell office:value-type="float" office:value="0.49517722">
            <text:p>0.49517722</text:p>
          </table:table-cell>
          <table:table-cell office:value-type="float" office:value="1.47401595">
            <text:p>1.47401595</text:p>
          </table:table-cell>
          <table:table-cell office:value-type="float" office:value="1.46250019">
            <text:p>1.46250019</text:p>
          </table:table-cell>
          <table:table-cell office:value-type="float" office:value="0.00006219">
            <text:p>0.00006219</text:p>
          </table:table-cell>
          <table:table-cell office:value-type="float" office:value="0.00011516">
            <text:p>0.00011516</text:p>
          </table:table-cell>
          <table:table-cell table:number-columns-repeated="2"/>
          <table:table-cell table:formula="of:=[.E9]" office:value-type="float" office:value="1.46250019">
            <text:p>1.46250019</text:p>
          </table:table-cell>
          <table:table-cell table:formula="of:=[.G9]" office:value-type="float" office:value="0.00011516">
            <text:p>0.00011516</text:p>
          </table:table-cell>
          <table:table-cell table:formula="of:=[.E26]" office:value-type="float" office:value="1.45098447">
            <text:p>1.45098447</text:p>
          </table:table-cell>
          <table:table-cell table:formula="of:=[.G26]" office:value-type="float" office:value="0.00023031">
            <text:p>0.00023031</text:p>
          </table:table-cell>
          <table:table-cell table:formula="of:=[.E43]" office:value-type="float" office:value="1.43946876">
            <text:p>1.43946876</text:p>
          </table:table-cell>
          <table:table-cell table:formula="of:=[.G43]" office:value-type="float" office:value="0.00034547">
            <text:p>0.00034547</text:p>
          </table:table-cell>
          <table:table-cell table:formula="of:=[.E60]" office:value-type="float" office:value="1.43946876">
            <text:p>1.43946876</text:p>
          </table:table-cell>
          <table:table-cell table:formula="of:=[.G60]" office:value-type="float" office:value="0.00034547">
            <text:p>0.00034547</text:p>
          </table:table-cell>
          <table:table-cell table:formula="of:=[.E77]" office:value-type="float" office:value="1.427953">
            <text:p>1.427953</text:p>
          </table:table-cell>
          <table:table-cell table:formula="of:=[.G77]" office:value-type="float" office:value="0.00046063">
            <text:p>0.00046063</text:p>
          </table:table-cell>
          <table:table-cell table:formula="of:=[.E94]" office:value-type="float" office:value="1.41643738">
            <text:p>1.41643738</text:p>
          </table:table-cell>
          <table:table-cell table:formula="of:=[.G94]" office:value-type="float" office:value="0.00046063">
            <text:p>0.00046063</text:p>
          </table:table-cell>
          <table:table-cell table:formula="of:=[.E111]" office:value-type="float" office:value="1.40492153">
            <text:p>1.40492153</text:p>
          </table:table-cell>
          <table:table-cell table:formula="of:=[.G111]" office:value-type="float" office:value="0.00069094">
            <text:p>0.00069094</text:p>
          </table:table-cell>
          <table:table-cell table:formula="of:=[.E128]" office:value-type="float" office:value="1.39340579">
            <text:p>1.39340579</text:p>
          </table:table-cell>
          <table:table-cell table:formula="of:=[.G128]" office:value-type="float" office:value="0.0008061">
            <text:p>0.0008061</text:p>
          </table:table-cell>
        </table:table-row>
        <table:table-row table:style-name="ro1">
          <table:table-cell/>
          <table:table-cell office:value-type="float" office:value="1.427953">
            <text:p>1.427953</text:p>
          </table:table-cell>
          <table:table-cell office:value-type="float" office:value="0.49517722">
            <text:p>0.49517722</text:p>
          </table:table-cell>
          <table:table-cell office:value-type="float" office:value="1.98070898">
            <text:p>1.98070898</text:p>
          </table:table-cell>
          <table:table-cell office:value-type="float" office:value="1.96919326">
            <text:p>1.96919326</text:p>
          </table:table-cell>
          <table:table-cell office:value-type="float" office:value="0.00006219">
            <text:p>0.00006219</text:p>
          </table:table-cell>
          <table:table-cell office:value-type="float" office:value="0.00011516">
            <text:p>0.00011516</text:p>
          </table:table-cell>
          <table:table-cell table:number-columns-repeated="2"/>
          <table:table-cell table:formula="of:=[.E10]" office:value-type="float" office:value="1.96919326">
            <text:p>1.96919326</text:p>
          </table:table-cell>
          <table:table-cell table:formula="of:=[.G10]" office:value-type="float" office:value="0.00011516">
            <text:p>0.00011516</text:p>
          </table:table-cell>
          <table:table-cell table:formula="of:=[.E27]" office:value-type="float" office:value="1.96919326">
            <text:p>1.96919326</text:p>
          </table:table-cell>
          <table:table-cell table:formula="of:=[.G27]" office:value-type="float" office:value="0.00011516">
            <text:p>0.00011516</text:p>
          </table:table-cell>
          <table:table-cell table:formula="of:=[.E44]" office:value-type="float" office:value="1.95767745">
            <text:p>1.95767745</text:p>
          </table:table-cell>
          <table:table-cell table:formula="of:=[.G44]" office:value-type="float" office:value="0.00023031">
            <text:p>0.00023031</text:p>
          </table:table-cell>
          <table:table-cell table:formula="of:=[.E61]" office:value-type="float" office:value="1.94616184">
            <text:p>1.94616184</text:p>
          </table:table-cell>
          <table:table-cell table:formula="of:=[.G61]" office:value-type="float" office:value="0.00034547">
            <text:p>0.00034547</text:p>
          </table:table-cell>
          <table:table-cell table:formula="of:=[.E78]" office:value-type="float" office:value="1.93464612">
            <text:p>1.93464612</text:p>
          </table:table-cell>
          <table:table-cell table:formula="of:=[.G78]" office:value-type="float" office:value="0.00046063">
            <text:p>0.00046063</text:p>
          </table:table-cell>
          <table:table-cell table:formula="of:=[.E95]" office:value-type="float" office:value="1.92313022">
            <text:p>1.92313022</text:p>
          </table:table-cell>
          <table:table-cell table:formula="of:=[.G95]" office:value-type="float" office:value="0.00057579">
            <text:p>0.00057579</text:p>
          </table:table-cell>
          <table:table-cell table:formula="of:=[.E112]" office:value-type="float" office:value="1.91161451">
            <text:p>1.91161451</text:p>
          </table:table-cell>
          <table:table-cell table:formula="of:=[.G112]" office:value-type="float" office:value="0.00069094">
            <text:p>0.00069094</text:p>
          </table:table-cell>
          <table:table-cell table:formula="of:=[.E129]" office:value-type="float" office:value="1.9000988">
            <text:p>1.9000988</text:p>
          </table:table-cell>
          <table:table-cell table:formula="of:=[.G129]" office:value-type="float" office:value="0.0008061">
            <text:p>0.0008061</text:p>
          </table:table-cell>
        </table:table-row>
        <table:table-row table:style-name="ro1">
          <table:table-cell/>
          <table:table-cell office:value-type="float" office:value="1.427953">
            <text:p>1.427953</text:p>
          </table:table-cell>
          <table:table-cell office:value-type="float" office:value="0.49517722">
            <text:p>0.49517722</text:p>
          </table:table-cell>
          <table:table-cell office:value-type="float" office:value="2.49891781">
            <text:p>2.49891781</text:p>
          </table:table-cell>
          <table:table-cell office:value-type="float" office:value="2.48740196">
            <text:p>2.48740196</text:p>
          </table:table-cell>
          <table:table-cell office:value-type="float" office:value="0.00006219">
            <text:p>0.00006219</text:p>
          </table:table-cell>
          <table:table-cell office:value-type="float" office:value="0.00011516">
            <text:p>0.00011516</text:p>
          </table:table-cell>
          <table:table-cell table:number-columns-repeated="2"/>
          <table:table-cell table:formula="of:=[.E11]" office:value-type="float" office:value="2.48740196">
            <text:p>2.48740196</text:p>
          </table:table-cell>
          <table:table-cell table:formula="of:=[.G11]" office:value-type="float" office:value="0.00011516">
            <text:p>0.00011516</text:p>
          </table:table-cell>
          <table:table-cell table:formula="of:=[.E28]" office:value-type="float" office:value="2.4758861">
            <text:p>2.4758861</text:p>
          </table:table-cell>
          <table:table-cell table:formula="of:=[.G28]" office:value-type="float" office:value="0.00023032">
            <text:p>0.00023032</text:p>
          </table:table-cell>
          <table:table-cell table:formula="of:=[.E45]" office:value-type="float" office:value="2.46437048">
            <text:p>2.46437048</text:p>
          </table:table-cell>
          <table:table-cell table:formula="of:=[.G45]" office:value-type="float" office:value="0.00034547">
            <text:p>0.00034547</text:p>
          </table:table-cell>
          <table:table-cell table:formula="of:=[.E62]" office:value-type="float" office:value="2.45285487">
            <text:p>2.45285487</text:p>
          </table:table-cell>
          <table:table-cell table:formula="of:=[.G62]" office:value-type="float" office:value="0.00046063">
            <text:p>0.00046063</text:p>
          </table:table-cell>
          <table:table-cell table:formula="of:=[.E79]" office:value-type="float" office:value="2.44133901">
            <text:p>2.44133901</text:p>
          </table:table-cell>
          <table:table-cell table:formula="of:=[.G79]" office:value-type="float" office:value="0.00057579">
            <text:p>0.00057579</text:p>
          </table:table-cell>
          <table:table-cell table:formula="of:=[.E96]" office:value-type="float" office:value="2.44133901">
            <text:p>2.44133901</text:p>
          </table:table-cell>
          <table:table-cell table:formula="of:=[.G96]" office:value-type="float" office:value="0.00057579">
            <text:p>0.00057579</text:p>
          </table:table-cell>
          <table:table-cell table:formula="of:=[.E113]" office:value-type="float" office:value="2.42982339">
            <text:p>2.42982339</text:p>
          </table:table-cell>
          <table:table-cell table:formula="of:=[.G113]" office:value-type="float" office:value="0.00069094">
            <text:p>0.00069094</text:p>
          </table:table-cell>
          <table:table-cell table:formula="of:=[.E130]" office:value-type="float" office:value="2.41830754">
            <text:p>2.41830754</text:p>
          </table:table-cell>
          <table:table-cell table:formula="of:=[.G130]" office:value-type="float" office:value="0.0008061">
            <text:p>0.0008061</text:p>
          </table:table-cell>
        </table:table-row>
        <table:table-row table:style-name="ro1">
          <table:table-cell/>
          <table:table-cell office:value-type="float" office:value="1.427953">
            <text:p>1.427953</text:p>
          </table:table-cell>
          <table:table-cell office:value-type="float" office:value="0.49517722">
            <text:p>0.49517722</text:p>
          </table:table-cell>
          <table:table-cell office:value-type="float" office:value="2.95954751">
            <text:p>2.95954751</text:p>
          </table:table-cell>
          <table:table-cell office:value-type="float" office:value="2.9480319">
            <text:p>2.9480319</text:p>
          </table:table-cell>
          <table:table-cell office:value-type="float" office:value="0.00006219">
            <text:p>0.00006219</text:p>
          </table:table-cell>
          <table:table-cell office:value-type="float" office:value="0.00011516">
            <text:p>0.00011516</text:p>
          </table:table-cell>
          <table:table-cell table:number-columns-repeated="2"/>
          <table:table-cell table:formula="of:=[.E12]" office:value-type="float" office:value="2.9480319">
            <text:p>2.9480319</text:p>
          </table:table-cell>
          <table:table-cell table:formula="of:=[.G12]" office:value-type="float" office:value="0.00011516">
            <text:p>0.00011516</text:p>
          </table:table-cell>
          <table:table-cell table:formula="of:=[.E29]" office:value-type="float" office:value="2.9480319">
            <text:p>2.9480319</text:p>
          </table:table-cell>
          <table:table-cell table:formula="of:=[.G29]" office:value-type="float" office:value="0.00011516">
            <text:p>0.00011516</text:p>
          </table:table-cell>
          <table:table-cell table:formula="of:=[.E46]" office:value-type="float" office:value="2.92500038">
            <text:p>2.92500038</text:p>
          </table:table-cell>
          <table:table-cell table:formula="of:=[.G46]" office:value-type="float" office:value="0.00034547">
            <text:p>0.00034547</text:p>
          </table:table-cell>
          <table:table-cell table:formula="of:=[.E63]" office:value-type="float" office:value="2.92500038">
            <text:p>2.92500038</text:p>
          </table:table-cell>
          <table:table-cell table:formula="of:=[.G63]" office:value-type="float" office:value="0.00034547">
            <text:p>0.00034547</text:p>
          </table:table-cell>
          <table:table-cell table:formula="of:=[.E80]" office:value-type="float" office:value="2.91348476">
            <text:p>2.91348476</text:p>
          </table:table-cell>
          <table:table-cell table:formula="of:=[.G80]" office:value-type="float" office:value="0.00046063">
            <text:p>0.00046063</text:p>
          </table:table-cell>
          <table:table-cell table:formula="of:=[.E97]" office:value-type="float" office:value="2.90196895">
            <text:p>2.90196895</text:p>
          </table:table-cell>
          <table:table-cell table:formula="of:=[.G97]" office:value-type="float" office:value="0.00057579">
            <text:p>0.00057579</text:p>
          </table:table-cell>
          <table:table-cell table:formula="of:=[.E114]" office:value-type="float" office:value="2.89045333">
            <text:p>2.89045333</text:p>
          </table:table-cell>
          <table:table-cell table:formula="of:=[.G114]" office:value-type="float" office:value="0.00069094">
            <text:p>0.00069094</text:p>
          </table:table-cell>
          <table:table-cell table:formula="of:=[.E131]" office:value-type="float" office:value="2.87893753">
            <text:p>2.87893753</text:p>
          </table:table-cell>
          <table:table-cell table:formula="of:=[.G131]" office:value-type="float" office:value="0.0008061">
            <text:p>0.0008061</text:p>
          </table:table-cell>
        </table:table-row>
        <table:table-row table:style-name="ro1">
          <table:table-cell/>
          <table:table-cell office:value-type="float" office:value="1.427953">
            <text:p>1.427953</text:p>
          </table:table-cell>
          <table:table-cell office:value-type="float" office:value="0.49517722">
            <text:p>0.49517722</text:p>
          </table:table-cell>
          <table:table-cell office:value-type="float" office:value="3.4777565">
            <text:p>3.4777565</text:p>
          </table:table-cell>
          <table:table-cell office:value-type="float" office:value="3.46624088">
            <text:p>3.46624088</text:p>
          </table:table-cell>
          <table:table-cell office:value-type="float" office:value="0.00006219">
            <text:p>0.00006219</text:p>
          </table:table-cell>
          <table:table-cell office:value-type="float" office:value="0.00011516">
            <text:p>0.00011516</text:p>
          </table:table-cell>
          <table:table-cell table:number-columns-repeated="2"/>
          <table:table-cell table:formula="of:=[.E13]" office:value-type="float" office:value="3.46624088">
            <text:p>3.46624088</text:p>
          </table:table-cell>
          <table:table-cell table:formula="of:=[.G13]" office:value-type="float" office:value="0.00011516">
            <text:p>0.00011516</text:p>
          </table:table-cell>
          <table:table-cell table:formula="of:=[.E30]" office:value-type="float" office:value="3.45472526">
            <text:p>3.45472526</text:p>
          </table:table-cell>
          <table:table-cell table:formula="of:=[.G30]" office:value-type="float" office:value="0.00023031">
            <text:p>0.00023031</text:p>
          </table:table-cell>
          <table:table-cell table:formula="of:=[.E47]" office:value-type="float" office:value="3.44320917">
            <text:p>3.44320917</text:p>
          </table:table-cell>
          <table:table-cell table:formula="of:=[.G47]" office:value-type="float" office:value="0.00034547">
            <text:p>0.00034547</text:p>
          </table:table-cell>
          <table:table-cell table:formula="of:=[.E64]" office:value-type="float" office:value="3.43169355">
            <text:p>3.43169355</text:p>
          </table:table-cell>
          <table:table-cell table:formula="of:=[.G64]" office:value-type="float" office:value="0.00046063">
            <text:p>0.00046063</text:p>
          </table:table-cell>
          <table:table-cell table:formula="of:=[.E81]" office:value-type="float" office:value="3.42017769">
            <text:p>3.42017769</text:p>
          </table:table-cell>
          <table:table-cell table:formula="of:=[.G81]" office:value-type="float" office:value="0.00057579">
            <text:p>0.00057579</text:p>
          </table:table-cell>
          <table:table-cell table:formula="of:=[.E98]" office:value-type="float" office:value="3.40866208">
            <text:p>3.40866208</text:p>
          </table:table-cell>
          <table:table-cell table:formula="of:=[.G98]" office:value-type="float" office:value="0.00069094">
            <text:p>0.00069094</text:p>
          </table:table-cell>
          <table:table-cell table:formula="of:=[.E115]" office:value-type="float" office:value="3.39714622">
            <text:p>3.39714622</text:p>
          </table:table-cell>
          <table:table-cell table:formula="of:=[.G115]" office:value-type="float" office:value="0.0008061">
            <text:p>0.0008061</text:p>
          </table:table-cell>
          <table:table-cell table:formula="of:=[.E132]" office:value-type="float" office:value="3.39714622">
            <text:p>3.39714622</text:p>
          </table:table-cell>
          <table:table-cell table:formula="of:=[.G132]" office:value-type="float" office:value="0.0008061">
            <text:p>0.0008061</text:p>
          </table:table-cell>
        </table:table-row>
        <table:table-row table:style-name="ro1">
          <table:table-cell/>
          <table:table-cell office:value-type="float" office:value="1.427953">
            <text:p>1.427953</text:p>
          </table:table-cell>
          <table:table-cell office:value-type="float" office:value="0.49517722">
            <text:p>0.49517722</text:p>
          </table:table-cell>
          <table:table-cell office:value-type="float" office:value="3.99596548">
            <text:p>3.99596548</text:p>
          </table:table-cell>
          <table:table-cell office:value-type="float" office:value="3.98444938">
            <text:p>3.98444938</text:p>
          </table:table-cell>
          <table:table-cell office:value-type="float" office:value="0.00006219">
            <text:p>0.00006219</text:p>
          </table:table-cell>
          <table:table-cell office:value-type="float" office:value="0.00011516">
            <text:p>0.00011516</text:p>
          </table:table-cell>
          <table:table-cell table:number-columns-repeated="2"/>
          <table:table-cell table:formula="of:=[.E14]" office:value-type="float" office:value="3.98444938">
            <text:p>3.98444938</text:p>
          </table:table-cell>
          <table:table-cell table:formula="of:=[.G14]" office:value-type="float" office:value="0.00011516">
            <text:p>0.00011516</text:p>
          </table:table-cell>
          <table:table-cell table:formula="of:=[.E31]" office:value-type="float" office:value="3.97293376">
            <text:p>3.97293376</text:p>
          </table:table-cell>
          <table:table-cell table:formula="of:=[.G31]" office:value-type="float" office:value="0.00023032">
            <text:p>0.00023032</text:p>
          </table:table-cell>
          <table:table-cell table:formula="of:=[.E48]" office:value-type="float" office:value="3.96141796">
            <text:p>3.96141796</text:p>
          </table:table-cell>
          <table:table-cell table:formula="of:=[.G48]" office:value-type="float" office:value="0.00034548">
            <text:p>0.00034548</text:p>
          </table:table-cell>
          <table:table-cell table:formula="of:=[.E65]" office:value-type="float" office:value="3.94990234">
            <text:p>3.94990234</text:p>
          </table:table-cell>
          <table:table-cell table:formula="of:=[.G65]" office:value-type="float" office:value="0.00046063">
            <text:p>0.00046063</text:p>
          </table:table-cell>
          <table:table-cell table:formula="of:=[.E82]" office:value-type="float" office:value="3.93838644">
            <text:p>3.93838644</text:p>
          </table:table-cell>
          <table:table-cell table:formula="of:=[.G82]" office:value-type="float" office:value="0.00057579">
            <text:p>0.00057579</text:p>
          </table:table-cell>
          <table:table-cell table:formula="of:=[.E99]" office:value-type="float" office:value="3.92687082">
            <text:p>3.92687082</text:p>
          </table:table-cell>
          <table:table-cell table:formula="of:=[.G99]" office:value-type="float" office:value="0.00069095">
            <text:p>0.00069095</text:p>
          </table:table-cell>
          <table:table-cell table:formula="of:=[.E116]" office:value-type="float" office:value="3.91535491">
            <text:p>3.91535491</text:p>
          </table:table-cell>
          <table:table-cell table:formula="of:=[.G116]" office:value-type="float" office:value="0.00080611">
            <text:p>0.00080611</text:p>
          </table:table-cell>
          <table:table-cell table:formula="of:=[.E133]" office:value-type="float" office:value="3.9038393">
            <text:p>3.9038393</text:p>
          </table:table-cell>
          <table:table-cell table:formula="of:=[.G133]" office:value-type="float" office:value="0.00092126">
            <text:p>0.00092126</text:p>
          </table:table-cell>
        </table:table-row>
        <table:table-row table:style-name="ro1">
          <table:table-cell/>
          <table:table-cell office:value-type="float" office:value="1.427953">
            <text:p>1.427953</text:p>
          </table:table-cell>
          <table:table-cell office:value-type="float" office:value="0.50669298">
            <text:p>0.50669298</text:p>
          </table:table-cell>
          <table:table-cell office:value-type="float" office:value="4.45659542">
            <text:p>4.45659542</text:p>
          </table:table-cell>
          <table:table-cell office:value-type="float" office:value="4.4450798">
            <text:p>4.4450798</text:p>
          </table:table-cell>
          <table:table-cell office:value-type="float" office:value="0.00006142">
            <text:p>0.00006142</text:p>
          </table:table-cell>
          <table:table-cell office:value-type="float" office:value="0.00011516">
            <text:p>0.00011516</text:p>
          </table:table-cell>
          <table:table-cell table:number-columns-repeated="2"/>
          <table:table-cell table:formula="of:=[.E15]" office:value-type="float" office:value="4.4450798">
            <text:p>4.4450798</text:p>
          </table:table-cell>
          <table:table-cell table:formula="of:=[.G15]" office:value-type="float" office:value="0.00011516">
            <text:p>0.00011516</text:p>
          </table:table-cell>
          <table:table-cell table:formula="of:=[.E32]" office:value-type="float" office:value="4.4450798">
            <text:p>4.4450798</text:p>
          </table:table-cell>
          <table:table-cell table:formula="of:=[.G32]" office:value-type="float" office:value="0.00023031">
            <text:p>0.00023031</text:p>
          </table:table-cell>
          <table:table-cell table:formula="of:=[.E49]" office:value-type="float" office:value="4.42204809">
            <text:p>4.42204809</text:p>
          </table:table-cell>
          <table:table-cell table:formula="of:=[.G49]" office:value-type="float" office:value="0.00034547">
            <text:p>0.00034547</text:p>
          </table:table-cell>
          <table:table-cell table:formula="of:=[.E66]" office:value-type="float" office:value="4.42204809">
            <text:p>4.42204809</text:p>
          </table:table-cell>
          <table:table-cell table:formula="of:=[.G66]" office:value-type="float" office:value="0.00046063">
            <text:p>0.00046063</text:p>
          </table:table-cell>
          <table:table-cell table:formula="of:=[.E83]" office:value-type="float" office:value="4.41053247">
            <text:p>4.41053247</text:p>
          </table:table-cell>
          <table:table-cell table:formula="of:=[.G83]" office:value-type="float" office:value="0.00046063">
            <text:p>0.00046063</text:p>
          </table:table-cell>
          <table:table-cell table:formula="of:=[.E100]" office:value-type="float" office:value="4.39901638">
            <text:p>4.39901638</text:p>
          </table:table-cell>
          <table:table-cell table:formula="of:=[.G100]" office:value-type="float" office:value="0.00069095">
            <text:p>0.00069095</text:p>
          </table:table-cell>
          <table:table-cell table:formula="of:=[.E117]" office:value-type="float" office:value="4.38750076">
            <text:p>4.38750076</text:p>
          </table:table-cell>
          <table:table-cell table:formula="of:=[.G117]" office:value-type="float" office:value="0.00069095">
            <text:p>0.00069095</text:p>
          </table:table-cell>
          <table:table-cell table:formula="of:=[.E134]" office:value-type="float" office:value="4.37598514">
            <text:p>4.37598514</text:p>
          </table:table-cell>
          <table:table-cell table:formula="of:=[.G134]" office:value-type="float" office:value="0.0008061">
            <text:p>0.0008061</text:p>
          </table:table-cell>
        </table:table-row>
        <table:table-row table:style-name="ro1">
          <table:table-cell/>
          <table:table-cell office:value-type="float" office:value="1.427953">
            <text:p>1.427953</text:p>
          </table:table-cell>
          <table:table-cell office:value-type="float" office:value="0.50669298">
            <text:p>0.50669298</text:p>
          </table:table-cell>
          <table:table-cell office:value-type="float" office:value="4.98632001">
            <text:p>4.98632001</text:p>
          </table:table-cell>
          <table:table-cell office:value-type="float" office:value="4.97480392">
            <text:p>4.97480392</text:p>
          </table:table-cell>
          <table:table-cell office:value-type="float" office:value="0.00006142">
            <text:p>0.00006142</text:p>
          </table:table-cell>
          <table:table-cell office:value-type="float" office:value="0.00011516">
            <text:p>0.00011516</text:p>
          </table:table-cell>
          <table:table-cell table:number-columns-repeated="2"/>
          <table:table-cell table:formula="of:=[.E16]" office:value-type="float" office:value="4.97480392">
            <text:p>4.97480392</text:p>
          </table:table-cell>
          <table:table-cell table:formula="of:=[.G16]" office:value-type="float" office:value="0.00011516">
            <text:p>0.00011516</text:p>
          </table:table-cell>
          <table:table-cell table:formula="of:=[.E33]" office:value-type="float" office:value="4.95177221">
            <text:p>4.95177221</text:p>
          </table:table-cell>
          <table:table-cell table:formula="of:=[.G33]" office:value-type="float" office:value="0.00023032">
            <text:p>0.00023032</text:p>
          </table:table-cell>
          <table:table-cell table:formula="of:=[.E50]" office:value-type="float" office:value="4.94025659">
            <text:p>4.94025659</text:p>
          </table:table-cell>
          <table:table-cell table:formula="of:=[.G50]" office:value-type="float" office:value="0.00034547">
            <text:p>0.00034547</text:p>
          </table:table-cell>
          <table:table-cell table:formula="of:=[.E67]" office:value-type="float" office:value="4.92874097">
            <text:p>4.92874097</text:p>
          </table:table-cell>
          <table:table-cell table:formula="of:=[.G67]" office:value-type="float" office:value="0.00046063">
            <text:p>0.00046063</text:p>
          </table:table-cell>
          <table:table-cell table:formula="of:=[.E84]" office:value-type="float" office:value="4.91722536">
            <text:p>4.91722536</text:p>
          </table:table-cell>
          <table:table-cell table:formula="of:=[.G84]" office:value-type="float" office:value="0.00057579">
            <text:p>0.00057579</text:p>
          </table:table-cell>
          <table:table-cell table:formula="of:=[.E101]" office:value-type="float" office:value="4.90570974">
            <text:p>4.90570974</text:p>
          </table:table-cell>
          <table:table-cell table:formula="of:=[.G101]" office:value-type="float" office:value="0.00069094">
            <text:p>0.00069094</text:p>
          </table:table-cell>
          <table:table-cell table:formula="of:=[.E118]" office:value-type="float" office:value="4.89419364">
            <text:p>4.89419364</text:p>
          </table:table-cell>
          <table:table-cell table:formula="of:=[.G118]" office:value-type="float" office:value="0.0008061">
            <text:p>0.0008061</text:p>
          </table:table-cell>
          <table:table-cell table:formula="of:=[.E135]" office:value-type="float" office:value="4.88267803">
            <text:p>4.88267803</text:p>
          </table:table-cell>
          <table:table-cell table:formula="of:=[.G135]" office:value-type="float" office:value="0.00092126">
            <text:p>0.00092126</text:p>
          </table:table-cell>
        </table:table-row>
        <table:table-row table:style-name="ro1">
          <table:table-cell/>
          <table:table-cell office:value-type="float" office:value="1.427953">
            <text:p>1.427953</text:p>
          </table:table-cell>
          <table:table-cell office:value-type="float" office:value="0.50669298">
            <text:p>0.50669298</text:p>
          </table:table-cell>
          <table:table-cell office:value-type="float" office:value="5.44694948">
            <text:p>5.44694948</text:p>
          </table:table-cell>
          <table:table-cell office:value-type="float" office:value="5.43543386">
            <text:p>5.43543386</text:p>
          </table:table-cell>
          <table:table-cell office:value-type="float" office:value="0.00006142">
            <text:p>0.00006142</text:p>
          </table:table-cell>
          <table:table-cell office:value-type="float" office:value="0.00011516">
            <text:p>0.00011516</text:p>
          </table:table-cell>
          <table:table-cell table:number-columns-repeated="2"/>
          <table:table-cell table:formula="of:=[.E17]" office:value-type="float" office:value="5.43543386">
            <text:p>5.43543386</text:p>
          </table:table-cell>
          <table:table-cell table:formula="of:=[.G17]" office:value-type="float" office:value="0.00011516">
            <text:p>0.00011516</text:p>
          </table:table-cell>
          <table:table-cell table:formula="of:=[.E34]" office:value-type="float" office:value="5.42391824">
            <text:p>5.42391824</text:p>
          </table:table-cell>
          <table:table-cell table:formula="of:=[.G34]" office:value-type="float" office:value="0.00023031">
            <text:p>0.00023031</text:p>
          </table:table-cell>
          <table:table-cell table:formula="of:=[.E51]" office:value-type="float" office:value="5.41240262">
            <text:p>5.41240262</text:p>
          </table:table-cell>
          <table:table-cell table:formula="of:=[.G51]" office:value-type="float" office:value="0.00034547">
            <text:p>0.00034547</text:p>
          </table:table-cell>
          <table:table-cell table:formula="of:=[.E68]" office:value-type="float" office:value="5.38937091">
            <text:p>5.38937091</text:p>
          </table:table-cell>
          <table:table-cell table:formula="of:=[.G68]" office:value-type="float" office:value="0.00046063">
            <text:p>0.00046063</text:p>
          </table:table-cell>
          <table:table-cell table:formula="of:=[.E85]" office:value-type="float" office:value="5.38937091">
            <text:p>5.38937091</text:p>
          </table:table-cell>
          <table:table-cell table:formula="of:=[.G85]" office:value-type="float" office:value="0.00057579">
            <text:p>0.00057579</text:p>
          </table:table-cell>
          <table:table-cell table:formula="of:=[.E102]" office:value-type="float" office:value="5.36633968">
            <text:p>5.36633968</text:p>
          </table:table-cell>
          <table:table-cell table:formula="of:=[.G102]" office:value-type="float" office:value="0.0008061">
            <text:p>0.0008061</text:p>
          </table:table-cell>
          <table:table-cell table:formula="of:=[.E119]" office:value-type="float" office:value="5.35482406">
            <text:p>5.35482406</text:p>
          </table:table-cell>
          <table:table-cell table:formula="of:=[.G119]" office:value-type="float" office:value="0.00092125">
            <text:p>0.00092125</text:p>
          </table:table-cell>
          <table:table-cell table:formula="of:=[.E136]" office:value-type="float" office:value="5.34330797">
            <text:p>5.34330797</text:p>
          </table:table-cell>
          <table:table-cell table:formula="of:=[.G136]" office:value-type="float" office:value="0.00103642">
            <text:p>0.00103642</text:p>
          </table:table-cell>
        </table:table-row>
        <table:table-row table:style-name="ro1">
          <table:table-cell/>
          <table:table-cell office:value-type="float" office:value="1.427953">
            <text:p>1.427953</text:p>
          </table:table-cell>
          <table:table-cell office:value-type="float" office:value="0.50669298">
            <text:p>0.50669298</text:p>
          </table:table-cell>
          <table:table-cell office:value-type="float" office:value="5.96515846">
            <text:p>5.96515846</text:p>
          </table:table-cell>
          <table:table-cell office:value-type="float" office:value="5.95364284">
            <text:p>5.95364284</text:p>
          </table:table-cell>
          <table:table-cell office:value-type="float" office:value="0.00006142">
            <text:p>0.00006142</text:p>
          </table:table-cell>
          <table:table-cell office:value-type="float" office:value="0.00011516">
            <text:p>0.00011516</text:p>
          </table:table-cell>
          <table:table-cell table:number-columns-repeated="2"/>
          <table:table-cell table:formula="of:=[.E18]" office:value-type="float" office:value="5.95364284">
            <text:p>5.95364284</text:p>
          </table:table-cell>
          <table:table-cell table:formula="of:=[.G18]" office:value-type="float" office:value="0.00011516">
            <text:p>0.00011516</text:p>
          </table:table-cell>
          <table:table-cell table:formula="of:=[.E35]" office:value-type="float" office:value="5.94212722">
            <text:p>5.94212722</text:p>
          </table:table-cell>
          <table:table-cell table:formula="of:=[.G35]" office:value-type="float" office:value="0.00023031">
            <text:p>0.00023031</text:p>
          </table:table-cell>
          <table:table-cell table:formula="of:=[.E52]" office:value-type="float" office:value="5.91909503">
            <text:p>5.91909503</text:p>
          </table:table-cell>
          <table:table-cell table:formula="of:=[.G52]" office:value-type="float" office:value="0.00046063">
            <text:p>0.00046063</text:p>
          </table:table-cell>
          <table:table-cell table:formula="of:=[.E69]" office:value-type="float" office:value="5.90757942">
            <text:p>5.90757942</text:p>
          </table:table-cell>
          <table:table-cell table:formula="of:=[.G69]" office:value-type="float" office:value="0.00057579">
            <text:p>0.00057579</text:p>
          </table:table-cell>
          <table:table-cell table:formula="of:=[.E86]" office:value-type="float" office:value="5.8960638">
            <text:p>5.8960638</text:p>
          </table:table-cell>
          <table:table-cell table:formula="of:=[.G86]" office:value-type="float" office:value="0.00069095">
            <text:p>0.00069095</text:p>
          </table:table-cell>
          <table:table-cell table:formula="of:=[.E103]" office:value-type="float" office:value="5.88454818">
            <text:p>5.88454818</text:p>
          </table:table-cell>
          <table:table-cell table:formula="of:=[.G103]" office:value-type="float" office:value="0.0008061">
            <text:p>0.0008061</text:p>
          </table:table-cell>
          <table:table-cell table:formula="of:=[.E120]" office:value-type="float" office:value="5.86151647">
            <text:p>5.86151647</text:p>
          </table:table-cell>
          <table:table-cell table:formula="of:=[.G120]" office:value-type="float" office:value="0.00103642">
            <text:p>0.00103642</text:p>
          </table:table-cell>
          <table:table-cell table:formula="of:=[.E137]" office:value-type="float" office:value="5.85000085">
            <text:p>5.85000085</text:p>
          </table:table-cell>
          <table:table-cell table:formula="of:=[.G137]" office:value-type="float" office:value="0.00115158">
            <text:p>0.00115158</text:p>
          </table:table-cell>
        </table:table-row>
        <table:table-row table:style-name="ro1">
          <table:table-cell/>
          <table:table-cell office:value-type="float" office:value="1.427953">
            <text:p>1.427953</text:p>
          </table:table-cell>
          <table:table-cell office:value-type="float" office:value="0.50669298">
            <text:p>0.50669298</text:p>
          </table:table-cell>
          <table:table-cell office:value-type="float" office:value="6.48336696">
            <text:p>6.48336696</text:p>
          </table:table-cell>
          <table:table-cell office:value-type="float" office:value="6.47185134">
            <text:p>6.47185134</text:p>
          </table:table-cell>
          <table:table-cell office:value-type="float" office:value="0.00006142">
            <text:p>0.00006142</text:p>
          </table:table-cell>
          <table:table-cell office:value-type="float" office:value="0.00011516">
            <text:p>0.00011516</text:p>
          </table:table-cell>
          <table:table-cell table:number-columns-repeated="2"/>
          <table:table-cell table:formula="of:=[.E19]" office:value-type="float" office:value="6.47185134">
            <text:p>6.47185134</text:p>
          </table:table-cell>
          <table:table-cell table:formula="of:=[.G19]" office:value-type="float" office:value="0.00011516">
            <text:p>0.00011516</text:p>
          </table:table-cell>
          <table:table-cell table:formula="of:=[.E36]" office:value-type="float" office:value="6.44882011">
            <text:p>6.44882011</text:p>
          </table:table-cell>
          <table:table-cell table:formula="of:=[.G36]" office:value-type="float" office:value="0.00034547">
            <text:p>0.00034547</text:p>
          </table:table-cell>
          <table:table-cell table:formula="of:=[.E53]" office:value-type="float" office:value="6.43730401">
            <text:p>6.43730401</text:p>
          </table:table-cell>
          <table:table-cell table:formula="of:=[.G53]" office:value-type="float" office:value="0.00046063">
            <text:p>0.00046063</text:p>
          </table:table-cell>
          <table:table-cell table:formula="of:=[.E70]" office:value-type="float" office:value="6.4257884">
            <text:p>6.4257884</text:p>
          </table:table-cell>
          <table:table-cell table:formula="of:=[.G70]" office:value-type="float" office:value="0.00057579">
            <text:p>0.00057579</text:p>
          </table:table-cell>
          <table:table-cell table:formula="of:=[.E87]" office:value-type="float" office:value="6.40275716">
            <text:p>6.40275716</text:p>
          </table:table-cell>
          <table:table-cell table:formula="of:=[.G87]" office:value-type="float" office:value="0.0008061">
            <text:p>0.0008061</text:p>
          </table:table-cell>
          <table:table-cell table:formula="of:=[.E104]" office:value-type="float" office:value="6.37972545">
            <text:p>6.37972545</text:p>
          </table:table-cell>
          <table:table-cell table:formula="of:=[.G104]" office:value-type="float" office:value="0.00103642">
            <text:p>0.00103642</text:p>
          </table:table-cell>
          <table:table-cell table:formula="of:=[.E121]" office:value-type="float" office:value="6.36820983">
            <text:p>6.36820983</text:p>
          </table:table-cell>
          <table:table-cell table:formula="of:=[.G121]" office:value-type="float" office:value="0.00115157">
            <text:p>0.00115157</text:p>
          </table:table-cell>
          <table:table-cell table:formula="of:=[.E138]" office:value-type="float" office:value="6.3451786">
            <text:p>6.3451786</text:p>
          </table:table-cell>
          <table:table-cell table:formula="of:=[.G138]" office:value-type="float" office:value="0.00138188">
            <text:p>0.00138188</text:p>
          </table:table-cell>
        </table:table-row>
        <table:table-row table:style-name="ro1">
          <table:table-cell/>
          <table:table-cell office:value-type="float" office:value="1.427953">
            <text:p>1.427953</text:p>
          </table:table-cell>
          <table:table-cell office:value-type="float" office:value="0.50669298">
            <text:p>0.50669298</text:p>
          </table:table-cell>
          <table:table-cell office:value-type="float" office:value="6.955513">
            <text:p>6.955513</text:p>
          </table:table-cell>
          <table:table-cell office:value-type="float" office:value="6.93248176">
            <text:p>6.93248176</text:p>
          </table:table-cell>
          <table:table-cell office:value-type="float" office:value="0.00006142">
            <text:p>0.00006142</text:p>
          </table:table-cell>
          <table:table-cell office:value-type="float" office:value="0.00023031">
            <text:p>0.00023031</text:p>
          </table:table-cell>
          <table:table-cell table:number-columns-repeated="2"/>
          <table:table-cell table:formula="of:=[.E20]" office:value-type="float" office:value="6.93248176">
            <text:p>6.93248176</text:p>
          </table:table-cell>
          <table:table-cell table:formula="of:=[.G20]" office:value-type="float" office:value="0.00023031">
            <text:p>0.00023031</text:p>
          </table:table-cell>
          <table:table-cell table:formula="of:=[.E37]" office:value-type="float" office:value="6.92096614">
            <text:p>6.92096614</text:p>
          </table:table-cell>
          <table:table-cell table:formula="of:=[.G37]" office:value-type="float" office:value="0.00034547">
            <text:p>0.00034547</text:p>
          </table:table-cell>
          <table:table-cell table:formula="of:=[.E54]" office:value-type="float" office:value="6.89793395">
            <text:p>6.89793395</text:p>
          </table:table-cell>
          <table:table-cell table:formula="of:=[.G54]" office:value-type="float" office:value="0.00057579">
            <text:p>0.00057579</text:p>
          </table:table-cell>
          <table:table-cell table:formula="of:=[.E71]" office:value-type="float" office:value="6.87490272">
            <text:p>6.87490272</text:p>
          </table:table-cell>
          <table:table-cell table:formula="of:=[.G71]" office:value-type="float" office:value="0.0008061">
            <text:p>0.0008061</text:p>
          </table:table-cell>
          <table:table-cell table:formula="of:=[.E88]" office:value-type="float" office:value="6.85187101">
            <text:p>6.85187101</text:p>
          </table:table-cell>
          <table:table-cell table:formula="of:=[.G88]" office:value-type="float" office:value="0.00103642">
            <text:p>0.00103642</text:p>
          </table:table-cell>
          <table:table-cell table:formula="of:=[.E105]" office:value-type="float" office:value="6.82883977">
            <text:p>6.82883977</text:p>
          </table:table-cell>
          <table:table-cell table:formula="of:=[.G105]" office:value-type="float" office:value="0.00126673">
            <text:p>0.00126673</text:p>
          </table:table-cell>
          <table:table-cell table:formula="of:=[.E122]" office:value-type="float" office:value="6.80580854">
            <text:p>6.80580854</text:p>
          </table:table-cell>
          <table:table-cell table:formula="of:=[.G122]" office:value-type="float" office:value="0.00149704">
            <text:p>0.00149704</text:p>
          </table:table-cell>
          <table:table-cell table:formula="of:=[.E139]" office:value-type="float" office:value="6.78277683">
            <text:p>6.78277683</text:p>
          </table:table-cell>
          <table:table-cell table:formula="of:=[.G139]" office:value-type="float" office:value="0.00172736">
            <text:p>0.00172736</text:p>
          </table:table-cell>
        </table:table-row>
        <table:table-row table:style-name="ro1">
          <table:table-cell/>
          <table:table-cell office:value-type="float" office:value="1.427953">
            <text:p>1.427953</text:p>
          </table:table-cell>
          <table:table-cell office:value-type="float" office:value="0.50669298">
            <text:p>0.50669298</text:p>
          </table:table-cell>
          <table:table-cell office:value-type="float" office:value="7.47372198">
            <text:p>7.47372198</text:p>
          </table:table-cell>
          <table:table-cell office:value-type="float" office:value="7.45069026">
            <text:p>7.45069026</text:p>
          </table:table-cell>
          <table:table-cell office:value-type="float" office:value="0.00006142">
            <text:p>0.00006142</text:p>
          </table:table-cell>
          <table:table-cell office:value-type="float" office:value="0.00023032">
            <text:p>0.00023032</text:p>
          </table:table-cell>
          <table:table-cell table:number-columns-repeated="2"/>
          <table:table-cell table:formula="of:=[.E21]" office:value-type="float" office:value="7.45069026">
            <text:p>7.45069026</text:p>
          </table:table-cell>
          <table:table-cell table:formula="of:=[.G21]" office:value-type="float" office:value="0.00023032">
            <text:p>0.00023032</text:p>
          </table:table-cell>
          <table:table-cell table:formula="of:=[.E38]" office:value-type="float" office:value="7.42765903">
            <text:p>7.42765903</text:p>
          </table:table-cell>
          <table:table-cell table:formula="of:=[.G38]" office:value-type="float" office:value="0.00046063">
            <text:p>0.00046063</text:p>
          </table:table-cell>
          <table:table-cell table:formula="of:=[.E55]" office:value-type="float" office:value="7.3931117">
            <text:p>7.3931117</text:p>
          </table:table-cell>
          <table:table-cell table:formula="of:=[.G55]" office:value-type="float" office:value="0.0008061">
            <text:p>0.0008061</text:p>
          </table:table-cell>
          <table:table-cell table:formula="of:=[.E72]" office:value-type="float" office:value="7.35856437">
            <text:p>7.35856437</text:p>
          </table:table-cell>
          <table:table-cell table:formula="of:=[.G72]" office:value-type="float" office:value="0.00115158">
            <text:p>0.00115158</text:p>
          </table:table-cell>
          <table:table-cell table:formula="of:=[.E89]" office:value-type="float" office:value="6.41427278">
            <text:p>6.41427278</text:p>
          </table:table-cell>
          <table:table-cell table:formula="of:=[.G89]" office:value-type="float" office:value="0.01047933">
            <text:p>0.01047933</text:p>
          </table:table-cell>
          <table:table-cell table:formula="of:=[.E106]" office:value-type="float" office:value="6.39124155">
            <text:p>6.39124155</text:p>
          </table:table-cell>
          <table:table-cell table:formula="of:=[.G106]" office:value-type="float" office:value="0.01070964">
            <text:p>0.01070964</text:p>
          </table:table-cell>
          <table:table-cell table:formula="of:=[.E123]" office:value-type="float" office:value="6.37972545">
            <text:p>6.37972545</text:p>
          </table:table-cell>
          <table:table-cell table:formula="of:=[.G123]" office:value-type="float" office:value="0.0108248">
            <text:p>0.0108248</text:p>
          </table:table-cell>
          <table:table-cell table:formula="of:=[.E140]" office:value-type="float" office:value="6.35669422">
            <text:p>6.35669422</text:p>
          </table:table-cell>
          <table:table-cell table:formula="of:=[.G140]" office:value-type="float" office:value="0.01105512">
            <text:p>0.01105512</text:p>
          </table:table-cell>
        </table:table-row>
        <table:table-row table:style-name="ro1">
          <table:table-cell/>
          <table:table-cell office:value-type="float" office:value="1.427953">
            <text:p>1.427953</text:p>
          </table:table-cell>
          <table:table-cell office:value-type="float" office:value="0.51820874">
            <text:p>0.51820874</text:p>
          </table:table-cell>
          <table:table-cell office:value-type="float" office:value="7.99193096">
            <text:p>7.99193096</text:p>
          </table:table-cell>
          <table:table-cell office:value-type="float" office:value="7.95738315">
            <text:p>7.95738315</text:p>
          </table:table-cell>
          <table:table-cell office:value-type="float" office:value="0.00006065">
            <text:p>0.00006065</text:p>
          </table:table-cell>
          <table:table-cell office:value-type="float" office:value="0.00034548">
            <text:p>0.00034548</text:p>
          </table:table-cell>
          <table:table-cell table:number-columns-repeated="2"/>
          <table:table-cell table:formula="of:=[.E22]" office:value-type="float" office:value="7.95738315">
            <text:p>7.95738315</text:p>
          </table:table-cell>
          <table:table-cell table:formula="of:=[.G22]" office:value-type="float" office:value="0.00034548">
            <text:p>0.00034548</text:p>
          </table:table-cell>
          <table:table-cell table:formula="of:=[.E39]" office:value-type="float" office:value="6.25305223">
            <text:p>6.25305223</text:p>
          </table:table-cell>
          <table:table-cell table:formula="of:=[.G39]" office:value-type="float" office:value="0.01715847">
            <text:p>0.01715847</text:p>
          </table:table-cell>
          <table:table-cell table:formula="of:=[.E56]" office:value-type="float" office:value="6.25305223">
            <text:p>6.25305223</text:p>
          </table:table-cell>
          <table:table-cell table:formula="of:=[.G56]" office:value-type="float" office:value="0.01715847">
            <text:p>0.01715847</text:p>
          </table:table-cell>
          <table:table-cell table:formula="of:=[.E73]" office:value-type="float" office:value="6.23002052">
            <text:p>6.23002052</text:p>
          </table:table-cell>
          <table:table-cell table:formula="of:=[.G73]" office:value-type="float" office:value="0.01727363">
            <text:p>0.01727363</text:p>
          </table:table-cell>
          <table:table-cell table:formula="of:=[.E90]" office:value-type="float" office:value="6.23002052">
            <text:p>6.23002052</text:p>
          </table:table-cell>
          <table:table-cell table:formula="of:=[.G90]" office:value-type="float" office:value="0.01738878">
            <text:p>0.01738878</text:p>
          </table:table-cell>
          <table:table-cell table:formula="of:=[.E107]" office:value-type="float" office:value="6.2185049">
            <text:p>6.2185049</text:p>
          </table:table-cell>
          <table:table-cell table:formula="of:=[.G107]" office:value-type="float" office:value="0.01750394">
            <text:p>0.01750394</text:p>
          </table:table-cell>
          <table:table-cell table:formula="of:=[.E124]" office:value-type="float" office:value="6.2185049">
            <text:p>6.2185049</text:p>
          </table:table-cell>
          <table:table-cell table:formula="of:=[.G124]" office:value-type="float" office:value="0.01750394">
            <text:p>0.01750394</text:p>
          </table:table-cell>
          <table:table-cell table:formula="of:=[.E141]" office:value-type="float" office:value="6.20698928">
            <text:p>6.20698928</text:p>
          </table:table-cell>
          <table:table-cell table:formula="of:=[.G141]" office:value-type="float" office:value="0.0176191">
            <text:p>0.0176191</text:p>
          </table:table-cell>
        </table:table-row>
        <table:table-row table:style-name="ro1">
          <table:table-cell/>
          <table:table-cell office:value-type="float" office:value="1.427953">
            <text:p>1.427953</text:p>
          </table:table-cell>
          <table:table-cell office:value-type="float" office:value="0.58730325">
            <text:p>0.58730325</text:p>
          </table:table-cell>
          <table:table-cell office:value-type="float" office:value="8.42952919">
            <text:p>8.42952919</text:p>
          </table:table-cell>
          <table:table-cell office:value-type="float" office:value="6.20698928">
            <text:p>6.20698928</text:p>
          </table:table-cell>
          <table:table-cell office:value-type="float" office:value="0.00005604">
            <text:p>0.00005604</text:p>
          </table:table-cell>
          <table:table-cell office:value-type="float" office:value="0.0222254">
            <text:p>0.0222254</text:p>
          </table:table-cell>
          <table:table-cell table:number-columns-repeated="2"/>
          <table:table-cell table:formula="of:=[.E23]" office:value-type="float" office:value="6.20698928">
            <text:p>6.20698928</text:p>
          </table:table-cell>
          <table:table-cell table:formula="of:=[.G23]" office:value-type="float" office:value="0.0222254">
            <text:p>0.0222254</text:p>
          </table:table-cell>
          <table:table-cell table:formula="of:=[.E40]" office:value-type="float" office:value="6.19547367">
            <text:p>6.19547367</text:p>
          </table:table-cell>
          <table:table-cell table:formula="of:=[.G40]" office:value-type="float" office:value="0.02245571">
            <text:p>0.02245571</text:p>
          </table:table-cell>
          <table:table-cell table:formula="of:=[.E57]" office:value-type="float" office:value="6.18395805">
            <text:p>6.18395805</text:p>
          </table:table-cell>
          <table:table-cell table:formula="of:=[.G57]" office:value-type="float" office:value="0.02245571">
            <text:p>0.02245571</text:p>
          </table:table-cell>
          <table:table-cell table:formula="of:=[.E74]" office:value-type="float" office:value="6.17244195">
            <text:p>6.17244195</text:p>
          </table:table-cell>
          <table:table-cell table:formula="of:=[.G74]" office:value-type="float" office:value="0.02257087">
            <text:p>0.02257087</text:p>
          </table:table-cell>
          <table:table-cell table:formula="of:=[.E91]" office:value-type="float" office:value="6.17244195">
            <text:p>6.17244195</text:p>
          </table:table-cell>
          <table:table-cell table:formula="of:=[.G91]" office:value-type="float" office:value="0.02257087">
            <text:p>0.02257087</text:p>
          </table:table-cell>
          <table:table-cell table:formula="of:=[.E108]" office:value-type="float" office:value="6.16092634">
            <text:p>6.16092634</text:p>
          </table:table-cell>
          <table:table-cell table:formula="of:=[.G108]" office:value-type="float" office:value="0.02268603">
            <text:p>0.02268603</text:p>
          </table:table-cell>
          <table:table-cell table:formula="of:=[.E125]" office:value-type="float" office:value="6.16092634">
            <text:p>6.16092634</text:p>
          </table:table-cell>
          <table:table-cell table:formula="of:=[.G125]" office:value-type="float" office:value="0.02268603">
            <text:p>0.02268603</text:p>
          </table:table-cell>
          <table:table-cell table:formula="of:=[.E142]" office:value-type="float" office:value="6.1378951">
            <text:p>6.1378951</text:p>
          </table:table-cell>
          <table:table-cell table:formula="of:=[.G142]" office:value-type="float" office:value="0.02291634">
            <text:p>0.02291634</text:p>
          </table:table-cell>
        </table:table-row>
        <table:table-row table:style-name="ro1">
          <table:table-cell/>
          <table:table-cell office:value-type="float" office:value="2.17647671">
            <text:p>2.17647671</text:p>
          </table:table-cell>
          <table:table-cell table:number-columns-repeated="2" office:value-type="float" office:value="0.51820874">
            <text:p>0.51820874</text:p>
          </table:table-cell>
          <table:table-cell office:value-type="float" office:value="0.49517722">
            <text:p>0.49517722</text:p>
          </table:table-cell>
          <table:table-cell office:value-type="float" office:value="0.00011055">
            <text:p>0.00011055</text:p>
          </table:table-cell>
          <table:table-cell office:value-type="float" office:value="0.00023032">
            <text:p>0.0002303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17647671">
            <text:p>2.17647671</text:p>
          </table:table-cell>
          <table:table-cell office:value-type="float" office:value="0.51820874">
            <text:p>0.51820874</text:p>
          </table:table-cell>
          <table:table-cell office:value-type="float" office:value="1.00187027">
            <text:p>1.00187027</text:p>
          </table:table-cell>
          <table:table-cell office:value-type="float" office:value="0.99035444">
            <text:p>0.99035444</text:p>
          </table:table-cell>
          <table:table-cell office:value-type="float" office:value="0.00011055">
            <text:p>0.00011055</text:p>
          </table:table-cell>
          <table:table-cell office:value-type="float" office:value="0.00011516">
            <text:p>0.0001151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17647671">
            <text:p>2.17647671</text:p>
          </table:table-cell>
          <table:table-cell office:value-type="float" office:value="0.51820874">
            <text:p>0.51820874</text:p>
          </table:table-cell>
          <table:table-cell office:value-type="float" office:value="1.47401595">
            <text:p>1.47401595</text:p>
          </table:table-cell>
          <table:table-cell office:value-type="float" office:value="1.45098447">
            <text:p>1.45098447</text:p>
          </table:table-cell>
          <table:table-cell office:value-type="float" office:value="0.00011055">
            <text:p>0.00011055</text:p>
          </table:table-cell>
          <table:table-cell office:value-type="float" office:value="0.00023031">
            <text:p>0.0002303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17647671">
            <text:p>2.17647671</text:p>
          </table:table-cell>
          <table:table-cell office:value-type="float" office:value="0.51820874">
            <text:p>0.51820874</text:p>
          </table:table-cell>
          <table:table-cell office:value-type="float" office:value="1.98070898">
            <text:p>1.98070898</text:p>
          </table:table-cell>
          <table:table-cell office:value-type="float" office:value="1.96919326">
            <text:p>1.96919326</text:p>
          </table:table-cell>
          <table:table-cell office:value-type="float" office:value="0.00011055">
            <text:p>0.00011055</text:p>
          </table:table-cell>
          <table:table-cell office:value-type="float" office:value="0.00011516">
            <text:p>0.00011516</text:p>
          </table:table-cell>
          <table:table-cell table:number-columns-repeated="3"/>
          <table:table-cell>
            <draw:frame table:end-cell-address="Sheet2.R48" table:end-x="0.8732in" table:end-y="0.1488in" draw:z-index="0" draw:style-name="gr1" draw:text-style-name="P1" svg:width="6.287in" svg:height="3.5441in" svg:x="0.8094in" svg:y="0.1642in">
              <draw:object draw:notify-on-update-of-ranges="Sheet2.N7:Sheet2.N21 Sheet2.O7:Sheet2.O21 Sheet2.P7:Sheet2.P21 Sheet2.Q7:Sheet2.Q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/>
          <table:table-cell office:value-type="float" office:value="2.17647671">
            <text:p>2.17647671</text:p>
          </table:table-cell>
          <table:table-cell office:value-type="float" office:value="0.51820874">
            <text:p>0.51820874</text:p>
          </table:table-cell>
          <table:table-cell office:value-type="float" office:value="2.49891781">
            <text:p>2.49891781</text:p>
          </table:table-cell>
          <table:table-cell office:value-type="float" office:value="2.4758861">
            <text:p>2.4758861</text:p>
          </table:table-cell>
          <table:table-cell office:value-type="float" office:value="0.00011055">
            <text:p>0.00011055</text:p>
          </table:table-cell>
          <table:table-cell office:value-type="float" office:value="0.00023032">
            <text:p>0.0002303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17647671">
            <text:p>2.17647671</text:p>
          </table:table-cell>
          <table:table-cell office:value-type="float" office:value="0.51820874">
            <text:p>0.51820874</text:p>
          </table:table-cell>
          <table:table-cell office:value-type="float" office:value="2.95954751">
            <text:p>2.95954751</text:p>
          </table:table-cell>
          <table:table-cell office:value-type="float" office:value="2.9480319">
            <text:p>2.9480319</text:p>
          </table:table-cell>
          <table:table-cell office:value-type="float" office:value="0.00011055">
            <text:p>0.00011055</text:p>
          </table:table-cell>
          <table:table-cell office:value-type="float" office:value="0.00011516">
            <text:p>0.0001151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17647671">
            <text:p>2.17647671</text:p>
          </table:table-cell>
          <table:table-cell office:value-type="float" office:value="0.51820874">
            <text:p>0.51820874</text:p>
          </table:table-cell>
          <table:table-cell office:value-type="float" office:value="3.4777565">
            <text:p>3.4777565</text:p>
          </table:table-cell>
          <table:table-cell office:value-type="float" office:value="3.45472526">
            <text:p>3.45472526</text:p>
          </table:table-cell>
          <table:table-cell office:value-type="float" office:value="0.00011055">
            <text:p>0.00011055</text:p>
          </table:table-cell>
          <table:table-cell office:value-type="float" office:value="0.00023031">
            <text:p>0.0002303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17647671">
            <text:p>2.17647671</text:p>
          </table:table-cell>
          <table:table-cell office:value-type="float" office:value="0.51820874">
            <text:p>0.51820874</text:p>
          </table:table-cell>
          <table:table-cell office:value-type="float" office:value="3.99596548">
            <text:p>3.99596548</text:p>
          </table:table-cell>
          <table:table-cell office:value-type="float" office:value="3.97293376">
            <text:p>3.97293376</text:p>
          </table:table-cell>
          <table:table-cell office:value-type="float" office:value="0.00011055">
            <text:p>0.00011055</text:p>
          </table:table-cell>
          <table:table-cell office:value-type="float" office:value="0.00023032">
            <text:p>0.0002303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17647671">
            <text:p>2.17647671</text:p>
          </table:table-cell>
          <table:table-cell office:value-type="float" office:value="0.51820874">
            <text:p>0.51820874</text:p>
          </table:table-cell>
          <table:table-cell office:value-type="float" office:value="4.46811103">
            <text:p>4.46811103</text:p>
          </table:table-cell>
          <table:table-cell office:value-type="float" office:value="4.4450798">
            <text:p>4.4450798</text:p>
          </table:table-cell>
          <table:table-cell office:value-type="float" office:value="0.00011055">
            <text:p>0.00011055</text:p>
          </table:table-cell>
          <table:table-cell office:value-type="float" office:value="0.00023031">
            <text:p>0.0002303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17647671">
            <text:p>2.17647671</text:p>
          </table:table-cell>
          <table:table-cell office:value-type="float" office:value="0.51820874">
            <text:p>0.51820874</text:p>
          </table:table-cell>
          <table:table-cell office:value-type="float" office:value="4.97480392">
            <text:p>4.97480392</text:p>
          </table:table-cell>
          <table:table-cell office:value-type="float" office:value="4.95177221">
            <text:p>4.95177221</text:p>
          </table:table-cell>
          <table:table-cell office:value-type="float" office:value="0.00011055">
            <text:p>0.00011055</text:p>
          </table:table-cell>
          <table:table-cell office:value-type="float" office:value="0.00023032">
            <text:p>0.0002303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17647671">
            <text:p>2.17647671</text:p>
          </table:table-cell>
          <table:table-cell office:value-type="float" office:value="0.5297245">
            <text:p>0.5297245</text:p>
          </table:table-cell>
          <table:table-cell office:value-type="float" office:value="5.44694948">
            <text:p>5.44694948</text:p>
          </table:table-cell>
          <table:table-cell office:value-type="float" office:value="5.42391824">
            <text:p>5.42391824</text:p>
          </table:table-cell>
          <table:table-cell office:value-type="float" office:value="0.00010978">
            <text:p>0.00010978</text:p>
          </table:table-cell>
          <table:table-cell office:value-type="float" office:value="0.00023031">
            <text:p>0.0002303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17647671">
            <text:p>2.17647671</text:p>
          </table:table-cell>
          <table:table-cell office:value-type="float" office:value="0.5297245">
            <text:p>0.5297245</text:p>
          </table:table-cell>
          <table:table-cell office:value-type="float" office:value="5.96515846">
            <text:p>5.96515846</text:p>
          </table:table-cell>
          <table:table-cell office:value-type="float" office:value="5.94212722">
            <text:p>5.94212722</text:p>
          </table:table-cell>
          <table:table-cell office:value-type="float" office:value="0.00010978">
            <text:p>0.00010978</text:p>
          </table:table-cell>
          <table:table-cell office:value-type="float" office:value="0.00023031">
            <text:p>0.0002303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17647671">
            <text:p>2.17647671</text:p>
          </table:table-cell>
          <table:table-cell office:value-type="float" office:value="0.5297245">
            <text:p>0.5297245</text:p>
          </table:table-cell>
          <table:table-cell office:value-type="float" office:value="6.48336696">
            <text:p>6.48336696</text:p>
          </table:table-cell>
          <table:table-cell office:value-type="float" office:value="6.44882011">
            <text:p>6.44882011</text:p>
          </table:table-cell>
          <table:table-cell office:value-type="float" office:value="0.00010978">
            <text:p>0.00010978</text:p>
          </table:table-cell>
          <table:table-cell office:value-type="float" office:value="0.00034547">
            <text:p>0.000345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17647671">
            <text:p>2.17647671</text:p>
          </table:table-cell>
          <table:table-cell office:value-type="float" office:value="0.5297245">
            <text:p>0.5297245</text:p>
          </table:table-cell>
          <table:table-cell office:value-type="float" office:value="6.955513">
            <text:p>6.955513</text:p>
          </table:table-cell>
          <table:table-cell office:value-type="float" office:value="6.92096614">
            <text:p>6.92096614</text:p>
          </table:table-cell>
          <table:table-cell office:value-type="float" office:value="0.00010978">
            <text:p>0.00010978</text:p>
          </table:table-cell>
          <table:table-cell office:value-type="float" office:value="0.00034547">
            <text:p>0.000345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17647671">
            <text:p>2.17647671</text:p>
          </table:table-cell>
          <table:table-cell office:value-type="float" office:value="0.5297245">
            <text:p>0.5297245</text:p>
          </table:table-cell>
          <table:table-cell office:value-type="float" office:value="7.47372198">
            <text:p>7.47372198</text:p>
          </table:table-cell>
          <table:table-cell office:value-type="float" office:value="7.42765903">
            <text:p>7.42765903</text:p>
          </table:table-cell>
          <table:table-cell office:value-type="float" office:value="0.00010978">
            <text:p>0.00010978</text:p>
          </table:table-cell>
          <table:table-cell office:value-type="float" office:value="0.00046063">
            <text:p>0.0004606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17647671">
            <text:p>2.17647671</text:p>
          </table:table-cell>
          <table:table-cell office:value-type="float" office:value="0.58730325">
            <text:p>0.58730325</text:p>
          </table:table-cell>
          <table:table-cell office:value-type="float" office:value="7.96889877">
            <text:p>7.96889877</text:p>
          </table:table-cell>
          <table:table-cell office:value-type="float" office:value="6.25305223">
            <text:p>6.25305223</text:p>
          </table:table-cell>
          <table:table-cell office:value-type="float" office:value="0.00010594">
            <text:p>0.00010594</text:p>
          </table:table-cell>
          <table:table-cell office:value-type="float" office:value="0.01715847">
            <text:p>0.017158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17647671">
            <text:p>2.17647671</text:p>
          </table:table-cell>
          <table:table-cell office:value-type="float" office:value="0.58730325">
            <text:p>0.58730325</text:p>
          </table:table-cell>
          <table:table-cell office:value-type="float" office:value="8.4410448">
            <text:p>8.4410448</text:p>
          </table:table-cell>
          <table:table-cell office:value-type="float" office:value="6.19547367">
            <text:p>6.19547367</text:p>
          </table:table-cell>
          <table:table-cell office:value-type="float" office:value="0.00010594">
            <text:p>0.00010594</text:p>
          </table:table-cell>
          <table:table-cell office:value-type="float" office:value="0.02245571">
            <text:p>0.0224557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92500038">
            <text:p>2.92500038</text:p>
          </table:table-cell>
          <table:table-cell office:value-type="float" office:value="0.5297245">
            <text:p>0.5297245</text:p>
          </table:table-cell>
          <table:table-cell office:value-type="float" office:value="0.51820874">
            <text:p>0.51820874</text:p>
          </table:table-cell>
          <table:table-cell office:value-type="float" office:value="0.48366155">
            <text:p>0.48366155</text:p>
          </table:table-cell>
          <table:table-cell office:value-type="float" office:value="0.00015969">
            <text:p>0.00015969</text:p>
          </table:table-cell>
          <table:table-cell office:value-type="float" office:value="0.00034547">
            <text:p>0.000345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92500038">
            <text:p>2.92500038</text:p>
          </table:table-cell>
          <table:table-cell office:value-type="float" office:value="0.5297245">
            <text:p>0.5297245</text:p>
          </table:table-cell>
          <table:table-cell office:value-type="float" office:value="1.01338601">
            <text:p>1.01338601</text:p>
          </table:table-cell>
          <table:table-cell office:value-type="float" office:value="0.97883872">
            <text:p>0.97883872</text:p>
          </table:table-cell>
          <table:table-cell office:value-type="float" office:value="0.00015969">
            <text:p>0.00015969</text:p>
          </table:table-cell>
          <table:table-cell office:value-type="float" office:value="0.00034547">
            <text:p>0.000345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92500038">
            <text:p>2.92500038</text:p>
          </table:table-cell>
          <table:table-cell office:value-type="float" office:value="0.5297245">
            <text:p>0.5297245</text:p>
          </table:table-cell>
          <table:table-cell office:value-type="float" office:value="1.47401595">
            <text:p>1.47401595</text:p>
          </table:table-cell>
          <table:table-cell office:value-type="float" office:value="1.43946876">
            <text:p>1.43946876</text:p>
          </table:table-cell>
          <table:table-cell office:value-type="float" office:value="0.00015969">
            <text:p>0.00015969</text:p>
          </table:table-cell>
          <table:table-cell office:value-type="float" office:value="0.00034547">
            <text:p>0.000345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92500038">
            <text:p>2.92500038</text:p>
          </table:table-cell>
          <table:table-cell office:value-type="float" office:value="0.5297245">
            <text:p>0.5297245</text:p>
          </table:table-cell>
          <table:table-cell office:value-type="float" office:value="1.98070898">
            <text:p>1.98070898</text:p>
          </table:table-cell>
          <table:table-cell office:value-type="float" office:value="1.95767745">
            <text:p>1.95767745</text:p>
          </table:table-cell>
          <table:table-cell office:value-type="float" office:value="0.00015969">
            <text:p>0.00015969</text:p>
          </table:table-cell>
          <table:table-cell office:value-type="float" office:value="0.00023031">
            <text:p>0.0002303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92500038">
            <text:p>2.92500038</text:p>
          </table:table-cell>
          <table:table-cell office:value-type="float" office:value="0.5297245">
            <text:p>0.5297245</text:p>
          </table:table-cell>
          <table:table-cell office:value-type="float" office:value="2.49891781">
            <text:p>2.49891781</text:p>
          </table:table-cell>
          <table:table-cell office:value-type="float" office:value="2.46437048">
            <text:p>2.46437048</text:p>
          </table:table-cell>
          <table:table-cell office:value-type="float" office:value="0.00015969">
            <text:p>0.00015969</text:p>
          </table:table-cell>
          <table:table-cell office:value-type="float" office:value="0.00034547">
            <text:p>0.000345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92500038">
            <text:p>2.92500038</text:p>
          </table:table-cell>
          <table:table-cell office:value-type="float" office:value="0.5297245">
            <text:p>0.5297245</text:p>
          </table:table-cell>
          <table:table-cell office:value-type="float" office:value="2.95954751">
            <text:p>2.95954751</text:p>
          </table:table-cell>
          <table:table-cell office:value-type="float" office:value="2.92500038">
            <text:p>2.92500038</text:p>
          </table:table-cell>
          <table:table-cell office:value-type="float" office:value="0.00015969">
            <text:p>0.00015969</text:p>
          </table:table-cell>
          <table:table-cell office:value-type="float" office:value="0.00034547">
            <text:p>0.000345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92500038">
            <text:p>2.92500038</text:p>
          </table:table-cell>
          <table:table-cell office:value-type="float" office:value="0.5297245">
            <text:p>0.5297245</text:p>
          </table:table-cell>
          <table:table-cell office:value-type="float" office:value="3.4777565">
            <text:p>3.4777565</text:p>
          </table:table-cell>
          <table:table-cell office:value-type="float" office:value="3.44320917">
            <text:p>3.44320917</text:p>
          </table:table-cell>
          <table:table-cell office:value-type="float" office:value="0.00015969">
            <text:p>0.00015969</text:p>
          </table:table-cell>
          <table:table-cell office:value-type="float" office:value="0.00034547">
            <text:p>0.000345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92500038">
            <text:p>2.92500038</text:p>
          </table:table-cell>
          <table:table-cell office:value-type="float" office:value="0.5297245">
            <text:p>0.5297245</text:p>
          </table:table-cell>
          <table:table-cell office:value-type="float" office:value="3.99596548">
            <text:p>3.99596548</text:p>
          </table:table-cell>
          <table:table-cell office:value-type="float" office:value="3.96141796">
            <text:p>3.96141796</text:p>
          </table:table-cell>
          <table:table-cell office:value-type="float" office:value="0.00015969">
            <text:p>0.00015969</text:p>
          </table:table-cell>
          <table:table-cell office:value-type="float" office:value="0.00034548">
            <text:p>0.0003454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92500038">
            <text:p>2.92500038</text:p>
          </table:table-cell>
          <table:table-cell office:value-type="float" office:value="0.5297245">
            <text:p>0.5297245</text:p>
          </table:table-cell>
          <table:table-cell office:value-type="float" office:value="4.45659542">
            <text:p>4.45659542</text:p>
          </table:table-cell>
          <table:table-cell office:value-type="float" office:value="4.42204809">
            <text:p>4.42204809</text:p>
          </table:table-cell>
          <table:table-cell office:value-type="float" office:value="0.00015969">
            <text:p>0.00015969</text:p>
          </table:table-cell>
          <table:table-cell office:value-type="float" office:value="0.00034547">
            <text:p>0.000345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92500038">
            <text:p>2.92500038</text:p>
          </table:table-cell>
          <table:table-cell office:value-type="float" office:value="0.5297245">
            <text:p>0.5297245</text:p>
          </table:table-cell>
          <table:table-cell office:value-type="float" office:value="4.97480392">
            <text:p>4.97480392</text:p>
          </table:table-cell>
          <table:table-cell office:value-type="float" office:value="4.94025659">
            <text:p>4.94025659</text:p>
          </table:table-cell>
          <table:table-cell office:value-type="float" office:value="0.00015969">
            <text:p>0.00015969</text:p>
          </table:table-cell>
          <table:table-cell office:value-type="float" office:value="0.00034547">
            <text:p>0.000345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92500038">
            <text:p>2.92500038</text:p>
          </table:table-cell>
          <table:table-cell office:value-type="float" office:value="0.54124021">
            <text:p>0.54124021</text:p>
          </table:table-cell>
          <table:table-cell office:value-type="float" office:value="5.44694948">
            <text:p>5.44694948</text:p>
          </table:table-cell>
          <table:table-cell office:value-type="float" office:value="5.41240262">
            <text:p>5.41240262</text:p>
          </table:table-cell>
          <table:table-cell office:value-type="float" office:value="0.00015892">
            <text:p>0.00015892</text:p>
          </table:table-cell>
          <table:table-cell office:value-type="float" office:value="0.00034547">
            <text:p>0.000345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92500038">
            <text:p>2.92500038</text:p>
          </table:table-cell>
          <table:table-cell office:value-type="float" office:value="0.54124021">
            <text:p>0.54124021</text:p>
          </table:table-cell>
          <table:table-cell office:value-type="float" office:value="5.96515846">
            <text:p>5.96515846</text:p>
          </table:table-cell>
          <table:table-cell office:value-type="float" office:value="5.91909503">
            <text:p>5.91909503</text:p>
          </table:table-cell>
          <table:table-cell office:value-type="float" office:value="0.00015892">
            <text:p>0.00015892</text:p>
          </table:table-cell>
          <table:table-cell office:value-type="float" office:value="0.00046063">
            <text:p>0.0004606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92500038">
            <text:p>2.92500038</text:p>
          </table:table-cell>
          <table:table-cell office:value-type="float" office:value="0.54124021">
            <text:p>0.54124021</text:p>
          </table:table-cell>
          <table:table-cell office:value-type="float" office:value="6.48336696">
            <text:p>6.48336696</text:p>
          </table:table-cell>
          <table:table-cell office:value-type="float" office:value="6.43730401">
            <text:p>6.43730401</text:p>
          </table:table-cell>
          <table:table-cell office:value-type="float" office:value="0.00015892">
            <text:p>0.00015892</text:p>
          </table:table-cell>
          <table:table-cell office:value-type="float" office:value="0.00046063">
            <text:p>0.0004606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92500038">
            <text:p>2.92500038</text:p>
          </table:table-cell>
          <table:table-cell office:value-type="float" office:value="0.54124021">
            <text:p>0.54124021</text:p>
          </table:table-cell>
          <table:table-cell office:value-type="float" office:value="6.955513">
            <text:p>6.955513</text:p>
          </table:table-cell>
          <table:table-cell office:value-type="float" office:value="6.89793395">
            <text:p>6.89793395</text:p>
          </table:table-cell>
          <table:table-cell office:value-type="float" office:value="0.00015892">
            <text:p>0.00015892</text:p>
          </table:table-cell>
          <table:table-cell office:value-type="float" office:value="0.00057579">
            <text:p>0.0005757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92500038">
            <text:p>2.92500038</text:p>
          </table:table-cell>
          <table:table-cell office:value-type="float" office:value="0.55275602">
            <text:p>0.55275602</text:p>
          </table:table-cell>
          <table:table-cell office:value-type="float" office:value="7.47372198">
            <text:p>7.47372198</text:p>
          </table:table-cell>
          <table:table-cell office:value-type="float" office:value="7.3931117">
            <text:p>7.3931117</text:p>
          </table:table-cell>
          <table:table-cell office:value-type="float" office:value="0.00015815">
            <text:p>0.00015815</text:p>
          </table:table-cell>
          <table:table-cell office:value-type="float" office:value="0.0008061">
            <text:p>0.000806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92500038">
            <text:p>2.92500038</text:p>
          </table:table-cell>
          <table:table-cell office:value-type="float" office:value="0.58730325">
            <text:p>0.58730325</text:p>
          </table:table-cell>
          <table:table-cell office:value-type="float" office:value="7.96889877">
            <text:p>7.96889877</text:p>
          </table:table-cell>
          <table:table-cell office:value-type="float" office:value="6.25305223">
            <text:p>6.25305223</text:p>
          </table:table-cell>
          <table:table-cell office:value-type="float" office:value="0.00015585">
            <text:p>0.00015585</text:p>
          </table:table-cell>
          <table:table-cell office:value-type="float" office:value="0.01715847">
            <text:p>0.017158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92500038">
            <text:p>2.92500038</text:p>
          </table:table-cell>
          <table:table-cell office:value-type="float" office:value="0.58730325">
            <text:p>0.58730325</text:p>
          </table:table-cell>
          <table:table-cell office:value-type="float" office:value="8.42952919">
            <text:p>8.42952919</text:p>
          </table:table-cell>
          <table:table-cell office:value-type="float" office:value="6.18395805">
            <text:p>6.18395805</text:p>
          </table:table-cell>
          <table:table-cell office:value-type="float" office:value="0.00015585">
            <text:p>0.00015585</text:p>
          </table:table-cell>
          <table:table-cell office:value-type="float" office:value="0.02245571">
            <text:p>0.0224557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68503999">
            <text:p>3.68503999</text:p>
          </table:table-cell>
          <table:table-cell office:value-type="float" office:value="0.54124021">
            <text:p>0.54124021</text:p>
          </table:table-cell>
          <table:table-cell office:value-type="float" office:value="0.51820874">
            <text:p>0.51820874</text:p>
          </table:table-cell>
          <table:table-cell office:value-type="float" office:value="0.47214574">
            <text:p>0.47214574</text:p>
          </table:table-cell>
          <table:table-cell office:value-type="float" office:value="0.00020959">
            <text:p>0.00020959</text:p>
          </table:table-cell>
          <table:table-cell office:value-type="float" office:value="0.00046063">
            <text:p>0.0004606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67352437">
            <text:p>3.67352437</text:p>
          </table:table-cell>
          <table:table-cell office:value-type="float" office:value="0.54124021">
            <text:p>0.54124021</text:p>
          </table:table-cell>
          <table:table-cell office:value-type="float" office:value="1.00187027">
            <text:p>1.00187027</text:p>
          </table:table-cell>
          <table:table-cell office:value-type="float" office:value="0.96732311">
            <text:p>0.96732311</text:p>
          </table:table-cell>
          <table:table-cell office:value-type="float" office:value="0.00020882">
            <text:p>0.00020882</text:p>
          </table:table-cell>
          <table:table-cell office:value-type="float" office:value="0.00034547">
            <text:p>0.000345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67352437">
            <text:p>3.67352437</text:p>
          </table:table-cell>
          <table:table-cell office:value-type="float" office:value="0.54124021">
            <text:p>0.54124021</text:p>
          </table:table-cell>
          <table:table-cell office:value-type="float" office:value="1.47401595">
            <text:p>1.47401595</text:p>
          </table:table-cell>
          <table:table-cell office:value-type="float" office:value="1.43946876">
            <text:p>1.43946876</text:p>
          </table:table-cell>
          <table:table-cell office:value-type="float" office:value="0.00020882">
            <text:p>0.00020882</text:p>
          </table:table-cell>
          <table:table-cell office:value-type="float" office:value="0.00034547">
            <text:p>0.000345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68503999">
            <text:p>3.68503999</text:p>
          </table:table-cell>
          <table:table-cell office:value-type="float" office:value="0.54124021">
            <text:p>0.54124021</text:p>
          </table:table-cell>
          <table:table-cell office:value-type="float" office:value="1.98070898">
            <text:p>1.98070898</text:p>
          </table:table-cell>
          <table:table-cell office:value-type="float" office:value="1.94616184">
            <text:p>1.94616184</text:p>
          </table:table-cell>
          <table:table-cell office:value-type="float" office:value="0.00020959">
            <text:p>0.00020959</text:p>
          </table:table-cell>
          <table:table-cell office:value-type="float" office:value="0.00034547">
            <text:p>0.000345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68503999">
            <text:p>3.68503999</text:p>
          </table:table-cell>
          <table:table-cell office:value-type="float" office:value="0.54124021">
            <text:p>0.54124021</text:p>
          </table:table-cell>
          <table:table-cell office:value-type="float" office:value="2.49891781">
            <text:p>2.49891781</text:p>
          </table:table-cell>
          <table:table-cell office:value-type="float" office:value="2.45285487">
            <text:p>2.45285487</text:p>
          </table:table-cell>
          <table:table-cell office:value-type="float" office:value="0.00020959">
            <text:p>0.00020959</text:p>
          </table:table-cell>
          <table:table-cell office:value-type="float" office:value="0.00046063">
            <text:p>0.0004606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67352437">
            <text:p>3.67352437</text:p>
          </table:table-cell>
          <table:table-cell office:value-type="float" office:value="0.54124021">
            <text:p>0.54124021</text:p>
          </table:table-cell>
          <table:table-cell office:value-type="float" office:value="2.95954751">
            <text:p>2.95954751</text:p>
          </table:table-cell>
          <table:table-cell office:value-type="float" office:value="2.92500038">
            <text:p>2.92500038</text:p>
          </table:table-cell>
          <table:table-cell office:value-type="float" office:value="0.00020882">
            <text:p>0.00020882</text:p>
          </table:table-cell>
          <table:table-cell office:value-type="float" office:value="0.00034547">
            <text:p>0.000345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67352437">
            <text:p>3.67352437</text:p>
          </table:table-cell>
          <table:table-cell office:value-type="float" office:value="0.54124021">
            <text:p>0.54124021</text:p>
          </table:table-cell>
          <table:table-cell office:value-type="float" office:value="3.4777565">
            <text:p>3.4777565</text:p>
          </table:table-cell>
          <table:table-cell office:value-type="float" office:value="3.43169355">
            <text:p>3.43169355</text:p>
          </table:table-cell>
          <table:table-cell office:value-type="float" office:value="0.00020882">
            <text:p>0.00020882</text:p>
          </table:table-cell>
          <table:table-cell office:value-type="float" office:value="0.00046063">
            <text:p>0.0004606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68503999">
            <text:p>3.68503999</text:p>
          </table:table-cell>
          <table:table-cell office:value-type="float" office:value="0.54124021">
            <text:p>0.54124021</text:p>
          </table:table-cell>
          <table:table-cell office:value-type="float" office:value="3.99596548">
            <text:p>3.99596548</text:p>
          </table:table-cell>
          <table:table-cell office:value-type="float" office:value="3.94990234">
            <text:p>3.94990234</text:p>
          </table:table-cell>
          <table:table-cell office:value-type="float" office:value="0.00020959">
            <text:p>0.00020959</text:p>
          </table:table-cell>
          <table:table-cell office:value-type="float" office:value="0.00046063">
            <text:p>0.0004606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68503999">
            <text:p>3.68503999</text:p>
          </table:table-cell>
          <table:table-cell office:value-type="float" office:value="0.54124021">
            <text:p>0.54124021</text:p>
          </table:table-cell>
          <table:table-cell office:value-type="float" office:value="4.46811103">
            <text:p>4.46811103</text:p>
          </table:table-cell>
          <table:table-cell office:value-type="float" office:value="4.42204809">
            <text:p>4.42204809</text:p>
          </table:table-cell>
          <table:table-cell office:value-type="float" office:value="0.00020959">
            <text:p>0.00020959</text:p>
          </table:table-cell>
          <table:table-cell office:value-type="float" office:value="0.00046063">
            <text:p>0.0004606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67352437">
            <text:p>3.67352437</text:p>
          </table:table-cell>
          <table:table-cell office:value-type="float" office:value="0.55275602">
            <text:p>0.55275602</text:p>
          </table:table-cell>
          <table:table-cell office:value-type="float" office:value="4.97480392">
            <text:p>4.97480392</text:p>
          </table:table-cell>
          <table:table-cell office:value-type="float" office:value="4.92874097">
            <text:p>4.92874097</text:p>
          </table:table-cell>
          <table:table-cell office:value-type="float" office:value="0.00020805">
            <text:p>0.00020805</text:p>
          </table:table-cell>
          <table:table-cell office:value-type="float" office:value="0.00046063">
            <text:p>0.0004606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67352437">
            <text:p>3.67352437</text:p>
          </table:table-cell>
          <table:table-cell office:value-type="float" office:value="0.55275602">
            <text:p>0.55275602</text:p>
          </table:table-cell>
          <table:table-cell office:value-type="float" office:value="5.43543386">
            <text:p>5.43543386</text:p>
          </table:table-cell>
          <table:table-cell office:value-type="float" office:value="5.38937091">
            <text:p>5.38937091</text:p>
          </table:table-cell>
          <table:table-cell office:value-type="float" office:value="0.00020805">
            <text:p>0.00020805</text:p>
          </table:table-cell>
          <table:table-cell office:value-type="float" office:value="0.00046063">
            <text:p>0.0004606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68503999">
            <text:p>3.68503999</text:p>
          </table:table-cell>
          <table:table-cell office:value-type="float" office:value="0.55275602">
            <text:p>0.55275602</text:p>
          </table:table-cell>
          <table:table-cell office:value-type="float" office:value="5.96515846">
            <text:p>5.96515846</text:p>
          </table:table-cell>
          <table:table-cell office:value-type="float" office:value="5.90757942">
            <text:p>5.90757942</text:p>
          </table:table-cell>
          <table:table-cell office:value-type="float" office:value="0.00020882">
            <text:p>0.00020882</text:p>
          </table:table-cell>
          <table:table-cell office:value-type="float" office:value="0.00057579">
            <text:p>0.0005757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68503999">
            <text:p>3.68503999</text:p>
          </table:table-cell>
          <table:table-cell office:value-type="float" office:value="0.55275602">
            <text:p>0.55275602</text:p>
          </table:table-cell>
          <table:table-cell office:value-type="float" office:value="6.48336696">
            <text:p>6.48336696</text:p>
          </table:table-cell>
          <table:table-cell office:value-type="float" office:value="6.4257884">
            <text:p>6.4257884</text:p>
          </table:table-cell>
          <table:table-cell office:value-type="float" office:value="0.00020882">
            <text:p>0.00020882</text:p>
          </table:table-cell>
          <table:table-cell office:value-type="float" office:value="0.00057579">
            <text:p>0.0005757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67352437">
            <text:p>3.67352437</text:p>
          </table:table-cell>
          <table:table-cell office:value-type="float" office:value="0.55275602">
            <text:p>0.55275602</text:p>
          </table:table-cell>
          <table:table-cell office:value-type="float" office:value="6.955513">
            <text:p>6.955513</text:p>
          </table:table-cell>
          <table:table-cell office:value-type="float" office:value="6.87490272">
            <text:p>6.87490272</text:p>
          </table:table-cell>
          <table:table-cell office:value-type="float" office:value="0.00020805">
            <text:p>0.00020805</text:p>
          </table:table-cell>
          <table:table-cell office:value-type="float" office:value="0.0008061">
            <text:p>0.000806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68503999">
            <text:p>3.68503999</text:p>
          </table:table-cell>
          <table:table-cell office:value-type="float" office:value="0.56427173">
            <text:p>0.56427173</text:p>
          </table:table-cell>
          <table:table-cell office:value-type="float" office:value="7.47372198">
            <text:p>7.47372198</text:p>
          </table:table-cell>
          <table:table-cell office:value-type="float" office:value="7.35856437">
            <text:p>7.35856437</text:p>
          </table:table-cell>
          <table:table-cell office:value-type="float" office:value="0.00020805">
            <text:p>0.00020805</text:p>
          </table:table-cell>
          <table:table-cell office:value-type="float" office:value="0.00115158">
            <text:p>0.001151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68503999">
            <text:p>3.68503999</text:p>
          </table:table-cell>
          <table:table-cell office:value-type="float" office:value="0.59881901">
            <text:p>0.59881901</text:p>
          </table:table-cell>
          <table:table-cell office:value-type="float" office:value="7.95738315">
            <text:p>7.95738315</text:p>
          </table:table-cell>
          <table:table-cell office:value-type="float" office:value="6.23002052">
            <text:p>6.23002052</text:p>
          </table:table-cell>
          <table:table-cell office:value-type="float" office:value="0.00020575">
            <text:p>0.00020575</text:p>
          </table:table-cell>
          <table:table-cell office:value-type="float" office:value="0.01727363">
            <text:p>0.0172736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67352437">
            <text:p>3.67352437</text:p>
          </table:table-cell>
          <table:table-cell office:value-type="float" office:value="0.59881901">
            <text:p>0.59881901</text:p>
          </table:table-cell>
          <table:table-cell office:value-type="float" office:value="8.42952919">
            <text:p>8.42952919</text:p>
          </table:table-cell>
          <table:table-cell office:value-type="float" office:value="6.17244195">
            <text:p>6.17244195</text:p>
          </table:table-cell>
          <table:table-cell office:value-type="float" office:value="0.00020498">
            <text:p>0.00020498</text:p>
          </table:table-cell>
          <table:table-cell office:value-type="float" office:value="0.02257087">
            <text:p>0.0225708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.4335637">
            <text:p>4.4335637</text:p>
          </table:table-cell>
          <table:table-cell office:value-type="float" office:value="0.55275602">
            <text:p>0.55275602</text:p>
          </table:table-cell>
          <table:table-cell office:value-type="float" office:value="0.51820874">
            <text:p>0.51820874</text:p>
          </table:table-cell>
          <table:table-cell office:value-type="float" office:value="0.46062998">
            <text:p>0.46062998</text:p>
          </table:table-cell>
          <table:table-cell office:value-type="float" office:value="0.00025872">
            <text:p>0.00025872</text:p>
          </table:table-cell>
          <table:table-cell office:value-type="float" office:value="0.00057579">
            <text:p>0.0005757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.4335637">
            <text:p>4.4335637</text:p>
          </table:table-cell>
          <table:table-cell office:value-type="float" office:value="0.55275602">
            <text:p>0.55275602</text:p>
          </table:table-cell>
          <table:table-cell office:value-type="float" office:value="1.00187027">
            <text:p>1.00187027</text:p>
          </table:table-cell>
          <table:table-cell office:value-type="float" office:value="0.9558073">
            <text:p>0.9558073</text:p>
          </table:table-cell>
          <table:table-cell office:value-type="float" office:value="0.00025872">
            <text:p>0.00025872</text:p>
          </table:table-cell>
          <table:table-cell office:value-type="float" office:value="0.00046063">
            <text:p>0.0004606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.4335637">
            <text:p>4.4335637</text:p>
          </table:table-cell>
          <table:table-cell office:value-type="float" office:value="0.55275602">
            <text:p>0.55275602</text:p>
          </table:table-cell>
          <table:table-cell office:value-type="float" office:value="1.47401595">
            <text:p>1.47401595</text:p>
          </table:table-cell>
          <table:table-cell office:value-type="float" office:value="1.427953">
            <text:p>1.427953</text:p>
          </table:table-cell>
          <table:table-cell office:value-type="float" office:value="0.00025872">
            <text:p>0.00025872</text:p>
          </table:table-cell>
          <table:table-cell office:value-type="float" office:value="0.00046063">
            <text:p>0.0004606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.4335637">
            <text:p>4.4335637</text:p>
          </table:table-cell>
          <table:table-cell office:value-type="float" office:value="0.55275602">
            <text:p>0.55275602</text:p>
          </table:table-cell>
          <table:table-cell office:value-type="float" office:value="1.98070898">
            <text:p>1.98070898</text:p>
          </table:table-cell>
          <table:table-cell office:value-type="float" office:value="1.93464612">
            <text:p>1.93464612</text:p>
          </table:table-cell>
          <table:table-cell office:value-type="float" office:value="0.00025872">
            <text:p>0.00025872</text:p>
          </table:table-cell>
          <table:table-cell office:value-type="float" office:value="0.00046063">
            <text:p>0.0004606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.4335637">
            <text:p>4.4335637</text:p>
          </table:table-cell>
          <table:table-cell office:value-type="float" office:value="0.55275602">
            <text:p>0.55275602</text:p>
          </table:table-cell>
          <table:table-cell office:value-type="float" office:value="2.49891781">
            <text:p>2.49891781</text:p>
          </table:table-cell>
          <table:table-cell office:value-type="float" office:value="2.44133901">
            <text:p>2.44133901</text:p>
          </table:table-cell>
          <table:table-cell office:value-type="float" office:value="0.00025872">
            <text:p>0.00025872</text:p>
          </table:table-cell>
          <table:table-cell office:value-type="float" office:value="0.00057579">
            <text:p>0.0005757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.4335637">
            <text:p>4.4335637</text:p>
          </table:table-cell>
          <table:table-cell office:value-type="float" office:value="0.55275602">
            <text:p>0.55275602</text:p>
          </table:table-cell>
          <table:table-cell office:value-type="float" office:value="2.95954751">
            <text:p>2.95954751</text:p>
          </table:table-cell>
          <table:table-cell office:value-type="float" office:value="2.91348476">
            <text:p>2.91348476</text:p>
          </table:table-cell>
          <table:table-cell office:value-type="float" office:value="0.00025872">
            <text:p>0.00025872</text:p>
          </table:table-cell>
          <table:table-cell office:value-type="float" office:value="0.00046063">
            <text:p>0.0004606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.4335637">
            <text:p>4.4335637</text:p>
          </table:table-cell>
          <table:table-cell office:value-type="float" office:value="0.55275602">
            <text:p>0.55275602</text:p>
          </table:table-cell>
          <table:table-cell office:value-type="float" office:value="3.4777565">
            <text:p>3.4777565</text:p>
          </table:table-cell>
          <table:table-cell office:value-type="float" office:value="3.42017769">
            <text:p>3.42017769</text:p>
          </table:table-cell>
          <table:table-cell office:value-type="float" office:value="0.00025872">
            <text:p>0.00025872</text:p>
          </table:table-cell>
          <table:table-cell office:value-type="float" office:value="0.00057579">
            <text:p>0.0005757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.4335637">
            <text:p>4.4335637</text:p>
          </table:table-cell>
          <table:table-cell office:value-type="float" office:value="0.55275602">
            <text:p>0.55275602</text:p>
          </table:table-cell>
          <table:table-cell office:value-type="float" office:value="3.99596548">
            <text:p>3.99596548</text:p>
          </table:table-cell>
          <table:table-cell office:value-type="float" office:value="3.93838644">
            <text:p>3.93838644</text:p>
          </table:table-cell>
          <table:table-cell office:value-type="float" office:value="0.00025872">
            <text:p>0.00025872</text:p>
          </table:table-cell>
          <table:table-cell office:value-type="float" office:value="0.00057579">
            <text:p>0.0005757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.4335637">
            <text:p>4.4335637</text:p>
          </table:table-cell>
          <table:table-cell office:value-type="float" office:value="0.55275602">
            <text:p>0.55275602</text:p>
          </table:table-cell>
          <table:table-cell office:value-type="float" office:value="4.45659542">
            <text:p>4.45659542</text:p>
          </table:table-cell>
          <table:table-cell office:value-type="float" office:value="4.41053247">
            <text:p>4.41053247</text:p>
          </table:table-cell>
          <table:table-cell office:value-type="float" office:value="0.00025872">
            <text:p>0.00025872</text:p>
          </table:table-cell>
          <table:table-cell office:value-type="float" office:value="0.00046063">
            <text:p>0.0004606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.4335637">
            <text:p>4.4335637</text:p>
          </table:table-cell>
          <table:table-cell office:value-type="float" office:value="0.55275602">
            <text:p>0.55275602</text:p>
          </table:table-cell>
          <table:table-cell office:value-type="float" office:value="4.97480392">
            <text:p>4.97480392</text:p>
          </table:table-cell>
          <table:table-cell office:value-type="float" office:value="4.91722536">
            <text:p>4.91722536</text:p>
          </table:table-cell>
          <table:table-cell office:value-type="float" office:value="0.00025872">
            <text:p>0.00025872</text:p>
          </table:table-cell>
          <table:table-cell office:value-type="float" office:value="0.00057579">
            <text:p>0.0005757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.4335637">
            <text:p>4.4335637</text:p>
          </table:table-cell>
          <table:table-cell office:value-type="float" office:value="0.55275602">
            <text:p>0.55275602</text:p>
          </table:table-cell>
          <table:table-cell office:value-type="float" office:value="5.44694948">
            <text:p>5.44694948</text:p>
          </table:table-cell>
          <table:table-cell office:value-type="float" office:value="5.38937091">
            <text:p>5.38937091</text:p>
          </table:table-cell>
          <table:table-cell office:value-type="float" office:value="0.00025872">
            <text:p>0.00025872</text:p>
          </table:table-cell>
          <table:table-cell office:value-type="float" office:value="0.00057579">
            <text:p>0.0005757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.4335637">
            <text:p>4.4335637</text:p>
          </table:table-cell>
          <table:table-cell office:value-type="float" office:value="0.55275602">
            <text:p>0.55275602</text:p>
          </table:table-cell>
          <table:table-cell office:value-type="float" office:value="5.96515846">
            <text:p>5.96515846</text:p>
          </table:table-cell>
          <table:table-cell office:value-type="float" office:value="5.8960638">
            <text:p>5.8960638</text:p>
          </table:table-cell>
          <table:table-cell office:value-type="float" office:value="0.00025872">
            <text:p>0.00025872</text:p>
          </table:table-cell>
          <table:table-cell office:value-type="float" office:value="0.00069095">
            <text:p>0.0006909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.4335637">
            <text:p>4.4335637</text:p>
          </table:table-cell>
          <table:table-cell office:value-type="float" office:value="0.56427173">
            <text:p>0.56427173</text:p>
          </table:table-cell>
          <table:table-cell office:value-type="float" office:value="6.48336696">
            <text:p>6.48336696</text:p>
          </table:table-cell>
          <table:table-cell office:value-type="float" office:value="6.40275716">
            <text:p>6.40275716</text:p>
          </table:table-cell>
          <table:table-cell office:value-type="float" office:value="0.00025795">
            <text:p>0.00025795</text:p>
          </table:table-cell>
          <table:table-cell office:value-type="float" office:value="0.0008061">
            <text:p>0.000806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.4335637">
            <text:p>4.4335637</text:p>
          </table:table-cell>
          <table:table-cell office:value-type="float" office:value="0.56427173">
            <text:p>0.56427173</text:p>
          </table:table-cell>
          <table:table-cell office:value-type="float" office:value="6.955513">
            <text:p>6.955513</text:p>
          </table:table-cell>
          <table:table-cell office:value-type="float" office:value="6.85187101">
            <text:p>6.85187101</text:p>
          </table:table-cell>
          <table:table-cell office:value-type="float" office:value="0.00025795">
            <text:p>0.00025795</text:p>
          </table:table-cell>
          <table:table-cell office:value-type="float" office:value="0.00103642">
            <text:p>0.0010364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.4335637">
            <text:p>4.4335637</text:p>
          </table:table-cell>
          <table:table-cell office:value-type="float" office:value="0.58730325">
            <text:p>0.58730325</text:p>
          </table:table-cell>
          <table:table-cell office:value-type="float" office:value="7.46220588">
            <text:p>7.46220588</text:p>
          </table:table-cell>
          <table:table-cell office:value-type="float" office:value="6.41427278">
            <text:p>6.41427278</text:p>
          </table:table-cell>
          <table:table-cell office:value-type="float" office:value="0.00025642">
            <text:p>0.00025642</text:p>
          </table:table-cell>
          <table:table-cell office:value-type="float" office:value="0.01047933">
            <text:p>0.0104793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.4335637">
            <text:p>4.4335637</text:p>
          </table:table-cell>
          <table:table-cell office:value-type="float" office:value="0.59881901">
            <text:p>0.59881901</text:p>
          </table:table-cell>
          <table:table-cell office:value-type="float" office:value="7.96889877">
            <text:p>7.96889877</text:p>
          </table:table-cell>
          <table:table-cell office:value-type="float" office:value="6.23002052">
            <text:p>6.23002052</text:p>
          </table:table-cell>
          <table:table-cell office:value-type="float" office:value="0.00025565">
            <text:p>0.00025565</text:p>
          </table:table-cell>
          <table:table-cell office:value-type="float" office:value="0.01738878">
            <text:p>0.0173887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.4335637">
            <text:p>4.4335637</text:p>
          </table:table-cell>
          <table:table-cell office:value-type="float" office:value="0.59881901">
            <text:p>0.59881901</text:p>
          </table:table-cell>
          <table:table-cell office:value-type="float" office:value="8.42952919">
            <text:p>8.42952919</text:p>
          </table:table-cell>
          <table:table-cell office:value-type="float" office:value="6.17244195">
            <text:p>6.17244195</text:p>
          </table:table-cell>
          <table:table-cell office:value-type="float" office:value="0.00025565">
            <text:p>0.00025565</text:p>
          </table:table-cell>
          <table:table-cell office:value-type="float" office:value="0.02257087">
            <text:p>0.0225708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18208742">
            <text:p>5.18208742</text:p>
          </table:table-cell>
          <table:table-cell office:value-type="float" office:value="0.55275602">
            <text:p>0.55275602</text:p>
          </table:table-cell>
          <table:table-cell office:value-type="float" office:value="0.51820874">
            <text:p>0.51820874</text:p>
          </table:table-cell>
          <table:table-cell office:value-type="float" office:value="0.44911427">
            <text:p>0.44911427</text:p>
          </table:table-cell>
          <table:table-cell office:value-type="float" office:value="0.00030862">
            <text:p>0.00030862</text:p>
          </table:table-cell>
          <table:table-cell office:value-type="float" office:value="0.00069094">
            <text:p>0.0006909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18208742">
            <text:p>5.18208742</text:p>
          </table:table-cell>
          <table:table-cell office:value-type="float" office:value="0.55275602">
            <text:p>0.55275602</text:p>
          </table:table-cell>
          <table:table-cell office:value-type="float" office:value="1.00187027">
            <text:p>1.00187027</text:p>
          </table:table-cell>
          <table:table-cell office:value-type="float" office:value="0.94429149">
            <text:p>0.94429149</text:p>
          </table:table-cell>
          <table:table-cell office:value-type="float" office:value="0.00030862">
            <text:p>0.00030862</text:p>
          </table:table-cell>
          <table:table-cell office:value-type="float" office:value="0.00057579">
            <text:p>0.0005757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18208742">
            <text:p>5.18208742</text:p>
          </table:table-cell>
          <table:table-cell office:value-type="float" office:value="0.56427173">
            <text:p>0.56427173</text:p>
          </table:table-cell>
          <table:table-cell office:value-type="float" office:value="1.46250019">
            <text:p>1.46250019</text:p>
          </table:table-cell>
          <table:table-cell office:value-type="float" office:value="1.41643738">
            <text:p>1.41643738</text:p>
          </table:table-cell>
          <table:table-cell office:value-type="float" office:value="0.00030785">
            <text:p>0.00030785</text:p>
          </table:table-cell>
          <table:table-cell office:value-type="float" office:value="0.00046063">
            <text:p>0.0004606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19360303">
            <text:p>5.19360303</text:p>
          </table:table-cell>
          <table:table-cell office:value-type="float" office:value="0.56427173">
            <text:p>0.56427173</text:p>
          </table:table-cell>
          <table:table-cell office:value-type="float" office:value="1.98070898">
            <text:p>1.98070898</text:p>
          </table:table-cell>
          <table:table-cell office:value-type="float" office:value="1.92313022">
            <text:p>1.92313022</text:p>
          </table:table-cell>
          <table:table-cell office:value-type="float" office:value="0.00030862">
            <text:p>0.00030862</text:p>
          </table:table-cell>
          <table:table-cell office:value-type="float" office:value="0.00057579">
            <text:p>0.0005757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18208742">
            <text:p>5.18208742</text:p>
          </table:table-cell>
          <table:table-cell office:value-type="float" office:value="0.56427173">
            <text:p>0.56427173</text:p>
          </table:table-cell>
          <table:table-cell office:value-type="float" office:value="2.49891781">
            <text:p>2.49891781</text:p>
          </table:table-cell>
          <table:table-cell office:value-type="float" office:value="2.44133901">
            <text:p>2.44133901</text:p>
          </table:table-cell>
          <table:table-cell office:value-type="float" office:value="0.00030785">
            <text:p>0.00030785</text:p>
          </table:table-cell>
          <table:table-cell office:value-type="float" office:value="0.00057579">
            <text:p>0.0005757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18208742">
            <text:p>5.18208742</text:p>
          </table:table-cell>
          <table:table-cell office:value-type="float" office:value="0.56427173">
            <text:p>0.56427173</text:p>
          </table:table-cell>
          <table:table-cell office:value-type="float" office:value="2.95954751">
            <text:p>2.95954751</text:p>
          </table:table-cell>
          <table:table-cell office:value-type="float" office:value="2.90196895">
            <text:p>2.90196895</text:p>
          </table:table-cell>
          <table:table-cell office:value-type="float" office:value="0.00030785">
            <text:p>0.00030785</text:p>
          </table:table-cell>
          <table:table-cell office:value-type="float" office:value="0.00057579">
            <text:p>0.0005757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18208742">
            <text:p>5.18208742</text:p>
          </table:table-cell>
          <table:table-cell office:value-type="float" office:value="0.56427173">
            <text:p>0.56427173</text:p>
          </table:table-cell>
          <table:table-cell office:value-type="float" office:value="3.4777565">
            <text:p>3.4777565</text:p>
          </table:table-cell>
          <table:table-cell office:value-type="float" office:value="3.40866208">
            <text:p>3.40866208</text:p>
          </table:table-cell>
          <table:table-cell office:value-type="float" office:value="0.00030785">
            <text:p>0.00030785</text:p>
          </table:table-cell>
          <table:table-cell office:value-type="float" office:value="0.00069094">
            <text:p>0.0006909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18208742">
            <text:p>5.18208742</text:p>
          </table:table-cell>
          <table:table-cell office:value-type="float" office:value="0.56427173">
            <text:p>0.56427173</text:p>
          </table:table-cell>
          <table:table-cell office:value-type="float" office:value="3.99596548">
            <text:p>3.99596548</text:p>
          </table:table-cell>
          <table:table-cell office:value-type="float" office:value="3.92687082">
            <text:p>3.92687082</text:p>
          </table:table-cell>
          <table:table-cell office:value-type="float" office:value="0.00030785">
            <text:p>0.00030785</text:p>
          </table:table-cell>
          <table:table-cell office:value-type="float" office:value="0.00069095">
            <text:p>0.0006909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18208742">
            <text:p>5.18208742</text:p>
          </table:table-cell>
          <table:table-cell office:value-type="float" office:value="0.56427173">
            <text:p>0.56427173</text:p>
          </table:table-cell>
          <table:table-cell office:value-type="float" office:value="4.46811103">
            <text:p>4.46811103</text:p>
          </table:table-cell>
          <table:table-cell office:value-type="float" office:value="4.39901638">
            <text:p>4.39901638</text:p>
          </table:table-cell>
          <table:table-cell office:value-type="float" office:value="0.00030785">
            <text:p>0.00030785</text:p>
          </table:table-cell>
          <table:table-cell office:value-type="float" office:value="0.00069095">
            <text:p>0.0006909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18208742">
            <text:p>5.18208742</text:p>
          </table:table-cell>
          <table:table-cell office:value-type="float" office:value="0.56427173">
            <text:p>0.56427173</text:p>
          </table:table-cell>
          <table:table-cell office:value-type="float" office:value="4.97480392">
            <text:p>4.97480392</text:p>
          </table:table-cell>
          <table:table-cell office:value-type="float" office:value="4.90570974">
            <text:p>4.90570974</text:p>
          </table:table-cell>
          <table:table-cell office:value-type="float" office:value="0.00030785">
            <text:p>0.00030785</text:p>
          </table:table-cell>
          <table:table-cell office:value-type="float" office:value="0.00069094">
            <text:p>0.0006909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19360303">
            <text:p>5.19360303</text:p>
          </table:table-cell>
          <table:table-cell office:value-type="float" office:value="0.56427173">
            <text:p>0.56427173</text:p>
          </table:table-cell>
          <table:table-cell office:value-type="float" office:value="5.44694948">
            <text:p>5.44694948</text:p>
          </table:table-cell>
          <table:table-cell office:value-type="float" office:value="5.36633968">
            <text:p>5.36633968</text:p>
          </table:table-cell>
          <table:table-cell office:value-type="float" office:value="0.00030862">
            <text:p>0.00030862</text:p>
          </table:table-cell>
          <table:table-cell office:value-type="float" office:value="0.0008061">
            <text:p>0.000806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18208742">
            <text:p>5.18208742</text:p>
          </table:table-cell>
          <table:table-cell office:value-type="float" office:value="0.56427173">
            <text:p>0.56427173</text:p>
          </table:table-cell>
          <table:table-cell office:value-type="float" office:value="5.96515846">
            <text:p>5.96515846</text:p>
          </table:table-cell>
          <table:table-cell office:value-type="float" office:value="5.88454818">
            <text:p>5.88454818</text:p>
          </table:table-cell>
          <table:table-cell office:value-type="float" office:value="0.00030785">
            <text:p>0.00030785</text:p>
          </table:table-cell>
          <table:table-cell office:value-type="float" office:value="0.0008061">
            <text:p>0.000806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18208742">
            <text:p>5.18208742</text:p>
          </table:table-cell>
          <table:table-cell office:value-type="float" office:value="0.56427173">
            <text:p>0.56427173</text:p>
          </table:table-cell>
          <table:table-cell office:value-type="float" office:value="6.48336696">
            <text:p>6.48336696</text:p>
          </table:table-cell>
          <table:table-cell office:value-type="float" office:value="6.37972545">
            <text:p>6.37972545</text:p>
          </table:table-cell>
          <table:table-cell office:value-type="float" office:value="0.00030785">
            <text:p>0.00030785</text:p>
          </table:table-cell>
          <table:table-cell office:value-type="float" office:value="0.00103642">
            <text:p>0.0010364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18208742">
            <text:p>5.18208742</text:p>
          </table:table-cell>
          <table:table-cell office:value-type="float" office:value="0.56427173">
            <text:p>0.56427173</text:p>
          </table:table-cell>
          <table:table-cell office:value-type="float" office:value="6.955513">
            <text:p>6.955513</text:p>
          </table:table-cell>
          <table:table-cell office:value-type="float" office:value="6.82883977">
            <text:p>6.82883977</text:p>
          </table:table-cell>
          <table:table-cell office:value-type="float" office:value="0.00030785">
            <text:p>0.00030785</text:p>
          </table:table-cell>
          <table:table-cell office:value-type="float" office:value="0.00126673">
            <text:p>0.0012667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19360303">
            <text:p>5.19360303</text:p>
          </table:table-cell>
          <table:table-cell office:value-type="float" office:value="0.59881901">
            <text:p>0.59881901</text:p>
          </table:table-cell>
          <table:table-cell office:value-type="float" office:value="7.46220588">
            <text:p>7.46220588</text:p>
          </table:table-cell>
          <table:table-cell office:value-type="float" office:value="6.39124155">
            <text:p>6.39124155</text:p>
          </table:table-cell>
          <table:table-cell office:value-type="float" office:value="0.00030632">
            <text:p>0.00030632</text:p>
          </table:table-cell>
          <table:table-cell office:value-type="float" office:value="0.01070964">
            <text:p>0.0107096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18208742">
            <text:p>5.18208742</text:p>
          </table:table-cell>
          <table:table-cell office:value-type="float" office:value="0.59881901">
            <text:p>0.59881901</text:p>
          </table:table-cell>
          <table:table-cell office:value-type="float" office:value="7.96889877">
            <text:p>7.96889877</text:p>
          </table:table-cell>
          <table:table-cell office:value-type="float" office:value="6.2185049">
            <text:p>6.2185049</text:p>
          </table:table-cell>
          <table:table-cell office:value-type="float" office:value="0.00030555">
            <text:p>0.00030555</text:p>
          </table:table-cell>
          <table:table-cell office:value-type="float" office:value="0.01750394">
            <text:p>0.0175039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18208742">
            <text:p>5.18208742</text:p>
          </table:table-cell>
          <table:table-cell office:value-type="float" office:value="0.59881901">
            <text:p>0.59881901</text:p>
          </table:table-cell>
          <table:table-cell office:value-type="float" office:value="8.42952919">
            <text:p>8.42952919</text:p>
          </table:table-cell>
          <table:table-cell office:value-type="float" office:value="6.16092634">
            <text:p>6.16092634</text:p>
          </table:table-cell>
          <table:table-cell office:value-type="float" office:value="0.00030555">
            <text:p>0.00030555</text:p>
          </table:table-cell>
          <table:table-cell office:value-type="float" office:value="0.02268603">
            <text:p>0.0226860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94212722">
            <text:p>5.94212722</text:p>
          </table:table-cell>
          <table:table-cell office:value-type="float" office:value="0.56427173">
            <text:p>0.56427173</text:p>
          </table:table-cell>
          <table:table-cell office:value-type="float" office:value="0.51820874">
            <text:p>0.51820874</text:p>
          </table:table-cell>
          <table:table-cell office:value-type="float" office:value="0.43759851">
            <text:p>0.43759851</text:p>
          </table:table-cell>
          <table:table-cell office:value-type="float" office:value="0.00035852">
            <text:p>0.00035852</text:p>
          </table:table-cell>
          <table:table-cell office:value-type="float" office:value="0.0008061">
            <text:p>0.000806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94212722">
            <text:p>5.94212722</text:p>
          </table:table-cell>
          <table:table-cell office:value-type="float" office:value="0.56427173">
            <text:p>0.56427173</text:p>
          </table:table-cell>
          <table:table-cell office:value-type="float" office:value="1.00187027">
            <text:p>1.00187027</text:p>
          </table:table-cell>
          <table:table-cell office:value-type="float" office:value="0.93277568">
            <text:p>0.93277568</text:p>
          </table:table-cell>
          <table:table-cell office:value-type="float" office:value="0.00035852">
            <text:p>0.00035852</text:p>
          </table:table-cell>
          <table:table-cell office:value-type="float" office:value="0.00069095">
            <text:p>0.0006909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94212722">
            <text:p>5.94212722</text:p>
          </table:table-cell>
          <table:table-cell office:value-type="float" office:value="0.56427173">
            <text:p>0.56427173</text:p>
          </table:table-cell>
          <table:table-cell office:value-type="float" office:value="1.47401595">
            <text:p>1.47401595</text:p>
          </table:table-cell>
          <table:table-cell office:value-type="float" office:value="1.40492153">
            <text:p>1.40492153</text:p>
          </table:table-cell>
          <table:table-cell office:value-type="float" office:value="0.00035852">
            <text:p>0.00035852</text:p>
          </table:table-cell>
          <table:table-cell office:value-type="float" office:value="0.00069094">
            <text:p>0.0006909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94212722">
            <text:p>5.94212722</text:p>
          </table:table-cell>
          <table:table-cell office:value-type="float" office:value="0.56427173">
            <text:p>0.56427173</text:p>
          </table:table-cell>
          <table:table-cell office:value-type="float" office:value="1.98070898">
            <text:p>1.98070898</text:p>
          </table:table-cell>
          <table:table-cell office:value-type="float" office:value="1.91161451">
            <text:p>1.91161451</text:p>
          </table:table-cell>
          <table:table-cell office:value-type="float" office:value="0.00035852">
            <text:p>0.00035852</text:p>
          </table:table-cell>
          <table:table-cell office:value-type="float" office:value="0.00069094">
            <text:p>0.0006909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94212722">
            <text:p>5.94212722</text:p>
          </table:table-cell>
          <table:table-cell office:value-type="float" office:value="0.56427173">
            <text:p>0.56427173</text:p>
          </table:table-cell>
          <table:table-cell office:value-type="float" office:value="2.49891781">
            <text:p>2.49891781</text:p>
          </table:table-cell>
          <table:table-cell office:value-type="float" office:value="2.42982339">
            <text:p>2.42982339</text:p>
          </table:table-cell>
          <table:table-cell office:value-type="float" office:value="0.00035852">
            <text:p>0.00035852</text:p>
          </table:table-cell>
          <table:table-cell office:value-type="float" office:value="0.00069094">
            <text:p>0.0006909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94212722">
            <text:p>5.94212722</text:p>
          </table:table-cell>
          <table:table-cell office:value-type="float" office:value="0.56427173">
            <text:p>0.56427173</text:p>
          </table:table-cell>
          <table:table-cell office:value-type="float" office:value="2.95954751">
            <text:p>2.95954751</text:p>
          </table:table-cell>
          <table:table-cell office:value-type="float" office:value="2.89045333">
            <text:p>2.89045333</text:p>
          </table:table-cell>
          <table:table-cell office:value-type="float" office:value="0.00035852">
            <text:p>0.00035852</text:p>
          </table:table-cell>
          <table:table-cell office:value-type="float" office:value="0.00069094">
            <text:p>0.0006909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94212722">
            <text:p>5.94212722</text:p>
          </table:table-cell>
          <table:table-cell office:value-type="float" office:value="0.56427173">
            <text:p>0.56427173</text:p>
          </table:table-cell>
          <table:table-cell office:value-type="float" office:value="3.4777565">
            <text:p>3.4777565</text:p>
          </table:table-cell>
          <table:table-cell office:value-type="float" office:value="3.39714622">
            <text:p>3.39714622</text:p>
          </table:table-cell>
          <table:table-cell office:value-type="float" office:value="0.00035852">
            <text:p>0.00035852</text:p>
          </table:table-cell>
          <table:table-cell office:value-type="float" office:value="0.0008061">
            <text:p>0.000806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94212722">
            <text:p>5.94212722</text:p>
          </table:table-cell>
          <table:table-cell office:value-type="float" office:value="0.56427173">
            <text:p>0.56427173</text:p>
          </table:table-cell>
          <table:table-cell office:value-type="float" office:value="3.99596548">
            <text:p>3.99596548</text:p>
          </table:table-cell>
          <table:table-cell office:value-type="float" office:value="3.91535491">
            <text:p>3.91535491</text:p>
          </table:table-cell>
          <table:table-cell office:value-type="float" office:value="0.00035852">
            <text:p>0.00035852</text:p>
          </table:table-cell>
          <table:table-cell office:value-type="float" office:value="0.00080611">
            <text:p>0.0008061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94212722">
            <text:p>5.94212722</text:p>
          </table:table-cell>
          <table:table-cell office:value-type="float" office:value="0.56427173">
            <text:p>0.56427173</text:p>
          </table:table-cell>
          <table:table-cell office:value-type="float" office:value="4.45659542">
            <text:p>4.45659542</text:p>
          </table:table-cell>
          <table:table-cell office:value-type="float" office:value="4.38750076">
            <text:p>4.38750076</text:p>
          </table:table-cell>
          <table:table-cell office:value-type="float" office:value="0.00035852">
            <text:p>0.00035852</text:p>
          </table:table-cell>
          <table:table-cell office:value-type="float" office:value="0.00069095">
            <text:p>0.0006909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94212722">
            <text:p>5.94212722</text:p>
          </table:table-cell>
          <table:table-cell office:value-type="float" office:value="0.56427173">
            <text:p>0.56427173</text:p>
          </table:table-cell>
          <table:table-cell office:value-type="float" office:value="4.97480392">
            <text:p>4.97480392</text:p>
          </table:table-cell>
          <table:table-cell office:value-type="float" office:value="4.89419364">
            <text:p>4.89419364</text:p>
          </table:table-cell>
          <table:table-cell office:value-type="float" office:value="0.00035852">
            <text:p>0.00035852</text:p>
          </table:table-cell>
          <table:table-cell office:value-type="float" office:value="0.0008061">
            <text:p>0.000806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94212722">
            <text:p>5.94212722</text:p>
          </table:table-cell>
          <table:table-cell office:value-type="float" office:value="0.56427173">
            <text:p>0.56427173</text:p>
          </table:table-cell>
          <table:table-cell office:value-type="float" office:value="5.44694948">
            <text:p>5.44694948</text:p>
          </table:table-cell>
          <table:table-cell office:value-type="float" office:value="5.35482406">
            <text:p>5.35482406</text:p>
          </table:table-cell>
          <table:table-cell office:value-type="float" office:value="0.00035852">
            <text:p>0.00035852</text:p>
          </table:table-cell>
          <table:table-cell office:value-type="float" office:value="0.00092125">
            <text:p>0.0009212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94212722">
            <text:p>5.94212722</text:p>
          </table:table-cell>
          <table:table-cell office:value-type="float" office:value="0.56427173">
            <text:p>0.56427173</text:p>
          </table:table-cell>
          <table:table-cell office:value-type="float" office:value="5.96515846">
            <text:p>5.96515846</text:p>
          </table:table-cell>
          <table:table-cell office:value-type="float" office:value="5.86151647">
            <text:p>5.86151647</text:p>
          </table:table-cell>
          <table:table-cell office:value-type="float" office:value="0.00035852">
            <text:p>0.00035852</text:p>
          </table:table-cell>
          <table:table-cell office:value-type="float" office:value="0.00103642">
            <text:p>0.0010364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94212722">
            <text:p>5.94212722</text:p>
          </table:table-cell>
          <table:table-cell office:value-type="float" office:value="0.57578749">
            <text:p>0.57578749</text:p>
          </table:table-cell>
          <table:table-cell office:value-type="float" office:value="6.48336696">
            <text:p>6.48336696</text:p>
          </table:table-cell>
          <table:table-cell office:value-type="float" office:value="6.36820983">
            <text:p>6.36820983</text:p>
          </table:table-cell>
          <table:table-cell office:value-type="float" office:value="0.00035776">
            <text:p>0.00035776</text:p>
          </table:table-cell>
          <table:table-cell office:value-type="float" office:value="0.00115157">
            <text:p>0.0011515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94212722">
            <text:p>5.94212722</text:p>
          </table:table-cell>
          <table:table-cell office:value-type="float" office:value="0.57578749">
            <text:p>0.57578749</text:p>
          </table:table-cell>
          <table:table-cell office:value-type="float" office:value="6.955513">
            <text:p>6.955513</text:p>
          </table:table-cell>
          <table:table-cell office:value-type="float" office:value="6.80580854">
            <text:p>6.80580854</text:p>
          </table:table-cell>
          <table:table-cell office:value-type="float" office:value="0.00035776">
            <text:p>0.00035776</text:p>
          </table:table-cell>
          <table:table-cell office:value-type="float" office:value="0.00149704">
            <text:p>0.0014970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94212722">
            <text:p>5.94212722</text:p>
          </table:table-cell>
          <table:table-cell office:value-type="float" office:value="0.59881901">
            <text:p>0.59881901</text:p>
          </table:table-cell>
          <table:table-cell office:value-type="float" office:value="7.46220588">
            <text:p>7.46220588</text:p>
          </table:table-cell>
          <table:table-cell office:value-type="float" office:value="6.37972545">
            <text:p>6.37972545</text:p>
          </table:table-cell>
          <table:table-cell office:value-type="float" office:value="0.00035622">
            <text:p>0.00035622</text:p>
          </table:table-cell>
          <table:table-cell office:value-type="float" office:value="0.0108248">
            <text:p>0.010824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94212722">
            <text:p>5.94212722</text:p>
          </table:table-cell>
          <table:table-cell office:value-type="float" office:value="0.59881901">
            <text:p>0.59881901</text:p>
          </table:table-cell>
          <table:table-cell office:value-type="float" office:value="7.96889877">
            <text:p>7.96889877</text:p>
          </table:table-cell>
          <table:table-cell office:value-type="float" office:value="6.2185049">
            <text:p>6.2185049</text:p>
          </table:table-cell>
          <table:table-cell office:value-type="float" office:value="0.00035622">
            <text:p>0.00035622</text:p>
          </table:table-cell>
          <table:table-cell office:value-type="float" office:value="0.01750394">
            <text:p>0.0175039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94212722">
            <text:p>5.94212722</text:p>
          </table:table-cell>
          <table:table-cell office:value-type="float" office:value="0.59881901">
            <text:p>0.59881901</text:p>
          </table:table-cell>
          <table:table-cell office:value-type="float" office:value="8.42952919">
            <text:p>8.42952919</text:p>
          </table:table-cell>
          <table:table-cell office:value-type="float" office:value="6.16092634">
            <text:p>6.16092634</text:p>
          </table:table-cell>
          <table:table-cell office:value-type="float" office:value="0.00035622">
            <text:p>0.00035622</text:p>
          </table:table-cell>
          <table:table-cell office:value-type="float" office:value="0.02268603">
            <text:p>0.0226860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.70216655">
            <text:p>6.70216655</text:p>
          </table:table-cell>
          <table:table-cell office:value-type="float" office:value="0.56427173">
            <text:p>0.56427173</text:p>
          </table:table-cell>
          <table:table-cell office:value-type="float" office:value="0.51820874">
            <text:p>0.51820874</text:p>
          </table:table-cell>
          <table:table-cell office:value-type="float" office:value="0.43759851">
            <text:p>0.43759851</text:p>
          </table:table-cell>
          <table:table-cell office:value-type="float" office:value="0.00040919">
            <text:p>0.00040919</text:p>
          </table:table-cell>
          <table:table-cell office:value-type="float" office:value="0.0008061">
            <text:p>0.000806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.70216655">
            <text:p>6.70216655</text:p>
          </table:table-cell>
          <table:table-cell office:value-type="float" office:value="0.56427173">
            <text:p>0.56427173</text:p>
          </table:table-cell>
          <table:table-cell office:value-type="float" office:value="1.00187027">
            <text:p>1.00187027</text:p>
          </table:table-cell>
          <table:table-cell office:value-type="float" office:value="0.93277568">
            <text:p>0.93277568</text:p>
          </table:table-cell>
          <table:table-cell office:value-type="float" office:value="0.00040919">
            <text:p>0.00040919</text:p>
          </table:table-cell>
          <table:table-cell office:value-type="float" office:value="0.00069095">
            <text:p>0.0006909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.70216655">
            <text:p>6.70216655</text:p>
          </table:table-cell>
          <table:table-cell office:value-type="float" office:value="0.56427173">
            <text:p>0.56427173</text:p>
          </table:table-cell>
          <table:table-cell office:value-type="float" office:value="1.47401595">
            <text:p>1.47401595</text:p>
          </table:table-cell>
          <table:table-cell office:value-type="float" office:value="1.39340579">
            <text:p>1.39340579</text:p>
          </table:table-cell>
          <table:table-cell office:value-type="float" office:value="0.00040919">
            <text:p>0.00040919</text:p>
          </table:table-cell>
          <table:table-cell office:value-type="float" office:value="0.0008061">
            <text:p>0.000806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.70216655">
            <text:p>6.70216655</text:p>
          </table:table-cell>
          <table:table-cell office:value-type="float" office:value="0.57578749">
            <text:p>0.57578749</text:p>
          </table:table-cell>
          <table:table-cell office:value-type="float" office:value="1.98070898">
            <text:p>1.98070898</text:p>
          </table:table-cell>
          <table:table-cell office:value-type="float" office:value="1.9000988">
            <text:p>1.9000988</text:p>
          </table:table-cell>
          <table:table-cell office:value-type="float" office:value="0.00040843">
            <text:p>0.00040843</text:p>
          </table:table-cell>
          <table:table-cell office:value-type="float" office:value="0.0008061">
            <text:p>0.000806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.70216655">
            <text:p>6.70216655</text:p>
          </table:table-cell>
          <table:table-cell office:value-type="float" office:value="0.57578749">
            <text:p>0.57578749</text:p>
          </table:table-cell>
          <table:table-cell office:value-type="float" office:value="2.49891781">
            <text:p>2.49891781</text:p>
          </table:table-cell>
          <table:table-cell office:value-type="float" office:value="2.41830754">
            <text:p>2.41830754</text:p>
          </table:table-cell>
          <table:table-cell office:value-type="float" office:value="0.00040843">
            <text:p>0.00040843</text:p>
          </table:table-cell>
          <table:table-cell office:value-type="float" office:value="0.0008061">
            <text:p>0.000806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.69065046">
            <text:p>6.69065046</text:p>
          </table:table-cell>
          <table:table-cell office:value-type="float" office:value="0.56427173">
            <text:p>0.56427173</text:p>
          </table:table-cell>
          <table:table-cell office:value-type="float" office:value="2.95954751">
            <text:p>2.95954751</text:p>
          </table:table-cell>
          <table:table-cell office:value-type="float" office:value="2.87893753">
            <text:p>2.87893753</text:p>
          </table:table-cell>
          <table:table-cell office:value-type="float" office:value="0.00040843">
            <text:p>0.00040843</text:p>
          </table:table-cell>
          <table:table-cell office:value-type="float" office:value="0.0008061">
            <text:p>0.000806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.70216655">
            <text:p>6.70216655</text:p>
          </table:table-cell>
          <table:table-cell office:value-type="float" office:value="0.57578749">
            <text:p>0.57578749</text:p>
          </table:table-cell>
          <table:table-cell office:value-type="float" office:value="3.4777565">
            <text:p>3.4777565</text:p>
          </table:table-cell>
          <table:table-cell office:value-type="float" office:value="3.39714622">
            <text:p>3.39714622</text:p>
          </table:table-cell>
          <table:table-cell office:value-type="float" office:value="0.00040843">
            <text:p>0.00040843</text:p>
          </table:table-cell>
          <table:table-cell office:value-type="float" office:value="0.0008061">
            <text:p>0.000806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.70216655">
            <text:p>6.70216655</text:p>
          </table:table-cell>
          <table:table-cell office:value-type="float" office:value="0.57578749">
            <text:p>0.57578749</text:p>
          </table:table-cell>
          <table:table-cell office:value-type="float" office:value="3.99596548">
            <text:p>3.99596548</text:p>
          </table:table-cell>
          <table:table-cell office:value-type="float" office:value="3.9038393">
            <text:p>3.9038393</text:p>
          </table:table-cell>
          <table:table-cell office:value-type="float" office:value="0.00040843">
            <text:p>0.00040843</text:p>
          </table:table-cell>
          <table:table-cell office:value-type="float" office:value="0.00092126">
            <text:p>0.0009212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.70216655">
            <text:p>6.70216655</text:p>
          </table:table-cell>
          <table:table-cell office:value-type="float" office:value="0.57578749">
            <text:p>0.57578749</text:p>
          </table:table-cell>
          <table:table-cell office:value-type="float" office:value="4.45659542">
            <text:p>4.45659542</text:p>
          </table:table-cell>
          <table:table-cell office:value-type="float" office:value="4.37598514">
            <text:p>4.37598514</text:p>
          </table:table-cell>
          <table:table-cell office:value-type="float" office:value="0.00040843">
            <text:p>0.00040843</text:p>
          </table:table-cell>
          <table:table-cell office:value-type="float" office:value="0.0008061">
            <text:p>0.000806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.70216655">
            <text:p>6.70216655</text:p>
          </table:table-cell>
          <table:table-cell office:value-type="float" office:value="0.57578749">
            <text:p>0.57578749</text:p>
          </table:table-cell>
          <table:table-cell office:value-type="float" office:value="4.97480392">
            <text:p>4.97480392</text:p>
          </table:table-cell>
          <table:table-cell office:value-type="float" office:value="4.88267803">
            <text:p>4.88267803</text:p>
          </table:table-cell>
          <table:table-cell office:value-type="float" office:value="0.00040843">
            <text:p>0.00040843</text:p>
          </table:table-cell>
          <table:table-cell office:value-type="float" office:value="0.00092126">
            <text:p>0.0009212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.70216655">
            <text:p>6.70216655</text:p>
          </table:table-cell>
          <table:table-cell office:value-type="float" office:value="0.57578749">
            <text:p>0.57578749</text:p>
          </table:table-cell>
          <table:table-cell office:value-type="float" office:value="5.44694948">
            <text:p>5.44694948</text:p>
          </table:table-cell>
          <table:table-cell office:value-type="float" office:value="5.34330797">
            <text:p>5.34330797</text:p>
          </table:table-cell>
          <table:table-cell office:value-type="float" office:value="0.00040843">
            <text:p>0.00040843</text:p>
          </table:table-cell>
          <table:table-cell office:value-type="float" office:value="0.00103642">
            <text:p>0.0010364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.71368217">
            <text:p>6.71368217</text:p>
          </table:table-cell>
          <table:table-cell office:value-type="float" office:value="0.57578749">
            <text:p>0.57578749</text:p>
          </table:table-cell>
          <table:table-cell office:value-type="float" office:value="5.96515846">
            <text:p>5.96515846</text:p>
          </table:table-cell>
          <table:table-cell office:value-type="float" office:value="5.85000085">
            <text:p>5.85000085</text:p>
          </table:table-cell>
          <table:table-cell office:value-type="float" office:value="0.00040919">
            <text:p>0.00040919</text:p>
          </table:table-cell>
          <table:table-cell office:value-type="float" office:value="0.00115158">
            <text:p>0.001151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.70216655">
            <text:p>6.70216655</text:p>
          </table:table-cell>
          <table:table-cell office:value-type="float" office:value="0.57578749">
            <text:p>0.57578749</text:p>
          </table:table-cell>
          <table:table-cell office:value-type="float" office:value="6.48336696">
            <text:p>6.48336696</text:p>
          </table:table-cell>
          <table:table-cell office:value-type="float" office:value="6.3451786">
            <text:p>6.3451786</text:p>
          </table:table-cell>
          <table:table-cell office:value-type="float" office:value="0.00040843">
            <text:p>0.00040843</text:p>
          </table:table-cell>
          <table:table-cell office:value-type="float" office:value="0.00138188">
            <text:p>0.001381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.70216655">
            <text:p>6.70216655</text:p>
          </table:table-cell>
          <table:table-cell office:value-type="float" office:value="0.58730325">
            <text:p>0.58730325</text:p>
          </table:table-cell>
          <table:table-cell office:value-type="float" office:value="6.955513">
            <text:p>6.955513</text:p>
          </table:table-cell>
          <table:table-cell office:value-type="float" office:value="6.78277683">
            <text:p>6.78277683</text:p>
          </table:table-cell>
          <table:table-cell office:value-type="float" office:value="0.00040766">
            <text:p>0.00040766</text:p>
          </table:table-cell>
          <table:table-cell office:value-type="float" office:value="0.00172736">
            <text:p>0.0017273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.70216655">
            <text:p>6.70216655</text:p>
          </table:table-cell>
          <table:table-cell office:value-type="float" office:value="0.59881901">
            <text:p>0.59881901</text:p>
          </table:table-cell>
          <table:table-cell office:value-type="float" office:value="7.46220588">
            <text:p>7.46220588</text:p>
          </table:table-cell>
          <table:table-cell office:value-type="float" office:value="6.35669422">
            <text:p>6.35669422</text:p>
          </table:table-cell>
          <table:table-cell office:value-type="float" office:value="0.00040689">
            <text:p>0.00040689</text:p>
          </table:table-cell>
          <table:table-cell office:value-type="float" office:value="0.01105512">
            <text:p>0.0110551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.70216655">
            <text:p>6.70216655</text:p>
          </table:table-cell>
          <table:table-cell office:value-type="float" office:value="0.59881901">
            <text:p>0.59881901</text:p>
          </table:table-cell>
          <table:table-cell office:value-type="float" office:value="7.96889877">
            <text:p>7.96889877</text:p>
          </table:table-cell>
          <table:table-cell office:value-type="float" office:value="6.20698928">
            <text:p>6.20698928</text:p>
          </table:table-cell>
          <table:table-cell office:value-type="float" office:value="0.00040689">
            <text:p>0.00040689</text:p>
          </table:table-cell>
          <table:table-cell office:value-type="float" office:value="0.0176191">
            <text:p>0.017619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.69065046">
            <text:p>6.69065046</text:p>
          </table:table-cell>
          <table:table-cell office:value-type="float" office:value="0.59881901">
            <text:p>0.59881901</text:p>
          </table:table-cell>
          <table:table-cell office:value-type="float" office:value="8.42952919">
            <text:p>8.42952919</text:p>
          </table:table-cell>
          <table:table-cell office:value-type="float" office:value="6.1378951">
            <text:p>6.1378951</text:p>
          </table:table-cell>
          <table:table-cell office:value-type="float" office:value="0.00040612">
            <text:p>0.00040612</text:p>
          </table:table-cell>
          <table:table-cell office:value-type="float" office:value="0.02291634">
            <text:p>0.02291634</text:p>
          </table:table-cell>
          <table:table-cell table:number-columns-repeated="18"/>
        </table:table-row>
      </table:table>
      <table:table table:name="Sheet3" table:style-name="ta1" table:print="false">
        <table:table-column table:style-name="co1" table:number-columns-repeated="9" table:default-cell-style-name="Default"/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2"/>
          <table:table-cell office:value-type="float" office:value="0.00005988">
            <text:p>0.000059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>
            <draw:frame table:end-cell-address="Sheet3.P31" table:end-x="0.3177in" table:end-y="0.1697in" draw:z-index="0" draw:style-name="gr1" draw:text-style-name="P1" svg:width="6.3024in" svg:height="3.5287in" svg:x="0.2382in" svg:y="0.0311in">
              <draw:object draw:notify-on-update-of-ranges="Sheet3.D11:Sheet3.D16 Sheet3.E11:Sheet3.E16 Sheet3.D17:Sheet3.D22 Sheet3.E17:Sheet3.E22 Sheet3.D23:Sheet3.D28 Sheet3.E23:Sheet3.E28 Sheet3.D29:Sheet3.D34 Sheet3.E29:Sheet3.E34 Sheet3.D35:Sheet3.D40 Sheet3.E35:Sheet3.E40 Sheet3.D41:Sheet3.D46 Sheet3.E41:Sheet3.E4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float" office:value="0.00005988">
            <text:p>0.00005988</text:p>
          </table:table-cell>
          <table:table-cell office:value-type="float" office:value="0.99035444">
            <text:p>0.99035444</text:p>
          </table:table-cell>
          <table:table-cell office:value-type="float" office:value="0.00011516">
            <text:p>0.000115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05988">
            <text:p>0.00005988</text:p>
          </table:table-cell>
          <table:table-cell office:value-type="float" office:value="1.96919326">
            <text:p>1.96919326</text:p>
          </table:table-cell>
          <table:table-cell office:value-type="float" office:value="0.00011516">
            <text:p>0.000115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05988">
            <text:p>0.00005988</text:p>
          </table:table-cell>
          <table:table-cell office:value-type="float" office:value="2.9480319">
            <text:p>2.9480319</text:p>
          </table:table-cell>
          <table:table-cell office:value-type="float" office:value="0.00011516">
            <text:p>0.000115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05988">
            <text:p>0.00005988</text:p>
          </table:table-cell>
          <table:table-cell office:value-type="float" office:value="3.97293376">
            <text:p>3.97293376</text:p>
          </table:table-cell>
          <table:table-cell office:value-type="float" office:value="0.00011516">
            <text:p>0.000115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05911">
            <text:p>0.00005911</text:p>
          </table:table-cell>
          <table:table-cell office:value-type="float" office:value="4.9632883">
            <text:p>4.9632883</text:p>
          </table:table-cell>
          <table:table-cell office:value-type="float" office:value="0.00011516">
            <text:p>0.000115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15738">
            <text:p>0.00015738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15738">
            <text:p>0.00015738</text:p>
          </table:table-cell>
          <table:table-cell office:value-type="float" office:value="0.97883872">
            <text:p>0.97883872</text:p>
          </table:table-cell>
          <table:table-cell office:value-type="float" office:value="0.00023032">
            <text:p>0.000230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15738">
            <text:p>0.00015738</text:p>
          </table:table-cell>
          <table:table-cell office:value-type="float" office:value="1.95767745">
            <text:p>1.95767745</text:p>
          </table:table-cell>
          <table:table-cell office:value-type="float" office:value="0.00023031">
            <text:p>0.000230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15738">
            <text:p>0.00015738</text:p>
          </table:table-cell>
          <table:table-cell office:value-type="float" office:value="2.92500038">
            <text:p>2.92500038</text:p>
          </table:table-cell>
          <table:table-cell office:value-type="float" office:value="0.00034547">
            <text:p>0.000345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15738">
            <text:p>0.00015738</text:p>
          </table:table-cell>
          <table:table-cell office:value-type="float" office:value="3.96141796">
            <text:p>3.96141796</text:p>
          </table:table-cell>
          <table:table-cell office:value-type="float" office:value="0.00023031">
            <text:p>0.000230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15738">
            <text:p>0.00015738</text:p>
          </table:table-cell>
          <table:table-cell office:value-type="float" office:value="4.94025659">
            <text:p>4.94025659</text:p>
          </table:table-cell>
          <table:table-cell office:value-type="float" office:value="0.00034547">
            <text:p>0.000345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25719">
            <text:p>0.00025719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25719">
            <text:p>0.00025719</text:p>
          </table:table-cell>
          <table:table-cell office:value-type="float" office:value="0.9558073">
            <text:p>0.9558073</text:p>
          </table:table-cell>
          <table:table-cell office:value-type="float" office:value="0.00046063">
            <text:p>0.000460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25719">
            <text:p>0.00025719</text:p>
          </table:table-cell>
          <table:table-cell office:value-type="float" office:value="1.93464612">
            <text:p>1.93464612</text:p>
          </table:table-cell>
          <table:table-cell office:value-type="float" office:value="0.00046063">
            <text:p>0.000460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25719">
            <text:p>0.00025719</text:p>
          </table:table-cell>
          <table:table-cell office:value-type="float" office:value="2.91348476">
            <text:p>2.91348476</text:p>
          </table:table-cell>
          <table:table-cell office:value-type="float" office:value="0.00046063">
            <text:p>0.000460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25642">
            <text:p>0.00025642</text:p>
          </table:table-cell>
          <table:table-cell office:value-type="float" office:value="3.93838644">
            <text:p>3.93838644</text:p>
          </table:table-cell>
          <table:table-cell office:value-type="float" office:value="0.00046063">
            <text:p>0.000460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25719">
            <text:p>0.00025719</text:p>
          </table:table-cell>
          <table:table-cell office:value-type="float" office:value="4.91722536">
            <text:p>4.91722536</text:p>
          </table:table-cell>
          <table:table-cell office:value-type="float" office:value="0.00057579">
            <text:p>0.000575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35699">
            <text:p>0.00035699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35699">
            <text:p>0.00035699</text:p>
          </table:table-cell>
          <table:table-cell office:value-type="float" office:value="0.93277568">
            <text:p>0.93277568</text:p>
          </table:table-cell>
          <table:table-cell office:value-type="float" office:value="0.00069095">
            <text:p>0.000690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35699">
            <text:p>0.00035699</text:p>
          </table:table-cell>
          <table:table-cell office:value-type="float" office:value="1.91161451">
            <text:p>1.91161451</text:p>
          </table:table-cell>
          <table:table-cell office:value-type="float" office:value="0.00069094">
            <text:p>0.000690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35699">
            <text:p>0.00035699</text:p>
          </table:table-cell>
          <table:table-cell office:value-type="float" office:value="2.89045333">
            <text:p>2.89045333</text:p>
          </table:table-cell>
          <table:table-cell office:value-type="float" office:value="0.00069094">
            <text:p>0.000690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35699">
            <text:p>0.00035699</text:p>
          </table:table-cell>
          <table:table-cell office:value-type="float" office:value="3.91535491">
            <text:p>3.91535491</text:p>
          </table:table-cell>
          <table:table-cell office:value-type="float" office:value="0.00080611">
            <text:p>0.000806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35699">
            <text:p>0.00035699</text:p>
          </table:table-cell>
          <table:table-cell office:value-type="float" office:value="4.89419364">
            <text:p>4.89419364</text:p>
          </table:table-cell>
          <table:table-cell office:value-type="float" office:value="0.0008061">
            <text:p>0.00080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45679">
            <text:p>0.00045679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45679">
            <text:p>0.00045679</text:p>
          </table:table-cell>
          <table:table-cell office:value-type="float" office:value="0.92125997">
            <text:p>0.92125997</text:p>
          </table:table-cell>
          <table:table-cell office:value-type="float" office:value="0.0008061">
            <text:p>0.00080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45679">
            <text:p>0.00045679</text:p>
          </table:table-cell>
          <table:table-cell office:value-type="float" office:value="1.88858299">
            <text:p>1.88858299</text:p>
          </table:table-cell>
          <table:table-cell office:value-type="float" office:value="0.00092126">
            <text:p>0.000921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45679">
            <text:p>0.00045679</text:p>
          </table:table-cell>
          <table:table-cell office:value-type="float" office:value="2.86742191">
            <text:p>2.86742191</text:p>
          </table:table-cell>
          <table:table-cell office:value-type="float" office:value="0.00092126">
            <text:p>0.000921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45756">
            <text:p>0.00045756</text:p>
          </table:table-cell>
          <table:table-cell office:value-type="float" office:value="3.89232368">
            <text:p>3.89232368</text:p>
          </table:table-cell>
          <table:table-cell office:value-type="float" office:value="0.00103642">
            <text:p>0.00103642</text:p>
          </table:table-cell>
          <table:table-cell table:number-columns-repeated="3"/>
          <table:table-cell office:value-type="string">
            <text:p><text:s text:c="2"/>for (ib=100; ib&lt;700; ib+=100) {</text:p>
          </table:table-cell>
        </table:table-row>
        <table:table-row table:style-name="ro1">
          <table:table-cell table:number-columns-repeated="2"/>
          <table:table-cell office:value-type="float" office:value="0.00045679">
            <text:p>0.00045679</text:p>
          </table:table-cell>
          <table:table-cell office:value-type="float" office:value="4.87116241">
            <text:p>4.87116241</text:p>
          </table:table-cell>
          <table:table-cell office:value-type="float" office:value="0.00115158">
            <text:p>0.00115158</text:p>
          </table:table-cell>
          <table:table-cell table:number-columns-repeated="3"/>
          <table:table-cell office:value-type="string">
            <text:p><text:s text:c="4"/>baseCurrent = (double)ib / (double)1000000;</text:p>
          </table:table-cell>
        </table:table-row>
        <table:table-row table:style-name="ro1">
          <table:table-cell table:number-columns-repeated="2"/>
          <table:table-cell office:value-type="float" office:value="0.00055813">
            <text:p>0.0005581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string">
            <text:p><text:s text:c="4"/>setBaseCurrent (baseCurrent, 1);</text:p>
          </table:table-cell>
        </table:table-row>
        <table:table-row table:style-name="ro1">
          <table:table-cell table:number-columns-repeated="2"/>
          <table:table-cell office:value-type="float" office:value="0.00055813">
            <text:p>0.00055813</text:p>
          </table:table-cell>
          <table:table-cell office:value-type="float" office:value="0.89822854">
            <text:p>0.89822854</text:p>
          </table:table-cell>
          <table:table-cell office:value-type="float" office:value="0.00103642">
            <text:p>0.00103642</text:p>
          </table:table-cell>
          <table:table-cell table:number-columns-repeated="3"/>
          <table:table-cell office:value-type="string">
            <text:p><text:s text:c="4"/>for (vc=0; vc&lt;60; vc+=10) {</text:p>
          </table:table-cell>
        </table:table-row>
        <table:table-row table:style-name="ro1">
          <table:table-cell table:number-columns-repeated="2"/>
          <table:table-cell office:value-type="float" office:value="0.00055813">
            <text:p>0.00055813</text:p>
          </table:table-cell>
          <table:table-cell office:value-type="float" office:value="1.86555147">
            <text:p>1.86555147</text:p>
          </table:table-cell>
          <table:table-cell office:value-type="float" office:value="0.00115157">
            <text:p>0.00115157</text:p>
          </table:table-cell>
          <table:table-cell table:number-columns-repeated="3"/>
          <table:table-cell office:value-type="string">
            <text:p><text:s text:c="6"/>collectorVoltage = (double)vc / (double)10;</text:p>
          </table:table-cell>
        </table:table-row>
        <table:table-row table:style-name="ro1">
          <table:table-cell table:number-columns-repeated="2"/>
          <table:table-cell office:value-type="float" office:value="0.00055813">
            <text:p>0.00055813</text:p>
          </table:table-cell>
          <table:table-cell office:value-type="float" office:value="2.84439039">
            <text:p>2.84439039</text:p>
          </table:table-cell>
          <table:table-cell office:value-type="float" office:value="0.00115157">
            <text:p>0.00115157</text:p>
          </table:table-cell>
          <table:table-cell table:number-columns-repeated="3"/>
          <table:table-cell office:value-type="string">
            <text:p><text:s text:c="6"/>setCollectorVoltage (collectorVoltage, 1);</text:p>
          </table:table-cell>
        </table:table-row>
        <table:table-row table:style-name="ro1">
          <table:table-cell table:number-columns-repeated="2"/>
          <table:table-cell office:value-type="float" office:value="0.00055813">
            <text:p>0.00055813</text:p>
          </table:table-cell>
          <table:table-cell office:value-type="float" office:value="3.86929225">
            <text:p>3.86929225</text:p>
          </table:table-cell>
          <table:table-cell office:value-type="float" office:value="0.00115157">
            <text:p>0.00115157</text:p>
          </table:table-cell>
          <table:table-cell table:number-columns-repeated="3"/>
          <table:table-cell office:value-type="string">
            <text:p><text:s text:c="6"/>readValues();</text:p>
          </table:table-cell>
        </table:table-row>
        <table:table-row table:style-name="ro1">
          <table:table-cell table:number-columns-repeated="2"/>
          <table:table-cell office:value-type="float" office:value="0.00055813">
            <text:p>0.00055813</text:p>
          </table:table-cell>
          <table:table-cell office:value-type="float" office:value="4.83661508">
            <text:p>4.83661508</text:p>
          </table:table-cell>
          <table:table-cell office:value-type="float" office:value="0.00138189">
            <text:p>0.00138189</text:p>
          </table:table-cell>
          <table:table-cell table:number-columns-repeated="3"/>
          <table:table-cell office:value-type="string">
            <text:p>// <text:s text:c="5"/>Serial.print (mdata.Vib, 8);</text:p>
          </table:table-cell>
        </table:table-row>
        <table:table-row table:style-name="ro1">
          <table:table-cell table:number-columns-repeated="8"/>
          <table:table-cell office:value-type="string">
            <text:p>// <text:s text:c="5"/>Serial.print (",");</text:p>
          </table:table-cell>
        </table:table-row>
        <table:table-row table:style-name="ro1">
          <table:table-cell table:number-columns-repeated="8"/>
          <table:table-cell office:value-type="string">
            <text:p>// <text:s text:c="5"/>Serial.print (mdata.Vb, 8);</text:p>
          </table:table-cell>
        </table:table-row>
        <table:table-row table:style-name="ro1">
          <table:table-cell table:number-columns-repeated="8"/>
          <table:table-cell office:value-type="string">
            <text:p>// <text:s text:c="5"/>Serial.print (",");</text:p>
          </table:table-cell>
        </table:table-row>
        <table:table-row table:style-name="ro1">
          <table:table-cell table:number-columns-repeated="8"/>
          <table:table-cell office:value-type="string">
            <text:p>// <text:s text:c="5"/>Serial.print (mdata.Vic, 8);</text:p>
          </table:table-cell>
        </table:table-row>
        <table:table-row table:style-name="ro1">
          <table:table-cell table:number-columns-repeated="8"/>
          <table:table-cell office:value-type="string">
            <text:p>// <text:s text:c="5"/>Serial.print (",");</text:p>
          </table:table-cell>
        </table:table-row>
        <table:table-row table:style-name="ro1">
          <table:table-cell table:number-columns-repeated="8"/>
          <table:table-cell office:value-type="string">
            <text:p>// <text:s text:c="5"/>Serial.print (mdata.Vc, 8);</text:p>
          </table:table-cell>
        </table:table-row>
        <table:table-row table:style-name="ro1">
          <table:table-cell table:number-columns-repeated="8"/>
          <table:table-cell office:value-type="string">
            <text:p>// <text:s text:c="5"/>Serial.print (",");</text:p>
          </table:table-cell>
        </table:table-row>
        <table:table-row table:style-name="ro1">
          <table:table-cell table:number-columns-repeated="8"/>
          <table:table-cell office:value-type="string">
            <text:p>// <text:s text:c="5"/>Serial.print (mdata.ib, 8);</text:p>
          </table:table-cell>
        </table:table-row>
        <table:table-row table:style-name="ro1">
          <table:table-cell table:number-columns-repeated="8"/>
          <table:table-cell office:value-type="string">
            <text:p>// <text:s text:c="5"/>Serial.print (",");</text:p>
          </table:table-cell>
        </table:table-row>
        <table:table-row table:style-name="ro1">
          <table:table-cell table:number-columns-repeated="8"/>
          <table:table-cell office:value-type="string">
            <text:p>// <text:s text:c="4"/>Serial.println (mdata.ic, 8);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<text:s text:c="6"/>Serial.print (mdata.ib, 8);</text:p>
          </table:table-cell>
        </table:table-row>
        <table:table-row table:style-name="ro1">
          <table:table-cell table:number-columns-repeated="8"/>
          <table:table-cell office:value-type="string">
            <text:p><text:s text:c="6"/>Serial.print (",");</text:p>
          </table:table-cell>
        </table:table-row>
        <table:table-row table:style-name="ro1">
          <table:table-cell table:number-columns-repeated="8"/>
          <table:table-cell office:value-type="string">
            <text:p><text:s text:c="6"/>Serial.print (mdata.Vc, 8);</text:p>
          </table:table-cell>
        </table:table-row>
        <table:table-row table:style-name="ro1">
          <table:table-cell table:number-columns-repeated="8"/>
          <table:table-cell office:value-type="string">
            <text:p><text:s text:c="6"/>Serial.print (",");</text:p>
          </table:table-cell>
        </table:table-row>
        <table:table-row table:style-name="ro1">
          <table:table-cell table:number-columns-repeated="8"/>
          <table:table-cell office:value-type="string">
            <text:p><text:s text:c="6"/>Serial.println (mdata.ic, 8);</text:p>
          </table:table-cell>
        </table:table-row>
        <table:table-row table:style-name="ro1">
          <table:table-cell table:number-columns-repeated="8"/>
          <table:table-cell office:value-type="string">
            <text:p><text:s text:c="4"/>}</text:p>
          </table:table-cell>
        </table:table-row>
        <table:table-row table:style-name="ro1">
          <table:table-cell table:number-columns-repeated="8"/>
          <table:table-cell office:value-type="string">
            <text:p><text:s text:c="2"/>} <text:s text:c="5"/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05/31/2019</text:date>, <text:time>18:0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Rajnauth</meta:initial-creator>
    <meta:creation-date>2019-05-29T23:03:28.15</meta:creation-date>
    <dc:date>2019-05-31T18:09:51</dc:date>
    <dc:creator>Dave Rajnauth</dc:creator>
    <meta:editing-duration>PT2H18M12S</meta:editing-duration>
    <meta:editing-cycles>4</meta:editing-cycles>
    <meta:generator>OpenOffice/4.1.1$Win32 OpenOffice.org_project/411m6$Build-9775</meta:generator>
    <meta:document-statistic meta:table-count="3" meta:cell-count="373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565cm" svg:height="8.964cm" xlink:href=".." xlink:type="simple" chart:class="chart:scatter" chart:style-name="ch1">
        <chart:legend chart:legend-position="end" svg:x="37.485cm" svg:y="2.668cm" style:legend-expansion="high" chart:style-name="ch2"/>
        <chart:plot-area chart:style-name="ch3" table:cell-range-address="Initial.C3:Initial.D22 Initial.H3:Initial.H22 Initial.L3:Initial.L22 Initial.P3:Initial.P22 Initial.T3:Initial.T22 Initial.X3:Initial.X22 Initial.AB3:Initial.AB22" svg:x="1.261cm" svg:y="0.851cm" svg:width="34.602cm" svg:height="7.514cm">
          <chartooo:coordinate-region svg:x="1.949cm" svg:y="1.053cm" svg:width="33.288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itial.D3:Initial.D22" chart:class="chart:scatter">
            <chart:domain table:cell-range-address="Initial.C3:Initial.C22"/>
            <chart:data-point chart:repeated="20"/>
          </chart:series>
          <chart:series chart:style-name="ch7" chart:values-cell-range-address="Initial.H3:Initial.H22" chart:class="chart:scatter">
            <chart:domain table:cell-range-address="Initial.G3:Initial.G22"/>
            <chart:data-point chart:repeated="20"/>
          </chart:series>
          <chart:series chart:style-name="ch8" chart:values-cell-range-address="Initial.L3:Initial.L22" chart:class="chart:scatter">
            <chart:domain table:cell-range-address="Initial.K3:Initial.K21"/>
            <chart:data-point chart:repeated="20"/>
          </chart:series>
          <chart:series chart:style-name="ch9" chart:values-cell-range-address="Initial.P3:Initial.P22" chart:class="chart:scatter">
            <chart:domain table:cell-range-address="Initial.O3:Initial.O22"/>
            <chart:data-point chart:repeated="20"/>
          </chart:series>
          <chart:series chart:style-name="ch10" chart:values-cell-range-address="Initial.T3:Initial.T22" chart:class="chart:scatter">
            <chart:domain table:cell-range-address="Initial.S3:Initial.S22"/>
            <chart:data-point chart:repeated="20"/>
          </chart:series>
          <chart:series chart:style-name="ch11" chart:values-cell-range-address="Initial.X3:Initial.X22" chart:class="chart:scatter">
            <chart:domain table:cell-range-address="Initial.W3:Initial.W22"/>
            <chart:data-point chart:repeated="20"/>
          </chart:series>
          <chart:series chart:style-name="ch12" chart:values-cell-range-address="Initial.AB3:Initial.AB22" chart:class="chart:scatter">
            <chart:domain table:cell-range-address="Initial.AA3:Initial.AA22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itial.C3:Initial.C22</svg:desc>
                </draw:g>
              </table:table-cell>
              <table:table-cell office:value-type="float" office:value="0">
                <text:p>0</text:p>
                <draw:g>
                  <svg:desc>Initial.D3:Initial.D22</svg:desc>
                </draw:g>
              </table:table-cell>
              <table:table-cell office:value-type="float" office:value="0">
                <text:p>0</text:p>
                <draw:g>
                  <svg:desc>Initial.G3:Initial.G22</svg:desc>
                </draw:g>
              </table:table-cell>
              <table:table-cell office:value-type="float" office:value="7.99">
                <text:p>7.99</text:p>
                <draw:g>
                  <svg:desc>Initial.H3:Initial.H22</svg:desc>
                </draw:g>
              </table:table-cell>
              <table:table-cell office:value-type="float" office:value="-0.00011516">
                <text:p>-0.00011516</text:p>
                <draw:g>
                  <svg:desc>Initial.K3:Initial.K21</svg:desc>
                </draw:g>
              </table:table-cell>
              <table:table-cell office:value-type="float" office:value="7.19">
                <text:p>7.19</text:p>
                <draw:g>
                  <svg:desc>Initial.L3:Initial.L22</svg:desc>
                </draw:g>
              </table:table-cell>
              <table:table-cell office:value-type="float" office:value="0">
                <text:p>0</text:p>
                <draw:g>
                  <svg:desc>Initial.O3:Initial.O22</svg:desc>
                </draw:g>
              </table:table-cell>
              <table:table-cell office:value-type="float" office:value="6.39">
                <text:p>6.39</text:p>
                <draw:g>
                  <svg:desc>Initial.P3:Initial.P22</svg:desc>
                </draw:g>
              </table:table-cell>
              <table:table-cell office:value-type="float" office:value="0">
                <text:p>0</text:p>
                <draw:g>
                  <svg:desc>Initial.S3:Initial.S22</svg:desc>
                </draw:g>
              </table:table-cell>
              <table:table-cell office:value-type="float" office:value="5.59">
                <text:p>5.59</text:p>
                <draw:g>
                  <svg:desc>Initial.T3:Initial.T22</svg:desc>
                </draw:g>
              </table:table-cell>
              <table:table-cell office:value-type="float" office:value="0">
                <text:p>0</text:p>
                <draw:g>
                  <svg:desc>Initial.W3:Initial.W22</svg:desc>
                </draw:g>
              </table:table-cell>
              <table:table-cell office:value-type="float" office:value="4.79">
                <text:p>4.79</text:p>
                <draw:g>
                  <svg:desc>Initial.X3:Initial.X22</svg:desc>
                </draw:g>
              </table:table-cell>
              <table:table-cell office:value-type="float" office:value="0">
                <text:p>0</text:p>
                <draw:g>
                  <svg:desc>Initial.AA3:Initial.AA22</svg:desc>
                </draw:g>
              </table:table-cell>
              <table:table-cell office:value-type="float" office:value="4">
                <text:p>4</text:p>
                <draw:g>
                  <svg:desc>Initial.AB3:Initial.A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.00011516">
                <text:p>0.00011516</text:p>
              </table:table-cell>
              <table:table-cell office:value-type="float" office:value="8.37">
                <text:p>8.37</text:p>
              </table:table-cell>
              <table:table-cell office:value-type="float" office:value="0">
                <text:p>0</text:p>
              </table:table-cell>
              <table:table-cell office:value-type="float" office:value="7.57">
                <text:p>7.57</text:p>
              </table:table-cell>
              <table:table-cell office:value-type="float" office:value="0">
                <text:p>0</text:p>
              </table:table-cell>
              <table:table-cell office:value-type="float" office:value="6.77">
                <text:p>6.77</text:p>
              </table:table-cell>
              <table:table-cell office:value-type="float" office:value="0">
                <text:p>0</text:p>
              </table:table-cell>
              <table:table-cell office:value-type="float" office:value="5.97">
                <text:p>5.97</text:p>
              </table:table-cell>
              <table:table-cell office:value-type="float" office:value="0">
                <text:p>0</text:p>
              </table:table-cell>
              <table:table-cell office:value-type="float" office:value="5.17">
                <text:p>5.17</text:p>
              </table:table-cell>
              <table:table-cell office:value-type="float" office:value="0">
                <text:p>0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99">
                <text:p>7.99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6.39">
                <text:p>6.39</text:p>
              </table:table-cell>
              <table:table-cell office:value-type="float" office:value="0">
                <text:p>0</text:p>
              </table:table-cell>
              <table:table-cell office:value-type="float" office:value="5.59">
                <text:p>5.59</text:p>
              </table:table-cell>
              <table:table-cell office:value-type="float" office:value="0">
                <text:p>0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.19">
                <text:p>1.19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.00011516">
                <text:p>0.00011516</text:p>
              </table:table-cell>
              <table:table-cell office:value-type="float" office:value="8.37">
                <text:p>8.37</text:p>
              </table:table-cell>
              <table:table-cell office:value-type="float" office:value="0">
                <text:p>0</text:p>
              </table:table-cell>
              <table:table-cell office:value-type="float" office:value="7.57">
                <text:p>7.57</text:p>
              </table:table-cell>
              <table:table-cell office:value-type="float" office:value="0">
                <text:p>0</text:p>
              </table:table-cell>
              <table:table-cell office:value-type="float" office:value="6.77">
                <text:p>6.77</text:p>
              </table:table-cell>
              <table:table-cell office:value-type="float" office:value="0">
                <text:p>0</text:p>
              </table:table-cell>
              <table:table-cell office:value-type="float" office:value="5.97">
                <text:p>5.97</text:p>
              </table:table-cell>
              <table:table-cell office:value-type="float" office:value="0">
                <text:p>0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.61">
                <text:p>1.61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1516">
                <text:p>0.00011516</text:p>
              </table:table-cell>
              <table:table-cell office:value-type="float" office:value="7.99">
                <text:p>7.99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6.39">
                <text:p>6.39</text:p>
              </table:table-cell>
              <table:table-cell office:value-type="float" office:value="0">
                <text:p>0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98">
                <text:p>1.98</text:p>
              </table:table-cell>
              <table:table-cell office:value-type="float" office:value="-0.00011516">
                <text:p>-0.00011516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8.37">
                <text:p>8.37</text:p>
              </table:table-cell>
              <table:table-cell office:value-type="float" office:value="0">
                <text:p>0</text:p>
              </table:table-cell>
              <table:table-cell office:value-type="float" office:value="7.57">
                <text:p>7.57</text:p>
              </table:table-cell>
              <table:table-cell office:value-type="float" office:value="0">
                <text:p>0</text:p>
              </table:table-cell>
              <table:table-cell office:value-type="float" office:value="6.77">
                <text:p>6.77</text:p>
              </table:table-cell>
              <table:table-cell office:value-type="float" office:value="0">
                <text:p>0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.41">
                <text:p>2.41</text:p>
              </table:table-cell>
              <table:table-cell office:value-type="float" office:value="0">
                <text:p>0</text:p>
              </table:table-cell>
              <table:table-cell office:value-type="float" office:value="1.61">
                <text:p>1.61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99">
                <text:p>7.99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  <table:table-cell office:value-type="float" office:value="1.19">
                <text:p>1.19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  <table:table-cell office:value-type="float" office:value="8.37">
                <text:p>8.37</text:p>
              </table:table-cell>
              <table:table-cell office:value-type="float" office:value="0">
                <text:p>0</text:p>
              </table:table-cell>
              <table:table-cell office:value-type="float" office:value="7.57">
                <text:p>7.57</text:p>
              </table:table-cell>
              <table:table-cell office:value-type="float" office:value="0">
                <text:p>0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.19">
                <text:p>3.19</text:p>
              </table:table-cell>
              <table:table-cell office:value-type="float" office:value="0.00011516">
                <text:p>0.00011516</text:p>
              </table:table-cell>
              <table:table-cell office:value-type="float" office:value="2.41">
                <text:p>2.41</text:p>
              </table:table-cell>
              <table:table-cell office:value-type="float" office:value="0">
                <text:p>0</text:p>
              </table:table-cell>
              <table:table-cell office:value-type="float" office:value="1.61">
                <text:p>1.61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99">
                <text:p>7.99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57">
                <text:p>3.57</text:p>
              </table:table-cell>
              <table:table-cell office:value-type="float" office:value="0">
                <text:p>0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  <table:table-cell office:value-type="float" office:value="1.19">
                <text:p>1.19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-0.00011516">
                <text:p>-0.00011516</text:p>
              </table:table-cell>
              <table:table-cell office:value-type="float" office:value="8.37">
                <text:p>8.37</text:p>
              </table:table-cell>
              <table:table-cell office:value-type="float" office:value="-0.00011517">
                <text:p>-0.00011517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2.41">
                <text:p>2.41</text:p>
              </table:table-cell>
              <table:table-cell office:value-type="float" office:value="0">
                <text:p>0</text:p>
              </table:table-cell>
              <table:table-cell office:value-type="float" office:value="1.61">
                <text:p>1.61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.36">
                <text:p>4.36</text:p>
              </table:table-cell>
              <table:table-cell office:value-type="float" office:value="0">
                <text:p>0</text:p>
              </table:table-cell>
              <table:table-cell office:value-type="float" office:value="3.57">
                <text:p>3.57</text:p>
              </table:table-cell>
              <table:table-cell office:value-type="float" office:value="0">
                <text:p>0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.79">
                <text:p>4.7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2.41">
                <text:p>2.41</text:p>
              </table:table-cell>
              <table:table-cell office:value-type="float" office:value="0">
                <text:p>0</text:p>
              </table:table-cell>
              <table:table-cell office:value-type="float" office:value="1.61">
                <text:p>1.61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1516">
                <text:p>0.00011516</text:p>
              </table:table-cell>
              <table:table-cell office:value-type="float" office:value="5.16">
                <text:p>5.16</text:p>
              </table:table-cell>
              <table:table-cell office:value-type="float" office:value="0">
                <text:p>0</text:p>
              </table:table-cell>
              <table:table-cell office:value-type="float" office:value="4.36">
                <text:p>4.36</text:p>
              </table:table-cell>
              <table:table-cell office:value-type="float" office:value="0">
                <text:p>0</text:p>
              </table:table-cell>
              <table:table-cell office:value-type="float" office:value="3.57">
                <text:p>3.57</text:p>
              </table:table-cell>
              <table:table-cell office:value-type="float" office:value="0">
                <text:p>0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  <table:table-cell office:value-type="float" office:value="1.98">
                <text:p>1.98</text:p>
              </table:table-cell>
              <table:table-cell office:value-type="float" office:value="0.00011516">
                <text:p>0.00011516</text:p>
              </table:table-cell>
              <table:table-cell office:value-type="float" office:value="1.19">
                <text:p>1.19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5.59">
                <text:p>5.59</text:p>
              </table:table-cell>
              <table:table-cell office:value-type="float" office:value="0">
                <text:p>0</text:p>
              </table:table-cell>
              <table:table-cell office:value-type="float" office:value="4.79">
                <text:p>4.7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2.41">
                <text:p>2.41</text:p>
              </table:table-cell>
              <table:table-cell office:value-type="float" office:value="0">
                <text:p>0</text:p>
              </table:table-cell>
              <table:table-cell office:value-type="float" office:value="1.61">
                <text:p>1.61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5.97">
                <text:p>5.97</text:p>
              </table:table-cell>
              <table:table-cell office:value-type="float" office:value="0">
                <text:p>0</text:p>
              </table:table-cell>
              <table:table-cell office:value-type="float" office:value="5.17">
                <text:p>5.17</text:p>
              </table:table-cell>
              <table:table-cell office:value-type="float" office:value="0">
                <text:p>0</text:p>
              </table:table-cell>
              <table:table-cell office:value-type="float" office:value="4.36">
                <text:p>4.36</text:p>
              </table:table-cell>
              <table:table-cell office:value-type="float" office:value="0">
                <text:p>0</text:p>
              </table:table-cell>
              <table:table-cell office:value-type="float" office:value="3.57">
                <text:p>3.57</text:p>
              </table:table-cell>
              <table:table-cell office:value-type="float" office:value="0">
                <text:p>0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.39">
                <text:p>6.39</text:p>
              </table:table-cell>
              <table:table-cell office:value-type="float" office:value="0">
                <text:p>0</text:p>
              </table:table-cell>
              <table:table-cell office:value-type="float" office:value="5.59">
                <text:p>5.59</text:p>
              </table:table-cell>
              <table:table-cell office:value-type="float" office:value="0">
                <text:p>0</text:p>
              </table:table-cell>
              <table:table-cell office:value-type="float" office:value="4.79">
                <text:p>4.7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2.41">
                <text:p>2.41</text:p>
              </table:table-cell>
              <table:table-cell office:value-type="float" office:value="0">
                <text:p>0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6.77">
                <text:p>6.77</text:p>
              </table:table-cell>
              <table:table-cell office:value-type="float" office:value="0">
                <text:p>0</text:p>
              </table:table-cell>
              <table:table-cell office:value-type="float" office:value="5.97">
                <text:p>5.97</text:p>
              </table:table-cell>
              <table:table-cell office:value-type="float" office:value="0">
                <text:p>0</text:p>
              </table:table-cell>
              <table:table-cell office:value-type="float" office:value="5.17">
                <text:p>5.17</text:p>
              </table:table-cell>
              <table:table-cell office:value-type="float" office:value="0">
                <text:p>0</text:p>
              </table:table-cell>
              <table:table-cell office:value-type="float" office:value="4.36">
                <text:p>4.36</text:p>
              </table:table-cell>
              <table:table-cell office:value-type="float" office:value="0">
                <text:p>0</text:p>
              </table:table-cell>
              <table:table-cell office:value-type="float" office:value="3.57">
                <text:p>3.57</text:p>
              </table:table-cell>
              <table:table-cell office:value-type="float" office:value="0">
                <text:p>0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7.19">
                <text:p>7.19</text:p>
              </table:table-cell>
              <table:table-cell office:value-type="float" office:value="0">
                <text:p>0</text:p>
              </table:table-cell>
              <table:table-cell office:value-type="float" office:value="6.39">
                <text:p>6.39</text:p>
              </table:table-cell>
              <table:table-cell office:value-type="float" office:value="0">
                <text:p>0</text:p>
              </table:table-cell>
              <table:table-cell office:value-type="float" office:value="5.59">
                <text:p>5.59</text:p>
              </table:table-cell>
              <table:table-cell office:value-type="float" office:value="0">
                <text:p>0</text:p>
              </table:table-cell>
              <table:table-cell office:value-type="float" office:value="4.79">
                <text:p>4.7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57">
                <text:p>7.57</text:p>
              </table:table-cell>
              <table:table-cell office:value-type="float" office:value="0">
                <text:p>0</text:p>
              </table:table-cell>
              <table:table-cell office:value-type="float" office:value="6.77">
                <text:p>6.77</text:p>
              </table:table-cell>
              <table:table-cell office:value-type="float" office:value="NaN">
                <text:p>NaN</text:p>
              </table:table-cell>
              <table:table-cell office:value-type="float" office:value="5.97">
                <text:p>5.97</text:p>
              </table:table-cell>
              <table:table-cell office:value-type="float" office:value="0">
                <text:p>0</text:p>
              </table:table-cell>
              <table:table-cell office:value-type="float" office:value="5.17">
                <text:p>5.17</text:p>
              </table:table-cell>
              <table:table-cell office:value-type="float" office:value="0">
                <text:p>0</text:p>
              </table:table-cell>
              <table:table-cell office:value-type="float" office:value="4.36">
                <text:p>4.36</text:p>
              </table:table-cell>
              <table:table-cell office:value-type="float" office:value="0">
                <text:p>0</text:p>
              </table:table-cell>
              <table:table-cell office:value-type="float" office:value="3.57">
                <text:p>3.57</text:p>
              </table:table-cell>
              <table:table-cell office:value-type="float" office:value="0">
                <text:p>0</text:p>
              </table:table-cell>
              <table:table-cell office:value-type="float" office:value="2.78">
                <text:p>2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cm" svg:height="9.003cm" xlink:href=".." xlink:type="simple" chart:class="chart:scatter" chart:style-name="ch1">
        <chart:legend chart:legend-position="end" svg:x="13.102cm" svg:y="3.947cm" style:legend-expansion="high" chart:style-name="ch2"/>
        <chart:plot-area chart:style-name="ch3" table:cell-range-address="Sheet2.N7:Sheet2.O21 Sheet2.Q7:Sheet2.Q21" svg:x="0.769cm" svg:y="0.855cm" svg:width="11.695cm" svg:height="7.548cm">
          <chartooo:coordinate-region svg:x="2.078cm" svg:y="1.057cm" svg:width="10.289cm" svg:height="6.6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O7:Sheet2.O21" chart:class="chart:scatter">
            <chart:domain table:cell-range-address="Sheet2.N7:Sheet2.N21"/>
            <chart:data-point chart:repeated="15"/>
          </chart:series>
          <chart:series chart:style-name="ch7" chart:values-cell-range-address="Sheet2.Q7:Sheet2.Q21" chart:class="chart:scatter">
            <chart:domain table:cell-range-address="Sheet2.P7:Sheet2.P21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366155">
                <text:p>0.48366155</text:p>
                <draw:g>
                  <svg:desc>Sheet2.N7:Sheet2.N21</svg:desc>
                </draw:g>
              </table:table-cell>
              <table:table-cell office:value-type="float" office:value="0.00034547">
                <text:p>0.00034547</text:p>
                <draw:g>
                  <svg:desc>Sheet2.O7:Sheet2.O21</svg:desc>
                </draw:g>
              </table:table-cell>
              <table:table-cell office:value-type="float" office:value="0.47214574">
                <text:p>0.47214574</text:p>
                <draw:g>
                  <svg:desc>Sheet2.P7:Sheet2.P21</svg:desc>
                </draw:g>
              </table:table-cell>
              <table:table-cell office:value-type="float" office:value="0.00046063">
                <text:p>0.00046063</text:p>
                <draw:g>
                  <svg:desc>Sheet2.Q7:Sheet2.Q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883872">
                <text:p>0.97883872</text:p>
              </table:table-cell>
              <table:table-cell office:value-type="float" office:value="0.00034547">
                <text:p>0.00034547</text:p>
              </table:table-cell>
              <table:table-cell office:value-type="float" office:value="0.96732311">
                <text:p>0.96732311</text:p>
              </table:table-cell>
              <table:table-cell office:value-type="float" office:value="0.00034547">
                <text:p>0.00034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3946876">
                <text:p>1.43946876</text:p>
              </table:table-cell>
              <table:table-cell office:value-type="float" office:value="0.00034547">
                <text:p>0.00034547</text:p>
              </table:table-cell>
              <table:table-cell office:value-type="float" office:value="1.43946876">
                <text:p>1.43946876</text:p>
              </table:table-cell>
              <table:table-cell office:value-type="float" office:value="0.00034547">
                <text:p>0.00034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5767745">
                <text:p>1.95767745</text:p>
              </table:table-cell>
              <table:table-cell office:value-type="float" office:value="0.00023031">
                <text:p>0.00023031</text:p>
              </table:table-cell>
              <table:table-cell office:value-type="float" office:value="1.94616184">
                <text:p>1.94616184</text:p>
              </table:table-cell>
              <table:table-cell office:value-type="float" office:value="0.00034547">
                <text:p>0.00034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6437048">
                <text:p>2.46437048</text:p>
              </table:table-cell>
              <table:table-cell office:value-type="float" office:value="0.00034547">
                <text:p>0.00034547</text:p>
              </table:table-cell>
              <table:table-cell office:value-type="float" office:value="2.45285487">
                <text:p>2.45285487</text:p>
              </table:table-cell>
              <table:table-cell office:value-type="float" office:value="0.00046063">
                <text:p>0.00046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2500038">
                <text:p>2.92500038</text:p>
              </table:table-cell>
              <table:table-cell office:value-type="float" office:value="0.00034547">
                <text:p>0.00034547</text:p>
              </table:table-cell>
              <table:table-cell office:value-type="float" office:value="2.92500038">
                <text:p>2.92500038</text:p>
              </table:table-cell>
              <table:table-cell office:value-type="float" office:value="0.00034547">
                <text:p>0.00034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4320917">
                <text:p>3.44320917</text:p>
              </table:table-cell>
              <table:table-cell office:value-type="float" office:value="0.00034547">
                <text:p>0.00034547</text:p>
              </table:table-cell>
              <table:table-cell office:value-type="float" office:value="3.43169355">
                <text:p>3.43169355</text:p>
              </table:table-cell>
              <table:table-cell office:value-type="float" office:value="0.00046063">
                <text:p>0.00046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6141796">
                <text:p>3.96141796</text:p>
              </table:table-cell>
              <table:table-cell office:value-type="float" office:value="0.00034548">
                <text:p>0.00034548</text:p>
              </table:table-cell>
              <table:table-cell office:value-type="float" office:value="3.94990234">
                <text:p>3.94990234</text:p>
              </table:table-cell>
              <table:table-cell office:value-type="float" office:value="0.00046063">
                <text:p>0.00046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2204809">
                <text:p>4.42204809</text:p>
              </table:table-cell>
              <table:table-cell office:value-type="float" office:value="0.00034547">
                <text:p>0.00034547</text:p>
              </table:table-cell>
              <table:table-cell office:value-type="float" office:value="4.42204809">
                <text:p>4.42204809</text:p>
              </table:table-cell>
              <table:table-cell office:value-type="float" office:value="0.00046063">
                <text:p>0.000460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4025659">
                <text:p>4.94025659</text:p>
              </table:table-cell>
              <table:table-cell office:value-type="float" office:value="0.00034547">
                <text:p>0.00034547</text:p>
              </table:table-cell>
              <table:table-cell office:value-type="float" office:value="4.92874097">
                <text:p>4.92874097</text:p>
              </table:table-cell>
              <table:table-cell office:value-type="float" office:value="0.00046063">
                <text:p>0.00046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41240262">
                <text:p>5.41240262</text:p>
              </table:table-cell>
              <table:table-cell office:value-type="float" office:value="0.00034547">
                <text:p>0.00034547</text:p>
              </table:table-cell>
              <table:table-cell office:value-type="float" office:value="5.38937091">
                <text:p>5.38937091</text:p>
              </table:table-cell>
              <table:table-cell office:value-type="float" office:value="0.00046063">
                <text:p>0.00046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1909503">
                <text:p>5.91909503</text:p>
              </table:table-cell>
              <table:table-cell office:value-type="float" office:value="0.00046063">
                <text:p>0.00046063</text:p>
              </table:table-cell>
              <table:table-cell office:value-type="float" office:value="5.90757942">
                <text:p>5.90757942</text:p>
              </table:table-cell>
              <table:table-cell office:value-type="float" office:value="0.00057579">
                <text:p>0.000575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43730401">
                <text:p>6.43730401</text:p>
              </table:table-cell>
              <table:table-cell office:value-type="float" office:value="0.00046063">
                <text:p>0.00046063</text:p>
              </table:table-cell>
              <table:table-cell office:value-type="float" office:value="6.4257884">
                <text:p>6.4257884</text:p>
              </table:table-cell>
              <table:table-cell office:value-type="float" office:value="0.00057579">
                <text:p>0.000575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89793395">
                <text:p>6.89793395</text:p>
              </table:table-cell>
              <table:table-cell office:value-type="float" office:value="0.00057579">
                <text:p>0.00057579</text:p>
              </table:table-cell>
              <table:table-cell office:value-type="float" office:value="6.87490272">
                <text:p>6.87490272</text:p>
              </table:table-cell>
              <table:table-cell office:value-type="float" office:value="0.0008061">
                <text:p>0.00080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931117">
                <text:p>7.3931117</text:p>
              </table:table-cell>
              <table:table-cell office:value-type="float" office:value="0.0008061">
                <text:p>0.0008061</text:p>
              </table:table-cell>
              <table:table-cell office:value-type="float" office:value="7.35856437">
                <text:p>7.35856437</text:p>
              </table:table-cell>
              <table:table-cell office:value-type="float" office:value="0.00115158">
                <text:p>0.001151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8.964cm" xlink:href=".." xlink:type="simple" chart:class="chart:scatter" chart:style-name="ch1">
        <chart:legend chart:legend-position="end" svg:x="13.162cm" svg:y="2.92cm" style:legend-expansion="high" chart:style-name="ch2"/>
        <chart:plot-area chart:style-name="ch3" table:cell-range-address="Sheet3.D11:Sheet3.E16 Sheet3.E17:Sheet3.E46" svg:x="0.77cm" svg:y="0.851cm" svg:width="11.752cm" svg:height="7.514cm">
          <chartooo:coordinate-region svg:x="2.079cm" svg:y="1.053cm" svg:width="10.346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E11:Sheet3.E16" chart:class="chart:scatter">
            <chart:domain table:cell-range-address="Sheet3.D11:Sheet3.D16"/>
            <chart:data-point chart:repeated="6"/>
          </chart:series>
          <chart:series chart:style-name="ch7" chart:values-cell-range-address="Sheet3.E17:Sheet3.E22" chart:class="chart:scatter">
            <chart:domain table:cell-range-address="Sheet3.D17:Sheet3.D22"/>
            <chart:data-point chart:repeated="6"/>
          </chart:series>
          <chart:series chart:style-name="ch8" chart:values-cell-range-address="Sheet3.E23:Sheet3.E28" chart:class="chart:scatter">
            <chart:domain table:cell-range-address="Sheet3.D23:Sheet3.D28"/>
            <chart:data-point chart:repeated="6"/>
          </chart:series>
          <chart:series chart:style-name="ch9" chart:values-cell-range-address="Sheet3.E29:Sheet3.E34" chart:class="chart:scatter">
            <chart:domain table:cell-range-address="Sheet3.D29:Sheet3.D34"/>
            <chart:data-point chart:repeated="6"/>
          </chart:series>
          <chart:series chart:style-name="ch10" chart:values-cell-range-address="Sheet3.E35:Sheet3.E40" chart:class="chart:scatter">
            <chart:domain table:cell-range-address="Sheet3.D35:Sheet3.D40"/>
            <chart:data-point chart:repeated="6"/>
          </chart:series>
          <chart:series chart:style-name="ch11" chart:values-cell-range-address="Sheet3.E41:Sheet3.E46" chart:class="chart:scatter">
            <chart:domain table:cell-range-address="Sheet3.D41:Sheet3.D46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D11:Sheet3.D16</svg:desc>
                </draw:g>
              </table:table-cell>
              <table:table-cell office:value-type="float" office:value="0">
                <text:p>0</text:p>
                <draw:g>
                  <svg:desc>Sheet3.E11:Sheet3.E16</svg:desc>
                </draw:g>
              </table:table-cell>
              <table:table-cell office:value-type="float" office:value="0">
                <text:p>0</text:p>
                <draw:g>
                  <svg:desc>Sheet3.D17:Sheet3.D22</svg:desc>
                </draw:g>
              </table:table-cell>
              <table:table-cell office:value-type="float" office:value="0">
                <text:p>0</text:p>
                <draw:g>
                  <svg:desc>Sheet3.E17:Sheet3.E22</svg:desc>
                </draw:g>
              </table:table-cell>
              <table:table-cell office:value-type="float" office:value="0">
                <text:p>0</text:p>
                <draw:g>
                  <svg:desc>Sheet3.D23:Sheet3.D28</svg:desc>
                </draw:g>
              </table:table-cell>
              <table:table-cell office:value-type="float" office:value="0">
                <text:p>0</text:p>
                <draw:g>
                  <svg:desc>Sheet3.E23:Sheet3.E28</svg:desc>
                </draw:g>
              </table:table-cell>
              <table:table-cell office:value-type="float" office:value="0">
                <text:p>0</text:p>
                <draw:g>
                  <svg:desc>Sheet3.D29:Sheet3.D34</svg:desc>
                </draw:g>
              </table:table-cell>
              <table:table-cell office:value-type="float" office:value="0">
                <text:p>0</text:p>
                <draw:g>
                  <svg:desc>Sheet3.E29:Sheet3.E34</svg:desc>
                </draw:g>
              </table:table-cell>
              <table:table-cell office:value-type="float" office:value="0">
                <text:p>0</text:p>
                <draw:g>
                  <svg:desc>Sheet3.D35:Sheet3.D40</svg:desc>
                </draw:g>
              </table:table-cell>
              <table:table-cell office:value-type="float" office:value="0">
                <text:p>0</text:p>
                <draw:g>
                  <svg:desc>Sheet3.E35:Sheet3.E40</svg:desc>
                </draw:g>
              </table:table-cell>
              <table:table-cell office:value-type="float" office:value="0">
                <text:p>0</text:p>
                <draw:g>
                  <svg:desc>Sheet3.D41:Sheet3.D46</svg:desc>
                </draw:g>
              </table:table-cell>
              <table:table-cell office:value-type="float" office:value="0">
                <text:p>0</text:p>
                <draw:g>
                  <svg:desc>Sheet3.E41:Sheet3.E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035444">
                <text:p>0.99035444</text:p>
              </table:table-cell>
              <table:table-cell office:value-type="float" office:value="0.00011516">
                <text:p>0.00011516</text:p>
              </table:table-cell>
              <table:table-cell office:value-type="float" office:value="0.97883872">
                <text:p>0.97883872</text:p>
              </table:table-cell>
              <table:table-cell office:value-type="float" office:value="0.00023032">
                <text:p>0.00023032</text:p>
              </table:table-cell>
              <table:table-cell office:value-type="float" office:value="0.9558073">
                <text:p>0.9558073</text:p>
              </table:table-cell>
              <table:table-cell office:value-type="float" office:value="0.00046063">
                <text:p>0.00046063</text:p>
              </table:table-cell>
              <table:table-cell office:value-type="float" office:value="0.93277568">
                <text:p>0.93277568</text:p>
              </table:table-cell>
              <table:table-cell office:value-type="float" office:value="0.00069095">
                <text:p>0.00069095</text:p>
              </table:table-cell>
              <table:table-cell office:value-type="float" office:value="0.92125997">
                <text:p>0.92125997</text:p>
              </table:table-cell>
              <table:table-cell office:value-type="float" office:value="0.0008061">
                <text:p>0.0008061</text:p>
              </table:table-cell>
              <table:table-cell office:value-type="float" office:value="0.89822854">
                <text:p>0.89822854</text:p>
              </table:table-cell>
              <table:table-cell office:value-type="float" office:value="0.00103642">
                <text:p>0.00103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6919326">
                <text:p>1.96919326</text:p>
              </table:table-cell>
              <table:table-cell office:value-type="float" office:value="0.00011516">
                <text:p>0.00011516</text:p>
              </table:table-cell>
              <table:table-cell office:value-type="float" office:value="1.95767745">
                <text:p>1.95767745</text:p>
              </table:table-cell>
              <table:table-cell office:value-type="float" office:value="0.00023031">
                <text:p>0.00023031</text:p>
              </table:table-cell>
              <table:table-cell office:value-type="float" office:value="1.93464612">
                <text:p>1.93464612</text:p>
              </table:table-cell>
              <table:table-cell office:value-type="float" office:value="0.00046063">
                <text:p>0.00046063</text:p>
              </table:table-cell>
              <table:table-cell office:value-type="float" office:value="1.91161451">
                <text:p>1.91161451</text:p>
              </table:table-cell>
              <table:table-cell office:value-type="float" office:value="0.00069094">
                <text:p>0.00069094</text:p>
              </table:table-cell>
              <table:table-cell office:value-type="float" office:value="1.88858299">
                <text:p>1.88858299</text:p>
              </table:table-cell>
              <table:table-cell office:value-type="float" office:value="0.00092126">
                <text:p>0.00092126</text:p>
              </table:table-cell>
              <table:table-cell office:value-type="float" office:value="1.86555147">
                <text:p>1.86555147</text:p>
              </table:table-cell>
              <table:table-cell office:value-type="float" office:value="0.00115157">
                <text:p>0.00115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480319">
                <text:p>2.9480319</text:p>
              </table:table-cell>
              <table:table-cell office:value-type="float" office:value="0.00011516">
                <text:p>0.00011516</text:p>
              </table:table-cell>
              <table:table-cell office:value-type="float" office:value="2.92500038">
                <text:p>2.92500038</text:p>
              </table:table-cell>
              <table:table-cell office:value-type="float" office:value="0.00034547">
                <text:p>0.00034547</text:p>
              </table:table-cell>
              <table:table-cell office:value-type="float" office:value="2.91348476">
                <text:p>2.91348476</text:p>
              </table:table-cell>
              <table:table-cell office:value-type="float" office:value="0.00046063">
                <text:p>0.00046063</text:p>
              </table:table-cell>
              <table:table-cell office:value-type="float" office:value="2.89045333">
                <text:p>2.89045333</text:p>
              </table:table-cell>
              <table:table-cell office:value-type="float" office:value="0.00069094">
                <text:p>0.00069094</text:p>
              </table:table-cell>
              <table:table-cell office:value-type="float" office:value="2.86742191">
                <text:p>2.86742191</text:p>
              </table:table-cell>
              <table:table-cell office:value-type="float" office:value="0.00092126">
                <text:p>0.00092126</text:p>
              </table:table-cell>
              <table:table-cell office:value-type="float" office:value="2.84439039">
                <text:p>2.84439039</text:p>
              </table:table-cell>
              <table:table-cell office:value-type="float" office:value="0.00115157">
                <text:p>0.00115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7293376">
                <text:p>3.97293376</text:p>
              </table:table-cell>
              <table:table-cell office:value-type="float" office:value="0.00011516">
                <text:p>0.00011516</text:p>
              </table:table-cell>
              <table:table-cell office:value-type="float" office:value="3.96141796">
                <text:p>3.96141796</text:p>
              </table:table-cell>
              <table:table-cell office:value-type="float" office:value="0.00023031">
                <text:p>0.00023031</text:p>
              </table:table-cell>
              <table:table-cell office:value-type="float" office:value="3.93838644">
                <text:p>3.93838644</text:p>
              </table:table-cell>
              <table:table-cell office:value-type="float" office:value="0.00046063">
                <text:p>0.00046063</text:p>
              </table:table-cell>
              <table:table-cell office:value-type="float" office:value="3.91535491">
                <text:p>3.91535491</text:p>
              </table:table-cell>
              <table:table-cell office:value-type="float" office:value="0.00080611">
                <text:p>0.00080611</text:p>
              </table:table-cell>
              <table:table-cell office:value-type="float" office:value="3.89232368">
                <text:p>3.89232368</text:p>
              </table:table-cell>
              <table:table-cell office:value-type="float" office:value="0.00103642">
                <text:p>0.00103642</text:p>
              </table:table-cell>
              <table:table-cell office:value-type="float" office:value="3.86929225">
                <text:p>3.86929225</text:p>
              </table:table-cell>
              <table:table-cell office:value-type="float" office:value="0.00115157">
                <text:p>0.00115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632883">
                <text:p>4.9632883</text:p>
              </table:table-cell>
              <table:table-cell office:value-type="float" office:value="0.00011516">
                <text:p>0.00011516</text:p>
              </table:table-cell>
              <table:table-cell office:value-type="float" office:value="4.94025659">
                <text:p>4.94025659</text:p>
              </table:table-cell>
              <table:table-cell office:value-type="float" office:value="0.00034547">
                <text:p>0.00034547</text:p>
              </table:table-cell>
              <table:table-cell office:value-type="float" office:value="4.91722536">
                <text:p>4.91722536</text:p>
              </table:table-cell>
              <table:table-cell office:value-type="float" office:value="0.00057579">
                <text:p>0.00057579</text:p>
              </table:table-cell>
              <table:table-cell office:value-type="float" office:value="4.89419364">
                <text:p>4.89419364</text:p>
              </table:table-cell>
              <table:table-cell office:value-type="float" office:value="0.0008061">
                <text:p>0.0008061</text:p>
              </table:table-cell>
              <table:table-cell office:value-type="float" office:value="4.87116241">
                <text:p>4.87116241</text:p>
              </table:table-cell>
              <table:table-cell office:value-type="float" office:value="0.00115158">
                <text:p>0.00115158</text:p>
              </table:table-cell>
              <table:table-cell office:value-type="float" office:value="4.83661508">
                <text:p>4.83661508</text:p>
              </table:table-cell>
              <table:table-cell office:value-type="float" office:value="0.00138189">
                <text:p>0.001381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